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 style:data-style-name="N4"/>
    <style:style style:name="ce1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6" style:family="table-cell" style:parent-style-name="Pivot_20_Table_20_Field">
      <style:table-cell-properties fo:border="0.99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Bat" table:style-name="ta1">
        <table:shapes>
          <draw:frame draw:z-index="0" draw:style-name="gr1" draw:text-style-name="P1" svg:width="6.2913in" svg:height="3.5453in" svg:x="3.4866in" svg:y="0.9201in">
            <draw:object draw:notify-on-update-of-ranges="mpsVsBat.A2:mpsVsBat.A1907 mpsVsBat.D1:mpsVsBat.D1 mpsVsBat.D2:mpsVsBat.D19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  <table:table-cell/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float" office:value="292023" calcext:value-type="float">
            <text:p>29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6406" calcext:value-type="float">
            <text:p>6406</text:p>
          </table:table-cell>
          <table:table-cell/>
          <table:table-cell table:style-name="ce10" table:formula="of:=[.A1907]-[.A2]" office:value-type="float" office:value="9658211" calcext:value-type="float">
            <text:p>9,658,211.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99070" calcext:value-type="float">
            <text:p>2990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5" calcext:value-type="float">
            <text:p>12.5</text:p>
          </table:table-cell>
          <table:table-cell office:value-type="float" office:value="6611" calcext:value-type="float">
            <text:p>6611</text:p>
          </table:table-cell>
          <table:table-cell/>
          <table:table-cell table:style-name="ce10" table:formula="of:=[.G2]/1000" office:value-type="float" office:value="9658.211" calcext:value-type="float">
            <text:p>9,658.2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304448" calcext:value-type="float">
            <text:p>3044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1" calcext:value-type="float">
            <text:p>6501</text:p>
          </table:table-cell>
          <table:table-cell/>
          <table:table-cell table:style-name="ce10" table:formula="of:=[.G3]/60" office:value-type="float" office:value="160.970183333333" calcext:value-type="float">
            <text:p>160.9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08990" calcext:value-type="float">
            <text:p>30899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31" calcext:value-type="float">
            <text:p>6531</text:p>
          </table:table-cell>
          <table:table-cell/>
          <table:table-cell table:style-name="ce10" table:formula="of:=[.G4]/60" office:value-type="float" office:value="2.68283638888889" calcext:value-type="float">
            <text:p>2.68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313031" calcext:value-type="float">
            <text:p>31303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316739" calcext:value-type="float">
            <text:p>3167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797" calcext:value-type="float">
            <text:p>6797</text:p>
          </table:table-cell>
          <table:table-cell table:number-columns-repeated="3"/>
        </table:table-row>
        <table:table-row table:style-name="ro1">
          <table:table-cell office:value-type="float" office:value="320212" calcext:value-type="float">
            <text:p>3202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323519" calcext:value-type="float">
            <text:p>3235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40" calcext:value-type="float">
            <text:p>6640</text:p>
          </table:table-cell>
          <table:table-cell table:number-columns-repeated="3"/>
        </table:table-row>
        <table:table-row table:style-name="ro1">
          <table:table-cell office:value-type="float" office:value="326692" calcext:value-type="float">
            <text:p>3266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917" calcext:value-type="float">
            <text:p>6917</text:p>
          </table:table-cell>
          <table:table-cell table:number-columns-repeated="3"/>
        </table:table-row>
        <table:table-row table:style-name="ro1">
          <table:table-cell office:value-type="float" office:value="329731" calcext:value-type="float">
            <text:p>3297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51" calcext:value-type="float">
            <text:p>6851</text:p>
          </table:table-cell>
          <table:table-cell table:number-columns-repeated="3"/>
        </table:table-row>
        <table:table-row table:style-name="ro1">
          <table:table-cell office:value-type="float" office:value="341789" calcext:value-type="float">
            <text:p>3417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253" calcext:value-type="float">
            <text:p>6253</text:p>
          </table:table-cell>
          <table:table-cell table:number-columns-repeated="3"/>
        </table:table-row>
        <table:table-row table:style-name="ro1">
          <table:table-cell office:value-type="float" office:value="348836" calcext:value-type="float">
            <text:p>34883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545" calcext:value-type="float">
            <text:p>6545</text:p>
          </table:table-cell>
          <table:table-cell table:number-columns-repeated="3"/>
        </table:table-row>
        <table:table-row table:style-name="ro1">
          <table:table-cell office:value-type="float" office:value="354214" calcext:value-type="float">
            <text:p>3542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358756" calcext:value-type="float">
            <text:p>3587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43" calcext:value-type="float">
            <text:p>6543</text:p>
          </table:table-cell>
          <table:table-cell table:number-columns-repeated="3"/>
        </table:table-row>
        <table:table-row table:style-name="ro1">
          <table:table-cell office:value-type="float" office:value="362797" calcext:value-type="float">
            <text:p>3627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739" calcext:value-type="float">
            <text:p>6739</text:p>
          </table:table-cell>
          <table:table-cell table:number-columns-repeated="3"/>
        </table:table-row>
        <table:table-row table:style-name="ro1">
          <table:table-cell office:value-type="float" office:value="366505" calcext:value-type="float">
            <text:p>3665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11" calcext:value-type="float">
            <text:p>6611</text:p>
          </table:table-cell>
          <table:table-cell table:number-columns-repeated="3"/>
        </table:table-row>
        <table:table-row table:style-name="ro1">
          <table:table-cell office:value-type="float" office:value="369978" calcext:value-type="float">
            <text:p>36997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85" calcext:value-type="float">
            <text:p>6385</text:p>
          </table:table-cell>
          <table:table-cell table:number-columns-repeated="3"/>
        </table:table-row>
        <table:table-row table:style-name="ro1">
          <table:table-cell office:value-type="float" office:value="373285" calcext:value-type="float">
            <text:p>37328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61" calcext:value-type="float">
            <text:p>6661</text:p>
          </table:table-cell>
          <table:table-cell table:number-columns-repeated="3"/>
        </table:table-row>
        <table:table-row table:style-name="ro1">
          <table:table-cell office:value-type="float" office:value="376425" calcext:value-type="float">
            <text:p>3764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379464" calcext:value-type="float">
            <text:p>3794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391521" calcext:value-type="float">
            <text:p>3915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float" office:value="398569" calcext:value-type="float">
            <text:p>3985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403946" calcext:value-type="float">
            <text:p>4039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43" calcext:value-type="float">
            <text:p>6443</text:p>
          </table:table-cell>
          <table:table-cell table:number-columns-repeated="3"/>
        </table:table-row>
        <table:table-row table:style-name="ro1">
          <table:table-cell office:value-type="float" office:value="408489" calcext:value-type="float">
            <text:p>4084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825" calcext:value-type="float">
            <text:p>6825</text:p>
          </table:table-cell>
          <table:table-cell table:number-columns-repeated="3"/>
        </table:table-row>
        <table:table-row table:style-name="ro1">
          <table:table-cell office:value-type="float" office:value="412530" calcext:value-type="float">
            <text:p>4125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15" calcext:value-type="float">
            <text:p>6515</text:p>
          </table:table-cell>
          <table:table-cell table:number-columns-repeated="3"/>
        </table:table-row>
        <table:table-row table:style-name="ro1">
          <table:table-cell office:value-type="float" office:value="416237" calcext:value-type="float">
            <text:p>4162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589" calcext:value-type="float">
            <text:p>6589</text:p>
          </table:table-cell>
          <table:table-cell table:number-columns-repeated="3"/>
        </table:table-row>
        <table:table-row table:style-name="ro1">
          <table:table-cell office:value-type="float" office:value="419711" calcext:value-type="float">
            <text:p>4197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588" calcext:value-type="float">
            <text:p>6588</text:p>
          </table:table-cell>
          <table:table-cell table:number-columns-repeated="3"/>
        </table:table-row>
        <table:table-row table:style-name="ro1">
          <table:table-cell office:value-type="float" office:value="423018" calcext:value-type="float">
            <text:p>4230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17" calcext:value-type="float">
            <text:p>6717</text:p>
          </table:table-cell>
          <table:table-cell table:number-columns-repeated="3"/>
        </table:table-row>
        <table:table-row table:style-name="ro1">
          <table:table-cell office:value-type="float" office:value="426191" calcext:value-type="float">
            <text:p>4261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891" calcext:value-type="float">
            <text:p>6891</text:p>
          </table:table-cell>
          <table:table-cell table:number-columns-repeated="3"/>
        </table:table-row>
        <table:table-row table:style-name="ro1">
          <table:table-cell office:value-type="float" office:value="429230" calcext:value-type="float">
            <text:p>4292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441287" calcext:value-type="float">
            <text:p>4412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448335" calcext:value-type="float">
            <text:p>4483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float" office:value="453712" calcext:value-type="float">
            <text:p>4537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43" calcext:value-type="float">
            <text:p>6443</text:p>
          </table:table-cell>
          <table:table-cell table:number-columns-repeated="3"/>
        </table:table-row>
        <table:table-row table:style-name="ro1">
          <table:table-cell office:value-type="float" office:value="458255" calcext:value-type="float">
            <text:p>4582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462296" calcext:value-type="float">
            <text:p>4622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466003" calcext:value-type="float">
            <text:p>4660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587" calcext:value-type="float">
            <text:p>6587</text:p>
          </table:table-cell>
          <table:table-cell table:number-columns-repeated="3"/>
        </table:table-row>
        <table:table-row table:style-name="ro1">
          <table:table-cell office:value-type="float" office:value="469477" calcext:value-type="float">
            <text:p>4694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493" calcext:value-type="float">
            <text:p>6493</text:p>
          </table:table-cell>
          <table:table-cell table:number-columns-repeated="3"/>
        </table:table-row>
        <table:table-row table:style-name="ro1">
          <table:table-cell office:value-type="float" office:value="472784" calcext:value-type="float">
            <text:p>4727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829" calcext:value-type="float">
            <text:p>6829</text:p>
          </table:table-cell>
          <table:table-cell table:number-columns-repeated="3"/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478996" calcext:value-type="float">
            <text:p>4789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01" calcext:value-type="float">
            <text:p>6801</text:p>
          </table:table-cell>
          <table:table-cell table:number-columns-repeated="3"/>
        </table:table-row>
        <table:table-row table:style-name="ro1">
          <table:table-cell office:value-type="float" office:value="491053" calcext:value-type="float">
            <text:p>49105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52" calcext:value-type="float">
            <text:p>6352</text:p>
          </table:table-cell>
          <table:table-cell table:number-columns-repeated="3"/>
        </table:table-row>
        <table:table-row table:style-name="ro1">
          <table:table-cell office:value-type="float" office:value="498101" calcext:value-type="float">
            <text:p>4981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11" calcext:value-type="float">
            <text:p>6411</text:p>
          </table:table-cell>
          <table:table-cell table:number-columns-repeated="3"/>
        </table:table-row>
        <table:table-row table:style-name="ro1">
          <table:table-cell office:value-type="float" office:value="503478" calcext:value-type="float">
            <text:p>5034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9" calcext:value-type="float">
            <text:p>6509</text:p>
          </table:table-cell>
          <table:table-cell table:number-columns-repeated="3"/>
        </table:table-row>
        <table:table-row table:style-name="ro1">
          <table:table-cell office:value-type="float" office:value="508021" calcext:value-type="float">
            <text:p>5080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512062" calcext:value-type="float">
            <text:p>5120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625" calcext:value-type="float">
            <text:p>6625</text:p>
          </table:table-cell>
          <table:table-cell table:number-columns-repeated="3"/>
        </table:table-row>
        <table:table-row table:style-name="ro1">
          <table:table-cell office:value-type="float" office:value="515769" calcext:value-type="float">
            <text:p>5157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519243" calcext:value-type="float">
            <text:p>5192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25" calcext:value-type="float">
            <text:p>6325</text:p>
          </table:table-cell>
          <table:table-cell table:number-columns-repeated="3"/>
        </table:table-row>
        <table:table-row table:style-name="ro1">
          <table:table-cell office:value-type="float" office:value="522550" calcext:value-type="float">
            <text:p>5225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525723" calcext:value-type="float">
            <text:p>5257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528762" calcext:value-type="float">
            <text:p>5287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540819" calcext:value-type="float">
            <text:p>5408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35" calcext:value-type="float">
            <text:p>6335</text:p>
          </table:table-cell>
          <table:table-cell table:number-columns-repeated="3"/>
        </table:table-row>
        <table:table-row table:style-name="ro1">
          <table:table-cell office:value-type="float" office:value="547867" calcext:value-type="float">
            <text:p>5478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>
          <table:table-cell office:value-type="float" office:value="553244" calcext:value-type="float">
            <text:p>5532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557787" calcext:value-type="float">
            <text:p>5577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561828" calcext:value-type="float">
            <text:p>5618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565535" calcext:value-type="float">
            <text:p>5655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641" calcext:value-type="float">
            <text:p>6641</text:p>
          </table:table-cell>
          <table:table-cell table:number-columns-repeated="3"/>
        </table:table-row>
        <table:table-row table:style-name="ro1">
          <table:table-cell office:value-type="float" office:value="569009" calcext:value-type="float">
            <text:p>5690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43" calcext:value-type="float">
            <text:p>6443</text:p>
          </table:table-cell>
          <table:table-cell table:number-columns-repeated="3"/>
        </table:table-row>
        <table:table-row table:style-name="ro1">
          <table:table-cell office:value-type="float" office:value="572316" calcext:value-type="float">
            <text:p>5723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575489" calcext:value-type="float">
            <text:p>5754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48" calcext:value-type="float">
            <text:p>6648</text:p>
          </table:table-cell>
          <table:table-cell table:number-columns-repeated="3"/>
        </table:table-row>
        <table:table-row table:style-name="ro1">
          <table:table-cell office:value-type="float" office:value="578528" calcext:value-type="float">
            <text:p>5785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590585" calcext:value-type="float">
            <text:p>5905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81" calcext:value-type="float">
            <text:p>6381</text:p>
          </table:table-cell>
          <table:table-cell table:number-columns-repeated="3"/>
        </table:table-row>
        <table:table-row table:style-name="ro1">
          <table:table-cell office:value-type="float" office:value="597633" calcext:value-type="float">
            <text:p>5976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77" calcext:value-type="float">
            <text:p>6477</text:p>
          </table:table-cell>
          <table:table-cell table:number-columns-repeated="3"/>
        </table:table-row>
        <table:table-row table:style-name="ro1">
          <table:table-cell office:value-type="float" office:value="603010" calcext:value-type="float">
            <text:p>6030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63" calcext:value-type="float">
            <text:p>6463</text:p>
          </table:table-cell>
          <table:table-cell table:number-columns-repeated="3"/>
        </table:table-row>
        <table:table-row table:style-name="ro1">
          <table:table-cell office:value-type="float" office:value="607553" calcext:value-type="float">
            <text:p>6075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11594" calcext:value-type="float">
            <text:p>6115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15301" calcext:value-type="float">
            <text:p>6153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18775" calcext:value-type="float">
            <text:p>6187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81" calcext:value-type="float">
            <text:p>6481</text:p>
          </table:table-cell>
          <table:table-cell table:number-columns-repeated="3"/>
        </table:table-row>
        <table:table-row table:style-name="ro1">
          <table:table-cell office:value-type="float" office:value="622082" calcext:value-type="float">
            <text:p>6220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25288" calcext:value-type="float">
            <text:p>6252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13" calcext:value-type="float">
            <text:p>6813</text:p>
          </table:table-cell>
          <table:table-cell table:number-columns-repeated="3"/>
        </table:table-row>
        <table:table-row table:style-name="ro1">
          <table:table-cell office:value-type="float" office:value="628294" calcext:value-type="float">
            <text:p>6282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40318" calcext:value-type="float">
            <text:p>6403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89" calcext:value-type="float">
            <text:p>6389</text:p>
          </table:table-cell>
          <table:table-cell table:number-columns-repeated="3"/>
        </table:table-row>
        <table:table-row table:style-name="ro1">
          <table:table-cell office:value-type="float" office:value="647365" calcext:value-type="float">
            <text:p>6473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19" calcext:value-type="float">
            <text:p>6319</text:p>
          </table:table-cell>
          <table:table-cell table:number-columns-repeated="3"/>
        </table:table-row>
        <table:table-row table:style-name="ro1">
          <table:table-cell office:value-type="float" office:value="652743" calcext:value-type="float">
            <text:p>6527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7285" calcext:value-type="float">
            <text:p>6572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29" calcext:value-type="float">
            <text:p>6429</text:p>
          </table:table-cell>
          <table:table-cell table:number-columns-repeated="3"/>
        </table:table-row>
        <table:table-row table:style-name="ro1">
          <table:table-cell office:value-type="float" office:value="661293" calcext:value-type="float">
            <text:p>6612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67" calcext:value-type="float">
            <text:p>6567</text:p>
          </table:table-cell>
          <table:table-cell table:number-columns-repeated="3"/>
        </table:table-row>
        <table:table-row table:style-name="ro1">
          <table:table-cell office:value-type="float" office:value="664967" calcext:value-type="float">
            <text:p>66496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23" calcext:value-type="float">
            <text:p>6523</text:p>
          </table:table-cell>
          <table:table-cell table:number-columns-repeated="3"/>
        </table:table-row>
        <table:table-row table:style-name="ro1">
          <table:table-cell office:value-type="float" office:value="668441" calcext:value-type="float">
            <text:p>6684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71747" calcext:value-type="float">
            <text:p>67174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4920" calcext:value-type="float">
            <text:p>67492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48" calcext:value-type="float">
            <text:p>6848</text:p>
          </table:table-cell>
          <table:table-cell table:number-columns-repeated="3"/>
        </table:table-row>
        <table:table-row table:style-name="ro1">
          <table:table-cell office:value-type="float" office:value="677960" calcext:value-type="float">
            <text:p>6779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819" calcext:value-type="float">
            <text:p>6819</text:p>
          </table:table-cell>
          <table:table-cell table:number-columns-repeated="3"/>
        </table:table-row>
        <table:table-row table:style-name="ro1">
          <table:table-cell office:value-type="float" office:value="690017" calcext:value-type="float">
            <text:p>6900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697065" calcext:value-type="float">
            <text:p>6970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71" calcext:value-type="float">
            <text:p>6371</text:p>
          </table:table-cell>
          <table:table-cell table:number-columns-repeated="3"/>
        </table:table-row>
        <table:table-row table:style-name="ro1">
          <table:table-cell office:value-type="float" office:value="702442" calcext:value-type="float">
            <text:p>7024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706984" calcext:value-type="float">
            <text:p>7069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711026" calcext:value-type="float">
            <text:p>7110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31" calcext:value-type="float">
            <text:p>6531</text:p>
          </table:table-cell>
          <table:table-cell table:number-columns-repeated="3"/>
        </table:table-row>
        <table:table-row table:style-name="ro1">
          <table:table-cell office:value-type="float" office:value="714733" calcext:value-type="float">
            <text:p>7147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643" calcext:value-type="float">
            <text:p>6643</text:p>
          </table:table-cell>
          <table:table-cell table:number-columns-repeated="3"/>
        </table:table-row>
        <table:table-row table:style-name="ro1">
          <table:table-cell office:value-type="float" office:value="718207" calcext:value-type="float">
            <text:p>7182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721513" calcext:value-type="float">
            <text:p>7215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724686" calcext:value-type="float">
            <text:p>7246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727726" calcext:value-type="float">
            <text:p>7277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967" calcext:value-type="float">
            <text:p>6967</text:p>
          </table:table-cell>
          <table:table-cell table:number-columns-repeated="3"/>
        </table:table-row>
        <table:table-row table:style-name="ro1">
          <table:table-cell office:value-type="float" office:value="739783" calcext:value-type="float">
            <text:p>7397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65" calcext:value-type="float">
            <text:p>6265</text:p>
          </table:table-cell>
          <table:table-cell table:number-columns-repeated="3"/>
        </table:table-row>
        <table:table-row table:style-name="ro1">
          <table:table-cell office:value-type="float" office:value="746831" calcext:value-type="float">
            <text:p>7468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752208" calcext:value-type="float">
            <text:p>75220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756750" calcext:value-type="float">
            <text:p>7567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760792" calcext:value-type="float">
            <text:p>7607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17" calcext:value-type="float">
            <text:p>6517</text:p>
          </table:table-cell>
          <table:table-cell table:number-columns-repeated="3"/>
        </table:table-row>
        <table:table-row table:style-name="ro1">
          <table:table-cell office:value-type="float" office:value="764499" calcext:value-type="float">
            <text:p>7644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64" calcext:value-type="float">
            <text:p>6564</text:p>
          </table:table-cell>
          <table:table-cell table:number-columns-repeated="3"/>
        </table:table-row>
        <table:table-row table:style-name="ro1">
          <table:table-cell office:value-type="float" office:value="767973" calcext:value-type="float">
            <text:p>7679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21" calcext:value-type="float">
            <text:p>6421</text:p>
          </table:table-cell>
          <table:table-cell table:number-columns-repeated="3"/>
        </table:table-row>
        <table:table-row table:style-name="ro1">
          <table:table-cell office:value-type="float" office:value="771279" calcext:value-type="float">
            <text:p>7712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774419" calcext:value-type="float">
            <text:p>7744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777458" calcext:value-type="float">
            <text:p>7774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782" calcext:value-type="float">
            <text:p>6782</text:p>
          </table:table-cell>
          <table:table-cell table:number-columns-repeated="3"/>
        </table:table-row>
        <table:table-row table:style-name="ro1">
          <table:table-cell office:value-type="float" office:value="789516" calcext:value-type="float">
            <text:p>7895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15" calcext:value-type="float">
            <text:p>6315</text:p>
          </table:table-cell>
          <table:table-cell table:number-columns-repeated="3"/>
        </table:table-row>
        <table:table-row table:style-name="ro1">
          <table:table-cell office:value-type="float" office:value="796563" calcext:value-type="float">
            <text:p>7965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801941" calcext:value-type="float">
            <text:p>8019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67" calcext:value-type="float">
            <text:p>6367</text:p>
          </table:table-cell>
          <table:table-cell table:number-columns-repeated="3"/>
        </table:table-row>
        <table:table-row table:style-name="ro1">
          <table:table-cell office:value-type="float" office:value="806483" calcext:value-type="float">
            <text:p>8064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810524" calcext:value-type="float">
            <text:p>8105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814232" calcext:value-type="float">
            <text:p>8142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81" calcext:value-type="float">
            <text:p>6581</text:p>
          </table:table-cell>
          <table:table-cell table:number-columns-repeated="3"/>
        </table:table-row>
        <table:table-row table:style-name="ro1">
          <table:table-cell office:value-type="float" office:value="817705" calcext:value-type="float">
            <text:p>8177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49" calcext:value-type="float">
            <text:p>6349</text:p>
          </table:table-cell>
          <table:table-cell table:number-columns-repeated="3"/>
        </table:table-row>
        <table:table-row table:style-name="ro1">
          <table:table-cell office:value-type="float" office:value="821012" calcext:value-type="float">
            <text:p>8210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55" calcext:value-type="float">
            <text:p>6355</text:p>
          </table:table-cell>
          <table:table-cell table:number-columns-repeated="3"/>
        </table:table-row>
        <table:table-row table:style-name="ro1">
          <table:table-cell office:value-type="float" office:value="824185" calcext:value-type="float">
            <text:p>8241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827224" calcext:value-type="float">
            <text:p>8272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645" calcext:value-type="float">
            <text:p>6645</text:p>
          </table:table-cell>
          <table:table-cell table:number-columns-repeated="3"/>
        </table:table-row>
        <table:table-row table:style-name="ro1">
          <table:table-cell office:value-type="float" office:value="839282" calcext:value-type="float">
            <text:p>8392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846296" calcext:value-type="float">
            <text:p>8462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45" calcext:value-type="float">
            <text:p>6345</text:p>
          </table:table-cell>
          <table:table-cell table:number-columns-repeated="3"/>
        </table:table-row>
        <table:table-row table:style-name="ro1">
          <table:table-cell office:value-type="float" office:value="851673" calcext:value-type="float">
            <text:p>8516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563" calcext:value-type="float">
            <text:p>6563</text:p>
          </table:table-cell>
          <table:table-cell table:number-columns-repeated="3"/>
        </table:table-row>
        <table:table-row table:style-name="ro1">
          <table:table-cell office:value-type="float" office:value="856216" calcext:value-type="float">
            <text:p>8562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11" calcext:value-type="float">
            <text:p>6411</text:p>
          </table:table-cell>
          <table:table-cell table:number-columns-repeated="3"/>
        </table:table-row>
        <table:table-row table:style-name="ro1">
          <table:table-cell office:value-type="float" office:value="860257" calcext:value-type="float">
            <text:p>8602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437" calcext:value-type="float">
            <text:p>6437</text:p>
          </table:table-cell>
          <table:table-cell table:number-columns-repeated="3"/>
        </table:table-row>
        <table:table-row table:style-name="ro1">
          <table:table-cell office:value-type="float" office:value="863964" calcext:value-type="float">
            <text:p>8639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float" office:value="867438" calcext:value-type="float">
            <text:p>8674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870745" calcext:value-type="float">
            <text:p>8707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650" calcext:value-type="float">
            <text:p>6650</text:p>
          </table:table-cell>
          <table:table-cell table:number-columns-repeated="3"/>
        </table:table-row>
        <table:table-row table:style-name="ro1">
          <table:table-cell office:value-type="float" office:value="873918" calcext:value-type="float">
            <text:p>8739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876957" calcext:value-type="float">
            <text:p>8769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30" calcext:value-type="float">
            <text:p>6730</text:p>
          </table:table-cell>
          <table:table-cell table:number-columns-repeated="3"/>
        </table:table-row>
        <table:table-row table:style-name="ro1">
          <table:table-cell office:value-type="float" office:value="889014" calcext:value-type="float">
            <text:p>8890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11" calcext:value-type="float">
            <text:p>6211</text:p>
          </table:table-cell>
          <table:table-cell table:number-columns-repeated="3"/>
        </table:table-row>
        <table:table-row table:style-name="ro1">
          <table:table-cell office:value-type="float" office:value="896062" calcext:value-type="float">
            <text:p>8960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901439" calcext:value-type="float">
            <text:p>9014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05" calcext:value-type="float">
            <text:p>6405</text:p>
          </table:table-cell>
          <table:table-cell table:number-columns-repeated="3"/>
        </table:table-row>
        <table:table-row table:style-name="ro1">
          <table:table-cell office:value-type="float" office:value="905982" calcext:value-type="float">
            <text:p>9059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910023" calcext:value-type="float">
            <text:p>9100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11" calcext:value-type="float">
            <text:p>6511</text:p>
          </table:table-cell>
          <table:table-cell table:number-columns-repeated="3"/>
        </table:table-row>
        <table:table-row table:style-name="ro1">
          <table:table-cell office:value-type="float" office:value="913730" calcext:value-type="float">
            <text:p>9137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05" calcext:value-type="float">
            <text:p>6505</text:p>
          </table:table-cell>
          <table:table-cell table:number-columns-repeated="3"/>
        </table:table-row>
        <table:table-row table:style-name="ro1">
          <table:table-cell office:value-type="float" office:value="917204" calcext:value-type="float">
            <text:p>9172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87" calcext:value-type="float">
            <text:p>6487</text:p>
          </table:table-cell>
          <table:table-cell table:number-columns-repeated="3"/>
        </table:table-row>
        <table:table-row table:style-name="ro1">
          <table:table-cell office:value-type="float" office:value="920511" calcext:value-type="float">
            <text:p>9205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923684" calcext:value-type="float">
            <text:p>9236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926723" calcext:value-type="float">
            <text:p>9267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938814" calcext:value-type="float">
            <text:p>9388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27" calcext:value-type="float">
            <text:p>6327</text:p>
          </table:table-cell>
          <table:table-cell table:number-columns-repeated="3"/>
        </table:table-row>
        <table:table-row table:style-name="ro1">
          <table:table-cell office:value-type="float" office:value="945861" calcext:value-type="float">
            <text:p>9458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951239" calcext:value-type="float">
            <text:p>9512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29" calcext:value-type="float">
            <text:p>6329</text:p>
          </table:table-cell>
          <table:table-cell table:number-columns-repeated="3"/>
        </table:table-row>
        <table:table-row table:style-name="ro1">
          <table:table-cell office:value-type="float" office:value="955781" calcext:value-type="float">
            <text:p>9557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389" calcext:value-type="float">
            <text:p>6389</text:p>
          </table:table-cell>
          <table:table-cell table:number-columns-repeated="3"/>
        </table:table-row>
        <table:table-row table:style-name="ro1">
          <table:table-cell office:value-type="float" office:value="959822" calcext:value-type="float">
            <text:p>959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23" calcext:value-type="float">
            <text:p>6523</text:p>
          </table:table-cell>
          <table:table-cell table:number-columns-repeated="3"/>
        </table:table-row>
        <table:table-row table:style-name="ro1">
          <table:table-cell office:value-type="float" office:value="963530" calcext:value-type="float">
            <text:p>9635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967003" calcext:value-type="float">
            <text:p>967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59" calcext:value-type="float">
            <text:p>6359</text:p>
          </table:table-cell>
          <table:table-cell table:number-columns-repeated="3"/>
        </table:table-row>
        <table:table-row table:style-name="ro1">
          <table:table-cell office:value-type="float" office:value="970310" calcext:value-type="float">
            <text:p>9703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973483" calcext:value-type="float">
            <text:p>9734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976522" calcext:value-type="float">
            <text:p>976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988580" calcext:value-type="float">
            <text:p>988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11" calcext:value-type="float">
            <text:p>6311</text:p>
          </table:table-cell>
          <table:table-cell table:number-columns-repeated="3"/>
        </table:table-row>
        <table:table-row table:style-name="ro1">
          <table:table-cell office:value-type="float" office:value="995627" calcext:value-type="float">
            <text:p>995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1001005" calcext:value-type="float">
            <text:p>10010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17" calcext:value-type="float">
            <text:p>6317</text:p>
          </table:table-cell>
          <table:table-cell table:number-columns-repeated="3"/>
        </table:table-row>
        <table:table-row table:style-name="ro1">
          <table:table-cell office:value-type="float" office:value="1005547" calcext:value-type="float">
            <text:p>10055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1009588" calcext:value-type="float">
            <text:p>1009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83" calcext:value-type="float">
            <text:p>6583</text:p>
          </table:table-cell>
          <table:table-cell table:number-columns-repeated="3"/>
        </table:table-row>
        <table:table-row table:style-name="ro1">
          <table:table-cell office:value-type="float" office:value="1013296" calcext:value-type="float">
            <text:p>10132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1016736" calcext:value-type="float">
            <text:p>101673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59" calcext:value-type="float">
            <text:p>6459</text:p>
          </table:table-cell>
          <table:table-cell table:number-columns-repeated="3"/>
        </table:table-row>
        <table:table-row table:style-name="ro1">
          <table:table-cell office:value-type="float" office:value="1020043" calcext:value-type="float">
            <text:p>102004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422" calcext:value-type="float">
            <text:p>6422</text:p>
          </table:table-cell>
          <table:table-cell table:number-columns-repeated="3"/>
        </table:table-row>
        <table:table-row table:style-name="ro1">
          <table:table-cell office:value-type="float" office:value="1023216" calcext:value-type="float">
            <text:p>10232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47" calcext:value-type="float">
            <text:p>6647</text:p>
          </table:table-cell>
          <table:table-cell table:number-columns-repeated="3"/>
        </table:table-row>
        <table:table-row table:style-name="ro1">
          <table:table-cell office:value-type="float" office:value="1026255" calcext:value-type="float">
            <text:p>10262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1038312" calcext:value-type="float">
            <text:p>10383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1045360" calcext:value-type="float">
            <text:p>104536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1050737" calcext:value-type="float">
            <text:p>10507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1055280" calcext:value-type="float">
            <text:p>10552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1059288" calcext:value-type="float">
            <text:p>10592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01" calcext:value-type="float">
            <text:p>6501</text:p>
          </table:table-cell>
          <table:table-cell table:number-columns-repeated="3"/>
        </table:table-row>
        <table:table-row table:style-name="ro1">
          <table:table-cell office:value-type="float" office:value="1062962" calcext:value-type="float">
            <text:p>10629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17" calcext:value-type="float">
            <text:p>6517</text:p>
          </table:table-cell>
          <table:table-cell table:number-columns-repeated="3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1069742" calcext:value-type="float">
            <text:p>10697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73" calcext:value-type="float">
            <text:p>6673</text:p>
          </table:table-cell>
          <table:table-cell table:number-columns-repeated="3"/>
        </table:table-row>
        <table:table-row table:style-name="ro1">
          <table:table-cell office:value-type="float" office:value="1072915" calcext:value-type="float">
            <text:p>10729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63" calcext:value-type="float">
            <text:p>6663</text:p>
          </table:table-cell>
          <table:table-cell table:number-columns-repeated="3"/>
        </table:table-row>
        <table:table-row table:style-name="ro1">
          <table:table-cell office:value-type="float" office:value="1075954" calcext:value-type="float">
            <text:p>10759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831" calcext:value-type="float">
            <text:p>6831</text:p>
          </table:table-cell>
          <table:table-cell table:number-columns-repeated="3"/>
        </table:table-row>
        <table:table-row table:style-name="ro1">
          <table:table-cell office:value-type="float" office:value="1088012" calcext:value-type="float">
            <text:p>10880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37" calcext:value-type="float">
            <text:p>6237</text:p>
          </table:table-cell>
          <table:table-cell table:number-columns-repeated="3"/>
        </table:table-row>
        <table:table-row table:style-name="ro1">
          <table:table-cell office:value-type="float" office:value="1095059" calcext:value-type="float">
            <text:p>10950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1100436" calcext:value-type="float">
            <text:p>11004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52" calcext:value-type="float">
            <text:p>6452</text:p>
          </table:table-cell>
          <table:table-cell table:number-columns-repeated="3"/>
        </table:table-row>
        <table:table-row table:style-name="ro1">
          <table:table-cell office:value-type="float" office:value="1104979" calcext:value-type="float">
            <text:p>11049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235" calcext:value-type="float">
            <text:p>6235</text:p>
          </table:table-cell>
          <table:table-cell table:number-columns-repeated="3"/>
        </table:table-row>
        <table:table-row table:style-name="ro1">
          <table:table-cell office:value-type="float" office:value="1109020" calcext:value-type="float">
            <text:p>11090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87" calcext:value-type="float">
            <text:p>6587</text:p>
          </table:table-cell>
          <table:table-cell table:number-columns-repeated="3"/>
        </table:table-row>
        <table:table-row table:style-name="ro1">
          <table:table-cell office:value-type="float" office:value="1112728" calcext:value-type="float">
            <text:p>11127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1116201" calcext:value-type="float">
            <text:p>11162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95" calcext:value-type="float">
            <text:p>6395</text:p>
          </table:table-cell>
          <table:table-cell table:number-columns-repeated="3"/>
        </table:table-row>
        <table:table-row table:style-name="ro1">
          <table:table-cell office:value-type="float" office:value="1119508" calcext:value-type="float">
            <text:p>11195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1122681" calcext:value-type="float">
            <text:p>11226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1125720" calcext:value-type="float">
            <text:p>11257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93" calcext:value-type="float">
            <text:p>6693</text:p>
          </table:table-cell>
          <table:table-cell table:number-columns-repeated="3"/>
        </table:table-row>
        <table:table-row table:style-name="ro1">
          <table:table-cell office:value-type="float" office:value="1137778" calcext:value-type="float">
            <text:p>11377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91" calcext:value-type="float">
            <text:p>6291</text:p>
          </table:table-cell>
          <table:table-cell table:number-columns-repeated="3"/>
        </table:table-row>
        <table:table-row table:style-name="ro1">
          <table:table-cell office:value-type="float" office:value="1144825" calcext:value-type="float">
            <text:p>11448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1150202" calcext:value-type="float">
            <text:p>11502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>
          <table:table-cell office:value-type="float" office:value="1154745" calcext:value-type="float">
            <text:p>11547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652" calcext:value-type="float">
            <text:p>6652</text:p>
          </table:table-cell>
          <table:table-cell table:number-columns-repeated="3"/>
        </table:table-row>
        <table:table-row table:style-name="ro1">
          <table:table-cell office:value-type="float" office:value="1158786" calcext:value-type="float">
            <text:p>11587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85" calcext:value-type="float">
            <text:p>6385</text:p>
          </table:table-cell>
          <table:table-cell table:number-columns-repeated="3"/>
        </table:table-row>
        <table:table-row table:style-name="ro1">
          <table:table-cell office:value-type="float" office:value="1162494" calcext:value-type="float">
            <text:p>116249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97" calcext:value-type="float">
            <text:p>6597</text:p>
          </table:table-cell>
          <table:table-cell table:number-columns-repeated="3"/>
        </table:table-row>
        <table:table-row table:style-name="ro1">
          <table:table-cell office:value-type="float" office:value="1165967" calcext:value-type="float">
            <text:p>11659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1169274" calcext:value-type="float">
            <text:p>116927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1172413" calcext:value-type="float">
            <text:p>11724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1175453" calcext:value-type="float">
            <text:p>11754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1187510" calcext:value-type="float">
            <text:p>11875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1194558" calcext:value-type="float">
            <text:p>11945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1199935" calcext:value-type="float">
            <text:p>119993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1204477" calcext:value-type="float">
            <text:p>12044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57" calcext:value-type="float">
            <text:p>6357</text:p>
          </table:table-cell>
          <table:table-cell table:number-columns-repeated="3"/>
        </table:table-row>
        <table:table-row table:style-name="ro1">
          <table:table-cell office:value-type="float" office:value="1208519" calcext:value-type="float">
            <text:p>12085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59" calcext:value-type="float">
            <text:p>6559</text:p>
          </table:table-cell>
          <table:table-cell table:number-columns-repeated="3"/>
        </table:table-row>
        <table:table-row table:style-name="ro1">
          <table:table-cell office:value-type="float" office:value="1212226" calcext:value-type="float">
            <text:p>12122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75" calcext:value-type="float">
            <text:p>6475</text:p>
          </table:table-cell>
          <table:table-cell table:number-columns-repeated="3"/>
        </table:table-row>
        <table:table-row table:style-name="ro1">
          <table:table-cell office:value-type="float" office:value="1215700" calcext:value-type="float">
            <text:p>12157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95" calcext:value-type="float">
            <text:p>6495</text:p>
          </table:table-cell>
          <table:table-cell table:number-columns-repeated="3"/>
        </table:table-row>
        <table:table-row table:style-name="ro1">
          <table:table-cell office:value-type="float" office:value="1219006" calcext:value-type="float">
            <text:p>12190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503" calcext:value-type="float">
            <text:p>6503</text:p>
          </table:table-cell>
          <table:table-cell table:number-columns-repeated="3"/>
        </table:table-row>
        <table:table-row table:style-name="ro1">
          <table:table-cell office:value-type="float" office:value="1222179" calcext:value-type="float">
            <text:p>12221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27" calcext:value-type="float">
            <text:p>6527</text:p>
          </table:table-cell>
          <table:table-cell table:number-columns-repeated="3"/>
        </table:table-row>
        <table:table-row table:style-name="ro1">
          <table:table-cell office:value-type="float" office:value="1225219" calcext:value-type="float">
            <text:p>12252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1237276" calcext:value-type="float">
            <text:p>12372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41" calcext:value-type="float">
            <text:p>6341</text:p>
          </table:table-cell>
          <table:table-cell table:number-columns-repeated="3"/>
        </table:table-row>
        <table:table-row table:style-name="ro1">
          <table:table-cell office:value-type="float" office:value="1244290" calcext:value-type="float">
            <text:p>12442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3" calcext:value-type="float">
            <text:p>6323</text:p>
          </table:table-cell>
          <table:table-cell table:number-columns-repeated="3"/>
        </table:table-row>
        <table:table-row table:style-name="ro1">
          <table:table-cell office:value-type="float" office:value="1249634" calcext:value-type="float">
            <text:p>12496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1254177" calcext:value-type="float">
            <text:p>12541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1258218" calcext:value-type="float">
            <text:p>12582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1261925" calcext:value-type="float">
            <text:p>12619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01" calcext:value-type="float">
            <text:p>6501</text:p>
          </table:table-cell>
          <table:table-cell table:number-columns-repeated="3"/>
        </table:table-row>
        <table:table-row table:style-name="ro1">
          <table:table-cell office:value-type="float" office:value="1265399" calcext:value-type="float">
            <text:p>12653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1268706" calcext:value-type="float">
            <text:p>12687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57" calcext:value-type="float">
            <text:p>6657</text:p>
          </table:table-cell>
          <table:table-cell table:number-columns-repeated="3"/>
        </table:table-row>
        <table:table-row table:style-name="ro1">
          <table:table-cell office:value-type="float" office:value="1271879" calcext:value-type="float">
            <text:p>12718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1274918" calcext:value-type="float">
            <text:p>12749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1286975" calcext:value-type="float">
            <text:p>12869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05" calcext:value-type="float">
            <text:p>6205</text:p>
          </table:table-cell>
          <table:table-cell table:number-columns-repeated="3"/>
        </table:table-row>
        <table:table-row table:style-name="ro1">
          <table:table-cell office:value-type="float" office:value="1294023" calcext:value-type="float">
            <text:p>12940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85" calcext:value-type="float">
            <text:p>6385</text:p>
          </table:table-cell>
          <table:table-cell table:number-columns-repeated="3"/>
        </table:table-row>
        <table:table-row table:style-name="ro1">
          <table:table-cell office:value-type="float" office:value="1299400" calcext:value-type="float">
            <text:p>12994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93" calcext:value-type="float">
            <text:p>6393</text:p>
          </table:table-cell>
          <table:table-cell table:number-columns-repeated="3"/>
        </table:table-row>
        <table:table-row table:style-name="ro1">
          <table:table-cell office:value-type="float" office:value="1303943" calcext:value-type="float">
            <text:p>130394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09" calcext:value-type="float">
            <text:p>6409</text:p>
          </table:table-cell>
          <table:table-cell table:number-columns-repeated="3"/>
        </table:table-row>
        <table:table-row table:style-name="ro1">
          <table:table-cell office:value-type="float" office:value="1307984" calcext:value-type="float">
            <text:p>13079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457" calcext:value-type="float">
            <text:p>6457</text:p>
          </table:table-cell>
          <table:table-cell table:number-columns-repeated="3"/>
        </table:table-row>
        <table:table-row table:style-name="ro1">
          <table:table-cell office:value-type="float" office:value="1311691" calcext:value-type="float">
            <text:p>131169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1315165" calcext:value-type="float">
            <text:p>131516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1318472" calcext:value-type="float">
            <text:p>131847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49" calcext:value-type="float">
            <text:p>6649</text:p>
          </table:table-cell>
          <table:table-cell table:number-columns-repeated="3"/>
        </table:table-row>
        <table:table-row table:style-name="ro1">
          <table:table-cell office:value-type="float" office:value="1321645" calcext:value-type="float">
            <text:p>132164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1324684" calcext:value-type="float">
            <text:p>13246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579" calcext:value-type="float">
            <text:p>6579</text:p>
          </table:table-cell>
          <table:table-cell table:number-columns-repeated="3"/>
        </table:table-row>
        <table:table-row table:style-name="ro1">
          <table:table-cell office:value-type="float" office:value="1336741" calcext:value-type="float">
            <text:p>133674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11" calcext:value-type="float">
            <text:p>6311</text:p>
          </table:table-cell>
          <table:table-cell table:number-columns-repeated="3"/>
        </table:table-row>
        <table:table-row table:style-name="ro1">
          <table:table-cell office:value-type="float" office:value="1343789" calcext:value-type="float">
            <text:p>13437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7" calcext:value-type="float">
            <text:p>6337</text:p>
          </table:table-cell>
          <table:table-cell table:number-columns-repeated="3"/>
        </table:table-row>
        <table:table-row table:style-name="ro1">
          <table:table-cell office:value-type="float" office:value="1349166" calcext:value-type="float">
            <text:p>134916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71" calcext:value-type="float">
            <text:p>6371</text:p>
          </table:table-cell>
          <table:table-cell table:number-columns-repeated="3"/>
        </table:table-row>
        <table:table-row table:style-name="ro1">
          <table:table-cell office:value-type="float" office:value="1353709" calcext:value-type="float">
            <text:p>135370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39" calcext:value-type="float">
            <text:p>6339</text:p>
          </table:table-cell>
          <table:table-cell table:number-columns-repeated="3"/>
        </table:table-row>
        <table:table-row table:style-name="ro1">
          <table:table-cell office:value-type="float" office:value="1357750" calcext:value-type="float">
            <text:p>135775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77" calcext:value-type="float">
            <text:p>6577</text:p>
          </table:table-cell>
          <table:table-cell table:number-columns-repeated="3"/>
        </table:table-row>
        <table:table-row table:style-name="ro1">
          <table:table-cell office:value-type="float" office:value="1361457" calcext:value-type="float">
            <text:p>13614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1364931" calcext:value-type="float">
            <text:p>136493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1368238" calcext:value-type="float">
            <text:p>13682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596" calcext:value-type="float">
            <text:p>6596</text:p>
          </table:table-cell>
          <table:table-cell table:number-columns-repeated="3"/>
        </table:table-row>
        <table:table-row table:style-name="ro1">
          <table:table-cell office:value-type="float" office:value="1371411" calcext:value-type="float">
            <text:p>13714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1374450" calcext:value-type="float">
            <text:p>13744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919" calcext:value-type="float">
            <text:p>6919</text:p>
          </table:table-cell>
          <table:table-cell table:number-columns-repeated="3"/>
        </table:table-row>
        <table:table-row table:style-name="ro1">
          <table:table-cell office:value-type="float" office:value="1386507" calcext:value-type="float">
            <text:p>13865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47" calcext:value-type="float">
            <text:p>6247</text:p>
          </table:table-cell>
          <table:table-cell table:number-columns-repeated="3"/>
        </table:table-row>
        <table:table-row table:style-name="ro1">
          <table:table-cell office:value-type="float" office:value="1393555" calcext:value-type="float">
            <text:p>139355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48" calcext:value-type="float">
            <text:p>6348</text:p>
          </table:table-cell>
          <table:table-cell table:number-columns-repeated="3"/>
        </table:table-row>
        <table:table-row table:style-name="ro1">
          <table:table-cell office:value-type="float" office:value="1398932" calcext:value-type="float">
            <text:p>13989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83" calcext:value-type="float">
            <text:p>6383</text:p>
          </table:table-cell>
          <table:table-cell table:number-columns-repeated="3"/>
        </table:table-row>
        <table:table-row table:style-name="ro1">
          <table:table-cell office:value-type="float" office:value="1403475" calcext:value-type="float">
            <text:p>14034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1407516" calcext:value-type="float">
            <text:p>140751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59" calcext:value-type="float">
            <text:p>6359</text:p>
          </table:table-cell>
          <table:table-cell table:number-columns-repeated="3"/>
        </table:table-row>
        <table:table-row table:style-name="ro1">
          <table:table-cell office:value-type="float" office:value="1411223" calcext:value-type="float">
            <text:p>14112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51" calcext:value-type="float">
            <text:p>6451</text:p>
          </table:table-cell>
          <table:table-cell table:number-columns-repeated="3"/>
        </table:table-row>
        <table:table-row table:style-name="ro1">
          <table:table-cell office:value-type="float" office:value="1414697" calcext:value-type="float">
            <text:p>141469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49" calcext:value-type="float">
            <text:p>6449</text:p>
          </table:table-cell>
          <table:table-cell table:number-columns-repeated="3"/>
        </table:table-row>
        <table:table-row table:style-name="ro1">
          <table:table-cell office:value-type="float" office:value="1418004" calcext:value-type="float">
            <text:p>14180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1421177" calcext:value-type="float">
            <text:p>14211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97" calcext:value-type="float">
            <text:p>6697</text:p>
          </table:table-cell>
          <table:table-cell table:number-columns-repeated="3"/>
        </table:table-row>
        <table:table-row table:style-name="ro1">
          <table:table-cell office:value-type="float" office:value="1424216" calcext:value-type="float">
            <text:p>14242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1436273" calcext:value-type="float">
            <text:p>1436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1443287" calcext:value-type="float">
            <text:p>14432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45" calcext:value-type="float">
            <text:p>6345</text:p>
          </table:table-cell>
          <table:table-cell table:number-columns-repeated="3"/>
        </table:table-row>
        <table:table-row table:style-name="ro1">
          <table:table-cell office:value-type="float" office:value="1448631" calcext:value-type="float">
            <text:p>14486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275" calcext:value-type="float">
            <text:p>6275</text:p>
          </table:table-cell>
          <table:table-cell table:number-columns-repeated="3"/>
        </table:table-row>
        <table:table-row table:style-name="ro1">
          <table:table-cell office:value-type="float" office:value="1453174" calcext:value-type="float">
            <text:p>14531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73" calcext:value-type="float">
            <text:p>6473</text:p>
          </table:table-cell>
          <table:table-cell table:number-columns-repeated="3"/>
        </table:table-row>
        <table:table-row table:style-name="ro1">
          <table:table-cell office:value-type="float" office:value="1457215" calcext:value-type="float">
            <text:p>14572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15" calcext:value-type="float">
            <text:p>6515</text:p>
          </table:table-cell>
          <table:table-cell table:number-columns-repeated="3"/>
        </table:table-row>
        <table:table-row table:style-name="ro1">
          <table:table-cell office:value-type="float" office:value="1460923" calcext:value-type="float">
            <text:p>14609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419" calcext:value-type="float">
            <text:p>6419</text:p>
          </table:table-cell>
          <table:table-cell table:number-columns-repeated="3"/>
        </table:table-row>
        <table:table-row table:style-name="ro1">
          <table:table-cell office:value-type="float" office:value="1464396" calcext:value-type="float">
            <text:p>14643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69" calcext:value-type="float">
            <text:p>6269</text:p>
          </table:table-cell>
          <table:table-cell table:number-columns-repeated="3"/>
        </table:table-row>
        <table:table-row table:style-name="ro1">
          <table:table-cell office:value-type="float" office:value="1467703" calcext:value-type="float">
            <text:p>14677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1470876" calcext:value-type="float">
            <text:p>14708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65" calcext:value-type="float">
            <text:p>6565</text:p>
          </table:table-cell>
          <table:table-cell table:number-columns-repeated="3"/>
        </table:table-row>
        <table:table-row table:style-name="ro1">
          <table:table-cell office:value-type="float" office:value="1473915" calcext:value-type="float">
            <text:p>1473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05" calcext:value-type="float">
            <text:p>6705</text:p>
          </table:table-cell>
          <table:table-cell table:number-columns-repeated="3"/>
        </table:table-row>
        <table:table-row table:style-name="ro1">
          <table:table-cell office:value-type="float" office:value="1485973" calcext:value-type="float">
            <text:p>14859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71" calcext:value-type="float">
            <text:p>6271</text:p>
          </table:table-cell>
          <table:table-cell table:number-columns-repeated="3"/>
        </table:table-row>
        <table:table-row table:style-name="ro1">
          <table:table-cell office:value-type="float" office:value="1493020" calcext:value-type="float">
            <text:p>14930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09" calcext:value-type="float">
            <text:p>6309</text:p>
          </table:table-cell>
          <table:table-cell table:number-columns-repeated="3"/>
        </table:table-row>
        <table:table-row table:style-name="ro1">
          <table:table-cell office:value-type="float" office:value="1498397" calcext:value-type="float">
            <text:p>14983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413" calcext:value-type="float">
            <text:p>6413</text:p>
          </table:table-cell>
          <table:table-cell table:number-columns-repeated="3"/>
        </table:table-row>
        <table:table-row table:style-name="ro1">
          <table:table-cell office:value-type="float" office:value="1502940" calcext:value-type="float">
            <text:p>15029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387" calcext:value-type="float">
            <text:p>6387</text:p>
          </table:table-cell>
          <table:table-cell table:number-columns-repeated="3"/>
        </table:table-row>
        <table:table-row table:style-name="ro1">
          <table:table-cell office:value-type="float" office:value="1506981" calcext:value-type="float">
            <text:p>15069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1510689" calcext:value-type="float">
            <text:p>15106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39" calcext:value-type="float">
            <text:p>6539</text:p>
          </table:table-cell>
          <table:table-cell table:number-columns-repeated="3"/>
        </table:table-row>
        <table:table-row table:style-name="ro1">
          <table:table-cell office:value-type="float" office:value="1514196" calcext:value-type="float">
            <text:p>15141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1517502" calcext:value-type="float">
            <text:p>15175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591" calcext:value-type="float">
            <text:p>6591</text:p>
          </table:table-cell>
          <table:table-cell table:number-columns-repeated="3"/>
        </table:table-row>
        <table:table-row table:style-name="ro1">
          <table:table-cell office:value-type="float" office:value="1520675" calcext:value-type="float">
            <text:p>15206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1523715" calcext:value-type="float">
            <text:p>15237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25" calcext:value-type="float">
            <text:p>6725</text:p>
          </table:table-cell>
          <table:table-cell table:number-columns-repeated="3"/>
        </table:table-row>
        <table:table-row table:style-name="ro1">
          <table:table-cell office:value-type="float" office:value="1535772" calcext:value-type="float">
            <text:p>15357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15" calcext:value-type="float">
            <text:p>6115</text:p>
          </table:table-cell>
          <table:table-cell table:number-columns-repeated="3"/>
        </table:table-row>
        <table:table-row table:style-name="ro1">
          <table:table-cell office:value-type="float" office:value="1542819" calcext:value-type="float">
            <text:p>15428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421" calcext:value-type="float">
            <text:p>6421</text:p>
          </table:table-cell>
          <table:table-cell table:number-columns-repeated="3"/>
        </table:table-row>
        <table:table-row table:style-name="ro1">
          <table:table-cell office:value-type="float" office:value="1548197" calcext:value-type="float">
            <text:p>15481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1552739" calcext:value-type="float">
            <text:p>15527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439" calcext:value-type="float">
            <text:p>6439</text:p>
          </table:table-cell>
          <table:table-cell table:number-columns-repeated="3"/>
        </table:table-row>
        <table:table-row table:style-name="ro1">
          <table:table-cell office:value-type="float" office:value="1556781" calcext:value-type="float">
            <text:p>15567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83" calcext:value-type="float">
            <text:p>6383</text:p>
          </table:table-cell>
          <table:table-cell table:number-columns-repeated="3"/>
        </table:table-row>
        <table:table-row table:style-name="ro1">
          <table:table-cell office:value-type="float" office:value="1560488" calcext:value-type="float">
            <text:p>15604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1563962" calcext:value-type="float">
            <text:p>15639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369" calcext:value-type="float">
            <text:p>6369</text:p>
          </table:table-cell>
          <table:table-cell table:number-columns-repeated="3"/>
        </table:table-row>
        <table:table-row table:style-name="ro1">
          <table:table-cell office:value-type="float" office:value="1567268" calcext:value-type="float">
            <text:p>15672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441" calcext:value-type="float">
            <text:p>6441</text:p>
          </table:table-cell>
          <table:table-cell table:number-columns-repeated="3"/>
        </table:table-row>
        <table:table-row table:style-name="ro1">
          <table:table-cell office:value-type="float" office:value="1570408" calcext:value-type="float">
            <text:p>157040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1573447" calcext:value-type="float">
            <text:p>15734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683" calcext:value-type="float">
            <text:p>6683</text:p>
          </table:table-cell>
          <table:table-cell table:number-columns-repeated="3"/>
        </table:table-row>
        <table:table-row table:style-name="ro1">
          <table:table-cell office:value-type="float" office:value="1585505" calcext:value-type="float">
            <text:p>15855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1592552" calcext:value-type="float">
            <text:p>159255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39" calcext:value-type="float">
            <text:p>6339</text:p>
          </table:table-cell>
          <table:table-cell table:number-columns-repeated="3"/>
        </table:table-row>
        <table:table-row table:style-name="ro1">
          <table:table-cell office:value-type="float" office:value="1597929" calcext:value-type="float">
            <text:p>15979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>
          <table:table-cell office:value-type="float" office:value="1602472" calcext:value-type="float">
            <text:p>16024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200" calcext:value-type="float">
            <text:p>6200</text:p>
          </table:table-cell>
          <table:table-cell table:number-columns-repeated="3"/>
        </table:table-row>
        <table:table-row table:style-name="ro1">
          <table:table-cell office:value-type="float" office:value="1606513" calcext:value-type="float">
            <text:p>16065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545" calcext:value-type="float">
            <text:p>6545</text:p>
          </table:table-cell>
          <table:table-cell table:number-columns-repeated="3"/>
        </table:table-row>
        <table:table-row table:style-name="ro1">
          <table:table-cell office:value-type="float" office:value="1610221" calcext:value-type="float">
            <text:p>16102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393" calcext:value-type="float">
            <text:p>6393</text:p>
          </table:table-cell>
          <table:table-cell table:number-columns-repeated="3"/>
        </table:table-row>
        <table:table-row table:style-name="ro1">
          <table:table-cell office:value-type="float" office:value="1613694" calcext:value-type="float">
            <text:p>16136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1617001" calcext:value-type="float">
            <text:p>16170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1620207" calcext:value-type="float">
            <text:p>16202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1623247" calcext:value-type="float">
            <text:p>16232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11" calcext:value-type="float">
            <text:p>6611</text:p>
          </table:table-cell>
          <table:table-cell table:number-columns-repeated="3"/>
        </table:table-row>
        <table:table-row table:style-name="ro1">
          <table:table-cell office:value-type="float" office:value="1635304" calcext:value-type="float">
            <text:p>16353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1642385" calcext:value-type="float">
            <text:p>16423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1647762" calcext:value-type="float">
            <text:p>16477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1652305" calcext:value-type="float">
            <text:p>16523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1656346" calcext:value-type="float">
            <text:p>16563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1660053" calcext:value-type="float">
            <text:p>16600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369" calcext:value-type="float">
            <text:p>6369</text:p>
          </table:table-cell>
          <table:table-cell table:number-columns-repeated="3"/>
        </table:table-row>
        <table:table-row table:style-name="ro1">
          <table:table-cell office:value-type="float" office:value="1663527" calcext:value-type="float">
            <text:p>16635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1666834" calcext:value-type="float">
            <text:p>16668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67" calcext:value-type="float">
            <text:p>6267</text:p>
          </table:table-cell>
          <table:table-cell table:number-columns-repeated="3"/>
        </table:table-row>
        <table:table-row table:style-name="ro1">
          <table:table-cell office:value-type="float" office:value="1670007" calcext:value-type="float">
            <text:p>16700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99" calcext:value-type="float">
            <text:p>6399</text:p>
          </table:table-cell>
          <table:table-cell table:number-columns-repeated="3"/>
        </table:table-row>
        <table:table-row table:style-name="ro1">
          <table:table-cell office:value-type="float" office:value="1673046" calcext:value-type="float">
            <text:p>16730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655" calcext:value-type="float">
            <text:p>6655</text:p>
          </table:table-cell>
          <table:table-cell table:number-columns-repeated="3"/>
        </table:table-row>
        <table:table-row table:style-name="ro1">
          <table:table-cell office:value-type="float" office:value="1685103" calcext:value-type="float">
            <text:p>16851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1692151" calcext:value-type="float">
            <text:p>16921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1697528" calcext:value-type="float">
            <text:p>16975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97" calcext:value-type="float">
            <text:p>6397</text:p>
          </table:table-cell>
          <table:table-cell table:number-columns-repeated="3"/>
        </table:table-row>
        <table:table-row table:style-name="ro1">
          <table:table-cell office:value-type="float" office:value="1702071" calcext:value-type="float">
            <text:p>17020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1706112" calcext:value-type="float">
            <text:p>17061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1709819" calcext:value-type="float">
            <text:p>17098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51" calcext:value-type="float">
            <text:p>6351</text:p>
          </table:table-cell>
          <table:table-cell table:number-columns-repeated="3"/>
        </table:table-row>
        <table:table-row table:style-name="ro1">
          <table:table-cell office:value-type="float" office:value="1713293" calcext:value-type="float">
            <text:p>17132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1716566" calcext:value-type="float">
            <text:p>171656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87" calcext:value-type="float">
            <text:p>6387</text:p>
          </table:table-cell>
          <table:table-cell table:number-columns-repeated="3"/>
        </table:table-row>
        <table:table-row table:style-name="ro1">
          <table:table-cell office:value-type="float" office:value="1719739" calcext:value-type="float">
            <text:p>171973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87" calcext:value-type="float">
            <text:p>6687</text:p>
          </table:table-cell>
          <table:table-cell table:number-columns-repeated="3"/>
        </table:table-row>
        <table:table-row table:style-name="ro1">
          <table:table-cell office:value-type="float" office:value="1722779" calcext:value-type="float">
            <text:p>17227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01" calcext:value-type="float">
            <text:p>6601</text:p>
          </table:table-cell>
          <table:table-cell table:number-columns-repeated="3"/>
        </table:table-row>
        <table:table-row table:style-name="ro1">
          <table:table-cell office:value-type="float" office:value="1734836" calcext:value-type="float">
            <text:p>173483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1741883" calcext:value-type="float">
            <text:p>17418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75" calcext:value-type="float">
            <text:p>6275</text:p>
          </table:table-cell>
          <table:table-cell table:number-columns-repeated="3"/>
        </table:table-row>
        <table:table-row table:style-name="ro1">
          <table:table-cell office:value-type="float" office:value="1747261" calcext:value-type="float">
            <text:p>174726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11" calcext:value-type="float">
            <text:p>6211</text:p>
          </table:table-cell>
          <table:table-cell table:number-columns-repeated="3"/>
        </table:table-row>
        <table:table-row table:style-name="ro1">
          <table:table-cell office:value-type="float" office:value="1751803" calcext:value-type="float">
            <text:p>175180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493" calcext:value-type="float">
            <text:p>6493</text:p>
          </table:table-cell>
          <table:table-cell table:number-columns-repeated="3"/>
        </table:table-row>
        <table:table-row table:style-name="ro1">
          <table:table-cell office:value-type="float" office:value="1755845" calcext:value-type="float">
            <text:p>17558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421" calcext:value-type="float">
            <text:p>6421</text:p>
          </table:table-cell>
          <table:table-cell table:number-columns-repeated="3"/>
        </table:table-row>
        <table:table-row table:style-name="ro1">
          <table:table-cell office:value-type="float" office:value="1759552" calcext:value-type="float">
            <text:p>175955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1763026" calcext:value-type="float">
            <text:p>176302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5" calcext:value-type="float">
            <text:p>6265</text:p>
          </table:table-cell>
          <table:table-cell table:number-columns-repeated="3"/>
        </table:table-row>
        <table:table-row table:style-name="ro1">
          <table:table-cell office:value-type="float" office:value="1766332" calcext:value-type="float">
            <text:p>176633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1769505" calcext:value-type="float">
            <text:p>176950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03" calcext:value-type="float">
            <text:p>6603</text:p>
          </table:table-cell>
          <table:table-cell table:number-columns-repeated="3"/>
        </table:table-row>
        <table:table-row table:style-name="ro1">
          <table:table-cell office:value-type="float" office:value="1772545" calcext:value-type="float">
            <text:p>17725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35" calcext:value-type="float">
            <text:p>6735</text:p>
          </table:table-cell>
          <table:table-cell table:number-columns-repeated="3"/>
        </table:table-row>
        <table:table-row table:style-name="ro1">
          <table:table-cell office:value-type="float" office:value="1784602" calcext:value-type="float">
            <text:p>17846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13" calcext:value-type="float">
            <text:p>6113</text:p>
          </table:table-cell>
          <table:table-cell table:number-columns-repeated="3"/>
        </table:table-row>
        <table:table-row table:style-name="ro1">
          <table:table-cell office:value-type="float" office:value="1791649" calcext:value-type="float">
            <text:p>17916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325" calcext:value-type="float">
            <text:p>6325</text:p>
          </table:table-cell>
          <table:table-cell table:number-columns-repeated="3"/>
        </table:table-row>
        <table:table-row table:style-name="ro1">
          <table:table-cell office:value-type="float" office:value="1797027" calcext:value-type="float">
            <text:p>17970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183" calcext:value-type="float">
            <text:p>6183</text:p>
          </table:table-cell>
          <table:table-cell table:number-columns-repeated="3"/>
        </table:table-row>
        <table:table-row table:style-name="ro1">
          <table:table-cell office:value-type="float" office:value="1801569" calcext:value-type="float">
            <text:p>18015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1805611" calcext:value-type="float">
            <text:p>18056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381" calcext:value-type="float">
            <text:p>6381</text:p>
          </table:table-cell>
          <table:table-cell table:number-columns-repeated="3"/>
        </table:table-row>
        <table:table-row table:style-name="ro1">
          <table:table-cell office:value-type="float" office:value="1809318" calcext:value-type="float">
            <text:p>18093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1812792" calcext:value-type="float">
            <text:p>18127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1816098" calcext:value-type="float">
            <text:p>18160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659" calcext:value-type="float">
            <text:p>6659</text:p>
          </table:table-cell>
          <table:table-cell table:number-columns-repeated="3"/>
        </table:table-row>
        <table:table-row table:style-name="ro1">
          <table:table-cell office:value-type="float" office:value="1819271" calcext:value-type="float">
            <text:p>181927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397" calcext:value-type="float">
            <text:p>6397</text:p>
          </table:table-cell>
          <table:table-cell table:number-columns-repeated="3"/>
        </table:table-row>
        <table:table-row table:style-name="ro1">
          <table:table-cell office:value-type="float" office:value="1822277" calcext:value-type="float">
            <text:p>18222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1834301" calcext:value-type="float">
            <text:p>18343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1841349" calcext:value-type="float">
            <text:p>18413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1846726" calcext:value-type="float">
            <text:p>18467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1851268" calcext:value-type="float">
            <text:p>18512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9" calcext:value-type="float">
            <text:p>6339</text:p>
          </table:table-cell>
          <table:table-cell table:number-columns-repeated="3"/>
        </table:table-row>
        <table:table-row table:style-name="ro1">
          <table:table-cell office:value-type="float" office:value="1855276" calcext:value-type="float">
            <text:p>185527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1858950" calcext:value-type="float">
            <text:p>185895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401" calcext:value-type="float">
            <text:p>6401</text:p>
          </table:table-cell>
          <table:table-cell table:number-columns-repeated="3"/>
        </table:table-row>
        <table:table-row table:style-name="ro1">
          <table:table-cell office:value-type="float" office:value="1862424" calcext:value-type="float">
            <text:p>18624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1865731" calcext:value-type="float">
            <text:p>18657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489" calcext:value-type="float">
            <text:p>6489</text:p>
          </table:table-cell>
          <table:table-cell table:number-columns-repeated="3"/>
        </table:table-row>
        <table:table-row table:style-name="ro1">
          <table:table-cell office:value-type="float" office:value="1868904" calcext:value-type="float">
            <text:p>18689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float" office:value="1871943" calcext:value-type="float">
            <text:p>18719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1884000" calcext:value-type="float">
            <text:p>188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1891048" calcext:value-type="float">
            <text:p>18910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1896425" calcext:value-type="float">
            <text:p>18964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31" calcext:value-type="float">
            <text:p>6231</text:p>
          </table:table-cell>
          <table:table-cell table:number-columns-repeated="3"/>
        </table:table-row>
        <table:table-row table:style-name="ro1">
          <table:table-cell office:value-type="float" office:value="1900968" calcext:value-type="float">
            <text:p>19009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0" calcext:value-type="float">
            <text:p>6330</text:p>
          </table:table-cell>
          <table:table-cell table:number-columns-repeated="3"/>
        </table:table-row>
        <table:table-row table:style-name="ro1">
          <table:table-cell office:value-type="float" office:value="1905009" calcext:value-type="float">
            <text:p>19050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1908716" calcext:value-type="float">
            <text:p>19087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1912190" calcext:value-type="float">
            <text:p>19121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1915497" calcext:value-type="float">
            <text:p>19154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>
          <table:table-cell office:value-type="float" office:value="1918670" calcext:value-type="float">
            <text:p>19186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43" calcext:value-type="float">
            <text:p>6843</text:p>
          </table:table-cell>
          <table:table-cell table:number-columns-repeated="3"/>
        </table:table-row>
        <table:table-row table:style-name="ro1">
          <table:table-cell office:value-type="float" office:value="1921709" calcext:value-type="float">
            <text:p>19217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15" calcext:value-type="float">
            <text:p>6515</text:p>
          </table:table-cell>
          <table:table-cell table:number-columns-repeated="3"/>
        </table:table-row>
        <table:table-row table:style-name="ro1">
          <table:table-cell office:value-type="float" office:value="1933766" calcext:value-type="float">
            <text:p>19337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77" calcext:value-type="float">
            <text:p>6177</text:p>
          </table:table-cell>
          <table:table-cell table:number-columns-repeated="3"/>
        </table:table-row>
        <table:table-row table:style-name="ro1">
          <table:table-cell office:value-type="float" office:value="1940814" calcext:value-type="float">
            <text:p>19408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325" calcext:value-type="float">
            <text:p>6325</text:p>
          </table:table-cell>
          <table:table-cell table:number-columns-repeated="3"/>
        </table:table-row>
        <table:table-row table:style-name="ro1">
          <table:table-cell office:value-type="float" office:value="1946191" calcext:value-type="float">
            <text:p>19461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1950734" calcext:value-type="float">
            <text:p>19507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91" calcext:value-type="float">
            <text:p>6291</text:p>
          </table:table-cell>
          <table:table-cell table:number-columns-repeated="3"/>
        </table:table-row>
        <table:table-row table:style-name="ro1">
          <table:table-cell office:value-type="float" office:value="1954775" calcext:value-type="float">
            <text:p>19547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63" calcext:value-type="float">
            <text:p>6363</text:p>
          </table:table-cell>
          <table:table-cell table:number-columns-repeated="3"/>
        </table:table-row>
        <table:table-row table:style-name="ro1">
          <table:table-cell office:value-type="float" office:value="1958482" calcext:value-type="float">
            <text:p>19584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287" calcext:value-type="float">
            <text:p>6287</text:p>
          </table:table-cell>
          <table:table-cell table:number-columns-repeated="3"/>
        </table:table-row>
        <table:table-row table:style-name="ro1">
          <table:table-cell office:value-type="float" office:value="1961956" calcext:value-type="float">
            <text:p>19619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1965263" calcext:value-type="float">
            <text:p>19652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1968436" calcext:value-type="float">
            <text:p>19684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15" calcext:value-type="float">
            <text:p>6415</text:p>
          </table:table-cell>
          <table:table-cell table:number-columns-repeated="3"/>
        </table:table-row>
        <table:table-row table:style-name="ro1">
          <table:table-cell office:value-type="float" office:value="1971475" calcext:value-type="float">
            <text:p>19714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17" calcext:value-type="float">
            <text:p>6517</text:p>
          </table:table-cell>
          <table:table-cell table:number-columns-repeated="3"/>
        </table:table-row>
        <table:table-row table:style-name="ro1">
          <table:table-cell office:value-type="float" office:value="1983532" calcext:value-type="float">
            <text:p>19835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89" calcext:value-type="float">
            <text:p>6189</text:p>
          </table:table-cell>
          <table:table-cell table:number-columns-repeated="3"/>
        </table:table-row>
        <table:table-row table:style-name="ro1">
          <table:table-cell office:value-type="float" office:value="1990580" calcext:value-type="float">
            <text:p>19905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  <table:table-cell table:number-columns-repeated="3"/>
        </table:table-row>
        <table:table-row table:style-name="ro1">
          <table:table-cell office:value-type="float" office:value="1995957" calcext:value-type="float">
            <text:p>19959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2" calcext:value-type="float">
            <text:p>6152</text:p>
          </table:table-cell>
          <table:table-cell table:number-columns-repeated="3"/>
        </table:table-row>
        <table:table-row table:style-name="ro1">
          <table:table-cell office:value-type="float" office:value="2000500" calcext:value-type="float">
            <text:p>20005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83" calcext:value-type="float">
            <text:p>6283</text:p>
          </table:table-cell>
          <table:table-cell table:number-columns-repeated="3"/>
        </table:table-row>
        <table:table-row table:style-name="ro1">
          <table:table-cell office:value-type="float" office:value="2004541" calcext:value-type="float">
            <text:p>20045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0" calcext:value-type="float">
            <text:p>6330</text:p>
          </table:table-cell>
          <table:table-cell table:number-columns-repeated="3"/>
        </table:table-row>
        <table:table-row table:style-name="ro1">
          <table:table-cell office:value-type="float" office:value="2008248" calcext:value-type="float">
            <text:p>20082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39" calcext:value-type="float">
            <text:p>6339</text:p>
          </table:table-cell>
          <table:table-cell table:number-columns-repeated="3"/>
        </table:table-row>
        <table:table-row table:style-name="ro1">
          <table:table-cell office:value-type="float" office:value="2011722" calcext:value-type="float">
            <text:p>20117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2015029" calcext:value-type="float">
            <text:p>20150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2018202" calcext:value-type="float">
            <text:p>20182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2021241" calcext:value-type="float">
            <text:p>20212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2033298" calcext:value-type="float">
            <text:p>20332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2040312" calcext:value-type="float">
            <text:p>2040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2045690" calcext:value-type="float">
            <text:p>20456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float" office:value="2050232" calcext:value-type="float">
            <text:p>20502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70" calcext:value-type="float">
            <text:p>6270</text:p>
          </table:table-cell>
          <table:table-cell table:number-columns-repeated="3"/>
        </table:table-row>
        <table:table-row table:style-name="ro1">
          <table:table-cell office:value-type="float" office:value="2054274" calcext:value-type="float">
            <text:p>20542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2057948" calcext:value-type="float">
            <text:p>20579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57" calcext:value-type="float">
            <text:p>6357</text:p>
          </table:table-cell>
          <table:table-cell table:number-columns-repeated="3"/>
        </table:table-row>
        <table:table-row table:style-name="ro1">
          <table:table-cell office:value-type="float" office:value="2061421" calcext:value-type="float">
            <text:p>20614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27" calcext:value-type="float">
            <text:p>6227</text:p>
          </table:table-cell>
          <table:table-cell table:number-columns-repeated="3"/>
        </table:table-row>
        <table:table-row table:style-name="ro1">
          <table:table-cell office:value-type="float" office:value="2064728" calcext:value-type="float">
            <text:p>206472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2067901" calcext:value-type="float">
            <text:p>206790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2070940" calcext:value-type="float">
            <text:p>20709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81" calcext:value-type="float">
            <text:p>6581</text:p>
          </table:table-cell>
          <table:table-cell table:number-columns-repeated="3"/>
        </table:table-row>
        <table:table-row table:style-name="ro1">
          <table:table-cell office:value-type="float" office:value="2082998" calcext:value-type="float">
            <text:p>20829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2090045" calcext:value-type="float">
            <text:p>20900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75" calcext:value-type="float">
            <text:p>6275</text:p>
          </table:table-cell>
          <table:table-cell table:number-columns-repeated="3"/>
        </table:table-row>
        <table:table-row table:style-name="ro1">
          <table:table-cell office:value-type="float" office:value="2095422" calcext:value-type="float">
            <text:p>20954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2099965" calcext:value-type="float">
            <text:p>209996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2104006" calcext:value-type="float">
            <text:p>21040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2107714" calcext:value-type="float">
            <text:p>21077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479" calcext:value-type="float">
            <text:p>6479</text:p>
          </table:table-cell>
          <table:table-cell table:number-columns-repeated="3"/>
        </table:table-row>
        <table:table-row table:style-name="ro1">
          <table:table-cell office:value-type="float" office:value="2111187" calcext:value-type="float">
            <text:p>21111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196" calcext:value-type="float">
            <text:p>6196</text:p>
          </table:table-cell>
          <table:table-cell table:number-columns-repeated="3"/>
        </table:table-row>
        <table:table-row table:style-name="ro1">
          <table:table-cell office:value-type="float" office:value="2114494" calcext:value-type="float">
            <text:p>211449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547" calcext:value-type="float">
            <text:p>6547</text:p>
          </table:table-cell>
          <table:table-cell table:number-columns-repeated="3"/>
        </table:table-row>
        <table:table-row table:style-name="ro1">
          <table:table-cell office:value-type="float" office:value="2117667" calcext:value-type="float">
            <text:p>211766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05" calcext:value-type="float">
            <text:p>6605</text:p>
          </table:table-cell>
          <table:table-cell table:number-columns-repeated="3"/>
        </table:table-row>
        <table:table-row table:style-name="ro1">
          <table:table-cell office:value-type="float" office:value="2120706" calcext:value-type="float">
            <text:p>21207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2132764" calcext:value-type="float">
            <text:p>21327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85" calcext:value-type="float">
            <text:p>6185</text:p>
          </table:table-cell>
          <table:table-cell table:number-columns-repeated="3"/>
        </table:table-row>
        <table:table-row table:style-name="ro1">
          <table:table-cell office:value-type="float" office:value="2139811" calcext:value-type="float">
            <text:p>21398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173" calcext:value-type="float">
            <text:p>6173</text:p>
          </table:table-cell>
          <table:table-cell table:number-columns-repeated="3"/>
        </table:table-row>
        <table:table-row table:style-name="ro1">
          <table:table-cell office:value-type="float" office:value="2145188" calcext:value-type="float">
            <text:p>21451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2149731" calcext:value-type="float">
            <text:p>21497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2153772" calcext:value-type="float">
            <text:p>21537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439" calcext:value-type="float">
            <text:p>6439</text:p>
          </table:table-cell>
          <table:table-cell table:number-columns-repeated="3"/>
        </table:table-row>
        <table:table-row table:style-name="ro1">
          <table:table-cell office:value-type="float" office:value="2157480" calcext:value-type="float">
            <text:p>215748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59" calcext:value-type="float">
            <text:p>6359</text:p>
          </table:table-cell>
          <table:table-cell table:number-columns-repeated="3"/>
        </table:table-row>
        <table:table-row table:style-name="ro1">
          <table:table-cell office:value-type="float" office:value="2160953" calcext:value-type="float">
            <text:p>21609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  <table:table-cell table:number-columns-repeated="3"/>
        </table:table-row>
        <table:table-row table:style-name="ro1">
          <table:table-cell office:value-type="float" office:value="2164260" calcext:value-type="float">
            <text:p>216426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2167433" calcext:value-type="float">
            <text:p>216743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>
          <table:table-cell office:value-type="float" office:value="2170472" calcext:value-type="float">
            <text:p>2170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office:value-type="float" office:value="2182530" calcext:value-type="float">
            <text:p>21825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2189577" calcext:value-type="float">
            <text:p>21895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29" calcext:value-type="float">
            <text:p>6229</text:p>
          </table:table-cell>
          <table:table-cell table:number-columns-repeated="3"/>
        </table:table-row>
        <table:table-row table:style-name="ro1">
          <table:table-cell office:value-type="float" office:value="2194954" calcext:value-type="float">
            <text:p>21949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2199497" calcext:value-type="float">
            <text:p>219949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2203538" calcext:value-type="float">
            <text:p>22035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2207246" calcext:value-type="float">
            <text:p>220724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37" calcext:value-type="float">
            <text:p>6337</text:p>
          </table:table-cell>
          <table:table-cell table:number-columns-repeated="3"/>
        </table:table-row>
        <table:table-row table:style-name="ro1">
          <table:table-cell office:value-type="float" office:value="2210719" calcext:value-type="float">
            <text:p>22107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63" calcext:value-type="float">
            <text:p>6263</text:p>
          </table:table-cell>
          <table:table-cell table:number-columns-repeated="3"/>
        </table:table-row>
        <table:table-row table:style-name="ro1">
          <table:table-cell office:value-type="float" office:value="2214026" calcext:value-type="float">
            <text:p>221402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2217199" calcext:value-type="float">
            <text:p>221719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2220238" calcext:value-type="float">
            <text:p>2220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705" calcext:value-type="float">
            <text:p>6705</text:p>
          </table:table-cell>
          <table:table-cell table:number-columns-repeated="3"/>
        </table:table-row>
        <table:table-row table:style-name="ro1">
          <table:table-cell office:value-type="float" office:value="2232296" calcext:value-type="float">
            <text:p>22322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45" calcext:value-type="float">
            <text:p>6145</text:p>
          </table:table-cell>
          <table:table-cell table:number-columns-repeated="3"/>
        </table:table-row>
        <table:table-row table:style-name="ro1">
          <table:table-cell office:value-type="float" office:value="2239343" calcext:value-type="float">
            <text:p>223934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2244720" calcext:value-type="float">
            <text:p>224472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9" calcext:value-type="float">
            <text:p>6159</text:p>
          </table:table-cell>
          <table:table-cell table:number-columns-repeated="3"/>
        </table:table-row>
        <table:table-row table:style-name="ro1">
          <table:table-cell office:value-type="float" office:value="2249263" calcext:value-type="float">
            <text:p>22492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  <table:table-cell table:number-columns-repeated="3"/>
        </table:table-row>
        <table:table-row table:style-name="ro1">
          <table:table-cell office:value-type="float" office:value="2253304" calcext:value-type="float">
            <text:p>225330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  <table:table-cell table:number-columns-repeated="3"/>
        </table:table-row>
        <table:table-row table:style-name="ro1">
          <table:table-cell office:value-type="float" office:value="2257012" calcext:value-type="float">
            <text:p>22570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2260485" calcext:value-type="float">
            <text:p>226048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151" calcext:value-type="float">
            <text:p>6151</text:p>
          </table:table-cell>
          <table:table-cell table:number-columns-repeated="3"/>
        </table:table-row>
        <table:table-row table:style-name="ro1">
          <table:table-cell office:value-type="float" office:value="2263792" calcext:value-type="float">
            <text:p>22637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1">
          <table:table-cell office:value-type="float" office:value="2266965" calcext:value-type="float">
            <text:p>22669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2270004" calcext:value-type="float">
            <text:p>22700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2282062" calcext:value-type="float">
            <text:p>22820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2289109" calcext:value-type="float">
            <text:p>22891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2294486" calcext:value-type="float">
            <text:p>22944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31" calcext:value-type="float">
            <text:p>6231</text:p>
          </table:table-cell>
          <table:table-cell table:number-columns-repeated="3"/>
        </table:table-row>
        <table:table-row table:style-name="ro1">
          <table:table-cell office:value-type="float" office:value="2299029" calcext:value-type="float">
            <text:p>22990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89" calcext:value-type="float">
            <text:p>6289</text:p>
          </table:table-cell>
          <table:table-cell table:number-columns-repeated="3"/>
        </table:table-row>
        <table:table-row table:style-name="ro1">
          <table:table-cell office:value-type="float" office:value="2303070" calcext:value-type="float">
            <text:p>23030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2306778" calcext:value-type="float">
            <text:p>23067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2310251" calcext:value-type="float">
            <text:p>231025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2313558" calcext:value-type="float">
            <text:p>23135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2316731" calcext:value-type="float">
            <text:p>23167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29" calcext:value-type="float">
            <text:p>6329</text:p>
          </table:table-cell>
          <table:table-cell table:number-columns-repeated="3"/>
        </table:table-row>
        <table:table-row table:style-name="ro1">
          <table:table-cell office:value-type="float" office:value="2319770" calcext:value-type="float">
            <text:p>23197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637" calcext:value-type="float">
            <text:p>6637</text:p>
          </table:table-cell>
          <table:table-cell table:number-columns-repeated="3"/>
        </table:table-row>
        <table:table-row table:style-name="ro1">
          <table:table-cell office:value-type="float" office:value="2331828" calcext:value-type="float">
            <text:p>23318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2338875" calcext:value-type="float">
            <text:p>23388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67" calcext:value-type="float">
            <text:p>6267</text:p>
          </table:table-cell>
          <table:table-cell table:number-columns-repeated="3"/>
        </table:table-row>
        <table:table-row table:style-name="ro1">
          <table:table-cell office:value-type="float" office:value="2344252" calcext:value-type="float">
            <text:p>23442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91" calcext:value-type="float">
            <text:p>6191</text:p>
          </table:table-cell>
          <table:table-cell table:number-columns-repeated="3"/>
        </table:table-row>
        <table:table-row table:style-name="ro1">
          <table:table-cell office:value-type="float" office:value="2348795" calcext:value-type="float">
            <text:p>23487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2352836" calcext:value-type="float">
            <text:p>23528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2356544" calcext:value-type="float">
            <text:p>23565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2360017" calcext:value-type="float">
            <text:p>23600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33" calcext:value-type="float">
            <text:p>6233</text:p>
          </table:table-cell>
          <table:table-cell table:number-columns-repeated="3"/>
        </table:table-row>
        <table:table-row table:style-name="ro1">
          <table:table-cell office:value-type="float" office:value="2363324" calcext:value-type="float">
            <text:p>23633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2366497" calcext:value-type="float">
            <text:p>23664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2369536" calcext:value-type="float">
            <text:p>23695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57" calcext:value-type="float">
            <text:p>6557</text:p>
          </table:table-cell>
          <table:table-cell table:number-columns-repeated="3"/>
        </table:table-row>
        <table:table-row table:style-name="ro1">
          <table:table-cell office:value-type="float" office:value="2381594" calcext:value-type="float">
            <text:p>23815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03" calcext:value-type="float">
            <text:p>6103</text:p>
          </table:table-cell>
          <table:table-cell table:number-columns-repeated="3"/>
        </table:table-row>
        <table:table-row table:style-name="ro1">
          <table:table-cell office:value-type="float" office:value="2388641" calcext:value-type="float">
            <text:p>23886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53" calcext:value-type="float">
            <text:p>6253</text:p>
          </table:table-cell>
          <table:table-cell table:number-columns-repeated="3"/>
        </table:table-row>
        <table:table-row table:style-name="ro1">
          <table:table-cell office:value-type="float" office:value="2394018" calcext:value-type="float">
            <text:p>23940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2398561" calcext:value-type="float">
            <text:p>23985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  <table:table-cell table:number-columns-repeated="3"/>
        </table:table-row>
        <table:table-row table:style-name="ro1">
          <table:table-cell office:value-type="float" office:value="2402602" calcext:value-type="float">
            <text:p>24026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2406310" calcext:value-type="float">
            <text:p>24063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  <table:table-cell table:number-columns-repeated="3"/>
        </table:table-row>
        <table:table-row table:style-name="ro1">
          <table:table-cell office:value-type="float" office:value="2409783" calcext:value-type="float">
            <text:p>24097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971" calcext:value-type="float">
            <text:p>5971</text:p>
          </table:table-cell>
          <table:table-cell table:number-columns-repeated="3"/>
        </table:table-row>
        <table:table-row table:style-name="ro1">
          <table:table-cell office:value-type="float" office:value="2413090" calcext:value-type="float">
            <text:p>24130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 office:value-type="float" office:value="2416263" calcext:value-type="float">
            <text:p>24162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2419302" calcext:value-type="float">
            <text:p>24193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2431360" calcext:value-type="float">
            <text:p>24313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2438407" calcext:value-type="float">
            <text:p>24384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00" calcext:value-type="float">
            <text:p>6200</text:p>
          </table:table-cell>
          <table:table-cell table:number-columns-repeated="3"/>
        </table:table-row>
        <table:table-row table:style-name="ro1">
          <table:table-cell office:value-type="float" office:value="2443784" calcext:value-type="float">
            <text:p>24437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2448327" calcext:value-type="float">
            <text:p>24483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2452368" calcext:value-type="float">
            <text:p>24523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57" calcext:value-type="float">
            <text:p>6357</text:p>
          </table:table-cell>
          <table:table-cell table:number-columns-repeated="3"/>
        </table:table-row>
        <table:table-row table:style-name="ro1">
          <table:table-cell office:value-type="float" office:value="2456076" calcext:value-type="float">
            <text:p>24560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2459549" calcext:value-type="float">
            <text:p>24595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2462889" calcext:value-type="float">
            <text:p>246288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2466062" calcext:value-type="float">
            <text:p>246606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2469102" calcext:value-type="float">
            <text:p>24691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59" calcext:value-type="float">
            <text:p>6559</text:p>
          </table:table-cell>
          <table:table-cell table:number-columns-repeated="3"/>
        </table:table-row>
        <table:table-row table:style-name="ro1">
          <table:table-cell office:value-type="float" office:value="2481159" calcext:value-type="float">
            <text:p>24811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09" calcext:value-type="float">
            <text:p>6109</text:p>
          </table:table-cell>
          <table:table-cell table:number-columns-repeated="3"/>
        </table:table-row>
        <table:table-row table:style-name="ro1">
          <table:table-cell office:value-type="float" office:value="2488206" calcext:value-type="float">
            <text:p>248820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2493584" calcext:value-type="float">
            <text:p>24935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61" calcext:value-type="float">
            <text:p>6161</text:p>
          </table:table-cell>
          <table:table-cell table:number-columns-repeated="3"/>
        </table:table-row>
        <table:table-row table:style-name="ro1">
          <table:table-cell office:value-type="float" office:value="2498126" calcext:value-type="float">
            <text:p>249812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99" calcext:value-type="float">
            <text:p>6099</text:p>
          </table:table-cell>
          <table:table-cell table:number-columns-repeated="3"/>
        </table:table-row>
        <table:table-row table:style-name="ro1">
          <table:table-cell office:value-type="float" office:value="2502168" calcext:value-type="float">
            <text:p>25021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18" calcext:value-type="float">
            <text:p>6318</text:p>
          </table:table-cell>
          <table:table-cell table:number-columns-repeated="3"/>
        </table:table-row>
        <table:table-row table:style-name="ro1">
          <table:table-cell office:value-type="float" office:value="2505875" calcext:value-type="float">
            <text:p>25058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2509349" calcext:value-type="float">
            <text:p>25093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77" calcext:value-type="float">
            <text:p>6177</text:p>
          </table:table-cell>
          <table:table-cell table:number-columns-repeated="3"/>
        </table:table-row>
        <table:table-row table:style-name="ro1">
          <table:table-cell office:value-type="float" office:value="2512655" calcext:value-type="float">
            <text:p>251265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2515828" calcext:value-type="float">
            <text:p>251582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98" calcext:value-type="float">
            <text:p>6598</text:p>
          </table:table-cell>
          <table:table-cell table:number-columns-repeated="3"/>
        </table:table-row>
        <table:table-row table:style-name="ro1">
          <table:table-cell office:value-type="float" office:value="2518868" calcext:value-type="float">
            <text:p>25188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9" calcext:value-type="float">
            <text:p>6589</text:p>
          </table:table-cell>
          <table:table-cell table:number-columns-repeated="3"/>
        </table:table-row>
        <table:table-row table:style-name="ro1">
          <table:table-cell office:value-type="float" office:value="2530925" calcext:value-type="float">
            <text:p>25309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29" calcext:value-type="float">
            <text:p>6129</text:p>
          </table:table-cell>
          <table:table-cell table:number-columns-repeated="3"/>
        </table:table-row>
        <table:table-row table:style-name="ro1">
          <table:table-cell office:value-type="float" office:value="2537972" calcext:value-type="float">
            <text:p>25379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2543350" calcext:value-type="float">
            <text:p>25433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60" calcext:value-type="float">
            <text:p>6260</text:p>
          </table:table-cell>
          <table:table-cell table:number-columns-repeated="3"/>
        </table:table-row>
        <table:table-row table:style-name="ro1">
          <table:table-cell office:value-type="float" office:value="2547892" calcext:value-type="float">
            <text:p>25478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59" calcext:value-type="float">
            <text:p>6259</text:p>
          </table:table-cell>
          <table:table-cell table:number-columns-repeated="3"/>
        </table:table-row>
        <table:table-row table:style-name="ro1">
          <table:table-cell office:value-type="float" office:value="2551934" calcext:value-type="float">
            <text:p>25519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03" calcext:value-type="float">
            <text:p>6303</text:p>
          </table:table-cell>
          <table:table-cell table:number-columns-repeated="3"/>
        </table:table-row>
        <table:table-row table:style-name="ro1">
          <table:table-cell office:value-type="float" office:value="2555641" calcext:value-type="float">
            <text:p>25556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1" calcext:value-type="float">
            <text:p>6321</text:p>
          </table:table-cell>
          <table:table-cell table:number-columns-repeated="3"/>
        </table:table-row>
        <table:table-row table:style-name="ro1">
          <table:table-cell office:value-type="float" office:value="2559115" calcext:value-type="float">
            <text:p>25591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61" calcext:value-type="float">
            <text:p>6161</text:p>
          </table:table-cell>
          <table:table-cell table:number-columns-repeated="3"/>
        </table:table-row>
        <table:table-row table:style-name="ro1">
          <table:table-cell office:value-type="float" office:value="2562421" calcext:value-type="float">
            <text:p>256242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95" calcext:value-type="float">
            <text:p>6495</text:p>
          </table:table-cell>
          <table:table-cell table:number-columns-repeated="3"/>
        </table:table-row>
        <table:table-row table:style-name="ro1">
          <table:table-cell office:value-type="float" office:value="2565594" calcext:value-type="float">
            <text:p>256559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1" calcext:value-type="float">
            <text:p>6361</text:p>
          </table:table-cell>
          <table:table-cell table:number-columns-repeated="3"/>
        </table:table-row>
        <table:table-row table:style-name="ro1">
          <table:table-cell office:value-type="float" office:value="2568634" calcext:value-type="float">
            <text:p>25686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2580691" calcext:value-type="float">
            <text:p>258069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67" calcext:value-type="float">
            <text:p>6067</text:p>
          </table:table-cell>
          <table:table-cell table:number-columns-repeated="3"/>
        </table:table-row>
        <table:table-row table:style-name="ro1">
          <table:table-cell office:value-type="float" office:value="2587738" calcext:value-type="float">
            <text:p>258773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  <table:table-cell table:number-columns-repeated="3"/>
        </table:table-row>
        <table:table-row table:style-name="ro1">
          <table:table-cell office:value-type="float" office:value="2593116" calcext:value-type="float">
            <text:p>25931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75" calcext:value-type="float">
            <text:p>6175</text:p>
          </table:table-cell>
          <table:table-cell table:number-columns-repeated="3"/>
        </table:table-row>
        <table:table-row table:style-name="ro1">
          <table:table-cell office:value-type="float" office:value="2597658" calcext:value-type="float">
            <text:p>25976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70" calcext:value-type="float">
            <text:p>6170</text:p>
          </table:table-cell>
          <table:table-cell table:number-columns-repeated="3"/>
        </table:table-row>
        <table:table-row table:style-name="ro1">
          <table:table-cell office:value-type="float" office:value="2601700" calcext:value-type="float">
            <text:p>26017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2605407" calcext:value-type="float">
            <text:p>26054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07" calcext:value-type="float">
            <text:p>6307</text:p>
          </table:table-cell>
          <table:table-cell table:number-columns-repeated="3"/>
        </table:table-row>
        <table:table-row table:style-name="ro1">
          <table:table-cell office:value-type="float" office:value="2608881" calcext:value-type="float">
            <text:p>26088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 office:value-type="float" office:value="2612187" calcext:value-type="float">
            <text:p>261218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2615360" calcext:value-type="float">
            <text:p>261536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1" calcext:value-type="float">
            <text:p>6361</text:p>
          </table:table-cell>
          <table:table-cell table:number-columns-repeated="3"/>
        </table:table-row>
        <table:table-row table:style-name="ro1">
          <table:table-cell office:value-type="float" office:value="2618400" calcext:value-type="float">
            <text:p>2618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2630457" calcext:value-type="float">
            <text:p>26304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2637504" calcext:value-type="float">
            <text:p>263750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2642882" calcext:value-type="float">
            <text:p>26428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2647424" calcext:value-type="float">
            <text:p>264742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2651466" calcext:value-type="float">
            <text:p>26514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2655173" calcext:value-type="float">
            <text:p>265517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89" calcext:value-type="float">
            <text:p>6289</text:p>
          </table:table-cell>
          <table:table-cell table:number-columns-repeated="3"/>
        </table:table-row>
        <table:table-row table:style-name="ro1">
          <table:table-cell office:value-type="float" office:value="2658647" calcext:value-type="float">
            <text:p>26586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92" calcext:value-type="float">
            <text:p>6092</text:p>
          </table:table-cell>
          <table:table-cell table:number-columns-repeated="3"/>
        </table:table-row>
        <table:table-row table:style-name="ro1">
          <table:table-cell office:value-type="float" office:value="2661953" calcext:value-type="float">
            <text:p>266195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11" calcext:value-type="float">
            <text:p>6411</text:p>
          </table:table-cell>
          <table:table-cell table:number-columns-repeated="3"/>
        </table:table-row>
        <table:table-row table:style-name="ro1">
          <table:table-cell office:value-type="float" office:value="2665126" calcext:value-type="float">
            <text:p>26651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2668166" calcext:value-type="float">
            <text:p>26681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5" calcext:value-type="float">
            <text:p>6585</text:p>
          </table:table-cell>
          <table:table-cell table:number-columns-repeated="3"/>
        </table:table-row>
        <table:table-row table:style-name="ro1">
          <table:table-cell office:value-type="float" office:value="2680223" calcext:value-type="float">
            <text:p>26802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75" calcext:value-type="float">
            <text:p>6075</text:p>
          </table:table-cell>
          <table:table-cell table:number-columns-repeated="3"/>
        </table:table-row>
        <table:table-row table:style-name="ro1">
          <table:table-cell office:value-type="float" office:value="2687270" calcext:value-type="float">
            <text:p>26872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2692614" calcext:value-type="float">
            <text:p>26926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55" calcext:value-type="float">
            <text:p>6255</text:p>
          </table:table-cell>
          <table:table-cell table:number-columns-repeated="3"/>
        </table:table-row>
        <table:table-row table:style-name="ro1">
          <table:table-cell office:value-type="float" office:value="2697157" calcext:value-type="float">
            <text:p>26971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59" calcext:value-type="float">
            <text:p>6159</text:p>
          </table:table-cell>
          <table:table-cell table:number-columns-repeated="3"/>
        </table:table-row>
        <table:table-row table:style-name="ro1">
          <table:table-cell office:value-type="float" office:value="2701198" calcext:value-type="float">
            <text:p>27011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65" calcext:value-type="float">
            <text:p>6265</text:p>
          </table:table-cell>
          <table:table-cell table:number-columns-repeated="3"/>
        </table:table-row>
        <table:table-row table:style-name="ro1">
          <table:table-cell office:value-type="float" office:value="2704906" calcext:value-type="float">
            <text:p>27049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2708379" calcext:value-type="float">
            <text:p>27083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2711686" calcext:value-type="float">
            <text:p>27116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52" calcext:value-type="float">
            <text:p>6152</text:p>
          </table:table-cell>
          <table:table-cell table:number-columns-repeated="3"/>
        </table:table-row>
        <table:table-row table:style-name="ro1">
          <table:table-cell office:value-type="float" office:value="2714859" calcext:value-type="float">
            <text:p>27148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267" calcext:value-type="float">
            <text:p>6267</text:p>
          </table:table-cell>
          <table:table-cell table:number-columns-repeated="3"/>
        </table:table-row>
        <table:table-row table:style-name="ro1">
          <table:table-cell office:value-type="float" office:value="2717898" calcext:value-type="float">
            <text:p>27178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75" calcext:value-type="float">
            <text:p>6375</text:p>
          </table:table-cell>
          <table:table-cell table:number-columns-repeated="3"/>
        </table:table-row>
        <table:table-row table:style-name="ro1">
          <table:table-cell office:value-type="float" office:value="2729956" calcext:value-type="float">
            <text:p>272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93" calcext:value-type="float">
            <text:p>6193</text:p>
          </table:table-cell>
          <table:table-cell table:number-columns-repeated="3"/>
        </table:table-row>
        <table:table-row table:style-name="ro1">
          <table:table-cell office:value-type="float" office:value="2737003" calcext:value-type="float">
            <text:p>27370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3" calcext:value-type="float">
            <text:p>6143</text:p>
          </table:table-cell>
          <table:table-cell table:number-columns-repeated="3"/>
        </table:table-row>
        <table:table-row table:style-name="ro1">
          <table:table-cell office:value-type="float" office:value="2742380" calcext:value-type="float">
            <text:p>27423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93" calcext:value-type="float">
            <text:p>6193</text:p>
          </table:table-cell>
          <table:table-cell table:number-columns-repeated="3"/>
        </table:table-row>
        <table:table-row table:style-name="ro1">
          <table:table-cell office:value-type="float" office:value="2746923" calcext:value-type="float">
            <text:p>27469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2750964" calcext:value-type="float">
            <text:p>27509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2754672" calcext:value-type="float">
            <text:p>27546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2758145" calcext:value-type="float">
            <text:p>27581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2761452" calcext:value-type="float">
            <text:p>27614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3" calcext:value-type="float">
            <text:p>6313</text:p>
          </table:table-cell>
          <table:table-cell table:number-columns-repeated="3"/>
        </table:table-row>
        <table:table-row table:style-name="ro1">
          <table:table-cell office:value-type="float" office:value="2764625" calcext:value-type="float">
            <text:p>27646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89" calcext:value-type="float">
            <text:p>6589</text:p>
          </table:table-cell>
          <table:table-cell table:number-columns-repeated="3"/>
        </table:table-row>
        <table:table-row table:style-name="ro1">
          <table:table-cell office:value-type="float" office:value="2767664" calcext:value-type="float">
            <text:p>27676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79" calcext:value-type="float">
            <text:p>6479</text:p>
          </table:table-cell>
          <table:table-cell table:number-columns-repeated="3"/>
        </table:table-row>
        <table:table-row table:style-name="ro1">
          <table:table-cell office:value-type="float" office:value="2779722" calcext:value-type="float">
            <text:p>27797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23" calcext:value-type="float">
            <text:p>6023</text:p>
          </table:table-cell>
          <table:table-cell table:number-columns-repeated="3"/>
        </table:table-row>
        <table:table-row table:style-name="ro1">
          <table:table-cell office:value-type="float" office:value="2786769" calcext:value-type="float">
            <text:p>27867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35" calcext:value-type="float">
            <text:p>6235</text:p>
          </table:table-cell>
          <table:table-cell table:number-columns-repeated="3"/>
        </table:table-row>
        <table:table-row table:style-name="ro1">
          <table:table-cell office:value-type="float" office:value="2792146" calcext:value-type="float">
            <text:p>27921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2796689" calcext:value-type="float">
            <text:p>27966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57" calcext:value-type="float">
            <text:p>6257</text:p>
          </table:table-cell>
          <table:table-cell table:number-columns-repeated="3"/>
        </table:table-row>
        <table:table-row table:style-name="ro1">
          <table:table-cell office:value-type="float" office:value="2800730" calcext:value-type="float">
            <text:p>28007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  <table:table-cell table:number-columns-repeated="3"/>
        </table:table-row>
        <table:table-row table:style-name="ro1">
          <table:table-cell office:value-type="float" office:value="2804438" calcext:value-type="float">
            <text:p>28044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2807911" calcext:value-type="float">
            <text:p>28079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2811218" calcext:value-type="float">
            <text:p>28112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2814391" calcext:value-type="float">
            <text:p>28143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2817430" calcext:value-type="float">
            <text:p>28174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79" calcext:value-type="float">
            <text:p>6379</text:p>
          </table:table-cell>
          <table:table-cell table:number-columns-repeated="3"/>
        </table:table-row>
        <table:table-row table:style-name="ro1">
          <table:table-cell office:value-type="float" office:value="2829488" calcext:value-type="float">
            <text:p>28294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2836535" calcext:value-type="float">
            <text:p>28365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57" calcext:value-type="float">
            <text:p>6157</text:p>
          </table:table-cell>
          <table:table-cell table:number-columns-repeated="3"/>
        </table:table-row>
        <table:table-row table:style-name="ro1">
          <table:table-cell office:value-type="float" office:value="2841912" calcext:value-type="float">
            <text:p>28419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31" calcext:value-type="float">
            <text:p>6231</text:p>
          </table:table-cell>
          <table:table-cell table:number-columns-repeated="3"/>
        </table:table-row>
        <table:table-row table:style-name="ro1">
          <table:table-cell office:value-type="float" office:value="2846455" calcext:value-type="float">
            <text:p>28464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2850496" calcext:value-type="float">
            <text:p>28504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2854204" calcext:value-type="float">
            <text:p>28542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63" calcext:value-type="float">
            <text:p>6263</text:p>
          </table:table-cell>
          <table:table-cell table:number-columns-repeated="3"/>
        </table:table-row>
        <table:table-row table:style-name="ro1">
          <table:table-cell office:value-type="float" office:value="2857777" calcext:value-type="float">
            <text:p>28577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float" office:value="2861084" calcext:value-type="float">
            <text:p>28610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2864257" calcext:value-type="float">
            <text:p>28642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81" calcext:value-type="float">
            <text:p>6381</text:p>
          </table:table-cell>
          <table:table-cell table:number-columns-repeated="3"/>
        </table:table-row>
        <table:table-row table:style-name="ro1">
          <table:table-cell office:value-type="float" office:value="2867296" calcext:value-type="float">
            <text:p>28672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08" calcext:value-type="float">
            <text:p>6508</text:p>
          </table:table-cell>
          <table:table-cell table:number-columns-repeated="3"/>
        </table:table-row>
        <table:table-row table:style-name="ro1">
          <table:table-cell office:value-type="float" office:value="2879354" calcext:value-type="float">
            <text:p>28793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69" calcext:value-type="float">
            <text:p>6069</text:p>
          </table:table-cell>
          <table:table-cell table:number-columns-repeated="3"/>
        </table:table-row>
        <table:table-row table:style-name="ro1">
          <table:table-cell office:value-type="float" office:value="2886401" calcext:value-type="float">
            <text:p>28864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2891779" calcext:value-type="float">
            <text:p>289177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21" calcext:value-type="float">
            <text:p>6121</text:p>
          </table:table-cell>
          <table:table-cell table:number-columns-repeated="3"/>
        </table:table-row>
        <table:table-row table:style-name="ro1">
          <table:table-cell office:value-type="float" office:value="2896321" calcext:value-type="float">
            <text:p>28963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2900362" calcext:value-type="float">
            <text:p>29003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>
          <table:table-cell office:value-type="float" office:value="2904070" calcext:value-type="float">
            <text:p>290407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63" calcext:value-type="float">
            <text:p>6163</text:p>
          </table:table-cell>
          <table:table-cell table:number-columns-repeated="3"/>
        </table:table-row>
        <table:table-row table:style-name="ro1">
          <table:table-cell office:value-type="float" office:value="2907543" calcext:value-type="float">
            <text:p>29075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2910850" calcext:value-type="float">
            <text:p>29108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35" calcext:value-type="float">
            <text:p>6235</text:p>
          </table:table-cell>
          <table:table-cell table:number-columns-repeated="3"/>
        </table:table-row>
        <table:table-row table:style-name="ro1">
          <table:table-cell office:value-type="float" office:value="2914023" calcext:value-type="float">
            <text:p>29140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05" calcext:value-type="float">
            <text:p>6305</text:p>
          </table:table-cell>
          <table:table-cell table:number-columns-repeated="3"/>
        </table:table-row>
        <table:table-row table:style-name="ro1">
          <table:table-cell office:value-type="float" office:value="2917062" calcext:value-type="float">
            <text:p>29170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385" calcext:value-type="float">
            <text:p>6385</text:p>
          </table:table-cell>
          <table:table-cell table:number-columns-repeated="3"/>
        </table:table-row>
        <table:table-row table:style-name="ro1">
          <table:table-cell office:value-type="float" office:value="2929120" calcext:value-type="float">
            <text:p>29291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2936167" calcext:value-type="float">
            <text:p>29361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2941545" calcext:value-type="float">
            <text:p>29415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2946087" calcext:value-type="float">
            <text:p>29460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01" calcext:value-type="float">
            <text:p>6201</text:p>
          </table:table-cell>
          <table:table-cell table:number-columns-repeated="3"/>
        </table:table-row>
        <table:table-row table:style-name="ro1">
          <table:table-cell office:value-type="float" office:value="2950128" calcext:value-type="float">
            <text:p>29501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150" calcext:value-type="float">
            <text:p>6150</text:p>
          </table:table-cell>
          <table:table-cell table:number-columns-repeated="3"/>
        </table:table-row>
        <table:table-row table:style-name="ro1">
          <table:table-cell office:value-type="float" office:value="2953836" calcext:value-type="float">
            <text:p>29538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25" calcext:value-type="float">
            <text:p>6325</text:p>
          </table:table-cell>
          <table:table-cell table:number-columns-repeated="3"/>
        </table:table-row>
        <table:table-row table:style-name="ro1">
          <table:table-cell office:value-type="float" office:value="2957309" calcext:value-type="float">
            <text:p>29573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993" calcext:value-type="float">
            <text:p>5993</text:p>
          </table:table-cell>
          <table:table-cell table:number-columns-repeated="3"/>
        </table:table-row>
        <table:table-row table:style-name="ro1">
          <table:table-cell office:value-type="float" office:value="2960616" calcext:value-type="float">
            <text:p>29606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2963789" calcext:value-type="float">
            <text:p>29637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589" calcext:value-type="float">
            <text:p>6589</text:p>
          </table:table-cell>
          <table:table-cell table:number-columns-repeated="3"/>
        </table:table-row>
        <table:table-row table:style-name="ro1">
          <table:table-cell office:value-type="float" office:value="2966828" calcext:value-type="float">
            <text:p>29668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2978886" calcext:value-type="float">
            <text:p>29788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2985933" calcext:value-type="float">
            <text:p>29859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2991311" calcext:value-type="float">
            <text:p>299131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26" calcext:value-type="float">
            <text:p>6126</text:p>
          </table:table-cell>
          <table:table-cell table:number-columns-repeated="3"/>
        </table:table-row>
        <table:table-row table:style-name="ro1">
          <table:table-cell office:value-type="float" office:value="2995853" calcext:value-type="float">
            <text:p>29958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2999894" calcext:value-type="float">
            <text:p>29998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3003602" calcext:value-type="float">
            <text:p>300360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3007075" calcext:value-type="float">
            <text:p>30070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3010382" calcext:value-type="float">
            <text:p>30103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3013555" calcext:value-type="float">
            <text:p>301355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3016594" calcext:value-type="float">
            <text:p>30165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1">
          <table:table-cell office:value-type="float" office:value="3028652" calcext:value-type="float">
            <text:p>302865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3035699" calcext:value-type="float">
            <text:p>30356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3041077" calcext:value-type="float">
            <text:p>304107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3045619" calcext:value-type="float">
            <text:p>30456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3049660" calcext:value-type="float">
            <text:p>30496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3053368" calcext:value-type="float">
            <text:p>305336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97" calcext:value-type="float">
            <text:p>6197</text:p>
          </table:table-cell>
          <table:table-cell table:number-columns-repeated="3"/>
        </table:table-row>
        <table:table-row table:style-name="ro1">
          <table:table-cell office:value-type="float" office:value="3056841" calcext:value-type="float">
            <text:p>30568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41" calcext:value-type="float">
            <text:p>6141</text:p>
          </table:table-cell>
          <table:table-cell table:number-columns-repeated="3"/>
        </table:table-row>
        <table:table-row table:style-name="ro1">
          <table:table-cell office:value-type="float" office:value="3060148" calcext:value-type="float">
            <text:p>306014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3063321" calcext:value-type="float">
            <text:p>30633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441" calcext:value-type="float">
            <text:p>6441</text:p>
          </table:table-cell>
          <table:table-cell table:number-columns-repeated="3"/>
        </table:table-row>
        <table:table-row table:style-name="ro1">
          <table:table-cell office:value-type="float" office:value="3066360" calcext:value-type="float">
            <text:p>30663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95" calcext:value-type="float">
            <text:p>6395</text:p>
          </table:table-cell>
          <table:table-cell table:number-columns-repeated="3"/>
        </table:table-row>
        <table:table-row table:style-name="ro1">
          <table:table-cell office:value-type="float" office:value="3078418" calcext:value-type="float">
            <text:p>30784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3085465" calcext:value-type="float">
            <text:p>30854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3090843" calcext:value-type="float">
            <text:p>30908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077" calcext:value-type="float">
            <text:p>6077</text:p>
          </table:table-cell>
          <table:table-cell table:number-columns-repeated="3"/>
        </table:table-row>
        <table:table-row table:style-name="ro1">
          <table:table-cell office:value-type="float" office:value="3095385" calcext:value-type="float">
            <text:p>30953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3099426" calcext:value-type="float">
            <text:p>30994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75" calcext:value-type="float">
            <text:p>6375</text:p>
          </table:table-cell>
          <table:table-cell table:number-columns-repeated="3"/>
        </table:table-row>
        <table:table-row table:style-name="ro1">
          <table:table-cell office:value-type="float" office:value="3103134" calcext:value-type="float">
            <text:p>31031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3106607" calcext:value-type="float">
            <text:p>31066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3109914" calcext:value-type="float">
            <text:p>31099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049" calcext:value-type="float">
            <text:p>6049</text:p>
          </table:table-cell>
          <table:table-cell table:number-columns-repeated="3"/>
        </table:table-row>
        <table:table-row table:style-name="ro1">
          <table:table-cell office:value-type="float" office:value="3113087" calcext:value-type="float">
            <text:p>31130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189" calcext:value-type="float">
            <text:p>6189</text:p>
          </table:table-cell>
          <table:table-cell table:number-columns-repeated="3"/>
        </table:table-row>
        <table:table-row table:style-name="ro1">
          <table:table-cell office:value-type="float" office:value="3116126" calcext:value-type="float">
            <text:p>31161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69" calcext:value-type="float">
            <text:p>6569</text:p>
          </table:table-cell>
          <table:table-cell table:number-columns-repeated="3"/>
        </table:table-row>
        <table:table-row table:style-name="ro1">
          <table:table-cell office:value-type="float" office:value="3128184" calcext:value-type="float">
            <text:p>31281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21" calcext:value-type="float">
            <text:p>6021</text:p>
          </table:table-cell>
          <table:table-cell table:number-columns-repeated="3"/>
        </table:table-row>
        <table:table-row table:style-name="ro1">
          <table:table-cell office:value-type="float" office:value="3135231" calcext:value-type="float">
            <text:p>31352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float" office:value="3140609" calcext:value-type="float">
            <text:p>31406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3145151" calcext:value-type="float">
            <text:p>31451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3149192" calcext:value-type="float">
            <text:p>31491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3152900" calcext:value-type="float">
            <text:p>31529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47" calcext:value-type="float">
            <text:p>6247</text:p>
          </table:table-cell>
          <table:table-cell table:number-columns-repeated="3"/>
        </table:table-row>
        <table:table-row table:style-name="ro1">
          <table:table-cell office:value-type="float" office:value="3156373" calcext:value-type="float">
            <text:p>31563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3159680" calcext:value-type="float">
            <text:p>31596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3162853" calcext:value-type="float">
            <text:p>31628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3165892" calcext:value-type="float">
            <text:p>31658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35" calcext:value-type="float">
            <text:p>6635</text:p>
          </table:table-cell>
          <table:table-cell table:number-columns-repeated="3"/>
        </table:table-row>
        <table:table-row table:style-name="ro1">
          <table:table-cell office:value-type="float" office:value="3177950" calcext:value-type="float">
            <text:p>31779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3184997" calcext:value-type="float">
            <text:p>31849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56" calcext:value-type="float">
            <text:p>6156</text:p>
          </table:table-cell>
          <table:table-cell table:number-columns-repeated="3"/>
        </table:table-row>
        <table:table-row table:style-name="ro1">
          <table:table-cell office:value-type="float" office:value="3190375" calcext:value-type="float">
            <text:p>319037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43" calcext:value-type="float">
            <text:p>6143</text:p>
          </table:table-cell>
          <table:table-cell table:number-columns-repeated="3"/>
        </table:table-row>
        <table:table-row table:style-name="ro1">
          <table:table-cell office:value-type="float" office:value="3194917" calcext:value-type="float">
            <text:p>31949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3198958" calcext:value-type="float">
            <text:p>31989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3202666" calcext:value-type="float">
            <text:p>32026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89" calcext:value-type="float">
            <text:p>6289</text:p>
          </table:table-cell>
          <table:table-cell table:number-columns-repeated="3"/>
        </table:table-row>
        <table:table-row table:style-name="ro1">
          <table:table-cell office:value-type="float" office:value="3206139" calcext:value-type="float">
            <text:p>320613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3209446" calcext:value-type="float">
            <text:p>32094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3212619" calcext:value-type="float">
            <text:p>32126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263" calcext:value-type="float">
            <text:p>6263</text:p>
          </table:table-cell>
          <table:table-cell table:number-columns-repeated="3"/>
        </table:table-row>
        <table:table-row table:style-name="ro1">
          <table:table-cell office:value-type="float" office:value="3215658" calcext:value-type="float">
            <text:p>32156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39" calcext:value-type="float">
            <text:p>6439</text:p>
          </table:table-cell>
          <table:table-cell table:number-columns-repeated="3"/>
        </table:table-row>
        <table:table-row table:style-name="ro1">
          <table:table-cell office:value-type="float" office:value="3227716" calcext:value-type="float">
            <text:p>32277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3234763" calcext:value-type="float">
            <text:p>32347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41" calcext:value-type="float">
            <text:p>6141</text:p>
          </table:table-cell>
          <table:table-cell table:number-columns-repeated="3"/>
        </table:table-row>
        <table:table-row table:style-name="ro1">
          <table:table-cell office:value-type="float" office:value="3240141" calcext:value-type="float">
            <text:p>32401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33" calcext:value-type="float">
            <text:p>6133</text:p>
          </table:table-cell>
          <table:table-cell table:number-columns-repeated="3"/>
        </table:table-row>
        <table:table-row table:style-name="ro1">
          <table:table-cell office:value-type="float" office:value="3244683" calcext:value-type="float">
            <text:p>32446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3248724" calcext:value-type="float">
            <text:p>32487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3252432" calcext:value-type="float">
            <text:p>32524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3255905" calcext:value-type="float">
            <text:p>32559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3259212" calcext:value-type="float">
            <text:p>32592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7" calcext:value-type="float">
            <text:p>6317</text:p>
          </table:table-cell>
          <table:table-cell table:number-columns-repeated="3"/>
        </table:table-row>
        <table:table-row table:style-name="ro1">
          <table:table-cell office:value-type="float" office:value="3262385" calcext:value-type="float">
            <text:p>32623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337" calcext:value-type="float">
            <text:p>6337</text:p>
          </table:table-cell>
          <table:table-cell table:number-columns-repeated="3"/>
        </table:table-row>
        <table:table-row table:style-name="ro1">
          <table:table-cell office:value-type="float" office:value="3265424" calcext:value-type="float">
            <text:p>32654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3277482" calcext:value-type="float">
            <text:p>32774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3284529" calcext:value-type="float">
            <text:p>32845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99" calcext:value-type="float">
            <text:p>6099</text:p>
          </table:table-cell>
          <table:table-cell table:number-columns-repeated="3"/>
        </table:table-row>
        <table:table-row table:style-name="ro1">
          <table:table-cell office:value-type="float" office:value="3289907" calcext:value-type="float">
            <text:p>32899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61" calcext:value-type="float">
            <text:p>6161</text:p>
          </table:table-cell>
          <table:table-cell table:number-columns-repeated="3"/>
        </table:table-row>
        <table:table-row table:style-name="ro1">
          <table:table-cell office:value-type="float" office:value="3294449" calcext:value-type="float">
            <text:p>329444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81" calcext:value-type="float">
            <text:p>6081</text:p>
          </table:table-cell>
          <table:table-cell table:number-columns-repeated="3"/>
        </table:table-row>
        <table:table-row table:style-name="ro1">
          <table:table-cell office:value-type="float" office:value="3298490" calcext:value-type="float">
            <text:p>329849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3302198" calcext:value-type="float">
            <text:p>33021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3305671" calcext:value-type="float">
            <text:p>330567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81" calcext:value-type="float">
            <text:p>6081</text:p>
          </table:table-cell>
          <table:table-cell table:number-columns-repeated="3"/>
        </table:table-row>
        <table:table-row table:style-name="ro1">
          <table:table-cell office:value-type="float" office:value="3308978" calcext:value-type="float">
            <text:p>330897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3312151" calcext:value-type="float">
            <text:p>33121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03" calcext:value-type="float">
            <text:p>6503</text:p>
          </table:table-cell>
          <table:table-cell table:number-columns-repeated="3"/>
        </table:table-row>
        <table:table-row table:style-name="ro1">
          <table:table-cell office:value-type="float" office:value="3315190" calcext:value-type="float">
            <text:p>33151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3327248" calcext:value-type="float">
            <text:p>33272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51" calcext:value-type="float">
            <text:p>6051</text:p>
          </table:table-cell>
          <table:table-cell table:number-columns-repeated="3"/>
        </table:table-row>
        <table:table-row table:style-name="ro1">
          <table:table-cell office:value-type="float" office:value="3334295" calcext:value-type="float">
            <text:p>33342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65" calcext:value-type="float">
            <text:p>6065</text:p>
          </table:table-cell>
          <table:table-cell table:number-columns-repeated="3"/>
        </table:table-row>
        <table:table-row table:style-name="ro1">
          <table:table-cell office:value-type="float" office:value="3339639" calcext:value-type="float">
            <text:p>33396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57" calcext:value-type="float">
            <text:p>6157</text:p>
          </table:table-cell>
          <table:table-cell table:number-columns-repeated="3"/>
        </table:table-row>
        <table:table-row table:style-name="ro1">
          <table:table-cell office:value-type="float" office:value="3344182" calcext:value-type="float">
            <text:p>33441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3348223" calcext:value-type="float">
            <text:p>33482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3351930" calcext:value-type="float">
            <text:p>3351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03" calcext:value-type="float">
            <text:p>6103</text:p>
          </table:table-cell>
          <table:table-cell table:number-columns-repeated="3"/>
        </table:table-row>
        <table:table-row table:style-name="ro1">
          <table:table-cell office:value-type="float" office:value="3355404" calcext:value-type="float">
            <text:p>33554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3358711" calcext:value-type="float">
            <text:p>33587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3361884" calcext:value-type="float">
            <text:p>33618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3364923" calcext:value-type="float">
            <text:p>33649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437" calcext:value-type="float">
            <text:p>6437</text:p>
          </table:table-cell>
          <table:table-cell table:number-columns-repeated="3"/>
        </table:table-row>
        <table:table-row table:style-name="ro1">
          <table:table-cell office:value-type="float" office:value="3376980" calcext:value-type="float">
            <text:p>3376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65" calcext:value-type="float">
            <text:p>5965</text:p>
          </table:table-cell>
          <table:table-cell table:number-columns-repeated="3"/>
        </table:table-row>
        <table:table-row table:style-name="ro1">
          <table:table-cell office:value-type="float" office:value="3384028" calcext:value-type="float">
            <text:p>33840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3389405" calcext:value-type="float">
            <text:p>33894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3393948" calcext:value-type="float">
            <text:p>339394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59" calcext:value-type="float">
            <text:p>6059</text:p>
          </table:table-cell>
          <table:table-cell table:number-columns-repeated="3"/>
        </table:table-row>
        <table:table-row table:style-name="ro1">
          <table:table-cell office:value-type="float" office:value="3397989" calcext:value-type="float">
            <text:p>33979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73" calcext:value-type="float">
            <text:p>6273</text:p>
          </table:table-cell>
          <table:table-cell table:number-columns-repeated="3"/>
        </table:table-row>
        <table:table-row table:style-name="ro1">
          <table:table-cell office:value-type="float" office:value="3401696" calcext:value-type="float">
            <text:p>3401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16" calcext:value-type="float">
            <text:p>6216</text:p>
          </table:table-cell>
          <table:table-cell table:number-columns-repeated="3"/>
        </table:table-row>
        <table:table-row table:style-name="ro1">
          <table:table-cell office:value-type="float" office:value="3405170" calcext:value-type="float">
            <text:p>34051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91" calcext:value-type="float">
            <text:p>6091</text:p>
          </table:table-cell>
          <table:table-cell table:number-columns-repeated="3"/>
        </table:table-row>
        <table:table-row table:style-name="ro1">
          <table:table-cell office:value-type="float" office:value="3408477" calcext:value-type="float">
            <text:p>34084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9" calcext:value-type="float">
            <text:p>6169</text:p>
          </table:table-cell>
          <table:table-cell table:number-columns-repeated="3"/>
        </table:table-row>
        <table:table-row table:style-name="ro1">
          <table:table-cell office:value-type="float" office:value="3411650" calcext:value-type="float">
            <text:p>341165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3414689" calcext:value-type="float">
            <text:p>34146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431" calcext:value-type="float">
            <text:p>6431</text:p>
          </table:table-cell>
          <table:table-cell table:number-columns-repeated="3"/>
        </table:table-row>
        <table:table-row table:style-name="ro1">
          <table:table-cell office:value-type="float" office:value="3426746" calcext:value-type="float">
            <text:p>3426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57" calcext:value-type="float">
            <text:p>5957</text:p>
          </table:table-cell>
          <table:table-cell table:number-columns-repeated="3"/>
        </table:table-row>
        <table:table-row table:style-name="ro1">
          <table:table-cell office:value-type="float" office:value="3433794" calcext:value-type="float">
            <text:p>34337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85" calcext:value-type="float">
            <text:p>6185</text:p>
          </table:table-cell>
          <table:table-cell table:number-columns-repeated="3"/>
        </table:table-row>
        <table:table-row table:style-name="ro1">
          <table:table-cell office:value-type="float" office:value="3439171" calcext:value-type="float">
            <text:p>34391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93" calcext:value-type="float">
            <text:p>6093</text:p>
          </table:table-cell>
          <table:table-cell table:number-columns-repeated="3"/>
        </table:table-row>
        <table:table-row table:style-name="ro1">
          <table:table-cell office:value-type="float" office:value="3443747" calcext:value-type="float">
            <text:p>34437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95" calcext:value-type="float">
            <text:p>6195</text:p>
          </table:table-cell>
          <table:table-cell table:number-columns-repeated="3"/>
        </table:table-row>
        <table:table-row table:style-name="ro1">
          <table:table-cell office:value-type="float" office:value="3447822" calcext:value-type="float">
            <text:p>3447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3451529" calcext:value-type="float">
            <text:p>345152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15" calcext:value-type="float">
            <text:p>6215</text:p>
          </table:table-cell>
          <table:table-cell table:number-columns-repeated="3"/>
        </table:table-row>
        <table:table-row table:style-name="ro1">
          <table:table-cell office:value-type="float" office:value="3455003" calcext:value-type="float">
            <text:p>3455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3458309" calcext:value-type="float">
            <text:p>34583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3461482" calcext:value-type="float">
            <text:p>346148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3464522" calcext:value-type="float">
            <text:p>3464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93" calcext:value-type="float">
            <text:p>6393</text:p>
          </table:table-cell>
          <table:table-cell table:number-columns-repeated="3"/>
        </table:table-row>
        <table:table-row table:style-name="ro1">
          <table:table-cell office:value-type="float" office:value="3476579" calcext:value-type="float">
            <text:p>3476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office:value-type="float" office:value="3483627" calcext:value-type="float">
            <text:p>3483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3489004" calcext:value-type="float">
            <text:p>34890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91" calcext:value-type="float">
            <text:p>6191</text:p>
          </table:table-cell>
          <table:table-cell table:number-columns-repeated="3"/>
        </table:table-row>
        <table:table-row table:style-name="ro1">
          <table:table-cell office:value-type="float" office:value="3493546" calcext:value-type="float">
            <text:p>349354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35" calcext:value-type="float">
            <text:p>6135</text:p>
          </table:table-cell>
          <table:table-cell table:number-columns-repeated="3"/>
        </table:table-row>
        <table:table-row table:style-name="ro1">
          <table:table-cell office:value-type="float" office:value="3497588" calcext:value-type="float">
            <text:p>3497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3501295" calcext:value-type="float">
            <text:p>350129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31" calcext:value-type="float">
            <text:p>6231</text:p>
          </table:table-cell>
          <table:table-cell table:number-columns-repeated="3"/>
        </table:table-row>
        <table:table-row table:style-name="ro1">
          <table:table-cell office:value-type="float" office:value="3504769" calcext:value-type="float">
            <text:p>35047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3508075" calcext:value-type="float">
            <text:p>35080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3511248" calcext:value-type="float">
            <text:p>351124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3514288" calcext:value-type="float">
            <text:p>35142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54" calcext:value-type="float">
            <text:p>6354</text:p>
          </table:table-cell>
          <table:table-cell table:number-columns-repeated="3"/>
        </table:table-row>
        <table:table-row table:style-name="ro1">
          <table:table-cell office:value-type="float" office:value="3526312" calcext:value-type="float">
            <text:p>35263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3533359" calcext:value-type="float">
            <text:p>35333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3538737" calcext:value-type="float">
            <text:p>35387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91" calcext:value-type="float">
            <text:p>6091</text:p>
          </table:table-cell>
          <table:table-cell table:number-columns-repeated="3"/>
        </table:table-row>
        <table:table-row table:style-name="ro1">
          <table:table-cell office:value-type="float" office:value="3543279" calcext:value-type="float">
            <text:p>35432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3547287" calcext:value-type="float">
            <text:p>35472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79" calcext:value-type="float">
            <text:p>6179</text:p>
          </table:table-cell>
          <table:table-cell table:number-columns-repeated="3"/>
        </table:table-row>
        <table:table-row table:style-name="ro1">
          <table:table-cell office:value-type="float" office:value="3550961" calcext:value-type="float">
            <text:p>355096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3554435" calcext:value-type="float">
            <text:p>35544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19" calcext:value-type="float">
            <text:p>6019</text:p>
          </table:table-cell>
          <table:table-cell table:number-columns-repeated="3"/>
        </table:table-row>
        <table:table-row table:style-name="ro1">
          <table:table-cell office:value-type="float" office:value="3557741" calcext:value-type="float">
            <text:p>355774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83" calcext:value-type="float">
            <text:p>6183</text:p>
          </table:table-cell>
          <table:table-cell table:number-columns-repeated="3"/>
        </table:table-row>
        <table:table-row table:style-name="ro1">
          <table:table-cell office:value-type="float" office:value="3560914" calcext:value-type="float">
            <text:p>35609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442" calcext:value-type="float">
            <text:p>6442</text:p>
          </table:table-cell>
          <table:table-cell table:number-columns-repeated="3"/>
        </table:table-row>
        <table:table-row table:style-name="ro1">
          <table:table-cell office:value-type="float" office:value="3563954" calcext:value-type="float">
            <text:p>35639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3576011" calcext:value-type="float">
            <text:p>35760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3583058" calcext:value-type="float">
            <text:p>35830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3588436" calcext:value-type="float">
            <text:p>35884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76" calcext:value-type="float">
            <text:p>6176</text:p>
          </table:table-cell>
          <table:table-cell table:number-columns-repeated="3"/>
        </table:table-row>
        <table:table-row table:style-name="ro1">
          <table:table-cell office:value-type="float" office:value="3592978" calcext:value-type="float">
            <text:p>35929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3597020" calcext:value-type="float">
            <text:p>35970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09" calcext:value-type="float">
            <text:p>6209</text:p>
          </table:table-cell>
          <table:table-cell table:number-columns-repeated="3"/>
        </table:table-row>
        <table:table-row table:style-name="ro1">
          <table:table-cell office:value-type="float" office:value="3600727" calcext:value-type="float">
            <text:p>36007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85" calcext:value-type="float">
            <text:p>6185</text:p>
          </table:table-cell>
          <table:table-cell table:number-columns-repeated="3"/>
        </table:table-row>
        <table:table-row table:style-name="ro1">
          <table:table-cell office:value-type="float" office:value="3604201" calcext:value-type="float">
            <text:p>36042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3607507" calcext:value-type="float">
            <text:p>36075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467" calcext:value-type="float">
            <text:p>6467</text:p>
          </table:table-cell>
          <table:table-cell table:number-columns-repeated="3"/>
        </table:table-row>
        <table:table-row table:style-name="ro1">
          <table:table-cell office:value-type="float" office:value="3610680" calcext:value-type="float">
            <text:p>36106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83" calcext:value-type="float">
            <text:p>6383</text:p>
          </table:table-cell>
          <table:table-cell table:number-columns-repeated="3"/>
        </table:table-row>
        <table:table-row table:style-name="ro1">
          <table:table-cell office:value-type="float" office:value="3613720" calcext:value-type="float">
            <text:p>36137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15" calcext:value-type="float">
            <text:p>6315</text:p>
          </table:table-cell>
          <table:table-cell table:number-columns-repeated="3"/>
        </table:table-row>
        <table:table-row table:style-name="ro1">
          <table:table-cell office:value-type="float" office:value="3625777" calcext:value-type="float">
            <text:p>36257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37" calcext:value-type="float">
            <text:p>6037</text:p>
          </table:table-cell>
          <table:table-cell table:number-columns-repeated="3"/>
        </table:table-row>
        <table:table-row table:style-name="ro1">
          <table:table-cell office:value-type="float" office:value="3632824" calcext:value-type="float">
            <text:p>36328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3638202" calcext:value-type="float">
            <text:p>36382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31" calcext:value-type="float">
            <text:p>6131</text:p>
          </table:table-cell>
          <table:table-cell table:number-columns-repeated="3"/>
        </table:table-row>
        <table:table-row table:style-name="ro1">
          <table:table-cell office:value-type="float" office:value="3642744" calcext:value-type="float">
            <text:p>36427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3646819" calcext:value-type="float">
            <text:p>36468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93" calcext:value-type="float">
            <text:p>6193</text:p>
          </table:table-cell>
          <table:table-cell table:number-columns-repeated="3"/>
        </table:table-row>
        <table:table-row table:style-name="ro1">
          <table:table-cell office:value-type="float" office:value="3650526" calcext:value-type="float">
            <text:p>36505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3654000" calcext:value-type="float">
            <text:p>36540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67" calcext:value-type="float">
            <text:p>6167</text:p>
          </table:table-cell>
          <table:table-cell table:number-columns-repeated="3"/>
        </table:table-row>
        <table:table-row table:style-name="ro1">
          <table:table-cell office:value-type="float" office:value="3657307" calcext:value-type="float">
            <text:p>36573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office:value-type="float" office:value="3660480" calcext:value-type="float">
            <text:p>36604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79" calcext:value-type="float">
            <text:p>6379</text:p>
          </table:table-cell>
          <table:table-cell table:number-columns-repeated="3"/>
        </table:table-row>
        <table:table-row table:style-name="ro1">
          <table:table-cell office:value-type="float" office:value="3663519" calcext:value-type="float">
            <text:p>36635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3675576" calcext:value-type="float">
            <text:p>36755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33" calcext:value-type="float">
            <text:p>6033</text:p>
          </table:table-cell>
          <table:table-cell table:number-columns-repeated="3"/>
        </table:table-row>
        <table:table-row table:style-name="ro1">
          <table:table-cell office:value-type="float" office:value="3682624" calcext:value-type="float">
            <text:p>36826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37" calcext:value-type="float">
            <text:p>6037</text:p>
          </table:table-cell>
          <table:table-cell table:number-columns-repeated="3"/>
        </table:table-row>
        <table:table-row table:style-name="ro1">
          <table:table-cell office:value-type="float" office:value="3688001" calcext:value-type="float">
            <text:p>368800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3692544" calcext:value-type="float">
            <text:p>36925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29" calcext:value-type="float">
            <text:p>6129</text:p>
          </table:table-cell>
          <table:table-cell table:number-columns-repeated="3"/>
        </table:table-row>
        <table:table-row table:style-name="ro1">
          <table:table-cell office:value-type="float" office:value="3696585" calcext:value-type="float">
            <text:p>36965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17" calcext:value-type="float">
            <text:p>6217</text:p>
          </table:table-cell>
          <table:table-cell table:number-columns-repeated="3"/>
        </table:table-row>
        <table:table-row table:style-name="ro1">
          <table:table-cell office:value-type="float" office:value="3700292" calcext:value-type="float">
            <text:p>370029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99" calcext:value-type="float">
            <text:p>6299</text:p>
          </table:table-cell>
          <table:table-cell table:number-columns-repeated="3"/>
        </table:table-row>
        <table:table-row table:style-name="ro1">
          <table:table-cell office:value-type="float" office:value="3703733" calcext:value-type="float">
            <text:p>37037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3707039" calcext:value-type="float">
            <text:p>37070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59" calcext:value-type="float">
            <text:p>6259</text:p>
          </table:table-cell>
          <table:table-cell table:number-columns-repeated="3"/>
        </table:table-row>
        <table:table-row table:style-name="ro1">
          <table:table-cell office:value-type="float" office:value="3710212" calcext:value-type="float">
            <text:p>37102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3713252" calcext:value-type="float">
            <text:p>37132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90" calcext:value-type="float">
            <text:p>6390</text:p>
          </table:table-cell>
          <table:table-cell table:number-columns-repeated="3"/>
        </table:table-row>
        <table:table-row table:style-name="ro1">
          <table:table-cell office:value-type="float" office:value="3725309" calcext:value-type="float">
            <text:p>37253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49" calcext:value-type="float">
            <text:p>5949</text:p>
          </table:table-cell>
          <table:table-cell table:number-columns-repeated="3"/>
        </table:table-row>
        <table:table-row table:style-name="ro1">
          <table:table-cell office:value-type="float" office:value="3732356" calcext:value-type="float">
            <text:p>37323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3737734" calcext:value-type="float">
            <text:p>37377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77" calcext:value-type="float">
            <text:p>6177</text:p>
          </table:table-cell>
          <table:table-cell table:number-columns-repeated="3"/>
        </table:table-row>
        <table:table-row table:style-name="ro1">
          <table:table-cell office:value-type="float" office:value="3742276" calcext:value-type="float">
            <text:p>37422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3746284" calcext:value-type="float">
            <text:p>37462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083" calcext:value-type="float">
            <text:p>6083</text:p>
          </table:table-cell>
          <table:table-cell table:number-columns-repeated="3"/>
        </table:table-row>
        <table:table-row table:style-name="ro1">
          <table:table-cell office:value-type="float" office:value="3749958" calcext:value-type="float">
            <text:p>374995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23" calcext:value-type="float">
            <text:p>6123</text:p>
          </table:table-cell>
          <table:table-cell table:number-columns-repeated="3"/>
        </table:table-row>
        <table:table-row table:style-name="ro1">
          <table:table-cell office:value-type="float" office:value="3753432" calcext:value-type="float">
            <text:p>37534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3756738" calcext:value-type="float">
            <text:p>37567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85" calcext:value-type="float">
            <text:p>6085</text:p>
          </table:table-cell>
          <table:table-cell table:number-columns-repeated="3"/>
        </table:table-row>
        <table:table-row table:style-name="ro1">
          <table:table-cell office:value-type="float" office:value="3759911" calcext:value-type="float">
            <text:p>37599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79" calcext:value-type="float">
            <text:p>6179</text:p>
          </table:table-cell>
          <table:table-cell table:number-columns-repeated="3"/>
        </table:table-row>
        <table:table-row table:style-name="ro1">
          <table:table-cell office:value-type="float" office:value="3762951" calcext:value-type="float">
            <text:p>37629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51" calcext:value-type="float">
            <text:p>6351</text:p>
          </table:table-cell>
          <table:table-cell table:number-columns-repeated="3"/>
        </table:table-row>
        <table:table-row table:style-name="ro1">
          <table:table-cell office:value-type="float" office:value="3775008" calcext:value-type="float">
            <text:p>37750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3782056" calcext:value-type="float">
            <text:p>37820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3787433" calcext:value-type="float">
            <text:p>37874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3791975" calcext:value-type="float">
            <text:p>37919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3796017" calcext:value-type="float">
            <text:p>37960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93" calcext:value-type="float">
            <text:p>6193</text:p>
          </table:table-cell>
          <table:table-cell table:number-columns-repeated="3"/>
        </table:table-row>
        <table:table-row table:style-name="ro1">
          <table:table-cell office:value-type="float" office:value="3799724" calcext:value-type="float">
            <text:p>37997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3803198" calcext:value-type="float">
            <text:p>38031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25" calcext:value-type="float">
            <text:p>6025</text:p>
          </table:table-cell>
          <table:table-cell table:number-columns-repeated="3"/>
        </table:table-row>
        <table:table-row table:style-name="ro1">
          <table:table-cell office:value-type="float" office:value="3806504" calcext:value-type="float">
            <text:p>38065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43" calcext:value-type="float">
            <text:p>6243</text:p>
          </table:table-cell>
          <table:table-cell table:number-columns-repeated="3"/>
        </table:table-row>
        <table:table-row table:style-name="ro1">
          <table:table-cell office:value-type="float" office:value="3809677" calcext:value-type="float">
            <text:p>38096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3812717" calcext:value-type="float">
            <text:p>38127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3824774" calcext:value-type="float">
            <text:p>38247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73" calcext:value-type="float">
            <text:p>6073</text:p>
          </table:table-cell>
          <table:table-cell table:number-columns-repeated="3"/>
        </table:table-row>
        <table:table-row table:style-name="ro1">
          <table:table-cell office:value-type="float" office:value="3831822" calcext:value-type="float">
            <text:p>38318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3837199" calcext:value-type="float">
            <text:p>38371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3841741" calcext:value-type="float">
            <text:p>38417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3845783" calcext:value-type="float">
            <text:p>38457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3849490" calcext:value-type="float">
            <text:p>38494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7" calcext:value-type="float">
            <text:p>6097</text:p>
          </table:table-cell>
          <table:table-cell table:number-columns-repeated="3"/>
        </table:table-row>
        <table:table-row table:style-name="ro1">
          <table:table-cell office:value-type="float" office:value="3852964" calcext:value-type="float">
            <text:p>38529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3856270" calcext:value-type="float">
            <text:p>38562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3859410" calcext:value-type="float">
            <text:p>38594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13" calcext:value-type="float">
            <text:p>6313</text:p>
          </table:table-cell>
          <table:table-cell table:number-columns-repeated="3"/>
        </table:table-row>
        <table:table-row table:style-name="ro1">
          <table:table-cell office:value-type="float" office:value="3862449" calcext:value-type="float">
            <text:p>3862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3874507" calcext:value-type="float">
            <text:p>38745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3881554" calcext:value-type="float">
            <text:p>38815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35" calcext:value-type="float">
            <text:p>6035</text:p>
          </table:table-cell>
          <table:table-cell table:number-columns-repeated="3"/>
        </table:table-row>
        <table:table-row table:style-name="ro1">
          <table:table-cell office:value-type="float" office:value="3886932" calcext:value-type="float">
            <text:p>38869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31" calcext:value-type="float">
            <text:p>6031</text:p>
          </table:table-cell>
          <table:table-cell table:number-columns-repeated="3"/>
        </table:table-row>
        <table:table-row table:style-name="ro1">
          <table:table-cell office:value-type="float" office:value="3891474" calcext:value-type="float">
            <text:p>38914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3895515" calcext:value-type="float">
            <text:p>3895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3899223" calcext:value-type="float">
            <text:p>38992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3" calcext:value-type="float">
            <text:p>6163</text:p>
          </table:table-cell>
          <table:table-cell table:number-columns-repeated="3"/>
        </table:table-row>
        <table:table-row table:style-name="ro1">
          <table:table-cell office:value-type="float" office:value="3902696" calcext:value-type="float">
            <text:p>3902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3906003" calcext:value-type="float">
            <text:p>39060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3909176" calcext:value-type="float">
            <text:p>39091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75" calcext:value-type="float">
            <text:p>6175</text:p>
          </table:table-cell>
          <table:table-cell table:number-columns-repeated="3"/>
        </table:table-row>
        <table:table-row table:style-name="ro1">
          <table:table-cell office:value-type="float" office:value="3912215" calcext:value-type="float">
            <text:p>3912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49" calcext:value-type="float">
            <text:p>6349</text:p>
          </table:table-cell>
          <table:table-cell table:number-columns-repeated="3"/>
        </table:table-row>
        <table:table-row table:style-name="ro1">
          <table:table-cell office:value-type="float" office:value="3924273" calcext:value-type="float">
            <text:p>3924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19" calcext:value-type="float">
            <text:p>5919</text:p>
          </table:table-cell>
          <table:table-cell table:number-columns-repeated="3"/>
        </table:table-row>
        <table:table-row table:style-name="ro1">
          <table:table-cell office:value-type="float" office:value="3931287" calcext:value-type="float">
            <text:p>39312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3936631" calcext:value-type="float">
            <text:p>39366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3941173" calcext:value-type="float">
            <text:p>39411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267" calcext:value-type="float">
            <text:p>6267</text:p>
          </table:table-cell>
          <table:table-cell table:number-columns-repeated="3"/>
        </table:table-row>
        <table:table-row table:style-name="ro1">
          <table:table-cell office:value-type="float" office:value="3945215" calcext:value-type="float">
            <text:p>39452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office:value-type="float" office:value="3948922" calcext:value-type="float">
            <text:p>39489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3952396" calcext:value-type="float">
            <text:p>39523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9" calcext:value-type="float">
            <text:p>6009</text:p>
          </table:table-cell>
          <table:table-cell table:number-columns-repeated="3"/>
        </table:table-row>
        <table:table-row table:style-name="ro1">
          <table:table-cell office:value-type="float" office:value="3955702" calcext:value-type="float">
            <text:p>39557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50" calcext:value-type="float">
            <text:p>6150</text:p>
          </table:table-cell>
          <table:table-cell table:number-columns-repeated="3"/>
        </table:table-row>
        <table:table-row table:style-name="ro1">
          <table:table-cell office:value-type="float" office:value="3958875" calcext:value-type="float">
            <text:p>39588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3961915" calcext:value-type="float">
            <text:p>3961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54" calcext:value-type="float">
            <text:p>6354</text:p>
          </table:table-cell>
          <table:table-cell table:number-columns-repeated="3"/>
        </table:table-row>
        <table:table-row table:style-name="ro1">
          <table:table-cell office:value-type="float" office:value="3973972" calcext:value-type="float">
            <text:p>39739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45" calcext:value-type="float">
            <text:p>5845</text:p>
          </table:table-cell>
          <table:table-cell table:number-columns-repeated="3"/>
        </table:table-row>
        <table:table-row table:style-name="ro1">
          <table:table-cell office:value-type="float" office:value="3981019" calcext:value-type="float">
            <text:p>3981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3986397" calcext:value-type="float">
            <text:p>39863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43" calcext:value-type="float">
            <text:p>6043</text:p>
          </table:table-cell>
          <table:table-cell table:number-columns-repeated="3"/>
        </table:table-row>
        <table:table-row table:style-name="ro1">
          <table:table-cell office:value-type="float" office:value="3990939" calcext:value-type="float">
            <text:p>39909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895" calcext:value-type="float">
            <text:p>5895</text:p>
          </table:table-cell>
          <table:table-cell table:number-columns-repeated="3"/>
        </table:table-row>
        <table:table-row table:style-name="ro1">
          <table:table-cell office:value-type="float" office:value="3994981" calcext:value-type="float">
            <text:p>39949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75" calcext:value-type="float">
            <text:p>6175</text:p>
          </table:table-cell>
          <table:table-cell table:number-columns-repeated="3"/>
        </table:table-row>
        <table:table-row table:style-name="ro1">
          <table:table-cell office:value-type="float" office:value="3998688" calcext:value-type="float">
            <text:p>39986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303" calcext:value-type="float">
            <text:p>6303</text:p>
          </table:table-cell>
          <table:table-cell table:number-columns-repeated="3"/>
        </table:table-row>
        <table:table-row table:style-name="ro1">
          <table:table-cell office:value-type="float" office:value="4002162" calcext:value-type="float">
            <text:p>40021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4005468" calcext:value-type="float">
            <text:p>40054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33" calcext:value-type="float">
            <text:p>6233</text:p>
          </table:table-cell>
          <table:table-cell table:number-columns-repeated="3"/>
        </table:table-row>
        <table:table-row table:style-name="ro1">
          <table:table-cell office:value-type="float" office:value="4008641" calcext:value-type="float">
            <text:p>400864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4011681" calcext:value-type="float">
            <text:p>40116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95" calcext:value-type="float">
            <text:p>6395</text:p>
          </table:table-cell>
          <table:table-cell table:number-columns-repeated="3"/>
        </table:table-row>
        <table:table-row table:style-name="ro1">
          <table:table-cell office:value-type="float" office:value="4023738" calcext:value-type="float">
            <text:p>402373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4030785" calcext:value-type="float">
            <text:p>4030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4036163" calcext:value-type="float">
            <text:p>403616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57" calcext:value-type="float">
            <text:p>6057</text:p>
          </table:table-cell>
          <table:table-cell table:number-columns-repeated="3"/>
        </table:table-row>
        <table:table-row table:style-name="ro1">
          <table:table-cell office:value-type="float" office:value="4040705" calcext:value-type="float">
            <text:p>40407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4044747" calcext:value-type="float">
            <text:p>404474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67" calcext:value-type="float">
            <text:p>6067</text:p>
          </table:table-cell>
          <table:table-cell table:number-columns-repeated="3"/>
        </table:table-row>
        <table:table-row table:style-name="ro1">
          <table:table-cell office:value-type="float" office:value="4048454" calcext:value-type="float">
            <text:p>404845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4051928" calcext:value-type="float">
            <text:p>405192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4055234" calcext:value-type="float">
            <text:p>40552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37" calcext:value-type="float">
            <text:p>6137</text:p>
          </table:table-cell>
          <table:table-cell table:number-columns-repeated="3"/>
        </table:table-row>
        <table:table-row table:style-name="ro1">
          <table:table-cell office:value-type="float" office:value="4058407" calcext:value-type="float">
            <text:p>40584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75" calcext:value-type="float">
            <text:p>6375</text:p>
          </table:table-cell>
          <table:table-cell table:number-columns-repeated="3"/>
        </table:table-row>
        <table:table-row table:style-name="ro1">
          <table:table-cell office:value-type="float" office:value="4061447" calcext:value-type="float">
            <text:p>40614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17" calcext:value-type="float">
            <text:p>6317</text:p>
          </table:table-cell>
          <table:table-cell table:number-columns-repeated="3"/>
        </table:table-row>
        <table:table-row table:style-name="ro1">
          <table:table-cell office:value-type="float" office:value="4073504" calcext:value-type="float">
            <text:p>40735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4080551" calcext:value-type="float">
            <text:p>4080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4085929" calcext:value-type="float">
            <text:p>40859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4090471" calcext:value-type="float">
            <text:p>4090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4094513" calcext:value-type="float">
            <text:p>40945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4098220" calcext:value-type="float">
            <text:p>409822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float" office:value="4101694" calcext:value-type="float">
            <text:p>41016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4105000" calcext:value-type="float">
            <text:p>41050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327" calcext:value-type="float">
            <text:p>6327</text:p>
          </table:table-cell>
          <table:table-cell table:number-columns-repeated="3"/>
        </table:table-row>
        <table:table-row table:style-name="ro1">
          <table:table-cell office:value-type="float" office:value="4108173" calcext:value-type="float">
            <text:p>41081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4111213" calcext:value-type="float">
            <text:p>41112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4123270" calcext:value-type="float">
            <text:p>41232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4130284" calcext:value-type="float">
            <text:p>413028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4135628" calcext:value-type="float">
            <text:p>41356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4140170" calcext:value-type="float">
            <text:p>4140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4144212" calcext:value-type="float">
            <text:p>41442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265" calcext:value-type="float">
            <text:p>6265</text:p>
          </table:table-cell>
          <table:table-cell table:number-columns-repeated="3"/>
        </table:table-row>
        <table:table-row table:style-name="ro1">
          <table:table-cell office:value-type="float" office:value="4147919" calcext:value-type="float">
            <text:p>41479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4151393" calcext:value-type="float">
            <text:p>41513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875" calcext:value-type="float">
            <text:p>5875</text:p>
          </table:table-cell>
          <table:table-cell table:number-columns-repeated="3"/>
        </table:table-row>
        <table:table-row table:style-name="ro1">
          <table:table-cell office:value-type="float" office:value="4154699" calcext:value-type="float">
            <text:p>4154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4157872" calcext:value-type="float">
            <text:p>4157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21" calcext:value-type="float">
            <text:p>6121</text:p>
          </table:table-cell>
          <table:table-cell table:number-columns-repeated="3"/>
        </table:table-row>
        <table:table-row table:style-name="ro1">
          <table:table-cell office:value-type="float" office:value="4160912" calcext:value-type="float">
            <text:p>41609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17" calcext:value-type="float">
            <text:p>6317</text:p>
          </table:table-cell>
          <table:table-cell table:number-columns-repeated="3"/>
        </table:table-row>
        <table:table-row table:style-name="ro1">
          <table:table-cell office:value-type="float" office:value="4172969" calcext:value-type="float">
            <text:p>41729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4180017" calcext:value-type="float">
            <text:p>418001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17" calcext:value-type="float">
            <text:p>6017</text:p>
          </table:table-cell>
          <table:table-cell table:number-columns-repeated="3"/>
        </table:table-row>
        <table:table-row table:style-name="ro1">
          <table:table-cell office:value-type="float" office:value="4185394" calcext:value-type="float">
            <text:p>418539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4189936" calcext:value-type="float">
            <text:p>4189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9" calcext:value-type="float">
            <text:p>6049</text:p>
          </table:table-cell>
          <table:table-cell table:number-columns-repeated="3"/>
        </table:table-row>
        <table:table-row table:style-name="ro1">
          <table:table-cell office:value-type="float" office:value="4193978" calcext:value-type="float">
            <text:p>419397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4197685" calcext:value-type="float">
            <text:p>41976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31" calcext:value-type="float">
            <text:p>6131</text:p>
          </table:table-cell>
          <table:table-cell table:number-columns-repeated="3"/>
        </table:table-row>
        <table:table-row table:style-name="ro1">
          <table:table-cell office:value-type="float" office:value="4201159" calcext:value-type="float">
            <text:p>420115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5" calcext:value-type="float">
            <text:p>6015</text:p>
          </table:table-cell>
          <table:table-cell table:number-columns-repeated="3"/>
        </table:table-row>
        <table:table-row table:style-name="ro1">
          <table:table-cell office:value-type="float" office:value="4204465" calcext:value-type="float">
            <text:p>4204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37" calcext:value-type="float">
            <text:p>6237</text:p>
          </table:table-cell>
          <table:table-cell table:number-columns-repeated="3"/>
        </table:table-row>
        <table:table-row table:style-name="ro1">
          <table:table-cell office:value-type="float" office:value="4207638" calcext:value-type="float">
            <text:p>4207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287" calcext:value-type="float">
            <text:p>6287</text:p>
          </table:table-cell>
          <table:table-cell table:number-columns-repeated="3"/>
        </table:table-row>
        <table:table-row table:style-name="ro1">
          <table:table-cell office:value-type="float" office:value="4210678" calcext:value-type="float">
            <text:p>4210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4222735" calcext:value-type="float">
            <text:p>422273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4229783" calcext:value-type="float">
            <text:p>42297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4235160" calcext:value-type="float">
            <text:p>423516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15" calcext:value-type="float">
            <text:p>6115</text:p>
          </table:table-cell>
          <table:table-cell table:number-columns-repeated="3"/>
        </table:table-row>
        <table:table-row table:style-name="ro1">
          <table:table-cell office:value-type="float" office:value="4239702" calcext:value-type="float">
            <text:p>4239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4243744" calcext:value-type="float">
            <text:p>424374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63" calcext:value-type="float">
            <text:p>6163</text:p>
          </table:table-cell>
          <table:table-cell table:number-columns-repeated="3"/>
        </table:table-row>
        <table:table-row table:style-name="ro1">
          <table:table-cell office:value-type="float" office:value="4247451" calcext:value-type="float">
            <text:p>42474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4250925" calcext:value-type="float">
            <text:p>425092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4254231" calcext:value-type="float">
            <text:p>4254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95" calcext:value-type="float">
            <text:p>6195</text:p>
          </table:table-cell>
          <table:table-cell table:number-columns-repeated="3"/>
        </table:table-row>
        <table:table-row table:style-name="ro1">
          <table:table-cell office:value-type="float" office:value="4257404" calcext:value-type="float">
            <text:p>4257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4260444" calcext:value-type="float">
            <text:p>42604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4272501" calcext:value-type="float">
            <text:p>42725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4279549" calcext:value-type="float">
            <text:p>42795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4284926" calcext:value-type="float">
            <text:p>42849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4289468" calcext:value-type="float">
            <text:p>4289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85" calcext:value-type="float">
            <text:p>6185</text:p>
          </table:table-cell>
          <table:table-cell table:number-columns-repeated="3"/>
        </table:table-row>
        <table:table-row table:style-name="ro1">
          <table:table-cell office:value-type="float" office:value="4293510" calcext:value-type="float">
            <text:p>429351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03" calcext:value-type="float">
            <text:p>6103</text:p>
          </table:table-cell>
          <table:table-cell table:number-columns-repeated="3"/>
        </table:table-row>
        <table:table-row table:style-name="ro1">
          <table:table-cell office:value-type="float" office:value="4297217" calcext:value-type="float">
            <text:p>4297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1" calcext:value-type="float">
            <text:p>6091</text:p>
          </table:table-cell>
          <table:table-cell table:number-columns-repeated="3"/>
        </table:table-row>
        <table:table-row table:style-name="ro1">
          <table:table-cell office:value-type="float" office:value="4300691" calcext:value-type="float">
            <text:p>430069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4303997" calcext:value-type="float">
            <text:p>4303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4307170" calcext:value-type="float">
            <text:p>4307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4310210" calcext:value-type="float">
            <text:p>43102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02" calcext:value-type="float">
            <text:p>6302</text:p>
          </table:table-cell>
          <table:table-cell table:number-columns-repeated="3"/>
        </table:table-row>
        <table:table-row table:style-name="ro1">
          <table:table-cell office:value-type="float" office:value="4322267" calcext:value-type="float">
            <text:p>43222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4329281" calcext:value-type="float">
            <text:p>432928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2" calcext:value-type="float">
            <text:p>6042</text:p>
          </table:table-cell>
          <table:table-cell table:number-columns-repeated="3"/>
        </table:table-row>
        <table:table-row table:style-name="ro1">
          <table:table-cell office:value-type="float" office:value="4334625" calcext:value-type="float">
            <text:p>43346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4339168" calcext:value-type="float">
            <text:p>43391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4343209" calcext:value-type="float">
            <text:p>43432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4346916" calcext:value-type="float">
            <text:p>43469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4350390" calcext:value-type="float">
            <text:p>43503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4353697" calcext:value-type="float">
            <text:p>43536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13" calcext:value-type="float">
            <text:p>5913</text:p>
          </table:table-cell>
          <table:table-cell table:number-columns-repeated="3"/>
        </table:table-row>
        <table:table-row table:style-name="ro1">
          <table:table-cell office:value-type="float" office:value="4356870" calcext:value-type="float">
            <text:p>43568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4359909" calcext:value-type="float">
            <text:p>43599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4371966" calcext:value-type="float">
            <text:p>43719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4379014" calcext:value-type="float">
            <text:p>43790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67" calcext:value-type="float">
            <text:p>5967</text:p>
          </table:table-cell>
          <table:table-cell table:number-columns-repeated="3"/>
        </table:table-row>
        <table:table-row table:style-name="ro1">
          <table:table-cell office:value-type="float" office:value="4384391" calcext:value-type="float">
            <text:p>43843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4388934" calcext:value-type="float">
            <text:p>43889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51" calcext:value-type="float">
            <text:p>5951</text:p>
          </table:table-cell>
          <table:table-cell table:number-columns-repeated="3"/>
        </table:table-row>
        <table:table-row table:style-name="ro1">
          <table:table-cell office:value-type="float" office:value="4392975" calcext:value-type="float">
            <text:p>43929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4396682" calcext:value-type="float">
            <text:p>43966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4400156" calcext:value-type="float">
            <text:p>44001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4403463" calcext:value-type="float">
            <text:p>44034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43" calcext:value-type="float">
            <text:p>5943</text:p>
          </table:table-cell>
          <table:table-cell table:number-columns-repeated="3"/>
        </table:table-row>
        <table:table-row table:style-name="ro1">
          <table:table-cell office:value-type="float" office:value="4406636" calcext:value-type="float">
            <text:p>44066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4409675" calcext:value-type="float">
            <text:p>44096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4421732" calcext:value-type="float">
            <text:p>44217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85" calcext:value-type="float">
            <text:p>5885</text:p>
          </table:table-cell>
          <table:table-cell table:number-columns-repeated="3"/>
        </table:table-row>
        <table:table-row table:style-name="ro1">
          <table:table-cell office:value-type="float" office:value="4428780" calcext:value-type="float">
            <text:p>44287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float" office:value="4434157" calcext:value-type="float">
            <text:p>44341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92" calcext:value-type="float">
            <text:p>6092</text:p>
          </table:table-cell>
          <table:table-cell table:number-columns-repeated="3"/>
        </table:table-row>
        <table:table-row table:style-name="ro1">
          <table:table-cell office:value-type="float" office:value="4438700" calcext:value-type="float">
            <text:p>44387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4442741" calcext:value-type="float">
            <text:p>44427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4446448" calcext:value-type="float">
            <text:p>44464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4449922" calcext:value-type="float">
            <text:p>44499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4453229" calcext:value-type="float">
            <text:p>44532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53" calcext:value-type="float">
            <text:p>6153</text:p>
          </table:table-cell>
          <table:table-cell table:number-columns-repeated="3"/>
        </table:table-row>
        <table:table-row table:style-name="ro1">
          <table:table-cell office:value-type="float" office:value="4456402" calcext:value-type="float">
            <text:p>44564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4459441" calcext:value-type="float">
            <text:p>44594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4471498" calcext:value-type="float">
            <text:p>44714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4478546" calcext:value-type="float">
            <text:p>44785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4483923" calcext:value-type="float">
            <text:p>44839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4488466" calcext:value-type="float">
            <text:p>44884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67" calcext:value-type="float">
            <text:p>5967</text:p>
          </table:table-cell>
          <table:table-cell table:number-columns-repeated="3"/>
        </table:table-row>
        <table:table-row table:style-name="ro1">
          <table:table-cell office:value-type="float" office:value="4492507" calcext:value-type="float">
            <text:p>44925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4496214" calcext:value-type="float">
            <text:p>44962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4499688" calcext:value-type="float">
            <text:p>44996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43" calcext:value-type="float">
            <text:p>6043</text:p>
          </table:table-cell>
          <table:table-cell table:number-columns-repeated="3"/>
        </table:table-row>
        <table:table-row table:style-name="ro1">
          <table:table-cell office:value-type="float" office:value="4502995" calcext:value-type="float">
            <text:p>45029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4506168" calcext:value-type="float">
            <text:p>45061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83" calcext:value-type="float">
            <text:p>6383</text:p>
          </table:table-cell>
          <table:table-cell table:number-columns-repeated="3"/>
        </table:table-row>
        <table:table-row table:style-name="ro1">
          <table:table-cell office:value-type="float" office:value="4509207" calcext:value-type="float">
            <text:p>4509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4521264" calcext:value-type="float">
            <text:p>45212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4528312" calcext:value-type="float">
            <text:p>4528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4533689" calcext:value-type="float">
            <text:p>45336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4538232" calcext:value-type="float">
            <text:p>45382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4542273" calcext:value-type="float">
            <text:p>45422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37" calcext:value-type="float">
            <text:p>6137</text:p>
          </table:table-cell>
          <table:table-cell table:number-columns-repeated="3"/>
        </table:table-row>
        <table:table-row table:style-name="ro1">
          <table:table-cell office:value-type="float" office:value="4545947" calcext:value-type="float">
            <text:p>45459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4549421" calcext:value-type="float">
            <text:p>45494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4552727" calcext:value-type="float">
            <text:p>45527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4555900" calcext:value-type="float">
            <text:p>45559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4558940" calcext:value-type="float">
            <text:p>45589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197" calcext:value-type="float">
            <text:p>6197</text:p>
          </table:table-cell>
          <table:table-cell table:number-columns-repeated="3"/>
        </table:table-row>
        <table:table-row table:style-name="ro1">
          <table:table-cell office:value-type="float" office:value="4570997" calcext:value-type="float">
            <text:p>45709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4578044" calcext:value-type="float">
            <text:p>45780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4583422" calcext:value-type="float">
            <text:p>45834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92" calcext:value-type="float">
            <text:p>5992</text:p>
          </table:table-cell>
          <table:table-cell table:number-columns-repeated="3"/>
        </table:table-row>
        <table:table-row table:style-name="ro1">
          <table:table-cell office:value-type="float" office:value="4587964" calcext:value-type="float">
            <text:p>45879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4592006" calcext:value-type="float">
            <text:p>45920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4595713" calcext:value-type="float">
            <text:p>45957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9" calcext:value-type="float">
            <text:p>6109</text:p>
          </table:table-cell>
          <table:table-cell table:number-columns-repeated="3"/>
        </table:table-row>
        <table:table-row table:style-name="ro1">
          <table:table-cell office:value-type="float" office:value="4599187" calcext:value-type="float">
            <text:p>45991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4602493" calcext:value-type="float">
            <text:p>46024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4605666" calcext:value-type="float">
            <text:p>46056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4608706" calcext:value-type="float">
            <text:p>46087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4620763" calcext:value-type="float">
            <text:p>46207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05" calcext:value-type="float">
            <text:p>5905</text:p>
          </table:table-cell>
          <table:table-cell table:number-columns-repeated="3"/>
        </table:table-row>
        <table:table-row table:style-name="ro1">
          <table:table-cell office:value-type="float" office:value="4627810" calcext:value-type="float">
            <text:p>46278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4633188" calcext:value-type="float">
            <text:p>46331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4637730" calcext:value-type="float">
            <text:p>46377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34" calcext:value-type="float">
            <text:p>6034</text:p>
          </table:table-cell>
          <table:table-cell table:number-columns-repeated="3"/>
        </table:table-row>
        <table:table-row table:style-name="ro1">
          <table:table-cell office:value-type="float" office:value="4641772" calcext:value-type="float">
            <text:p>46417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4645479" calcext:value-type="float">
            <text:p>46454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1" calcext:value-type="float">
            <text:p>6131</text:p>
          </table:table-cell>
          <table:table-cell table:number-columns-repeated="3"/>
        </table:table-row>
        <table:table-row table:style-name="ro1">
          <table:table-cell office:value-type="float" office:value="4648953" calcext:value-type="float">
            <text:p>46489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4652259" calcext:value-type="float">
            <text:p>46522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39" calcext:value-type="float">
            <text:p>6039</text:p>
          </table:table-cell>
          <table:table-cell table:number-columns-repeated="3"/>
        </table:table-row>
        <table:table-row table:style-name="ro1">
          <table:table-cell office:value-type="float" office:value="4655432" calcext:value-type="float">
            <text:p>46554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98" calcext:value-type="float">
            <text:p>6298</text:p>
          </table:table-cell>
          <table:table-cell table:number-columns-repeated="3"/>
        </table:table-row>
        <table:table-row table:style-name="ro1">
          <table:table-cell office:value-type="float" office:value="4658472" calcext:value-type="float">
            <text:p>4658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4670529" calcext:value-type="float">
            <text:p>46705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4677576" calcext:value-type="float">
            <text:p>46775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4682954" calcext:value-type="float">
            <text:p>46829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47" calcext:value-type="float">
            <text:p>5947</text:p>
          </table:table-cell>
          <table:table-cell table:number-columns-repeated="3"/>
        </table:table-row>
        <table:table-row table:style-name="ro1">
          <table:table-cell office:value-type="float" office:value="4687496" calcext:value-type="float">
            <text:p>46874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4691538" calcext:value-type="float">
            <text:p>46915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7" calcext:value-type="float">
            <text:p>6077</text:p>
          </table:table-cell>
          <table:table-cell table:number-columns-repeated="3"/>
        </table:table-row>
        <table:table-row table:style-name="ro1">
          <table:table-cell office:value-type="float" office:value="4695245" calcext:value-type="float">
            <text:p>46952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3" calcext:value-type="float">
            <text:p>6133</text:p>
          </table:table-cell>
          <table:table-cell table:number-columns-repeated="3"/>
        </table:table-row>
        <table:table-row table:style-name="ro1">
          <table:table-cell office:value-type="float" office:value="4698719" calcext:value-type="float">
            <text:p>46987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4702025" calcext:value-type="float">
            <text:p>47020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4705198" calcext:value-type="float">
            <text:p>47051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29" calcext:value-type="float">
            <text:p>6229</text:p>
          </table:table-cell>
          <table:table-cell table:number-columns-repeated="3"/>
        </table:table-row>
        <table:table-row table:style-name="ro1">
          <table:table-cell office:value-type="float" office:value="4708238" calcext:value-type="float">
            <text:p>4708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9" calcext:value-type="float">
            <text:p>6279</text:p>
          </table:table-cell>
          <table:table-cell table:number-columns-repeated="3"/>
        </table:table-row>
        <table:table-row table:style-name="ro1">
          <table:table-cell office:value-type="float" office:value="4720295" calcext:value-type="float">
            <text:p>47202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3" calcext:value-type="float">
            <text:p>5893</text:p>
          </table:table-cell>
          <table:table-cell table:number-columns-repeated="3"/>
        </table:table-row>
        <table:table-row table:style-name="ro1">
          <table:table-cell office:value-type="float" office:value="4727309" calcext:value-type="float">
            <text:p>47273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4732686" calcext:value-type="float">
            <text:p>47326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89" calcext:value-type="float">
            <text:p>6089</text:p>
          </table:table-cell>
          <table:table-cell table:number-columns-repeated="3"/>
        </table:table-row>
        <table:table-row table:style-name="ro1">
          <table:table-cell office:value-type="float" office:value="4737229" calcext:value-type="float">
            <text:p>47372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4741270" calcext:value-type="float">
            <text:p>47412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4744944" calcext:value-type="float">
            <text:p>47449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53" calcext:value-type="float">
            <text:p>6053</text:p>
          </table:table-cell>
          <table:table-cell table:number-columns-repeated="3"/>
        </table:table-row>
        <table:table-row table:style-name="ro1">
          <table:table-cell office:value-type="float" office:value="4748418" calcext:value-type="float">
            <text:p>47484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4751724" calcext:value-type="float">
            <text:p>47517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4754897" calcext:value-type="float">
            <text:p>47548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81" calcext:value-type="float">
            <text:p>6481</text:p>
          </table:table-cell>
          <table:table-cell table:number-columns-repeated="3"/>
        </table:table-row>
        <table:table-row table:style-name="ro1">
          <table:table-cell office:value-type="float" office:value="4757937" calcext:value-type="float">
            <text:p>47579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9" calcext:value-type="float">
            <text:p>6249</text:p>
          </table:table-cell>
          <table:table-cell table:number-columns-repeated="3"/>
        </table:table-row>
        <table:table-row table:style-name="ro1">
          <table:table-cell office:value-type="float" office:value="4769994" calcext:value-type="float">
            <text:p>47699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38" calcext:value-type="float">
            <text:p>5838</text:p>
          </table:table-cell>
          <table:table-cell table:number-columns-repeated="3"/>
        </table:table-row>
        <table:table-row table:style-name="ro1">
          <table:table-cell office:value-type="float" office:value="4777042" calcext:value-type="float">
            <text:p>47770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4782419" calcext:value-type="float">
            <text:p>47824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69" calcext:value-type="float">
            <text:p>5969</text:p>
          </table:table-cell>
          <table:table-cell table:number-columns-repeated="3"/>
        </table:table-row>
        <table:table-row table:style-name="ro1">
          <table:table-cell office:value-type="float" office:value="4786961" calcext:value-type="float">
            <text:p>47869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4791003" calcext:value-type="float">
            <text:p>47910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1" calcext:value-type="float">
            <text:p>6071</text:p>
          </table:table-cell>
          <table:table-cell table:number-columns-repeated="3"/>
        </table:table-row>
        <table:table-row table:style-name="ro1">
          <table:table-cell office:value-type="float" office:value="4794710" calcext:value-type="float">
            <text:p>47947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 office:value-type="float" office:value="4798184" calcext:value-type="float">
            <text:p>47981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99" calcext:value-type="float">
            <text:p>6099</text:p>
          </table:table-cell>
          <table:table-cell table:number-columns-repeated="3"/>
        </table:table-row>
        <table:table-row table:style-name="ro1">
          <table:table-cell office:value-type="float" office:value="4801490" calcext:value-type="float">
            <text:p>48014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4805031" calcext:value-type="float">
            <text:p>48050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4808070" calcext:value-type="float">
            <text:p>48080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18" calcext:value-type="float">
            <text:p>6318</text:p>
          </table:table-cell>
          <table:table-cell table:number-columns-repeated="3"/>
        </table:table-row>
        <table:table-row table:style-name="ro1">
          <table:table-cell office:value-type="float" office:value="4820128" calcext:value-type="float">
            <text:p>4820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97" calcext:value-type="float">
            <text:p>5997</text:p>
          </table:table-cell>
          <table:table-cell table:number-columns-repeated="3"/>
        </table:table-row>
        <table:table-row table:style-name="ro1">
          <table:table-cell office:value-type="float" office:value="4827175" calcext:value-type="float">
            <text:p>48271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4832552" calcext:value-type="float">
            <text:p>48325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4837095" calcext:value-type="float">
            <text:p>48370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4841136" calcext:value-type="float">
            <text:p>48411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4844844" calcext:value-type="float">
            <text:p>48448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89" calcext:value-type="float">
            <text:p>6189</text:p>
          </table:table-cell>
          <table:table-cell table:number-columns-repeated="3"/>
        </table:table-row>
        <table:table-row table:style-name="ro1">
          <table:table-cell office:value-type="float" office:value="4848317" calcext:value-type="float">
            <text:p>48483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4851624" calcext:value-type="float">
            <text:p>48516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4854797" calcext:value-type="float">
            <text:p>48547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4857836" calcext:value-type="float">
            <text:p>48578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15" calcext:value-type="float">
            <text:p>6215</text:p>
          </table:table-cell>
          <table:table-cell table:number-columns-repeated="3"/>
        </table:table-row>
        <table:table-row table:style-name="ro1">
          <table:table-cell office:value-type="float" office:value="4869894" calcext:value-type="float">
            <text:p>48698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4876941" calcext:value-type="float">
            <text:p>48769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43" calcext:value-type="float">
            <text:p>5943</text:p>
          </table:table-cell>
          <table:table-cell table:number-columns-repeated="3"/>
        </table:table-row>
        <table:table-row table:style-name="ro1">
          <table:table-cell office:value-type="float" office:value="4882318" calcext:value-type="float">
            <text:p>48823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4886861" calcext:value-type="float">
            <text:p>48868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float" office:value="4890902" calcext:value-type="float">
            <text:p>48909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4894610" calcext:value-type="float">
            <text:p>48946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4898083" calcext:value-type="float">
            <text:p>48980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95" calcext:value-type="float">
            <text:p>6095</text:p>
          </table:table-cell>
          <table:table-cell table:number-columns-repeated="3"/>
        </table:table-row>
        <table:table-row table:style-name="ro1">
          <table:table-cell office:value-type="float" office:value="4901390" calcext:value-type="float">
            <text:p>49013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4904563" calcext:value-type="float">
            <text:p>49045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133" calcext:value-type="float">
            <text:p>6133</text:p>
          </table:table-cell>
          <table:table-cell table:number-columns-repeated="3"/>
        </table:table-row>
        <table:table-row table:style-name="ro1">
          <table:table-cell office:value-type="float" office:value="4907602" calcext:value-type="float">
            <text:p>49076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4919660" calcext:value-type="float">
            <text:p>49196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4926707" calcext:value-type="float">
            <text:p>49267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4932084" calcext:value-type="float">
            <text:p>49320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4936627" calcext:value-type="float">
            <text:p>49366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09" calcext:value-type="float">
            <text:p>5909</text:p>
          </table:table-cell>
          <table:table-cell table:number-columns-repeated="3"/>
        </table:table-row>
        <table:table-row table:style-name="ro1">
          <table:table-cell office:value-type="float" office:value="4940668" calcext:value-type="float">
            <text:p>49406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52" calcext:value-type="float">
            <text:p>6152</text:p>
          </table:table-cell>
          <table:table-cell table:number-columns-repeated="3"/>
        </table:table-row>
        <table:table-row table:style-name="ro1">
          <table:table-cell office:value-type="float" office:value="4944376" calcext:value-type="float">
            <text:p>49443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51" calcext:value-type="float">
            <text:p>6151</text:p>
          </table:table-cell>
          <table:table-cell table:number-columns-repeated="3"/>
        </table:table-row>
        <table:table-row table:style-name="ro1">
          <table:table-cell office:value-type="float" office:value="4947849" calcext:value-type="float">
            <text:p>49478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4951156" calcext:value-type="float">
            <text:p>49511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3" calcext:value-type="float">
            <text:p>6043</text:p>
          </table:table-cell>
          <table:table-cell table:number-columns-repeated="3"/>
        </table:table-row>
        <table:table-row table:style-name="ro1">
          <table:table-cell office:value-type="float" office:value="4954329" calcext:value-type="float">
            <text:p>49543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01" calcext:value-type="float">
            <text:p>6301</text:p>
          </table:table-cell>
          <table:table-cell table:number-columns-repeated="3"/>
        </table:table-row>
        <table:table-row table:style-name="ro1">
          <table:table-cell office:value-type="float" office:value="4957368" calcext:value-type="float">
            <text:p>49573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4969426" calcext:value-type="float">
            <text:p>49694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87" calcext:value-type="float">
            <text:p>5887</text:p>
          </table:table-cell>
          <table:table-cell table:number-columns-repeated="3"/>
        </table:table-row>
        <table:table-row table:style-name="ro1">
          <table:table-cell office:value-type="float" office:value="4976473" calcext:value-type="float">
            <text:p>49764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4981850" calcext:value-type="float">
            <text:p>49818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4986393" calcext:value-type="float">
            <text:p>49863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897" calcext:value-type="float">
            <text:p>5897</text:p>
          </table:table-cell>
          <table:table-cell table:number-columns-repeated="3"/>
        </table:table-row>
        <table:table-row table:style-name="ro1">
          <table:table-cell office:value-type="float" office:value="4990434" calcext:value-type="float">
            <text:p>49904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204" calcext:value-type="float">
            <text:p>6204</text:p>
          </table:table-cell>
          <table:table-cell table:number-columns-repeated="3"/>
        </table:table-row>
        <table:table-row table:style-name="ro1">
          <table:table-cell office:value-type="float" office:value="4994142" calcext:value-type="float">
            <text:p>49941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55" calcext:value-type="float">
            <text:p>6055</text:p>
          </table:table-cell>
          <table:table-cell table:number-columns-repeated="3"/>
        </table:table-row>
        <table:table-row table:style-name="ro1">
          <table:table-cell office:value-type="float" office:value="4997615" calcext:value-type="float">
            <text:p>49976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5000922" calcext:value-type="float">
            <text:p>50009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887" calcext:value-type="float">
            <text:p>5887</text:p>
          </table:table-cell>
          <table:table-cell table:number-columns-repeated="3"/>
        </table:table-row>
        <table:table-row table:style-name="ro1">
          <table:table-cell office:value-type="float" office:value="5004095" calcext:value-type="float">
            <text:p>50040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007134" calcext:value-type="float">
            <text:p>5007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25" calcext:value-type="float">
            <text:p>6325</text:p>
          </table:table-cell>
          <table:table-cell table:number-columns-repeated="3"/>
        </table:table-row>
        <table:table-row table:style-name="ro1">
          <table:table-cell office:value-type="float" office:value="5019192" calcext:value-type="float">
            <text:p>50191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026239" calcext:value-type="float">
            <text:p>502623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5031616" calcext:value-type="float">
            <text:p>50316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036159" calcext:value-type="float">
            <text:p>50361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5040200" calcext:value-type="float">
            <text:p>50402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5043908" calcext:value-type="float">
            <text:p>50439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5047381" calcext:value-type="float">
            <text:p>50473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5050688" calcext:value-type="float">
            <text:p>50506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053861" calcext:value-type="float">
            <text:p>50538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9" calcext:value-type="float">
            <text:p>6319</text:p>
          </table:table-cell>
          <table:table-cell table:number-columns-repeated="3"/>
        </table:table-row>
        <table:table-row table:style-name="ro1">
          <table:table-cell office:value-type="float" office:value="5056900" calcext:value-type="float">
            <text:p>50569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04" calcext:value-type="float">
            <text:p>6204</text:p>
          </table:table-cell>
          <table:table-cell table:number-columns-repeated="3"/>
        </table:table-row>
        <table:table-row table:style-name="ro1">
          <table:table-cell office:value-type="float" office:value="5068958" calcext:value-type="float">
            <text:p>50689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73" calcext:value-type="float">
            <text:p>5873</text:p>
          </table:table-cell>
          <table:table-cell table:number-columns-repeated="3"/>
        </table:table-row>
        <table:table-row table:style-name="ro1">
          <table:table-cell office:value-type="float" office:value="5076005" calcext:value-type="float">
            <text:p>507600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7" calcext:value-type="float">
            <text:p>5967</text:p>
          </table:table-cell>
          <table:table-cell table:number-columns-repeated="3"/>
        </table:table-row>
        <table:table-row table:style-name="ro1">
          <table:table-cell office:value-type="float" office:value="5081382" calcext:value-type="float">
            <text:p>50813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085925" calcext:value-type="float">
            <text:p>508592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089966" calcext:value-type="float">
            <text:p>50899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float" office:value="5093674" calcext:value-type="float">
            <text:p>509367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float" office:value="5097147" calcext:value-type="float">
            <text:p>50971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100454" calcext:value-type="float">
            <text:p>51004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703" calcext:value-type="float">
            <text:p>5703</text:p>
          </table:table-cell>
          <table:table-cell table:number-columns-repeated="3"/>
        </table:table-row>
        <table:table-row table:style-name="ro1">
          <table:table-cell office:value-type="float" office:value="5103627" calcext:value-type="float">
            <text:p>510362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5106666" calcext:value-type="float">
            <text:p>51066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5118724" calcext:value-type="float">
            <text:p>51187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75" calcext:value-type="float">
            <text:p>5875</text:p>
          </table:table-cell>
          <table:table-cell table:number-columns-repeated="3"/>
        </table:table-row>
        <table:table-row table:style-name="ro1">
          <table:table-cell office:value-type="float" office:value="5125771" calcext:value-type="float">
            <text:p>512577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3" calcext:value-type="float">
            <text:p>5963</text:p>
          </table:table-cell>
          <table:table-cell table:number-columns-repeated="3"/>
        </table:table-row>
        <table:table-row table:style-name="ro1">
          <table:table-cell office:value-type="float" office:value="5131148" calcext:value-type="float">
            <text:p>51311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5" calcext:value-type="float">
            <text:p>5985</text:p>
          </table:table-cell>
          <table:table-cell table:number-columns-repeated="3"/>
        </table:table-row>
        <table:table-row table:style-name="ro1">
          <table:table-cell office:value-type="float" office:value="5135691" calcext:value-type="float">
            <text:p>513569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3" calcext:value-type="float">
            <text:p>6023</text:p>
          </table:table-cell>
          <table:table-cell table:number-columns-repeated="3"/>
        </table:table-row>
        <table:table-row table:style-name="ro1">
          <table:table-cell office:value-type="float" office:value="5139732" calcext:value-type="float">
            <text:p>513973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5143440" calcext:value-type="float">
            <text:p>51434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5146913" calcext:value-type="float">
            <text:p>514691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775" calcext:value-type="float">
            <text:p>5775</text:p>
          </table:table-cell>
          <table:table-cell table:number-columns-repeated="3"/>
        </table:table-row>
        <table:table-row table:style-name="ro1">
          <table:table-cell office:value-type="float" office:value="5150220" calcext:value-type="float">
            <text:p>51502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5153393" calcext:value-type="float">
            <text:p>51533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5156432" calcext:value-type="float">
            <text:p>51564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59" calcext:value-type="float">
            <text:p>6259</text:p>
          </table:table-cell>
          <table:table-cell table:number-columns-repeated="3"/>
        </table:table-row>
        <table:table-row table:style-name="ro1">
          <table:table-cell office:value-type="float" office:value="5168490" calcext:value-type="float">
            <text:p>51684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31" calcext:value-type="float">
            <text:p>5831</text:p>
          </table:table-cell>
          <table:table-cell table:number-columns-repeated="3"/>
        </table:table-row>
        <table:table-row table:style-name="ro1">
          <table:table-cell office:value-type="float" office:value="5175537" calcext:value-type="float">
            <text:p>51755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9" calcext:value-type="float">
            <text:p>5939</text:p>
          </table:table-cell>
          <table:table-cell table:number-columns-repeated="3"/>
        </table:table-row>
        <table:table-row table:style-name="ro1">
          <table:table-cell office:value-type="float" office:value="5180914" calcext:value-type="float">
            <text:p>51809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5185457" calcext:value-type="float">
            <text:p>51854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5189498" calcext:value-type="float">
            <text:p>51894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5193206" calcext:value-type="float">
            <text:p>51932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23" calcext:value-type="float">
            <text:p>6023</text:p>
          </table:table-cell>
          <table:table-cell table:number-columns-repeated="3"/>
        </table:table-row>
        <table:table-row table:style-name="ro1">
          <table:table-cell office:value-type="float" office:value="5196679" calcext:value-type="float">
            <text:p>51966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5199986" calcext:value-type="float">
            <text:p>51999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5203159" calcext:value-type="float">
            <text:p>52031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5206198" calcext:value-type="float">
            <text:p>52061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5218256" calcext:value-type="float">
            <text:p>52182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5225303" calcext:value-type="float">
            <text:p>52253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69" calcext:value-type="float">
            <text:p>6069</text:p>
          </table:table-cell>
          <table:table-cell table:number-columns-repeated="3"/>
        </table:table-row>
        <table:table-row table:style-name="ro1">
          <table:table-cell office:value-type="float" office:value="5230680" calcext:value-type="float">
            <text:p>52306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43" calcext:value-type="float">
            <text:p>5943</text:p>
          </table:table-cell>
          <table:table-cell table:number-columns-repeated="3"/>
        </table:table-row>
        <table:table-row table:style-name="ro1">
          <table:table-cell office:value-type="float" office:value="5235223" calcext:value-type="float">
            <text:p>52352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851" calcext:value-type="float">
            <text:p>5851</text:p>
          </table:table-cell>
          <table:table-cell table:number-columns-repeated="3"/>
        </table:table-row>
        <table:table-row table:style-name="ro1">
          <table:table-cell office:value-type="float" office:value="5239264" calcext:value-type="float">
            <text:p>52392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1" calcext:value-type="float">
            <text:p>6021</text:p>
          </table:table-cell>
          <table:table-cell table:number-columns-repeated="3"/>
        </table:table-row>
        <table:table-row table:style-name="ro1">
          <table:table-cell office:value-type="float" office:value="5242972" calcext:value-type="float">
            <text:p>52429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5246445" calcext:value-type="float">
            <text:p>52464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41" calcext:value-type="float">
            <text:p>5941</text:p>
          </table:table-cell>
          <table:table-cell table:number-columns-repeated="3"/>
        </table:table-row>
        <table:table-row table:style-name="ro1">
          <table:table-cell office:value-type="float" office:value="5249752" calcext:value-type="float">
            <text:p>52497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5252925" calcext:value-type="float">
            <text:p>52529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5255964" calcext:value-type="float">
            <text:p>5255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52" calcext:value-type="float">
            <text:p>6352</text:p>
          </table:table-cell>
          <table:table-cell table:number-columns-repeated="3"/>
        </table:table-row>
        <table:table-row table:style-name="ro1">
          <table:table-cell office:value-type="float" office:value="5268022" calcext:value-type="float">
            <text:p>5268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5275069" calcext:value-type="float">
            <text:p>52750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5280446" calcext:value-type="float">
            <text:p>52804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5284989" calcext:value-type="float">
            <text:p>52849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289030" calcext:value-type="float">
            <text:p>52890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87" calcext:value-type="float">
            <text:p>6087</text:p>
          </table:table-cell>
          <table:table-cell table:number-columns-repeated="3"/>
        </table:table-row>
        <table:table-row table:style-name="ro1">
          <table:table-cell office:value-type="float" office:value="5292738" calcext:value-type="float">
            <text:p>52927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67" calcext:value-type="float">
            <text:p>6067</text:p>
          </table:table-cell>
          <table:table-cell table:number-columns-repeated="3"/>
        </table:table-row>
        <table:table-row table:style-name="ro1">
          <table:table-cell office:value-type="float" office:value="5296211" calcext:value-type="float">
            <text:p>52962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5299518" calcext:value-type="float">
            <text:p>52995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5302691" calcext:value-type="float">
            <text:p>53026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1" calcext:value-type="float">
            <text:p>6231</text:p>
          </table:table-cell>
          <table:table-cell table:number-columns-repeated="3"/>
        </table:table-row>
        <table:table-row table:style-name="ro1">
          <table:table-cell office:value-type="float" office:value="5305730" calcext:value-type="float">
            <text:p>5305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5317788" calcext:value-type="float">
            <text:p>53177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9" calcext:value-type="float">
            <text:p>5939</text:p>
          </table:table-cell>
          <table:table-cell table:number-columns-repeated="3"/>
        </table:table-row>
        <table:table-row table:style-name="ro1">
          <table:table-cell office:value-type="float" office:value="5324835" calcext:value-type="float">
            <text:p>53248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330212" calcext:value-type="float">
            <text:p>53302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334755" calcext:value-type="float">
            <text:p>53347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338796" calcext:value-type="float">
            <text:p>53387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5342504" calcext:value-type="float">
            <text:p>53425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87" calcext:value-type="float">
            <text:p>5987</text:p>
          </table:table-cell>
          <table:table-cell table:number-columns-repeated="3"/>
        </table:table-row>
        <table:table-row table:style-name="ro1">
          <table:table-cell office:value-type="float" office:value="5345977" calcext:value-type="float">
            <text:p>53459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9" calcext:value-type="float">
            <text:p>5929</text:p>
          </table:table-cell>
          <table:table-cell table:number-columns-repeated="3"/>
        </table:table-row>
        <table:table-row table:style-name="ro1">
          <table:table-cell office:value-type="float" office:value="5349284" calcext:value-type="float">
            <text:p>53492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41" calcext:value-type="float">
            <text:p>6241</text:p>
          </table:table-cell>
          <table:table-cell table:number-columns-repeated="3"/>
        </table:table-row>
        <table:table-row table:style-name="ro1">
          <table:table-cell office:value-type="float" office:value="5352423" calcext:value-type="float">
            <text:p>53524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5355463" calcext:value-type="float">
            <text:p>5355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1" calcext:value-type="float">
            <text:p>6241</text:p>
          </table:table-cell>
          <table:table-cell table:number-columns-repeated="3"/>
        </table:table-row>
        <table:table-row table:style-name="ro1">
          <table:table-cell office:value-type="float" office:value="5367520" calcext:value-type="float">
            <text:p>53675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374568" calcext:value-type="float">
            <text:p>537456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379945" calcext:value-type="float">
            <text:p>53799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5384487" calcext:value-type="float">
            <text:p>53844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388529" calcext:value-type="float">
            <text:p>53885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5392236" calcext:value-type="float">
            <text:p>53922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5395710" calcext:value-type="float">
            <text:p>53957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33" calcext:value-type="float">
            <text:p>5933</text:p>
          </table:table-cell>
          <table:table-cell table:number-columns-repeated="3"/>
        </table:table-row>
        <table:table-row table:style-name="ro1">
          <table:table-cell office:value-type="float" office:value="5399016" calcext:value-type="float">
            <text:p>53990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57" calcext:value-type="float">
            <text:p>6057</text:p>
          </table:table-cell>
          <table:table-cell table:number-columns-repeated="3"/>
        </table:table-row>
        <table:table-row table:style-name="ro1">
          <table:table-cell office:value-type="float" office:value="5402189" calcext:value-type="float">
            <text:p>54021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5405229" calcext:value-type="float">
            <text:p>54052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5417286" calcext:value-type="float">
            <text:p>54172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15" calcext:value-type="float">
            <text:p>6015</text:p>
          </table:table-cell>
          <table:table-cell table:number-columns-repeated="3"/>
        </table:table-row>
        <table:table-row table:style-name="ro1">
          <table:table-cell office:value-type="float" office:value="5424300" calcext:value-type="float">
            <text:p>54243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3" calcext:value-type="float">
            <text:p>5893</text:p>
          </table:table-cell>
          <table:table-cell table:number-columns-repeated="3"/>
        </table:table-row>
        <table:table-row table:style-name="ro1">
          <table:table-cell office:value-type="float" office:value="5429678" calcext:value-type="float">
            <text:p>54296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434220" calcext:value-type="float">
            <text:p>54342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5438261" calcext:value-type="float">
            <text:p>54382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7" calcext:value-type="float">
            <text:p>6047</text:p>
          </table:table-cell>
          <table:table-cell table:number-columns-repeated="3"/>
        </table:table-row>
        <table:table-row table:style-name="ro1">
          <table:table-cell office:value-type="float" office:value="5441969" calcext:value-type="float">
            <text:p>54419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129" calcext:value-type="float">
            <text:p>6129</text:p>
          </table:table-cell>
          <table:table-cell table:number-columns-repeated="3"/>
        </table:table-row>
        <table:table-row table:style-name="ro1">
          <table:table-cell office:value-type="float" office:value="5445442" calcext:value-type="float">
            <text:p>54454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448749" calcext:value-type="float">
            <text:p>54487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451922" calcext:value-type="float">
            <text:p>54519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5454961" calcext:value-type="float">
            <text:p>54549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5467019" calcext:value-type="float">
            <text:p>5467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5474066" calcext:value-type="float">
            <text:p>54740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5479444" calcext:value-type="float">
            <text:p>54794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1" calcext:value-type="float">
            <text:p>5921</text:p>
          </table:table-cell>
          <table:table-cell table:number-columns-repeated="3"/>
        </table:table-row>
        <table:table-row table:style-name="ro1">
          <table:table-cell office:value-type="float" office:value="5483986" calcext:value-type="float">
            <text:p>54839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488027" calcext:value-type="float">
            <text:p>54880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491735" calcext:value-type="float">
            <text:p>54917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5495208" calcext:value-type="float">
            <text:p>54952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41" calcext:value-type="float">
            <text:p>5941</text:p>
          </table:table-cell>
          <table:table-cell table:number-columns-repeated="3"/>
        </table:table-row>
        <table:table-row table:style-name="ro1">
          <table:table-cell office:value-type="float" office:value="5498515" calcext:value-type="float">
            <text:p>54985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5501688" calcext:value-type="float">
            <text:p>55016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61" calcext:value-type="float">
            <text:p>6161</text:p>
          </table:table-cell>
          <table:table-cell table:number-columns-repeated="3"/>
        </table:table-row>
        <table:table-row table:style-name="ro1">
          <table:table-cell office:value-type="float" office:value="5504727" calcext:value-type="float">
            <text:p>55047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37" calcext:value-type="float">
            <text:p>6137</text:p>
          </table:table-cell>
          <table:table-cell table:number-columns-repeated="3"/>
        </table:table-row>
        <table:table-row table:style-name="ro1">
          <table:table-cell office:value-type="float" office:value="5516785" calcext:value-type="float">
            <text:p>55167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523832" calcext:value-type="float">
            <text:p>55238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7" calcext:value-type="float">
            <text:p>5897</text:p>
          </table:table-cell>
          <table:table-cell table:number-columns-repeated="3"/>
        </table:table-row>
        <table:table-row table:style-name="ro1">
          <table:table-cell office:value-type="float" office:value="5529210" calcext:value-type="float">
            <text:p>55292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533752" calcext:value-type="float">
            <text:p>55337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9" calcext:value-type="float">
            <text:p>5989</text:p>
          </table:table-cell>
          <table:table-cell table:number-columns-repeated="3"/>
        </table:table-row>
        <table:table-row table:style-name="ro1">
          <table:table-cell office:value-type="float" office:value="5537793" calcext:value-type="float">
            <text:p>55377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5541501" calcext:value-type="float">
            <text:p>55415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3" calcext:value-type="float">
            <text:p>6043</text:p>
          </table:table-cell>
          <table:table-cell table:number-columns-repeated="3"/>
        </table:table-row>
        <table:table-row table:style-name="ro1">
          <table:table-cell office:value-type="float" office:value="5544974" calcext:value-type="float">
            <text:p>55449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07" calcext:value-type="float">
            <text:p>5807</text:p>
          </table:table-cell>
          <table:table-cell table:number-columns-repeated="3"/>
        </table:table-row>
        <table:table-row table:style-name="ro1">
          <table:table-cell office:value-type="float" office:value="5548281" calcext:value-type="float">
            <text:p>554828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5551421" calcext:value-type="float">
            <text:p>55514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5554460" calcext:value-type="float">
            <text:p>55544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5566517" calcext:value-type="float">
            <text:p>55665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573565" calcext:value-type="float">
            <text:p>55735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578942" calcext:value-type="float">
            <text:p>55789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583485" calcext:value-type="float">
            <text:p>55834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587526" calcext:value-type="float">
            <text:p>55875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5591233" calcext:value-type="float">
            <text:p>55912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5594707" calcext:value-type="float">
            <text:p>55947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115" calcext:value-type="float">
            <text:p>6115</text:p>
          </table:table-cell>
          <table:table-cell table:number-columns-repeated="3"/>
        </table:table-row>
        <table:table-row table:style-name="ro1">
          <table:table-cell office:value-type="float" office:value="5598014" calcext:value-type="float">
            <text:p>55980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9" calcext:value-type="float">
            <text:p>5989</text:p>
          </table:table-cell>
          <table:table-cell table:number-columns-repeated="3"/>
        </table:table-row>
        <table:table-row table:style-name="ro1">
          <table:table-cell office:value-type="float" office:value="5601187" calcext:value-type="float">
            <text:p>56011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office:value-type="float" office:value="5604226" calcext:value-type="float">
            <text:p>5604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9" calcext:value-type="float">
            <text:p>6249</text:p>
          </table:table-cell>
          <table:table-cell table:number-columns-repeated="3"/>
        </table:table-row>
        <table:table-row table:style-name="ro1">
          <table:table-cell office:value-type="float" office:value="5616283" calcext:value-type="float">
            <text:p>5616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623297" calcext:value-type="float">
            <text:p>56232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628641" calcext:value-type="float">
            <text:p>56286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5633184" calcext:value-type="float">
            <text:p>56331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5637225" calcext:value-type="float">
            <text:p>56372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5640933" calcext:value-type="float">
            <text:p>56409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5644406" calcext:value-type="float">
            <text:p>56444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 office:value-type="float" office:value="5647713" calcext:value-type="float">
            <text:p>56477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763" calcext:value-type="float">
            <text:p>5763</text:p>
          </table:table-cell>
          <table:table-cell table:number-columns-repeated="3"/>
        </table:table-row>
        <table:table-row table:style-name="ro1">
          <table:table-cell office:value-type="float" office:value="5650886" calcext:value-type="float">
            <text:p>56508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5653925" calcext:value-type="float">
            <text:p>56539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09" calcext:value-type="float">
            <text:p>6109</text:p>
          </table:table-cell>
          <table:table-cell table:number-columns-repeated="3"/>
        </table:table-row>
        <table:table-row table:style-name="ro1">
          <table:table-cell office:value-type="float" office:value="5665983" calcext:value-type="float">
            <text:p>56659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5673030" calcext:value-type="float">
            <text:p>567303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678407" calcext:value-type="float">
            <text:p>56784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9" calcext:value-type="float">
            <text:p>5929</text:p>
          </table:table-cell>
          <table:table-cell table:number-columns-repeated="3"/>
        </table:table-row>
        <table:table-row table:style-name="ro1">
          <table:table-cell office:value-type="float" office:value="5682950" calcext:value-type="float">
            <text:p>56829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5686991" calcext:value-type="float">
            <text:p>56869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5" calcext:value-type="float">
            <text:p>6065</text:p>
          </table:table-cell>
          <table:table-cell table:number-columns-repeated="3"/>
        </table:table-row>
        <table:table-row table:style-name="ro1">
          <table:table-cell office:value-type="float" office:value="5690699" calcext:value-type="float">
            <text:p>56906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5694172" calcext:value-type="float">
            <text:p>56941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697479" calcext:value-type="float">
            <text:p>56974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31" calcext:value-type="float">
            <text:p>6131</text:p>
          </table:table-cell>
          <table:table-cell table:number-columns-repeated="3"/>
        </table:table-row>
        <table:table-row table:style-name="ro1">
          <table:table-cell office:value-type="float" office:value="5700652" calcext:value-type="float">
            <text:p>57006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5703691" calcext:value-type="float">
            <text:p>57036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17" calcext:value-type="float">
            <text:p>6217</text:p>
          </table:table-cell>
          <table:table-cell table:number-columns-repeated="3"/>
        </table:table-row>
        <table:table-row table:style-name="ro1">
          <table:table-cell office:value-type="float" office:value="5715749" calcext:value-type="float">
            <text:p>57157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722796" calcext:value-type="float">
            <text:p>57227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5728173" calcext:value-type="float">
            <text:p>57281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5" calcext:value-type="float">
            <text:p>5925</text:p>
          </table:table-cell>
          <table:table-cell table:number-columns-repeated="3"/>
        </table:table-row>
        <table:table-row table:style-name="ro1">
          <table:table-cell office:value-type="float" office:value="5732716" calcext:value-type="float">
            <text:p>57327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736757" calcext:value-type="float">
            <text:p>57367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17" calcext:value-type="float">
            <text:p>6117</text:p>
          </table:table-cell>
          <table:table-cell table:number-columns-repeated="3"/>
        </table:table-row>
        <table:table-row table:style-name="ro1">
          <table:table-cell office:value-type="float" office:value="5740465" calcext:value-type="float">
            <text:p>574046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87" calcext:value-type="float">
            <text:p>5987</text:p>
          </table:table-cell>
          <table:table-cell table:number-columns-repeated="3"/>
        </table:table-row>
        <table:table-row table:style-name="ro1">
          <table:table-cell office:value-type="float" office:value="5743938" calcext:value-type="float">
            <text:p>57439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747245" calcext:value-type="float">
            <text:p>57472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5750418" calcext:value-type="float">
            <text:p>57504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43" calcext:value-type="float">
            <text:p>6043</text:p>
          </table:table-cell>
          <table:table-cell table:number-columns-repeated="3"/>
        </table:table-row>
        <table:table-row table:style-name="ro1">
          <table:table-cell office:value-type="float" office:value="5753457" calcext:value-type="float">
            <text:p>57534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5765515" calcext:value-type="float">
            <text:p>57655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772562" calcext:value-type="float">
            <text:p>57725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51" calcext:value-type="float">
            <text:p>5951</text:p>
          </table:table-cell>
          <table:table-cell table:number-columns-repeated="3"/>
        </table:table-row>
        <table:table-row table:style-name="ro1">
          <table:table-cell office:value-type="float" office:value="5777939" calcext:value-type="float">
            <text:p>57779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5782482" calcext:value-type="float">
            <text:p>57824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43" calcext:value-type="float">
            <text:p>5843</text:p>
          </table:table-cell>
          <table:table-cell table:number-columns-repeated="3"/>
        </table:table-row>
        <table:table-row table:style-name="ro1">
          <table:table-cell office:value-type="float" office:value="5786523" calcext:value-type="float">
            <text:p>57865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5790231" calcext:value-type="float">
            <text:p>579023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127" calcext:value-type="float">
            <text:p>6127</text:p>
          </table:table-cell>
          <table:table-cell table:number-columns-repeated="3"/>
        </table:table-row>
        <table:table-row table:style-name="ro1">
          <table:table-cell office:value-type="float" office:value="5793704" calcext:value-type="float">
            <text:p>57937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15" calcext:value-type="float">
            <text:p>5815</text:p>
          </table:table-cell>
          <table:table-cell table:number-columns-repeated="3"/>
        </table:table-row>
        <table:table-row table:style-name="ro1">
          <table:table-cell office:value-type="float" office:value="5797011" calcext:value-type="float">
            <text:p>57970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23" calcext:value-type="float">
            <text:p>6123</text:p>
          </table:table-cell>
          <table:table-cell table:number-columns-repeated="3"/>
        </table:table-row>
        <table:table-row table:style-name="ro1">
          <table:table-cell office:value-type="float" office:value="5800184" calcext:value-type="float">
            <text:p>58001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office:value-type="float" office:value="5803223" calcext:value-type="float">
            <text:p>58032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56" calcext:value-type="float">
            <text:p>6156</text:p>
          </table:table-cell>
          <table:table-cell table:number-columns-repeated="3"/>
        </table:table-row>
        <table:table-row table:style-name="ro1">
          <table:table-cell office:value-type="float" office:value="5815281" calcext:value-type="float">
            <text:p>581528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822295" calcext:value-type="float">
            <text:p>58222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81" calcext:value-type="float">
            <text:p>5881</text:p>
          </table:table-cell>
          <table:table-cell table:number-columns-repeated="3"/>
        </table:table-row>
        <table:table-row table:style-name="ro1">
          <table:table-cell office:value-type="float" office:value="5827639" calcext:value-type="float">
            <text:p>58276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5832181" calcext:value-type="float">
            <text:p>58321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5836222" calcext:value-type="float">
            <text:p>58362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5839930" calcext:value-type="float">
            <text:p>5839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3" calcext:value-type="float">
            <text:p>5993</text:p>
          </table:table-cell>
          <table:table-cell table:number-columns-repeated="3"/>
        </table:table-row>
        <table:table-row table:style-name="ro1">
          <table:table-cell office:value-type="float" office:value="5843403" calcext:value-type="float">
            <text:p>58434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5" calcext:value-type="float">
            <text:p>5925</text:p>
          </table:table-cell>
          <table:table-cell table:number-columns-repeated="3"/>
        </table:table-row>
        <table:table-row table:style-name="ro1">
          <table:table-cell office:value-type="float" office:value="5846710" calcext:value-type="float">
            <text:p>58467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49883" calcext:value-type="float">
            <text:p>58498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37" calcext:value-type="float">
            <text:p>6037</text:p>
          </table:table-cell>
          <table:table-cell table:number-columns-repeated="3"/>
        </table:table-row>
        <table:table-row table:style-name="ro1">
          <table:table-cell office:value-type="float" office:value="5852922" calcext:value-type="float">
            <text:p>58529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5864980" calcext:value-type="float">
            <text:p>5864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872027" calcext:value-type="float">
            <text:p>58720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1" calcext:value-type="float">
            <text:p>5911</text:p>
          </table:table-cell>
          <table:table-cell table:number-columns-repeated="3"/>
        </table:table-row>
        <table:table-row table:style-name="ro1">
          <table:table-cell office:value-type="float" office:value="5877405" calcext:value-type="float">
            <text:p>58774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03" calcext:value-type="float">
            <text:p>5803</text:p>
          </table:table-cell>
          <table:table-cell table:number-columns-repeated="3"/>
        </table:table-row>
        <table:table-row table:style-name="ro1">
          <table:table-cell office:value-type="float" office:value="5881947" calcext:value-type="float">
            <text:p>58819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885988" calcext:value-type="float">
            <text:p>58859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5889696" calcext:value-type="float">
            <text:p>5889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79" calcext:value-type="float">
            <text:p>5979</text:p>
          </table:table-cell>
          <table:table-cell table:number-columns-repeated="3"/>
        </table:table-row>
        <table:table-row table:style-name="ro1">
          <table:table-cell office:value-type="float" office:value="5893169" calcext:value-type="float">
            <text:p>58931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01" calcext:value-type="float">
            <text:p>5801</text:p>
          </table:table-cell>
          <table:table-cell table:number-columns-repeated="3"/>
        </table:table-row>
        <table:table-row table:style-name="ro1">
          <table:table-cell office:value-type="float" office:value="5896476" calcext:value-type="float">
            <text:p>58964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25" calcext:value-type="float">
            <text:p>6125</text:p>
          </table:table-cell>
          <table:table-cell table:number-columns-repeated="3"/>
        </table:table-row>
        <table:table-row table:style-name="ro1">
          <table:table-cell office:value-type="float" office:value="5899649" calcext:value-type="float">
            <text:p>58996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5902688" calcext:value-type="float">
            <text:p>59026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5914746" calcext:value-type="float">
            <text:p>5914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09" calcext:value-type="float">
            <text:p>5809</text:p>
          </table:table-cell>
          <table:table-cell table:number-columns-repeated="3"/>
        </table:table-row>
        <table:table-row table:style-name="ro1">
          <table:table-cell office:value-type="float" office:value="5921793" calcext:value-type="float">
            <text:p>59217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927171" calcext:value-type="float">
            <text:p>59271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5" calcext:value-type="float">
            <text:p>5945</text:p>
          </table:table-cell>
          <table:table-cell table:number-columns-repeated="3"/>
        </table:table-row>
        <table:table-row table:style-name="ro1">
          <table:table-cell office:value-type="float" office:value="5931713" calcext:value-type="float">
            <text:p>59317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35" calcext:value-type="float">
            <text:p>6035</text:p>
          </table:table-cell>
          <table:table-cell table:number-columns-repeated="3"/>
        </table:table-row>
        <table:table-row table:style-name="ro1">
          <table:table-cell office:value-type="float" office:value="5935754" calcext:value-type="float">
            <text:p>59357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3" calcext:value-type="float">
            <text:p>6023</text:p>
          </table:table-cell>
          <table:table-cell table:number-columns-repeated="3"/>
        </table:table-row>
        <table:table-row table:style-name="ro1">
          <table:table-cell office:value-type="float" office:value="5939462" calcext:value-type="float">
            <text:p>59394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9" calcext:value-type="float">
            <text:p>6009</text:p>
          </table:table-cell>
          <table:table-cell table:number-columns-repeated="3"/>
        </table:table-row>
        <table:table-row table:style-name="ro1">
          <table:table-cell office:value-type="float" office:value="5942935" calcext:value-type="float">
            <text:p>59429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46242" calcext:value-type="float">
            <text:p>59462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5949415" calcext:value-type="float">
            <text:p>59494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58" calcext:value-type="float">
            <text:p>6058</text:p>
          </table:table-cell>
          <table:table-cell table:number-columns-repeated="3"/>
        </table:table-row>
        <table:table-row table:style-name="ro1">
          <table:table-cell office:value-type="float" office:value="5952454" calcext:value-type="float">
            <text:p>59524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69" calcext:value-type="float">
            <text:p>6269</text:p>
          </table:table-cell>
          <table:table-cell table:number-columns-repeated="3"/>
        </table:table-row>
        <table:table-row table:style-name="ro1">
          <table:table-cell office:value-type="float" office:value="5964512" calcext:value-type="float">
            <text:p>59645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971559" calcext:value-type="float">
            <text:p>59715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76937" calcext:value-type="float">
            <text:p>59769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5981479" calcext:value-type="float">
            <text:p>59814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985520" calcext:value-type="float">
            <text:p>59855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30" calcext:value-type="float">
            <text:p>6030</text:p>
          </table:table-cell>
          <table:table-cell table:number-columns-repeated="3"/>
        </table:table-row>
        <table:table-row table:style-name="ro1">
          <table:table-cell office:value-type="float" office:value="5989228" calcext:value-type="float">
            <text:p>59892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51" calcext:value-type="float">
            <text:p>6051</text:p>
          </table:table-cell>
          <table:table-cell table:number-columns-repeated="3"/>
        </table:table-row>
        <table:table-row table:style-name="ro1">
          <table:table-cell office:value-type="float" office:value="5992701" calcext:value-type="float">
            <text:p>59927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96008" calcext:value-type="float">
            <text:p>59960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95" calcext:value-type="float">
            <text:p>6095</text:p>
          </table:table-cell>
          <table:table-cell table:number-columns-repeated="3"/>
        </table:table-row>
        <table:table-row table:style-name="ro1">
          <table:table-cell office:value-type="float" office:value="5999181" calcext:value-type="float">
            <text:p>59991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03" calcext:value-type="float">
            <text:p>6103</text:p>
          </table:table-cell>
          <table:table-cell table:number-columns-repeated="3"/>
        </table:table-row>
        <table:table-row table:style-name="ro1">
          <table:table-cell office:value-type="float" office:value="6002220" calcext:value-type="float">
            <text:p>60022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289" calcext:value-type="float">
            <text:p>6289</text:p>
          </table:table-cell>
          <table:table-cell table:number-columns-repeated="3"/>
        </table:table-row>
        <table:table-row table:style-name="ro1">
          <table:table-cell office:value-type="float" office:value="6014278" calcext:value-type="float">
            <text:p>60142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6021292" calcext:value-type="float">
            <text:p>60212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6026636" calcext:value-type="float">
            <text:p>60266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6031178" calcext:value-type="float">
            <text:p>60311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6035220" calcext:value-type="float">
            <text:p>60352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38927" calcext:value-type="float">
            <text:p>60389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6042401" calcext:value-type="float">
            <text:p>60424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45707" calcext:value-type="float">
            <text:p>60457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3" calcext:value-type="float">
            <text:p>5983</text:p>
          </table:table-cell>
          <table:table-cell table:number-columns-repeated="3"/>
        </table:table-row>
        <table:table-row table:style-name="ro1">
          <table:table-cell office:value-type="float" office:value="6048880" calcext:value-type="float">
            <text:p>60488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6051920" calcext:value-type="float">
            <text:p>60519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6063977" calcext:value-type="float">
            <text:p>60639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71024" calcext:value-type="float">
            <text:p>60710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1" calcext:value-type="float">
            <text:p>5931</text:p>
          </table:table-cell>
          <table:table-cell table:number-columns-repeated="3"/>
        </table:table-row>
        <table:table-row table:style-name="ro1">
          <table:table-cell office:value-type="float" office:value="6076402" calcext:value-type="float">
            <text:p>60764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6080944" calcext:value-type="float">
            <text:p>60809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6084986" calcext:value-type="float">
            <text:p>60849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9" calcext:value-type="float">
            <text:p>6019</text:p>
          </table:table-cell>
          <table:table-cell table:number-columns-repeated="3"/>
        </table:table-row>
        <table:table-row table:style-name="ro1">
          <table:table-cell office:value-type="float" office:value="6088693" calcext:value-type="float">
            <text:p>60886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34" calcext:value-type="float">
            <text:p>6034</text:p>
          </table:table-cell>
          <table:table-cell table:number-columns-repeated="3"/>
        </table:table-row>
        <table:table-row table:style-name="ro1">
          <table:table-cell office:value-type="float" office:value="6092167" calcext:value-type="float">
            <text:p>60921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6095473" calcext:value-type="float">
            <text:p>60954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631" calcext:value-type="float">
            <text:p>5631</text:p>
          </table:table-cell>
          <table:table-cell table:number-columns-repeated="3"/>
        </table:table-row>
        <table:table-row table:style-name="ro1">
          <table:table-cell office:value-type="float" office:value="6098646" calcext:value-type="float">
            <text:p>60986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101686" calcext:value-type="float">
            <text:p>61016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13743" calcext:value-type="float">
            <text:p>61137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6120790" calcext:value-type="float">
            <text:p>61207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6126168" calcext:value-type="float">
            <text:p>61261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6130710" calcext:value-type="float">
            <text:p>61307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6134752" calcext:value-type="float">
            <text:p>613475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5" calcext:value-type="float">
            <text:p>6065</text:p>
          </table:table-cell>
          <table:table-cell table:number-columns-repeated="3"/>
        </table:table-row>
        <table:table-row table:style-name="ro1">
          <table:table-cell office:value-type="float" office:value="6138459" calcext:value-type="float">
            <text:p>61384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 office:value-type="float" office:value="6141933" calcext:value-type="float">
            <text:p>61419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61" calcext:value-type="float">
            <text:p>5761</text:p>
          </table:table-cell>
          <table:table-cell table:number-columns-repeated="3"/>
        </table:table-row>
        <table:table-row table:style-name="ro1">
          <table:table-cell office:value-type="float" office:value="6145239" calcext:value-type="float">
            <text:p>61452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19" calcext:value-type="float">
            <text:p>6019</text:p>
          </table:table-cell>
          <table:table-cell table:number-columns-repeated="3"/>
        </table:table-row>
        <table:table-row table:style-name="ro1">
          <table:table-cell office:value-type="float" office:value="6148412" calcext:value-type="float">
            <text:p>61484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6151452" calcext:value-type="float">
            <text:p>61514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9" calcext:value-type="float">
            <text:p>6169</text:p>
          </table:table-cell>
          <table:table-cell table:number-columns-repeated="3"/>
        </table:table-row>
        <table:table-row table:style-name="ro1">
          <table:table-cell office:value-type="float" office:value="6163509" calcext:value-type="float">
            <text:p>61635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6170556" calcext:value-type="float">
            <text:p>61705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6175934" calcext:value-type="float">
            <text:p>61759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6180476" calcext:value-type="float">
            <text:p>61804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6184518" calcext:value-type="float">
            <text:p>61845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7" calcext:value-type="float">
            <text:p>6047</text:p>
          </table:table-cell>
          <table:table-cell table:number-columns-repeated="3"/>
        </table:table-row>
        <table:table-row table:style-name="ro1">
          <table:table-cell office:value-type="float" office:value="6188225" calcext:value-type="float">
            <text:p>61882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191699" calcext:value-type="float">
            <text:p>61916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3" calcext:value-type="float">
            <text:p>5873</text:p>
          </table:table-cell>
          <table:table-cell table:number-columns-repeated="3"/>
        </table:table-row>
        <table:table-row table:style-name="ro1">
          <table:table-cell office:value-type="float" office:value="6195005" calcext:value-type="float">
            <text:p>61950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31" calcext:value-type="float">
            <text:p>6031</text:p>
          </table:table-cell>
          <table:table-cell table:number-columns-repeated="3"/>
        </table:table-row>
        <table:table-row table:style-name="ro1">
          <table:table-cell office:value-type="float" office:value="6198178" calcext:value-type="float">
            <text:p>61981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7" calcext:value-type="float">
            <text:p>6237</text:p>
          </table:table-cell>
          <table:table-cell table:number-columns-repeated="3"/>
        </table:table-row>
        <table:table-row table:style-name="ro1">
          <table:table-cell office:value-type="float" office:value="6201218" calcext:value-type="float">
            <text:p>62012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213275" calcext:value-type="float">
            <text:p>62132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67" calcext:value-type="float">
            <text:p>5967</text:p>
          </table:table-cell>
          <table:table-cell table:number-columns-repeated="3"/>
        </table:table-row>
        <table:table-row table:style-name="ro1">
          <table:table-cell office:value-type="float" office:value="6220289" calcext:value-type="float">
            <text:p>62202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6225633" calcext:value-type="float">
            <text:p>62256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230175" calcext:value-type="float">
            <text:p>62301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6234217" calcext:value-type="float">
            <text:p>62342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75" calcext:value-type="float">
            <text:p>6075</text:p>
          </table:table-cell>
          <table:table-cell table:number-columns-repeated="3"/>
        </table:table-row>
        <table:table-row table:style-name="ro1">
          <table:table-cell office:value-type="float" office:value="6237924" calcext:value-type="float">
            <text:p>62379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6241398" calcext:value-type="float">
            <text:p>62413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41" calcext:value-type="float">
            <text:p>6041</text:p>
          </table:table-cell>
          <table:table-cell table:number-columns-repeated="3"/>
        </table:table-row>
        <table:table-row table:style-name="ro1">
          <table:table-cell office:value-type="float" office:value="6244704" calcext:value-type="float">
            <text:p>62447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6247877" calcext:value-type="float">
            <text:p>62478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6250917" calcext:value-type="float">
            <text:p>62509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7" calcext:value-type="float">
            <text:p>6197</text:p>
          </table:table-cell>
          <table:table-cell table:number-columns-repeated="3"/>
        </table:table-row>
        <table:table-row table:style-name="ro1">
          <table:table-cell office:value-type="float" office:value="6262974" calcext:value-type="float">
            <text:p>62629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03" calcext:value-type="float">
            <text:p>5903</text:p>
          </table:table-cell>
          <table:table-cell table:number-columns-repeated="3"/>
        </table:table-row>
        <table:table-row table:style-name="ro1">
          <table:table-cell office:value-type="float" office:value="6270022" calcext:value-type="float">
            <text:p>62700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45" calcext:value-type="float">
            <text:p>5945</text:p>
          </table:table-cell>
          <table:table-cell table:number-columns-repeated="3"/>
        </table:table-row>
        <table:table-row table:style-name="ro1">
          <table:table-cell office:value-type="float" office:value="6275399" calcext:value-type="float">
            <text:p>62753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6279941" calcext:value-type="float">
            <text:p>62799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float" office:value="6283983" calcext:value-type="float">
            <text:p>62839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9" calcext:value-type="float">
            <text:p>6009</text:p>
          </table:table-cell>
          <table:table-cell table:number-columns-repeated="3"/>
        </table:table-row>
        <table:table-row table:style-name="ro1">
          <table:table-cell office:value-type="float" office:value="6287690" calcext:value-type="float">
            <text:p>62876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75" calcext:value-type="float">
            <text:p>5975</text:p>
          </table:table-cell>
          <table:table-cell table:number-columns-repeated="3"/>
        </table:table-row>
        <table:table-row table:style-name="ro1">
          <table:table-cell office:value-type="float" office:value="6291164" calcext:value-type="float">
            <text:p>62911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79" calcext:value-type="float">
            <text:p>5679</text:p>
          </table:table-cell>
          <table:table-cell table:number-columns-repeated="3"/>
        </table:table-row>
        <table:table-row table:style-name="ro1">
          <table:table-cell office:value-type="float" office:value="6294470" calcext:value-type="float">
            <text:p>62944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63" calcext:value-type="float">
            <text:p>5963</text:p>
          </table:table-cell>
          <table:table-cell table:number-columns-repeated="3"/>
        </table:table-row>
        <table:table-row table:style-name="ro1">
          <table:table-cell office:value-type="float" office:value="6297643" calcext:value-type="float">
            <text:p>629764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6300683" calcext:value-type="float">
            <text:p>63006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54" calcext:value-type="float">
            <text:p>6254</text:p>
          </table:table-cell>
          <table:table-cell table:number-columns-repeated="3"/>
        </table:table-row>
        <table:table-row table:style-name="ro1">
          <table:table-cell office:value-type="float" office:value="6312740" calcext:value-type="float">
            <text:p>631274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6319788" calcext:value-type="float">
            <text:p>631978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51" calcext:value-type="float">
            <text:p>5951</text:p>
          </table:table-cell>
          <table:table-cell table:number-columns-repeated="3"/>
        </table:table-row>
        <table:table-row table:style-name="ro1">
          <table:table-cell office:value-type="float" office:value="6325165" calcext:value-type="float">
            <text:p>632516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3" calcext:value-type="float">
            <text:p>5943</text:p>
          </table:table-cell>
          <table:table-cell table:number-columns-repeated="3"/>
        </table:table-row>
        <table:table-row table:style-name="ro1">
          <table:table-cell office:value-type="float" office:value="6329707" calcext:value-type="float">
            <text:p>632970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21" calcext:value-type="float">
            <text:p>6021</text:p>
          </table:table-cell>
          <table:table-cell table:number-columns-repeated="3"/>
        </table:table-row>
        <table:table-row table:style-name="ro1">
          <table:table-cell office:value-type="float" office:value="6333749" calcext:value-type="float">
            <text:p>63337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6337456" calcext:value-type="float">
            <text:p>633745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89" calcext:value-type="float">
            <text:p>6089</text:p>
          </table:table-cell>
          <table:table-cell table:number-columns-repeated="3"/>
        </table:table-row>
        <table:table-row table:style-name="ro1">
          <table:table-cell office:value-type="float" office:value="6340930" calcext:value-type="float">
            <text:p>63409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6344236" calcext:value-type="float">
            <text:p>634423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6347409" calcext:value-type="float">
            <text:p>63474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6350449" calcext:value-type="float">
            <text:p>6350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6362506" calcext:value-type="float">
            <text:p>63625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6369554" calcext:value-type="float">
            <text:p>63695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29" calcext:value-type="float">
            <text:p>5829</text:p>
          </table:table-cell>
          <table:table-cell table:number-columns-repeated="3"/>
        </table:table-row>
        <table:table-row table:style-name="ro1">
          <table:table-cell office:value-type="float" office:value="6374931" calcext:value-type="float">
            <text:p>63749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75" calcext:value-type="float">
            <text:p>5975</text:p>
          </table:table-cell>
          <table:table-cell table:number-columns-repeated="3"/>
        </table:table-row>
        <table:table-row table:style-name="ro1">
          <table:table-cell office:value-type="float" office:value="6379473" calcext:value-type="float">
            <text:p>63794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6383515" calcext:value-type="float">
            <text:p>6383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1" calcext:value-type="float">
            <text:p>6041</text:p>
          </table:table-cell>
          <table:table-cell table:number-columns-repeated="3"/>
        </table:table-row>
        <table:table-row table:style-name="ro1">
          <table:table-cell office:value-type="float" office:value="6387222" calcext:value-type="float">
            <text:p>63872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6390696" calcext:value-type="float">
            <text:p>6390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6394002" calcext:value-type="float">
            <text:p>63940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99" calcext:value-type="float">
            <text:p>5899</text:p>
          </table:table-cell>
          <table:table-cell table:number-columns-repeated="3"/>
        </table:table-row>
        <table:table-row table:style-name="ro1">
          <table:table-cell office:value-type="float" office:value="6397175" calcext:value-type="float">
            <text:p>63971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15" calcext:value-type="float">
            <text:p>6215</text:p>
          </table:table-cell>
          <table:table-cell table:number-columns-repeated="3"/>
        </table:table-row>
        <table:table-row table:style-name="ro1">
          <table:table-cell office:value-type="float" office:value="6400215" calcext:value-type="float">
            <text:p>6400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49" calcext:value-type="float">
            <text:p>6149</text:p>
          </table:table-cell>
          <table:table-cell table:number-columns-repeated="3"/>
        </table:table-row>
        <table:table-row table:style-name="ro1">
          <table:table-cell office:value-type="float" office:value="6412272" calcext:value-type="float">
            <text:p>64122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47" calcext:value-type="float">
            <text:p>5847</text:p>
          </table:table-cell>
          <table:table-cell table:number-columns-repeated="3"/>
        </table:table-row>
        <table:table-row table:style-name="ro1">
          <table:table-cell office:value-type="float" office:value="6419286" calcext:value-type="float">
            <text:p>64192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6424630" calcext:value-type="float">
            <text:p>64246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6429173" calcext:value-type="float">
            <text:p>64291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5" calcext:value-type="float">
            <text:p>5985</text:p>
          </table:table-cell>
          <table:table-cell table:number-columns-repeated="3"/>
        </table:table-row>
        <table:table-row table:style-name="ro1">
          <table:table-cell office:value-type="float" office:value="6433214" calcext:value-type="float">
            <text:p>64332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436921" calcext:value-type="float">
            <text:p>64369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6440395" calcext:value-type="float">
            <text:p>64403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65" calcext:value-type="float">
            <text:p>5865</text:p>
          </table:table-cell>
          <table:table-cell table:number-columns-repeated="3"/>
        </table:table-row>
        <table:table-row table:style-name="ro1">
          <table:table-cell office:value-type="float" office:value="6443702" calcext:value-type="float">
            <text:p>64437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53" calcext:value-type="float">
            <text:p>6053</text:p>
          </table:table-cell>
          <table:table-cell table:number-columns-repeated="3"/>
        </table:table-row>
        <table:table-row table:style-name="ro1">
          <table:table-cell office:value-type="float" office:value="6446875" calcext:value-type="float">
            <text:p>64468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449914" calcext:value-type="float">
            <text:p>6449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6461971" calcext:value-type="float">
            <text:p>64619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6469019" calcext:value-type="float">
            <text:p>6469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43" calcext:value-type="float">
            <text:p>5943</text:p>
          </table:table-cell>
          <table:table-cell table:number-columns-repeated="3"/>
        </table:table-row>
        <table:table-row table:style-name="ro1">
          <table:table-cell office:value-type="float" office:value="6474396" calcext:value-type="float">
            <text:p>64743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6478939" calcext:value-type="float">
            <text:p>64789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6482980" calcext:value-type="float">
            <text:p>648298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63" calcext:value-type="float">
            <text:p>5963</text:p>
          </table:table-cell>
          <table:table-cell table:number-columns-repeated="3"/>
        </table:table-row>
        <table:table-row table:style-name="ro1">
          <table:table-cell office:value-type="float" office:value="6486687" calcext:value-type="float">
            <text:p>64866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6490161" calcext:value-type="float">
            <text:p>649016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6493468" calcext:value-type="float">
            <text:p>64934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496641" calcext:value-type="float">
            <text:p>649664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6499680" calcext:value-type="float">
            <text:p>64996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6511737" calcext:value-type="float">
            <text:p>65117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6518785" calcext:value-type="float">
            <text:p>6518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6524162" calcext:value-type="float">
            <text:p>65241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6528705" calcext:value-type="float">
            <text:p>65287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83" calcext:value-type="float">
            <text:p>5883</text:p>
          </table:table-cell>
          <table:table-cell table:number-columns-repeated="3"/>
        </table:table-row>
        <table:table-row table:style-name="ro1">
          <table:table-cell office:value-type="float" office:value="6532746" calcext:value-type="float">
            <text:p>65327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6536453" calcext:value-type="float">
            <text:p>65364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6539927" calcext:value-type="float">
            <text:p>65399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5" calcext:value-type="float">
            <text:p>5905</text:p>
          </table:table-cell>
          <table:table-cell table:number-columns-repeated="3"/>
        </table:table-row>
        <table:table-row table:style-name="ro1">
          <table:table-cell office:value-type="float" office:value="6543234" calcext:value-type="float">
            <text:p>65432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6546407" calcext:value-type="float">
            <text:p>65464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6549446" calcext:value-type="float">
            <text:p>65494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561503" calcext:value-type="float">
            <text:p>65615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6568551" calcext:value-type="float">
            <text:p>6568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6573928" calcext:value-type="float">
            <text:p>65739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26" calcext:value-type="float">
            <text:p>5826</text:p>
          </table:table-cell>
          <table:table-cell table:number-columns-repeated="3"/>
        </table:table-row>
        <table:table-row table:style-name="ro1">
          <table:table-cell office:value-type="float" office:value="6578471" calcext:value-type="float">
            <text:p>6578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17" calcext:value-type="float">
            <text:p>6017</text:p>
          </table:table-cell>
          <table:table-cell table:number-columns-repeated="3"/>
        </table:table-row>
        <table:table-row table:style-name="ro1">
          <table:table-cell office:value-type="float" office:value="6582512" calcext:value-type="float">
            <text:p>65825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6586219" calcext:value-type="float">
            <text:p>65862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6589693" calcext:value-type="float">
            <text:p>65896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651" calcext:value-type="float">
            <text:p>5651</text:p>
          </table:table-cell>
          <table:table-cell table:number-columns-repeated="3"/>
        </table:table-row>
        <table:table-row table:style-name="ro1">
          <table:table-cell office:value-type="float" office:value="6593000" calcext:value-type="float">
            <text:p>65930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5" calcext:value-type="float">
            <text:p>5925</text:p>
          </table:table-cell>
          <table:table-cell table:number-columns-repeated="3"/>
        </table:table-row>
        <table:table-row table:style-name="ro1">
          <table:table-cell office:value-type="float" office:value="6596173" calcext:value-type="float">
            <text:p>65961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699" calcext:value-type="float">
            <text:p>5699</text:p>
          </table:table-cell>
          <table:table-cell table:number-columns-repeated="3"/>
        </table:table-row>
        <table:table-row table:style-name="ro1">
          <table:table-cell office:value-type="float" office:value="6599212" calcext:value-type="float">
            <text:p>65992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611269" calcext:value-type="float">
            <text:p>66112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6618283" calcext:value-type="float">
            <text:p>66182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6623627" calcext:value-type="float">
            <text:p>66236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6628170" calcext:value-type="float">
            <text:p>6628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03" calcext:value-type="float">
            <text:p>5903</text:p>
          </table:table-cell>
          <table:table-cell table:number-columns-repeated="3"/>
        </table:table-row>
        <table:table-row table:style-name="ro1">
          <table:table-cell office:value-type="float" office:value="6632211" calcext:value-type="float">
            <text:p>66322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826" calcext:value-type="float">
            <text:p>5826</text:p>
          </table:table-cell>
          <table:table-cell table:number-columns-repeated="3"/>
        </table:table-row>
        <table:table-row table:style-name="ro1">
          <table:table-cell office:value-type="float" office:value="6635919" calcext:value-type="float">
            <text:p>66359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639392" calcext:value-type="float">
            <text:p>66393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6642699" calcext:value-type="float">
            <text:p>6642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6645872" calcext:value-type="float">
            <text:p>6645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648911" calcext:value-type="float">
            <text:p>6648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79" calcext:value-type="float">
            <text:p>6279</text:p>
          </table:table-cell>
          <table:table-cell table:number-columns-repeated="3"/>
        </table:table-row>
        <table:table-row table:style-name="ro1">
          <table:table-cell office:value-type="float" office:value="6660969" calcext:value-type="float">
            <text:p>66609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6668016" calcext:value-type="float">
            <text:p>666801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26" calcext:value-type="float">
            <text:p>5826</text:p>
          </table:table-cell>
          <table:table-cell table:number-columns-repeated="3"/>
        </table:table-row>
        <table:table-row table:style-name="ro1">
          <table:table-cell office:value-type="float" office:value="6673393" calcext:value-type="float">
            <text:p>66733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677936" calcext:value-type="float">
            <text:p>6677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6681977" calcext:value-type="float">
            <text:p>66819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73" calcext:value-type="float">
            <text:p>5973</text:p>
          </table:table-cell>
          <table:table-cell table:number-columns-repeated="3"/>
        </table:table-row>
        <table:table-row table:style-name="ro1">
          <table:table-cell office:value-type="float" office:value="6685685" calcext:value-type="float">
            <text:p>66856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6689158" calcext:value-type="float">
            <text:p>668915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89" calcext:value-type="float">
            <text:p>5889</text:p>
          </table:table-cell>
          <table:table-cell table:number-columns-repeated="3"/>
        </table:table-row>
        <table:table-row table:style-name="ro1">
          <table:table-cell office:value-type="float" office:value="6692465" calcext:value-type="float">
            <text:p>6692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6695638" calcext:value-type="float">
            <text:p>6695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27" calcext:value-type="float">
            <text:p>6227</text:p>
          </table:table-cell>
          <table:table-cell table:number-columns-repeated="3"/>
        </table:table-row>
        <table:table-row table:style-name="ro1">
          <table:table-cell office:value-type="float" office:value="6698677" calcext:value-type="float">
            <text:p>66986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710735" calcext:value-type="float">
            <text:p>671073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99" calcext:value-type="float">
            <text:p>5799</text:p>
          </table:table-cell>
          <table:table-cell table:number-columns-repeated="3"/>
        </table:table-row>
        <table:table-row table:style-name="ro1">
          <table:table-cell office:value-type="float" office:value="6717782" calcext:value-type="float">
            <text:p>671778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9" calcext:value-type="float">
            <text:p>5929</text:p>
          </table:table-cell>
          <table:table-cell table:number-columns-repeated="3"/>
        </table:table-row>
        <table:table-row table:style-name="ro1">
          <table:table-cell office:value-type="float" office:value="6723159" calcext:value-type="float">
            <text:p>67231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6727702" calcext:value-type="float">
            <text:p>6727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6731743" calcext:value-type="float">
            <text:p>673174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6735451" calcext:value-type="float">
            <text:p>67354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6738924" calcext:value-type="float">
            <text:p>67389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67" calcext:value-type="float">
            <text:p>5967</text:p>
          </table:table-cell>
          <table:table-cell table:number-columns-repeated="3"/>
        </table:table-row>
        <table:table-row table:style-name="ro1">
          <table:table-cell office:value-type="float" office:value="6742231" calcext:value-type="float">
            <text:p>6742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745404" calcext:value-type="float">
            <text:p>6745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748443" calcext:value-type="float">
            <text:p>67484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87" calcext:value-type="float">
            <text:p>6087</text:p>
          </table:table-cell>
          <table:table-cell table:number-columns-repeated="3"/>
        </table:table-row>
        <table:table-row table:style-name="ro1">
          <table:table-cell office:value-type="float" office:value="6760501" calcext:value-type="float">
            <text:p>67605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85" calcext:value-type="float">
            <text:p>5985</text:p>
          </table:table-cell>
          <table:table-cell table:number-columns-repeated="3"/>
        </table:table-row>
        <table:table-row table:style-name="ro1">
          <table:table-cell office:value-type="float" office:value="6767548" calcext:value-type="float">
            <text:p>67675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41" calcext:value-type="float">
            <text:p>5841</text:p>
          </table:table-cell>
          <table:table-cell table:number-columns-repeated="3"/>
        </table:table-row>
        <table:table-row table:style-name="ro1">
          <table:table-cell office:value-type="float" office:value="6772925" calcext:value-type="float">
            <text:p>67729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31" calcext:value-type="float">
            <text:p>5831</text:p>
          </table:table-cell>
          <table:table-cell table:number-columns-repeated="3"/>
        </table:table-row>
        <table:table-row table:style-name="ro1">
          <table:table-cell office:value-type="float" office:value="6777468" calcext:value-type="float">
            <text:p>6777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33" calcext:value-type="float">
            <text:p>5933</text:p>
          </table:table-cell>
          <table:table-cell table:number-columns-repeated="3"/>
        </table:table-row>
        <table:table-row table:style-name="ro1">
          <table:table-cell office:value-type="float" office:value="6781509" calcext:value-type="float">
            <text:p>67815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785217" calcext:value-type="float">
            <text:p>6785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6788690" calcext:value-type="float">
            <text:p>67886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6791997" calcext:value-type="float">
            <text:p>6791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5" calcext:value-type="float">
            <text:p>5925</text:p>
          </table:table-cell>
          <table:table-cell table:number-columns-repeated="3"/>
        </table:table-row>
        <table:table-row table:style-name="ro1">
          <table:table-cell office:value-type="float" office:value="6795170" calcext:value-type="float">
            <text:p>6795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25" calcext:value-type="float">
            <text:p>6025</text:p>
          </table:table-cell>
          <table:table-cell table:number-columns-repeated="3"/>
        </table:table-row>
        <table:table-row table:style-name="ro1">
          <table:table-cell office:value-type="float" office:value="6798209" calcext:value-type="float">
            <text:p>67982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810267" calcext:value-type="float">
            <text:p>68102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6817314" calcext:value-type="float">
            <text:p>68173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6822691" calcext:value-type="float">
            <text:p>68226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51" calcext:value-type="float">
            <text:p>5851</text:p>
          </table:table-cell>
          <table:table-cell table:number-columns-repeated="3"/>
        </table:table-row>
        <table:table-row table:style-name="ro1">
          <table:table-cell office:value-type="float" office:value="6827234" calcext:value-type="float">
            <text:p>68272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  <table:table-cell table:number-columns-repeated="3"/>
        </table:table-row>
        <table:table-row table:style-name="ro1">
          <table:table-cell office:value-type="float" office:value="6831275" calcext:value-type="float">
            <text:p>68312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1" calcext:value-type="float">
            <text:p>5951</text:p>
          </table:table-cell>
          <table:table-cell table:number-columns-repeated="3"/>
        </table:table-row>
        <table:table-row table:style-name="ro1">
          <table:table-cell office:value-type="float" office:value="6834949" calcext:value-type="float">
            <text:p>683494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838423" calcext:value-type="float">
            <text:p>68384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86" calcext:value-type="float">
            <text:p>5686</text:p>
          </table:table-cell>
          <table:table-cell table:number-columns-repeated="3"/>
        </table:table-row>
        <table:table-row table:style-name="ro1">
          <table:table-cell office:value-type="float" office:value="6841729" calcext:value-type="float">
            <text:p>68417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float" office:value="6844902" calcext:value-type="float">
            <text:p>68449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847942" calcext:value-type="float">
            <text:p>68479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79" calcext:value-type="float">
            <text:p>6179</text:p>
          </table:table-cell>
          <table:table-cell table:number-columns-repeated="3"/>
        </table:table-row>
        <table:table-row table:style-name="ro1">
          <table:table-cell office:value-type="float" office:value="6859999" calcext:value-type="float">
            <text:p>685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87" calcext:value-type="float">
            <text:p>5787</text:p>
          </table:table-cell>
          <table:table-cell table:number-columns-repeated="3"/>
        </table:table-row>
        <table:table-row table:style-name="ro1">
          <table:table-cell office:value-type="float" office:value="6867047" calcext:value-type="float">
            <text:p>686704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73" calcext:value-type="float">
            <text:p>5873</text:p>
          </table:table-cell>
          <table:table-cell table:number-columns-repeated="3"/>
        </table:table-row>
        <table:table-row table:style-name="ro1">
          <table:table-cell office:value-type="float" office:value="6872424" calcext:value-type="float">
            <text:p>687242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6876966" calcext:value-type="float">
            <text:p>68769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23" calcext:value-type="float">
            <text:p>5923</text:p>
          </table:table-cell>
          <table:table-cell table:number-columns-repeated="3"/>
        </table:table-row>
        <table:table-row table:style-name="ro1">
          <table:table-cell office:value-type="float" office:value="6881008" calcext:value-type="float">
            <text:p>68810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151" calcext:value-type="float">
            <text:p>6151</text:p>
          </table:table-cell>
          <table:table-cell table:number-columns-repeated="3"/>
        </table:table-row>
        <table:table-row table:style-name="ro1">
          <table:table-cell office:value-type="float" office:value="6884715" calcext:value-type="float">
            <text:p>688471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6888189" calcext:value-type="float">
            <text:p>68881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83" calcext:value-type="float">
            <text:p>5783</text:p>
          </table:table-cell>
          <table:table-cell table:number-columns-repeated="3"/>
        </table:table-row>
        <table:table-row table:style-name="ro1">
          <table:table-cell office:value-type="float" office:value="6891495" calcext:value-type="float">
            <text:p>68914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6894668" calcext:value-type="float">
            <text:p>68946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float" office:value="6897708" calcext:value-type="float">
            <text:p>68977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909765" calcext:value-type="float">
            <text:p>69097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85" calcext:value-type="float">
            <text:p>5785</text:p>
          </table:table-cell>
          <table:table-cell table:number-columns-repeated="3"/>
        </table:table-row>
        <table:table-row table:style-name="ro1">
          <table:table-cell office:value-type="float" office:value="6916813" calcext:value-type="float">
            <text:p>691681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1" calcext:value-type="float">
            <text:p>5921</text:p>
          </table:table-cell>
          <table:table-cell table:number-columns-repeated="3"/>
        </table:table-row>
        <table:table-row table:style-name="ro1">
          <table:table-cell office:value-type="float" office:value="6922190" calcext:value-type="float">
            <text:p>69221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45" calcext:value-type="float">
            <text:p>5845</text:p>
          </table:table-cell>
          <table:table-cell table:number-columns-repeated="3"/>
        </table:table-row>
        <table:table-row table:style-name="ro1">
          <table:table-cell office:value-type="float" office:value="6926732" calcext:value-type="float">
            <text:p>69267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27" calcext:value-type="float">
            <text:p>5827</text:p>
          </table:table-cell>
          <table:table-cell table:number-columns-repeated="3"/>
        </table:table-row>
        <table:table-row table:style-name="ro1">
          <table:table-cell office:value-type="float" office:value="6930774" calcext:value-type="float">
            <text:p>69307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6934481" calcext:value-type="float">
            <text:p>693448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145" calcext:value-type="float">
            <text:p>6145</text:p>
          </table:table-cell>
          <table:table-cell table:number-columns-repeated="3"/>
        </table:table-row>
        <table:table-row table:style-name="ro1">
          <table:table-cell office:value-type="float" office:value="6937955" calcext:value-type="float">
            <text:p>693795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6941261" calcext:value-type="float">
            <text:p>694126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6944434" calcext:value-type="float">
            <text:p>69444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6947474" calcext:value-type="float">
            <text:p>69474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03" calcext:value-type="float">
            <text:p>6203</text:p>
          </table:table-cell>
          <table:table-cell table:number-columns-repeated="3"/>
        </table:table-row>
        <table:table-row table:style-name="ro1">
          <table:table-cell office:value-type="float" office:value="6959531" calcext:value-type="float">
            <text:p>69595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6966579" calcext:value-type="float">
            <text:p>696657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6971956" calcext:value-type="float">
            <text:p>697195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1" calcext:value-type="float">
            <text:p>5871</text:p>
          </table:table-cell>
          <table:table-cell table:number-columns-repeated="3"/>
        </table:table-row>
        <table:table-row table:style-name="ro1">
          <table:table-cell office:value-type="float" office:value="6976498" calcext:value-type="float">
            <text:p>697649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85" calcext:value-type="float">
            <text:p>5885</text:p>
          </table:table-cell>
          <table:table-cell table:number-columns-repeated="3"/>
        </table:table-row>
        <table:table-row table:style-name="ro1">
          <table:table-cell office:value-type="float" office:value="6980540" calcext:value-type="float">
            <text:p>69805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7" calcext:value-type="float">
            <text:p>5997</text:p>
          </table:table-cell>
          <table:table-cell table:number-columns-repeated="3"/>
        </table:table-row>
        <table:table-row table:style-name="ro1">
          <table:table-cell office:value-type="float" office:value="6984247" calcext:value-type="float">
            <text:p>69842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6987721" calcext:value-type="float">
            <text:p>69877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6991027" calcext:value-type="float">
            <text:p>69910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09" calcext:value-type="float">
            <text:p>5809</text:p>
          </table:table-cell>
          <table:table-cell table:number-columns-repeated="3"/>
        </table:table-row>
        <table:table-row table:style-name="ro1">
          <table:table-cell office:value-type="float" office:value="6994200" calcext:value-type="float">
            <text:p>69942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63" calcext:value-type="float">
            <text:p>6263</text:p>
          </table:table-cell>
          <table:table-cell table:number-columns-repeated="3"/>
        </table:table-row>
        <table:table-row table:style-name="ro1">
          <table:table-cell office:value-type="float" office:value="6997240" calcext:value-type="float">
            <text:p>69972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75" calcext:value-type="float">
            <text:p>6175</text:p>
          </table:table-cell>
          <table:table-cell table:number-columns-repeated="3"/>
        </table:table-row>
        <table:table-row table:style-name="ro1">
          <table:table-cell office:value-type="float" office:value="7009297" calcext:value-type="float">
            <text:p>70092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7016345" calcext:value-type="float">
            <text:p>70163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7" calcext:value-type="float">
            <text:p>5857</text:p>
          </table:table-cell>
          <table:table-cell table:number-columns-repeated="3"/>
        </table:table-row>
        <table:table-row table:style-name="ro1">
          <table:table-cell office:value-type="float" office:value="7021722" calcext:value-type="float">
            <text:p>70217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7026264" calcext:value-type="float">
            <text:p>70262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7030306" calcext:value-type="float">
            <text:p>70303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3" calcext:value-type="float">
            <text:p>5953</text:p>
          </table:table-cell>
          <table:table-cell table:number-columns-repeated="3"/>
        </table:table-row>
        <table:table-row table:style-name="ro1">
          <table:table-cell office:value-type="float" office:value="7034013" calcext:value-type="float">
            <text:p>70340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7037487" calcext:value-type="float">
            <text:p>70374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7040793" calcext:value-type="float">
            <text:p>70407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7043966" calcext:value-type="float">
            <text:p>70439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33" calcext:value-type="float">
            <text:p>6233</text:p>
          </table:table-cell>
          <table:table-cell table:number-columns-repeated="3"/>
        </table:table-row>
        <table:table-row table:style-name="ro1">
          <table:table-cell office:value-type="float" office:value="7047006" calcext:value-type="float">
            <text:p>70470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7059063" calcext:value-type="float">
            <text:p>70590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7066111" calcext:value-type="float">
            <text:p>70661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7071488" calcext:value-type="float">
            <text:p>70714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7076030" calcext:value-type="float">
            <text:p>70760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7080072" calcext:value-type="float">
            <text:p>70800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7083779" calcext:value-type="float">
            <text:p>70837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7087253" calcext:value-type="float">
            <text:p>70872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7090559" calcext:value-type="float">
            <text:p>70905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7093732" calcext:value-type="float">
            <text:p>70937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7096772" calcext:value-type="float">
            <text:p>70967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65" calcext:value-type="float">
            <text:p>6065</text:p>
          </table:table-cell>
          <table:table-cell table:number-columns-repeated="3"/>
        </table:table-row>
        <table:table-row table:style-name="ro1">
          <table:table-cell office:value-type="float" office:value="7108829" calcext:value-type="float">
            <text:p>71088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7115877" calcext:value-type="float">
            <text:p>71158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7121254" calcext:value-type="float">
            <text:p>71212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7125796" calcext:value-type="float">
            <text:p>71257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31" calcext:value-type="float">
            <text:p>5931</text:p>
          </table:table-cell>
          <table:table-cell table:number-columns-repeated="3"/>
        </table:table-row>
        <table:table-row table:style-name="ro1">
          <table:table-cell office:value-type="float" office:value="7129838" calcext:value-type="float">
            <text:p>71298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7133545" calcext:value-type="float">
            <text:p>71335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23" calcext:value-type="float">
            <text:p>6023</text:p>
          </table:table-cell>
          <table:table-cell table:number-columns-repeated="3"/>
        </table:table-row>
        <table:table-row table:style-name="ro1">
          <table:table-cell office:value-type="float" office:value="7137019" calcext:value-type="float">
            <text:p>71370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85" calcext:value-type="float">
            <text:p>5785</text:p>
          </table:table-cell>
          <table:table-cell table:number-columns-repeated="3"/>
        </table:table-row>
        <table:table-row table:style-name="ro1">
          <table:table-cell office:value-type="float" office:value="7140325" calcext:value-type="float">
            <text:p>71403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7143498" calcext:value-type="float">
            <text:p>71434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96" calcext:value-type="float">
            <text:p>6096</text:p>
          </table:table-cell>
          <table:table-cell table:number-columns-repeated="3"/>
        </table:table-row>
        <table:table-row table:style-name="ro1">
          <table:table-cell office:value-type="float" office:value="7146538" calcext:value-type="float">
            <text:p>71465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7158595" calcext:value-type="float">
            <text:p>71585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67" calcext:value-type="float">
            <text:p>5767</text:p>
          </table:table-cell>
          <table:table-cell table:number-columns-repeated="3"/>
        </table:table-row>
        <table:table-row table:style-name="ro1">
          <table:table-cell office:value-type="float" office:value="7165676" calcext:value-type="float">
            <text:p>71656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7171053" calcext:value-type="float">
            <text:p>71710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9" calcext:value-type="float">
            <text:p>5879</text:p>
          </table:table-cell>
          <table:table-cell table:number-columns-repeated="3"/>
        </table:table-row>
        <table:table-row table:style-name="ro1">
          <table:table-cell office:value-type="float" office:value="7175596" calcext:value-type="float">
            <text:p>71755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9" calcext:value-type="float">
            <text:p>5839</text:p>
          </table:table-cell>
          <table:table-cell table:number-columns-repeated="3"/>
        </table:table-row>
        <table:table-row table:style-name="ro1">
          <table:table-cell office:value-type="float" office:value="7179637" calcext:value-type="float">
            <text:p>71796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7183345" calcext:value-type="float">
            <text:p>71833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47" calcext:value-type="float">
            <text:p>6047</text:p>
          </table:table-cell>
          <table:table-cell table:number-columns-repeated="3"/>
        </table:table-row>
        <table:table-row table:style-name="ro1">
          <table:table-cell office:value-type="float" office:value="7186818" calcext:value-type="float">
            <text:p>71868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7190125" calcext:value-type="float">
            <text:p>71901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34" calcext:value-type="float">
            <text:p>6034</text:p>
          </table:table-cell>
          <table:table-cell table:number-columns-repeated="3"/>
        </table:table-row>
        <table:table-row table:style-name="ro1">
          <table:table-cell office:value-type="float" office:value="7193298" calcext:value-type="float">
            <text:p>71932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27" calcext:value-type="float">
            <text:p>6027</text:p>
          </table:table-cell>
          <table:table-cell table:number-columns-repeated="3"/>
        </table:table-row>
        <table:table-row table:style-name="ro1">
          <table:table-cell office:value-type="float" office:value="7196337" calcext:value-type="float">
            <text:p>71963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59" calcext:value-type="float">
            <text:p>6059</text:p>
          </table:table-cell>
          <table:table-cell table:number-columns-repeated="3"/>
        </table:table-row>
        <table:table-row table:style-name="ro1">
          <table:table-cell office:value-type="float" office:value="7208395" calcext:value-type="float">
            <text:p>72083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7215442" calcext:value-type="float">
            <text:p>72154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93" calcext:value-type="float">
            <text:p>5793</text:p>
          </table:table-cell>
          <table:table-cell table:number-columns-repeated="3"/>
        </table:table-row>
        <table:table-row table:style-name="ro1">
          <table:table-cell office:value-type="float" office:value="7220819" calcext:value-type="float">
            <text:p>72208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73" calcext:value-type="float">
            <text:p>5973</text:p>
          </table:table-cell>
          <table:table-cell table:number-columns-repeated="3"/>
        </table:table-row>
        <table:table-row table:style-name="ro1">
          <table:table-cell office:value-type="float" office:value="7225362" calcext:value-type="float">
            <text:p>722536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7229403" calcext:value-type="float">
            <text:p>72294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7" calcext:value-type="float">
            <text:p>5957</text:p>
          </table:table-cell>
          <table:table-cell table:number-columns-repeated="3"/>
        </table:table-row>
        <table:table-row table:style-name="ro1">
          <table:table-cell office:value-type="float" office:value="7233111" calcext:value-type="float">
            <text:p>723311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37" calcext:value-type="float">
            <text:p>6037</text:p>
          </table:table-cell>
          <table:table-cell table:number-columns-repeated="3"/>
        </table:table-row>
        <table:table-row table:style-name="ro1">
          <table:table-cell office:value-type="float" office:value="7236584" calcext:value-type="float">
            <text:p>72365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7239891" calcext:value-type="float">
            <text:p>723989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7243064" calcext:value-type="float">
            <text:p>724306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7246103" calcext:value-type="float">
            <text:p>72461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7258161" calcext:value-type="float">
            <text:p>725816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45" calcext:value-type="float">
            <text:p>5745</text:p>
          </table:table-cell>
          <table:table-cell table:number-columns-repeated="3"/>
        </table:table-row>
        <table:table-row table:style-name="ro1">
          <table:table-cell office:value-type="float" office:value="7265208" calcext:value-type="float">
            <text:p>72652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31" calcext:value-type="float">
            <text:p>5931</text:p>
          </table:table-cell>
          <table:table-cell table:number-columns-repeated="3"/>
        </table:table-row>
        <table:table-row table:style-name="ro1">
          <table:table-cell office:value-type="float" office:value="7270585" calcext:value-type="float">
            <text:p>727058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25" calcext:value-type="float">
            <text:p>5825</text:p>
          </table:table-cell>
          <table:table-cell table:number-columns-repeated="3"/>
        </table:table-row>
        <table:table-row table:style-name="ro1">
          <table:table-cell office:value-type="float" office:value="7275128" calcext:value-type="float">
            <text:p>727512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7279169" calcext:value-type="float">
            <text:p>72791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  <table:table-cell table:number-columns-repeated="3"/>
        </table:table-row>
        <table:table-row table:style-name="ro1">
          <table:table-cell office:value-type="float" office:value="7474726" calcext:value-type="float">
            <text:p>74747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7481774" calcext:value-type="float">
            <text:p>748177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7487151" calcext:value-type="float">
            <text:p>748715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7491693" calcext:value-type="float">
            <text:p>74916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13" calcext:value-type="float">
            <text:p>5913</text:p>
          </table:table-cell>
          <table:table-cell table:number-columns-repeated="3"/>
        </table:table-row>
        <table:table-row table:style-name="ro1">
          <table:table-cell office:value-type="float" office:value="7495735" calcext:value-type="float">
            <text:p>749573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7499442" calcext:value-type="float">
            <text:p>74994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7502916" calcext:value-type="float">
            <text:p>750291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1" calcext:value-type="float">
            <text:p>5861</text:p>
          </table:table-cell>
          <table:table-cell table:number-columns-repeated="3"/>
        </table:table-row>
        <table:table-row table:style-name="ro1">
          <table:table-cell office:value-type="float" office:value="7506222" calcext:value-type="float">
            <text:p>75062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7509395" calcext:value-type="float">
            <text:p>75093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49" calcext:value-type="float">
            <text:p>6149</text:p>
          </table:table-cell>
          <table:table-cell table:number-columns-repeated="3"/>
        </table:table-row>
        <table:table-row table:style-name="ro1">
          <table:table-cell office:value-type="float" office:value="7512435" calcext:value-type="float">
            <text:p>75124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7524492" calcext:value-type="float">
            <text:p>75244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7531540" calcext:value-type="float">
            <text:p>753154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7536917" calcext:value-type="float">
            <text:p>75369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7541459" calcext:value-type="float">
            <text:p>75414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7545501" calcext:value-type="float">
            <text:p>754550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7549208" calcext:value-type="float">
            <text:p>75492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7552682" calcext:value-type="float">
            <text:p>755268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7555988" calcext:value-type="float">
            <text:p>75559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83" calcext:value-type="float">
            <text:p>6083</text:p>
          </table:table-cell>
          <table:table-cell table:number-columns-repeated="3"/>
        </table:table-row>
        <table:table-row table:style-name="ro1">
          <table:table-cell office:value-type="float" office:value="7559161" calcext:value-type="float">
            <text:p>75591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office:value-type="float" office:value="7562201" calcext:value-type="float">
            <text:p>75622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7574258" calcext:value-type="float">
            <text:p>75742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7581306" calcext:value-type="float">
            <text:p>758130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  <table:table-cell table:number-columns-repeated="3"/>
        </table:table-row>
        <table:table-row table:style-name="ro1">
          <table:table-cell office:value-type="float" office:value="7586683" calcext:value-type="float">
            <text:p>758668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7591225" calcext:value-type="float">
            <text:p>759122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7595267" calcext:value-type="float">
            <text:p>759526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7598974" calcext:value-type="float">
            <text:p>759897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7602448" calcext:value-type="float">
            <text:p>760244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47" calcext:value-type="float">
            <text:p>5947</text:p>
          </table:table-cell>
          <table:table-cell table:number-columns-repeated="3"/>
        </table:table-row>
        <table:table-row table:style-name="ro1">
          <table:table-cell office:value-type="float" office:value="7605754" calcext:value-type="float">
            <text:p>76057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76" calcext:value-type="float">
            <text:p>5776</text:p>
          </table:table-cell>
          <table:table-cell table:number-columns-repeated="3"/>
        </table:table-row>
        <table:table-row table:style-name="ro1">
          <table:table-cell office:value-type="float" office:value="7608927" calcext:value-type="float">
            <text:p>760892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7611967" calcext:value-type="float">
            <text:p>76119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307" calcext:value-type="float">
            <text:p>6307</text:p>
          </table:table-cell>
          <table:table-cell table:number-columns-repeated="3"/>
        </table:table-row>
        <table:table-row table:style-name="ro1">
          <table:table-cell office:value-type="float" office:value="7624024" calcext:value-type="float">
            <text:p>7624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7631072" calcext:value-type="float">
            <text:p>76310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45" calcext:value-type="float">
            <text:p>5945</text:p>
          </table:table-cell>
          <table:table-cell table:number-columns-repeated="3"/>
        </table:table-row>
        <table:table-row table:style-name="ro1">
          <table:table-cell office:value-type="float" office:value="7636449" calcext:value-type="float">
            <text:p>763644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7640991" calcext:value-type="float">
            <text:p>764099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7645033" calcext:value-type="float">
            <text:p>764503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7648740" calcext:value-type="float">
            <text:p>76487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7652214" calcext:value-type="float">
            <text:p>765221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  <table:table-cell table:number-columns-repeated="3"/>
        </table:table-row>
        <table:table-row table:style-name="ro1">
          <table:table-cell office:value-type="float" office:value="7655520" calcext:value-type="float">
            <text:p>76555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165" calcext:value-type="float">
            <text:p>6165</text:p>
          </table:table-cell>
          <table:table-cell table:number-columns-repeated="3"/>
        </table:table-row>
        <table:table-row table:style-name="ro1">
          <table:table-cell office:value-type="float" office:value="7658693" calcext:value-type="float">
            <text:p>76586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7661733" calcext:value-type="float">
            <text:p>76617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3" calcext:value-type="float">
            <text:p>6193</text:p>
          </table:table-cell>
          <table:table-cell table:number-columns-repeated="3"/>
        </table:table-row>
        <table:table-row table:style-name="ro1">
          <table:table-cell office:value-type="float" office:value="7673790" calcext:value-type="float">
            <text:p>76737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7680838" calcext:value-type="float">
            <text:p>768083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7686215" calcext:value-type="float">
            <text:p>768621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7690757" calcext:value-type="float">
            <text:p>76907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9" calcext:value-type="float">
            <text:p>5839</text:p>
          </table:table-cell>
          <table:table-cell table:number-columns-repeated="3"/>
        </table:table-row>
        <table:table-row table:style-name="ro1">
          <table:table-cell office:value-type="float" office:value="7694799" calcext:value-type="float">
            <text:p>769479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7698506" calcext:value-type="float">
            <text:p>76985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 office:value-type="float" office:value="7701980" calcext:value-type="float">
            <text:p>770198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7705286" calcext:value-type="float">
            <text:p>77052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97" calcext:value-type="float">
            <text:p>5797</text:p>
          </table:table-cell>
          <table:table-cell table:number-columns-repeated="3"/>
        </table:table-row>
        <table:table-row table:style-name="ro1">
          <table:table-cell office:value-type="float" office:value="7708426" calcext:value-type="float">
            <text:p>77084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345" calcext:value-type="float">
            <text:p>6345</text:p>
          </table:table-cell>
          <table:table-cell table:number-columns-repeated="3"/>
        </table:table-row>
        <table:table-row table:style-name="ro1">
          <table:table-cell office:value-type="float" office:value="7711465" calcext:value-type="float">
            <text:p>77114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7723523" calcext:value-type="float">
            <text:p>77235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79" calcext:value-type="float">
            <text:p>5879</text:p>
          </table:table-cell>
          <table:table-cell table:number-columns-repeated="3"/>
        </table:table-row>
        <table:table-row table:style-name="ro1">
          <table:table-cell office:value-type="float" office:value="7730570" calcext:value-type="float">
            <text:p>77305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7735948" calcext:value-type="float">
            <text:p>77359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7740490" calcext:value-type="float">
            <text:p>774049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63" calcext:value-type="float">
            <text:p>5963</text:p>
          </table:table-cell>
          <table:table-cell table:number-columns-repeated="3"/>
        </table:table-row>
        <table:table-row table:style-name="ro1">
          <table:table-cell office:value-type="float" office:value="7744531" calcext:value-type="float">
            <text:p>774453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30" calcext:value-type="float">
            <text:p>6030</text:p>
          </table:table-cell>
          <table:table-cell table:number-columns-repeated="3"/>
        </table:table-row>
        <table:table-row table:style-name="ro1">
          <table:table-cell office:value-type="float" office:value="7748239" calcext:value-type="float">
            <text:p>77482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5" calcext:value-type="float">
            <text:p>5985</text:p>
          </table:table-cell>
          <table:table-cell table:number-columns-repeated="3"/>
        </table:table-row>
        <table:table-row table:style-name="ro1">
          <table:table-cell office:value-type="float" office:value="7751712" calcext:value-type="float">
            <text:p>77517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7755019" calcext:value-type="float">
            <text:p>77550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7758192" calcext:value-type="float">
            <text:p>77581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7761231" calcext:value-type="float">
            <text:p>77612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7773289" calcext:value-type="float">
            <text:p>77732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3" calcext:value-type="float">
            <text:p>5883</text:p>
          </table:table-cell>
          <table:table-cell table:number-columns-repeated="3"/>
        </table:table-row>
        <table:table-row table:style-name="ro1">
          <table:table-cell office:value-type="float" office:value="7780303" calcext:value-type="float">
            <text:p>77803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05" calcext:value-type="float">
            <text:p>5805</text:p>
          </table:table-cell>
          <table:table-cell table:number-columns-repeated="3"/>
        </table:table-row>
        <table:table-row table:style-name="ro1">
          <table:table-cell office:value-type="float" office:value="7785680" calcext:value-type="float">
            <text:p>77856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7790223" calcext:value-type="float">
            <text:p>77902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7794264" calcext:value-type="float">
            <text:p>77942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7797971" calcext:value-type="float">
            <text:p>779797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7801445" calcext:value-type="float">
            <text:p>78014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7804752" calcext:value-type="float">
            <text:p>78047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7807925" calcext:value-type="float">
            <text:p>78079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971" calcext:value-type="float">
            <text:p>5971</text:p>
          </table:table-cell>
          <table:table-cell table:number-columns-repeated="3"/>
        </table:table-row>
        <table:table-row table:style-name="ro1">
          <table:table-cell office:value-type="float" office:value="7810964" calcext:value-type="float">
            <text:p>7810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987" calcext:value-type="float">
            <text:p>5987</text:p>
          </table:table-cell>
          <table:table-cell table:number-columns-repeated="3"/>
        </table:table-row>
        <table:table-row table:style-name="ro1">
          <table:table-cell office:value-type="float" office:value="7823021" calcext:value-type="float">
            <text:p>78230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71" calcext:value-type="float">
            <text:p>5971</text:p>
          </table:table-cell>
          <table:table-cell table:number-columns-repeated="3"/>
        </table:table-row>
        <table:table-row table:style-name="ro1">
          <table:table-cell office:value-type="float" office:value="7830069" calcext:value-type="float">
            <text:p>78300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45" calcext:value-type="float">
            <text:p>5745</text:p>
          </table:table-cell>
          <table:table-cell table:number-columns-repeated="3"/>
        </table:table-row>
        <table:table-row table:style-name="ro1">
          <table:table-cell office:value-type="float" office:value="7835446" calcext:value-type="float">
            <text:p>78354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53" calcext:value-type="float">
            <text:p>5953</text:p>
          </table:table-cell>
          <table:table-cell table:number-columns-repeated="3"/>
        </table:table-row>
        <table:table-row table:style-name="ro1">
          <table:table-cell office:value-type="float" office:value="7839989" calcext:value-type="float">
            <text:p>78399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7844030" calcext:value-type="float">
            <text:p>78440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7847737" calcext:value-type="float">
            <text:p>78477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7851211" calcext:value-type="float">
            <text:p>78512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7854518" calcext:value-type="float">
            <text:p>78545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997" calcext:value-type="float">
            <text:p>5997</text:p>
          </table:table-cell>
          <table:table-cell table:number-columns-repeated="3"/>
        </table:table-row>
        <table:table-row table:style-name="ro1">
          <table:table-cell office:value-type="float" office:value="7857691" calcext:value-type="float">
            <text:p>78576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7860730" calcext:value-type="float">
            <text:p>7860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67" calcext:value-type="float">
            <text:p>6067</text:p>
          </table:table-cell>
          <table:table-cell table:number-columns-repeated="3"/>
        </table:table-row>
        <table:table-row table:style-name="ro1">
          <table:table-cell office:value-type="float" office:value="7872787" calcext:value-type="float">
            <text:p>78727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7879835" calcext:value-type="float">
            <text:p>78798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7885212" calcext:value-type="float">
            <text:p>78852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7889755" calcext:value-type="float">
            <text:p>78897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7893796" calcext:value-type="float">
            <text:p>78937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float" office:value="7897503" calcext:value-type="float">
            <text:p>78975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7900977" calcext:value-type="float">
            <text:p>79009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7904284" calcext:value-type="float">
            <text:p>79042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7907423" calcext:value-type="float">
            <text:p>79074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7910463" calcext:value-type="float">
            <text:p>7910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09" calcext:value-type="float">
            <text:p>6109</text:p>
          </table:table-cell>
          <table:table-cell table:number-columns-repeated="3"/>
        </table:table-row>
        <table:table-row table:style-name="ro1">
          <table:table-cell office:value-type="float" office:value="7922520" calcext:value-type="float">
            <text:p>79225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07" calcext:value-type="float">
            <text:p>5807</text:p>
          </table:table-cell>
          <table:table-cell table:number-columns-repeated="3"/>
        </table:table-row>
        <table:table-row table:style-name="ro1">
          <table:table-cell office:value-type="float" office:value="7929567" calcext:value-type="float">
            <text:p>79295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7934945" calcext:value-type="float">
            <text:p>79349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7939487" calcext:value-type="float">
            <text:p>79394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7943529" calcext:value-type="float">
            <text:p>79435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7947236" calcext:value-type="float">
            <text:p>79472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5" calcext:value-type="float">
            <text:p>5965</text:p>
          </table:table-cell>
          <table:table-cell table:number-columns-repeated="3"/>
        </table:table-row>
        <table:table-row table:style-name="ro1">
          <table:table-cell office:value-type="float" office:value="7950710" calcext:value-type="float">
            <text:p>79507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7954016" calcext:value-type="float">
            <text:p>79540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83" calcext:value-type="float">
            <text:p>5883</text:p>
          </table:table-cell>
          <table:table-cell table:number-columns-repeated="3"/>
        </table:table-row>
        <table:table-row table:style-name="ro1">
          <table:table-cell office:value-type="float" office:value="7957189" calcext:value-type="float">
            <text:p>79571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7960229" calcext:value-type="float">
            <text:p>79602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37" calcext:value-type="float">
            <text:p>6137</text:p>
          </table:table-cell>
          <table:table-cell table:number-columns-repeated="3"/>
        </table:table-row>
        <table:table-row table:style-name="ro1">
          <table:table-cell office:value-type="float" office:value="7972286" calcext:value-type="float">
            <text:p>79722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7979300" calcext:value-type="float">
            <text:p>79793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7984677" calcext:value-type="float">
            <text:p>798467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61" calcext:value-type="float">
            <text:p>5861</text:p>
          </table:table-cell>
          <table:table-cell table:number-columns-repeated="3"/>
        </table:table-row>
        <table:table-row table:style-name="ro1">
          <table:table-cell office:value-type="float" office:value="7989220" calcext:value-type="float">
            <text:p>79892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7993261" calcext:value-type="float">
            <text:p>79932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7996969" calcext:value-type="float">
            <text:p>79969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8000442" calcext:value-type="float">
            <text:p>80004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8003749" calcext:value-type="float">
            <text:p>80037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44" calcext:value-type="float">
            <text:p>5744</text:p>
          </table:table-cell>
          <table:table-cell table:number-columns-repeated="3"/>
        </table:table-row>
        <table:table-row table:style-name="ro1">
          <table:table-cell office:value-type="float" office:value="8006922" calcext:value-type="float">
            <text:p>80069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8009961" calcext:value-type="float">
            <text:p>80099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8022019" calcext:value-type="float">
            <text:p>802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8029066" calcext:value-type="float">
            <text:p>80290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23" calcext:value-type="float">
            <text:p>5723</text:p>
          </table:table-cell>
          <table:table-cell table:number-columns-repeated="3"/>
        </table:table-row>
        <table:table-row table:style-name="ro1">
          <table:table-cell office:value-type="float" office:value="8034443" calcext:value-type="float">
            <text:p>80344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8038986" calcext:value-type="float">
            <text:p>80389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763" calcext:value-type="float">
            <text:p>5763</text:p>
          </table:table-cell>
          <table:table-cell table:number-columns-repeated="3"/>
        </table:table-row>
        <table:table-row table:style-name="ro1">
          <table:table-cell office:value-type="float" office:value="8043027" calcext:value-type="float">
            <text:p>80430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8046735" calcext:value-type="float">
            <text:p>80467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7" calcext:value-type="float">
            <text:p>5997</text:p>
          </table:table-cell>
          <table:table-cell table:number-columns-repeated="3"/>
        </table:table-row>
        <table:table-row table:style-name="ro1">
          <table:table-cell office:value-type="float" office:value="8050208" calcext:value-type="float">
            <text:p>80502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581" calcext:value-type="float">
            <text:p>5581</text:p>
          </table:table-cell>
          <table:table-cell table:number-columns-repeated="3"/>
        </table:table-row>
        <table:table-row table:style-name="ro1">
          <table:table-cell office:value-type="float" office:value="8053515" calcext:value-type="float">
            <text:p>80535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8056688" calcext:value-type="float">
            <text:p>80566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8059727" calcext:value-type="float">
            <text:p>80597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49" calcext:value-type="float">
            <text:p>6149</text:p>
          </table:table-cell>
          <table:table-cell table:number-columns-repeated="3"/>
        </table:table-row>
        <table:table-row table:style-name="ro1">
          <table:table-cell office:value-type="float" office:value="8071785" calcext:value-type="float">
            <text:p>80717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35" calcext:value-type="float">
            <text:p>5835</text:p>
          </table:table-cell>
          <table:table-cell table:number-columns-repeated="3"/>
        </table:table-row>
        <table:table-row table:style-name="ro1">
          <table:table-cell office:value-type="float" office:value="8078832" calcext:value-type="float">
            <text:p>80788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8084209" calcext:value-type="float">
            <text:p>80842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27" calcext:value-type="float">
            <text:p>5827</text:p>
          </table:table-cell>
          <table:table-cell table:number-columns-repeated="3"/>
        </table:table-row>
        <table:table-row table:style-name="ro1">
          <table:table-cell office:value-type="float" office:value="8088752" calcext:value-type="float">
            <text:p>80887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8092793" calcext:value-type="float">
            <text:p>80927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8096501" calcext:value-type="float">
            <text:p>80965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03" calcext:value-type="float">
            <text:p>5903</text:p>
          </table:table-cell>
          <table:table-cell table:number-columns-repeated="3"/>
        </table:table-row>
        <table:table-row table:style-name="ro1">
          <table:table-cell office:value-type="float" office:value="8099974" calcext:value-type="float">
            <text:p>80999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8103281" calcext:value-type="float">
            <text:p>810328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8106420" calcext:value-type="float">
            <text:p>810642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8109460" calcext:value-type="float">
            <text:p>81094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8121517" calcext:value-type="float">
            <text:p>81215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47" calcext:value-type="float">
            <text:p>5747</text:p>
          </table:table-cell>
          <table:table-cell table:number-columns-repeated="3"/>
        </table:table-row>
        <table:table-row table:style-name="ro1">
          <table:table-cell office:value-type="float" office:value="8128565" calcext:value-type="float">
            <text:p>81285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9" calcext:value-type="float">
            <text:p>5929</text:p>
          </table:table-cell>
          <table:table-cell table:number-columns-repeated="3"/>
        </table:table-row>
        <table:table-row table:style-name="ro1">
          <table:table-cell office:value-type="float" office:value="8133942" calcext:value-type="float">
            <text:p>81339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17" calcext:value-type="float">
            <text:p>5717</text:p>
          </table:table-cell>
          <table:table-cell table:number-columns-repeated="3"/>
        </table:table-row>
        <table:table-row table:style-name="ro1">
          <table:table-cell office:value-type="float" office:value="8138484" calcext:value-type="float">
            <text:p>81384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77" calcext:value-type="float">
            <text:p>5877</text:p>
          </table:table-cell>
          <table:table-cell table:number-columns-repeated="3"/>
        </table:table-row>
        <table:table-row table:style-name="ro1">
          <table:table-cell office:value-type="float" office:value="8142526" calcext:value-type="float">
            <text:p>81425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8146233" calcext:value-type="float">
            <text:p>81462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8149707" calcext:value-type="float">
            <text:p>81497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8153013" calcext:value-type="float">
            <text:p>81530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25" calcext:value-type="float">
            <text:p>6025</text:p>
          </table:table-cell>
          <table:table-cell table:number-columns-repeated="3"/>
        </table:table-row>
        <table:table-row table:style-name="ro1">
          <table:table-cell office:value-type="float" office:value="8156186" calcext:value-type="float">
            <text:p>81561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187" calcext:value-type="float">
            <text:p>6187</text:p>
          </table:table-cell>
          <table:table-cell table:number-columns-repeated="3"/>
        </table:table-row>
        <table:table-row table:style-name="ro1">
          <table:table-cell office:value-type="float" office:value="8159226" calcext:value-type="float">
            <text:p>8159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43" calcext:value-type="float">
            <text:p>6143</text:p>
          </table:table-cell>
          <table:table-cell table:number-columns-repeated="3"/>
        </table:table-row>
        <table:table-row table:style-name="ro1">
          <table:table-cell office:value-type="float" office:value="8171283" calcext:value-type="float">
            <text:p>8171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67" calcext:value-type="float">
            <text:p>5767</text:p>
          </table:table-cell>
          <table:table-cell table:number-columns-repeated="3"/>
        </table:table-row>
        <table:table-row table:style-name="ro1">
          <table:table-cell office:value-type="float" office:value="8178297" calcext:value-type="float">
            <text:p>81782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8183641" calcext:value-type="float">
            <text:p>81836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8188184" calcext:value-type="float">
            <text:p>81881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8192225" calcext:value-type="float">
            <text:p>81922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21" calcext:value-type="float">
            <text:p>5921</text:p>
          </table:table-cell>
          <table:table-cell table:number-columns-repeated="3"/>
        </table:table-row>
        <table:table-row table:style-name="ro1">
          <table:table-cell office:value-type="float" office:value="8195932" calcext:value-type="float">
            <text:p>81959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31" calcext:value-type="float">
            <text:p>5931</text:p>
          </table:table-cell>
          <table:table-cell table:number-columns-repeated="3"/>
        </table:table-row>
        <table:table-row table:style-name="ro1">
          <table:table-cell office:value-type="float" office:value="8199406" calcext:value-type="float">
            <text:p>81994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8202713" calcext:value-type="float">
            <text:p>82027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8205886" calcext:value-type="float">
            <text:p>82058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8208925" calcext:value-type="float">
            <text:p>82089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55" calcext:value-type="float">
            <text:p>6055</text:p>
          </table:table-cell>
          <table:table-cell table:number-columns-repeated="3"/>
        </table:table-row>
        <table:table-row table:style-name="ro1">
          <table:table-cell office:value-type="float" office:value="8220982" calcext:value-type="float">
            <text:p>82209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37" calcext:value-type="float">
            <text:p>5737</text:p>
          </table:table-cell>
          <table:table-cell table:number-columns-repeated="3"/>
        </table:table-row>
        <table:table-row table:style-name="ro1">
          <table:table-cell office:value-type="float" office:value="8228030" calcext:value-type="float">
            <text:p>822803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69" calcext:value-type="float">
            <text:p>5869</text:p>
          </table:table-cell>
          <table:table-cell table:number-columns-repeated="3"/>
        </table:table-row>
        <table:table-row table:style-name="ro1">
          <table:table-cell office:value-type="float" office:value="8233407" calcext:value-type="float">
            <text:p>82334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8237950" calcext:value-type="float">
            <text:p>82379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43" calcext:value-type="float">
            <text:p>5843</text:p>
          </table:table-cell>
          <table:table-cell table:number-columns-repeated="3"/>
        </table:table-row>
        <table:table-row table:style-name="ro1">
          <table:table-cell office:value-type="float" office:value="8241991" calcext:value-type="float">
            <text:p>82419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8245698" calcext:value-type="float">
            <text:p>82456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867" calcext:value-type="float">
            <text:p>5867</text:p>
          </table:table-cell>
          <table:table-cell table:number-columns-repeated="3"/>
        </table:table-row>
        <table:table-row table:style-name="ro1">
          <table:table-cell office:value-type="float" office:value="8249172" calcext:value-type="float">
            <text:p>82491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8252479" calcext:value-type="float">
            <text:p>82524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41" calcext:value-type="float">
            <text:p>5841</text:p>
          </table:table-cell>
          <table:table-cell table:number-columns-repeated="3"/>
        </table:table-row>
        <table:table-row table:style-name="ro1">
          <table:table-cell office:value-type="float" office:value="8255652" calcext:value-type="float">
            <text:p>82556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8258691" calcext:value-type="float">
            <text:p>82586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8270748" calcext:value-type="float">
            <text:p>82707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33" calcext:value-type="float">
            <text:p>5833</text:p>
          </table:table-cell>
          <table:table-cell table:number-columns-repeated="3"/>
        </table:table-row>
        <table:table-row table:style-name="ro1">
          <table:table-cell office:value-type="float" office:value="8277796" calcext:value-type="float">
            <text:p>82777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27" calcext:value-type="float">
            <text:p>5827</text:p>
          </table:table-cell>
          <table:table-cell table:number-columns-repeated="3"/>
        </table:table-row>
        <table:table-row table:style-name="ro1">
          <table:table-cell office:value-type="float" office:value="8283173" calcext:value-type="float">
            <text:p>82831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29" calcext:value-type="float">
            <text:p>5829</text:p>
          </table:table-cell>
          <table:table-cell table:number-columns-repeated="3"/>
        </table:table-row>
        <table:table-row table:style-name="ro1">
          <table:table-cell office:value-type="float" office:value="8287716" calcext:value-type="float">
            <text:p>82877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03" calcext:value-type="float">
            <text:p>5803</text:p>
          </table:table-cell>
          <table:table-cell table:number-columns-repeated="3"/>
        </table:table-row>
        <table:table-row table:style-name="ro1">
          <table:table-cell office:value-type="float" office:value="8291757" calcext:value-type="float">
            <text:p>82917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87" calcext:value-type="float">
            <text:p>5987</text:p>
          </table:table-cell>
          <table:table-cell table:number-columns-repeated="3"/>
        </table:table-row>
        <table:table-row table:style-name="ro1">
          <table:table-cell office:value-type="float" office:value="8295464" calcext:value-type="float">
            <text:p>82954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69" calcext:value-type="float">
            <text:p>5969</text:p>
          </table:table-cell>
          <table:table-cell table:number-columns-repeated="3"/>
        </table:table-row>
        <table:table-row table:style-name="ro1">
          <table:table-cell office:value-type="float" office:value="8298938" calcext:value-type="float">
            <text:p>82989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8302245" calcext:value-type="float">
            <text:p>83022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8305418" calcext:value-type="float">
            <text:p>83054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57" calcext:value-type="float">
            <text:p>5957</text:p>
          </table:table-cell>
          <table:table-cell table:number-columns-repeated="3"/>
        </table:table-row>
        <table:table-row table:style-name="ro1">
          <table:table-cell office:value-type="float" office:value="8308457" calcext:value-type="float">
            <text:p>83084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8320514" calcext:value-type="float">
            <text:p>83205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8327562" calcext:value-type="float">
            <text:p>83275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41" calcext:value-type="float">
            <text:p>5841</text:p>
          </table:table-cell>
          <table:table-cell table:number-columns-repeated="3"/>
        </table:table-row>
        <table:table-row table:style-name="ro1">
          <table:table-cell office:value-type="float" office:value="8332939" calcext:value-type="float">
            <text:p>83329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8337482" calcext:value-type="float">
            <text:p>83374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93" calcext:value-type="float">
            <text:p>5893</text:p>
          </table:table-cell>
          <table:table-cell table:number-columns-repeated="3"/>
        </table:table-row>
        <table:table-row table:style-name="ro1">
          <table:table-cell office:value-type="float" office:value="8341523" calcext:value-type="float">
            <text:p>83415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31" calcext:value-type="float">
            <text:p>5831</text:p>
          </table:table-cell>
          <table:table-cell table:number-columns-repeated="3"/>
        </table:table-row>
        <table:table-row table:style-name="ro1">
          <table:table-cell office:value-type="float" office:value="8345230" calcext:value-type="float">
            <text:p>83452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8348704" calcext:value-type="float">
            <text:p>83487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8352011" calcext:value-type="float">
            <text:p>83520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8355184" calcext:value-type="float">
            <text:p>83551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170" calcext:value-type="float">
            <text:p>6170</text:p>
          </table:table-cell>
          <table:table-cell table:number-columns-repeated="3"/>
        </table:table-row>
        <table:table-row table:style-name="ro1">
          <table:table-cell office:value-type="float" office:value="8358223" calcext:value-type="float">
            <text:p>83582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07" calcext:value-type="float">
            <text:p>6107</text:p>
          </table:table-cell>
          <table:table-cell table:number-columns-repeated="3"/>
        </table:table-row>
        <table:table-row table:style-name="ro1">
          <table:table-cell office:value-type="float" office:value="8370280" calcext:value-type="float">
            <text:p>83702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8377294" calcext:value-type="float">
            <text:p>83772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761" calcext:value-type="float">
            <text:p>5761</text:p>
          </table:table-cell>
          <table:table-cell table:number-columns-repeated="3"/>
        </table:table-row>
        <table:table-row table:style-name="ro1">
          <table:table-cell office:value-type="float" office:value="8382638" calcext:value-type="float">
            <text:p>838263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8387181" calcext:value-type="float">
            <text:p>83871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8391222" calcext:value-type="float">
            <text:p>83912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21" calcext:value-type="float">
            <text:p>5821</text:p>
          </table:table-cell>
          <table:table-cell table:number-columns-repeated="3"/>
        </table:table-row>
        <table:table-row table:style-name="ro1">
          <table:table-cell office:value-type="float" office:value="8394930" calcext:value-type="float">
            <text:p>8394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8398403" calcext:value-type="float">
            <text:p>83984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8401710" calcext:value-type="float">
            <text:p>84017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729" calcext:value-type="float">
            <text:p>5729</text:p>
          </table:table-cell>
          <table:table-cell table:number-columns-repeated="3"/>
        </table:table-row>
        <table:table-row table:style-name="ro1">
          <table:table-cell office:value-type="float" office:value="8404883" calcext:value-type="float">
            <text:p>84048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759" calcext:value-type="float">
            <text:p>5759</text:p>
          </table:table-cell>
          <table:table-cell table:number-columns-repeated="3"/>
        </table:table-row>
        <table:table-row table:style-name="ro1">
          <table:table-cell office:value-type="float" office:value="8407922" calcext:value-type="float">
            <text:p>84079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85" calcext:value-type="float">
            <text:p>6185</text:p>
          </table:table-cell>
          <table:table-cell table:number-columns-repeated="3"/>
        </table:table-row>
        <table:table-row table:style-name="ro1">
          <table:table-cell office:value-type="float" office:value="8419980" calcext:value-type="float">
            <text:p>8419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8427027" calcext:value-type="float">
            <text:p>84270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29" calcext:value-type="float">
            <text:p>5829</text:p>
          </table:table-cell>
          <table:table-cell table:number-columns-repeated="3"/>
        </table:table-row>
        <table:table-row table:style-name="ro1">
          <table:table-cell office:value-type="float" office:value="8432404" calcext:value-type="float">
            <text:p>84324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35" calcext:value-type="float">
            <text:p>5835</text:p>
          </table:table-cell>
          <table:table-cell table:number-columns-repeated="3"/>
        </table:table-row>
        <table:table-row table:style-name="ro1">
          <table:table-cell office:value-type="float" office:value="8436947" calcext:value-type="float">
            <text:p>84369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8440988" calcext:value-type="float">
            <text:p>84409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95" calcext:value-type="float">
            <text:p>5895</text:p>
          </table:table-cell>
          <table:table-cell table:number-columns-repeated="3"/>
        </table:table-row>
        <table:table-row table:style-name="ro1">
          <table:table-cell office:value-type="float" office:value="8444696" calcext:value-type="float">
            <text:p>8444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11" calcext:value-type="float">
            <text:p>5911</text:p>
          </table:table-cell>
          <table:table-cell table:number-columns-repeated="3"/>
        </table:table-row>
        <table:table-row table:style-name="ro1">
          <table:table-cell office:value-type="float" office:value="8448169" calcext:value-type="float">
            <text:p>84481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8451476" calcext:value-type="float">
            <text:p>84514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8454649" calcext:value-type="float">
            <text:p>84546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8457688" calcext:value-type="float">
            <text:p>84576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8469746" calcext:value-type="float">
            <text:p>8469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8476793" calcext:value-type="float">
            <text:p>84767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8482170" calcext:value-type="float">
            <text:p>848217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8486713" calcext:value-type="float">
            <text:p>84867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8490754" calcext:value-type="float">
            <text:p>84907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8494462" calcext:value-type="float">
            <text:p>84944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887" calcext:value-type="float">
            <text:p>5887</text:p>
          </table:table-cell>
          <table:table-cell table:number-columns-repeated="3"/>
        </table:table-row>
        <table:table-row table:style-name="ro1">
          <table:table-cell office:value-type="float" office:value="8497935" calcext:value-type="float">
            <text:p>84979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8501275" calcext:value-type="float">
            <text:p>85012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8504415" calcext:value-type="float">
            <text:p>85044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8507454" calcext:value-type="float">
            <text:p>85074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8519512" calcext:value-type="float">
            <text:p>85195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1">
          <table:table-cell office:value-type="float" office:value="8526559" calcext:value-type="float">
            <text:p>85265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8531936" calcext:value-type="float">
            <text:p>85319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27" calcext:value-type="float">
            <text:p>5727</text:p>
          </table:table-cell>
          <table:table-cell table:number-columns-repeated="3"/>
        </table:table-row>
        <table:table-row table:style-name="ro1">
          <table:table-cell office:value-type="float" office:value="8536479" calcext:value-type="float">
            <text:p>85364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47" calcext:value-type="float">
            <text:p>5947</text:p>
          </table:table-cell>
          <table:table-cell table:number-columns-repeated="3"/>
        </table:table-row>
        <table:table-row table:style-name="ro1">
          <table:table-cell office:value-type="float" office:value="8540520" calcext:value-type="float">
            <text:p>85405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8544228" calcext:value-type="float">
            <text:p>85442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8547701" calcext:value-type="float">
            <text:p>85477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8551008" calcext:value-type="float">
            <text:p>85510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8554181" calcext:value-type="float">
            <text:p>85541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835" calcext:value-type="float">
            <text:p>5835</text:p>
          </table:table-cell>
          <table:table-cell table:number-columns-repeated="3"/>
        </table:table-row>
        <table:table-row table:style-name="ro1">
          <table:table-cell office:value-type="float" office:value="8557220" calcext:value-type="float">
            <text:p>85572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8569278" calcext:value-type="float">
            <text:p>85692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48" calcext:value-type="float">
            <text:p>5748</text:p>
          </table:table-cell>
          <table:table-cell table:number-columns-repeated="3"/>
        </table:table-row>
        <table:table-row table:style-name="ro1">
          <table:table-cell office:value-type="float" office:value="8576292" calcext:value-type="float">
            <text:p>85762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8581636" calcext:value-type="float">
            <text:p>85816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8586178" calcext:value-type="float">
            <text:p>85861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97" calcext:value-type="float">
            <text:p>5897</text:p>
          </table:table-cell>
          <table:table-cell table:number-columns-repeated="3"/>
        </table:table-row>
        <table:table-row table:style-name="ro1">
          <table:table-cell office:value-type="float" office:value="8590219" calcext:value-type="float">
            <text:p>85902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11" calcext:value-type="float">
            <text:p>5811</text:p>
          </table:table-cell>
          <table:table-cell table:number-columns-repeated="3"/>
        </table:table-row>
        <table:table-row table:style-name="ro1">
          <table:table-cell office:value-type="float" office:value="8593927" calcext:value-type="float">
            <text:p>85939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8597400" calcext:value-type="float">
            <text:p>85974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919" calcext:value-type="float">
            <text:p>5919</text:p>
          </table:table-cell>
          <table:table-cell table:number-columns-repeated="3"/>
        </table:table-row>
        <table:table-row table:style-name="ro1">
          <table:table-cell office:value-type="float" office:value="8600707" calcext:value-type="float">
            <text:p>86007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31" calcext:value-type="float">
            <text:p>5831</text:p>
          </table:table-cell>
          <table:table-cell table:number-columns-repeated="3"/>
        </table:table-row>
        <table:table-row table:style-name="ro1">
          <table:table-cell office:value-type="float" office:value="8603880" calcext:value-type="float">
            <text:p>86038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32" calcext:value-type="float">
            <text:p>5932</text:p>
          </table:table-cell>
          <table:table-cell table:number-columns-repeated="3"/>
        </table:table-row>
        <table:table-row table:style-name="ro1">
          <table:table-cell office:value-type="float" office:value="8606919" calcext:value-type="float">
            <text:p>86069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65" calcext:value-type="float">
            <text:p>6065</text:p>
          </table:table-cell>
          <table:table-cell table:number-columns-repeated="3"/>
        </table:table-row>
        <table:table-row table:style-name="ro1">
          <table:table-cell office:value-type="float" office:value="8618977" calcext:value-type="float">
            <text:p>86189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8626024" calcext:value-type="float">
            <text:p>86260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8631402" calcext:value-type="float">
            <text:p>86314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8635944" calcext:value-type="float">
            <text:p>86359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11" calcext:value-type="float">
            <text:p>5811</text:p>
          </table:table-cell>
          <table:table-cell table:number-columns-repeated="3"/>
        </table:table-row>
        <table:table-row table:style-name="ro1">
          <table:table-cell office:value-type="float" office:value="8639985" calcext:value-type="float">
            <text:p>86399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97" calcext:value-type="float">
            <text:p>5997</text:p>
          </table:table-cell>
          <table:table-cell table:number-columns-repeated="3"/>
        </table:table-row>
        <table:table-row table:style-name="ro1">
          <table:table-cell office:value-type="float" office:value="8643693" calcext:value-type="float">
            <text:p>86436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8647166" calcext:value-type="float">
            <text:p>864716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8650473" calcext:value-type="float">
            <text:p>86504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8653646" calcext:value-type="float">
            <text:p>86536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8656685" calcext:value-type="float">
            <text:p>86566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8668743" calcext:value-type="float">
            <text:p>86687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51" calcext:value-type="float">
            <text:p>5751</text:p>
          </table:table-cell>
          <table:table-cell table:number-columns-repeated="3"/>
        </table:table-row>
        <table:table-row table:style-name="ro1">
          <table:table-cell office:value-type="float" office:value="8675790" calcext:value-type="float">
            <text:p>86757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8681168" calcext:value-type="float">
            <text:p>86811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8685710" calcext:value-type="float">
            <text:p>86857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8689751" calcext:value-type="float">
            <text:p>868975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44" calcext:value-type="float">
            <text:p>5844</text:p>
          </table:table-cell>
          <table:table-cell table:number-columns-repeated="3"/>
        </table:table-row>
        <table:table-row table:style-name="ro1">
          <table:table-cell office:value-type="float" office:value="8693459" calcext:value-type="float">
            <text:p>86934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6027" calcext:value-type="float">
            <text:p>6027</text:p>
          </table:table-cell>
          <table:table-cell table:number-columns-repeated="3"/>
        </table:table-row>
        <table:table-row table:style-name="ro1">
          <table:table-cell office:value-type="float" office:value="8696932" calcext:value-type="float">
            <text:p>86969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8700239" calcext:value-type="float">
            <text:p>87002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83" calcext:value-type="float">
            <text:p>5883</text:p>
          </table:table-cell>
          <table:table-cell table:number-columns-repeated="3"/>
        </table:table-row>
        <table:table-row table:style-name="ro1">
          <table:table-cell office:value-type="float" office:value="8703412" calcext:value-type="float">
            <text:p>87034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float" office:value="8706451" calcext:value-type="float">
            <text:p>87064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8718509" calcext:value-type="float">
            <text:p>87185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8725556" calcext:value-type="float">
            <text:p>87255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8730934" calcext:value-type="float">
            <text:p>87309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23" calcext:value-type="float">
            <text:p>5823</text:p>
          </table:table-cell>
          <table:table-cell table:number-columns-repeated="3"/>
        </table:table-row>
        <table:table-row table:style-name="ro1">
          <table:table-cell office:value-type="float" office:value="8735476" calcext:value-type="float">
            <text:p>87354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15" calcext:value-type="float">
            <text:p>5815</text:p>
          </table:table-cell>
          <table:table-cell table:number-columns-repeated="3"/>
        </table:table-row>
        <table:table-row table:style-name="ro1">
          <table:table-cell office:value-type="float" office:value="8739517" calcext:value-type="float">
            <text:p>87395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8743225" calcext:value-type="float">
            <text:p>87432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8746698" calcext:value-type="float">
            <text:p>87466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81" calcext:value-type="float">
            <text:p>5781</text:p>
          </table:table-cell>
          <table:table-cell table:number-columns-repeated="3"/>
        </table:table-row>
        <table:table-row table:style-name="ro1">
          <table:table-cell office:value-type="float" office:value="8750005" calcext:value-type="float">
            <text:p>87500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8753178" calcext:value-type="float">
            <text:p>87531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8756217" calcext:value-type="float">
            <text:p>87562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8768275" calcext:value-type="float">
            <text:p>87682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8775289" calcext:value-type="float">
            <text:p>87752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913" calcext:value-type="float">
            <text:p>5913</text:p>
          </table:table-cell>
          <table:table-cell table:number-columns-repeated="3"/>
        </table:table-row>
        <table:table-row table:style-name="ro1">
          <table:table-cell office:value-type="float" office:value="8780633" calcext:value-type="float">
            <text:p>87806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8785175" calcext:value-type="float">
            <text:p>87851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8789217" calcext:value-type="float">
            <text:p>87892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8792924" calcext:value-type="float">
            <text:p>87929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95" calcext:value-type="float">
            <text:p>5995</text:p>
          </table:table-cell>
          <table:table-cell table:number-columns-repeated="3"/>
        </table:table-row>
        <table:table-row table:style-name="ro1">
          <table:table-cell office:value-type="float" office:value="8796398" calcext:value-type="float">
            <text:p>87963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99" calcext:value-type="float">
            <text:p>5699</text:p>
          </table:table-cell>
          <table:table-cell table:number-columns-repeated="3"/>
        </table:table-row>
        <table:table-row table:style-name="ro1">
          <table:table-cell office:value-type="float" office:value="8799704" calcext:value-type="float">
            <text:p>87997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992" calcext:value-type="float">
            <text:p>5992</text:p>
          </table:table-cell>
          <table:table-cell table:number-columns-repeated="3"/>
        </table:table-row>
        <table:table-row table:style-name="ro1">
          <table:table-cell office:value-type="float" office:value="8802877" calcext:value-type="float">
            <text:p>88028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89" calcext:value-type="float">
            <text:p>5989</text:p>
          </table:table-cell>
          <table:table-cell table:number-columns-repeated="3"/>
        </table:table-row>
        <table:table-row table:style-name="ro1">
          <table:table-cell office:value-type="float" office:value="8805917" calcext:value-type="float">
            <text:p>88059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8817974" calcext:value-type="float">
            <text:p>88179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8825021" calcext:value-type="float">
            <text:p>882502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03" calcext:value-type="float">
            <text:p>5803</text:p>
          </table:table-cell>
          <table:table-cell table:number-columns-repeated="3"/>
        </table:table-row>
        <table:table-row table:style-name="ro1">
          <table:table-cell office:value-type="float" office:value="8830399" calcext:value-type="float">
            <text:p>88303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33" calcext:value-type="float">
            <text:p>5733</text:p>
          </table:table-cell>
          <table:table-cell table:number-columns-repeated="3"/>
        </table:table-row>
        <table:table-row table:style-name="ro1">
          <table:table-cell office:value-type="float" office:value="8834941" calcext:value-type="float">
            <text:p>88349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71" calcext:value-type="float">
            <text:p>5771</text:p>
          </table:table-cell>
          <table:table-cell table:number-columns-repeated="3"/>
        </table:table-row>
        <table:table-row table:style-name="ro1">
          <table:table-cell office:value-type="float" office:value="8838983" calcext:value-type="float">
            <text:p>88389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95" calcext:value-type="float">
            <text:p>5895</text:p>
          </table:table-cell>
          <table:table-cell table:number-columns-repeated="3"/>
        </table:table-row>
        <table:table-row table:style-name="ro1">
          <table:table-cell office:value-type="float" office:value="8842690" calcext:value-type="float">
            <text:p>88426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867" calcext:value-type="float">
            <text:p>5867</text:p>
          </table:table-cell>
          <table:table-cell table:number-columns-repeated="3"/>
        </table:table-row>
        <table:table-row table:style-name="ro1">
          <table:table-cell office:value-type="float" office:value="8846164" calcext:value-type="float">
            <text:p>88461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8849470" calcext:value-type="float">
            <text:p>88494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91" calcext:value-type="float">
            <text:p>5691</text:p>
          </table:table-cell>
          <table:table-cell table:number-columns-repeated="3"/>
        </table:table-row>
        <table:table-row table:style-name="ro1">
          <table:table-cell office:value-type="float" office:value="8852643" calcext:value-type="float">
            <text:p>885264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65" calcext:value-type="float">
            <text:p>5965</text:p>
          </table:table-cell>
          <table:table-cell table:number-columns-repeated="3"/>
        </table:table-row>
        <table:table-row table:style-name="ro1">
          <table:table-cell office:value-type="float" office:value="8855683" calcext:value-type="float">
            <text:p>88556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69" calcext:value-type="float">
            <text:p>5969</text:p>
          </table:table-cell>
          <table:table-cell table:number-columns-repeated="3"/>
        </table:table-row>
        <table:table-row table:style-name="ro1">
          <table:table-cell office:value-type="float" office:value="8867740" calcext:value-type="float">
            <text:p>886774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83" calcext:value-type="float">
            <text:p>5783</text:p>
          </table:table-cell>
          <table:table-cell table:number-columns-repeated="3"/>
        </table:table-row>
        <table:table-row table:style-name="ro1">
          <table:table-cell office:value-type="float" office:value="8874787" calcext:value-type="float">
            <text:p>88747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29" calcext:value-type="float">
            <text:p>5829</text:p>
          </table:table-cell>
          <table:table-cell table:number-columns-repeated="3"/>
        </table:table-row>
        <table:table-row table:style-name="ro1">
          <table:table-cell office:value-type="float" office:value="8880165" calcext:value-type="float">
            <text:p>888016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8884707" calcext:value-type="float">
            <text:p>888470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8888749" calcext:value-type="float">
            <text:p>88887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8892456" calcext:value-type="float">
            <text:p>889245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05" calcext:value-type="float">
            <text:p>5905</text:p>
          </table:table-cell>
          <table:table-cell table:number-columns-repeated="3"/>
        </table:table-row>
        <table:table-row table:style-name="ro1">
          <table:table-cell office:value-type="float" office:value="8895930" calcext:value-type="float">
            <text:p>88959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867" calcext:value-type="float">
            <text:p>5867</text:p>
          </table:table-cell>
          <table:table-cell table:number-columns-repeated="3"/>
        </table:table-row>
        <table:table-row table:style-name="ro1">
          <table:table-cell office:value-type="float" office:value="8899236" calcext:value-type="float">
            <text:p>889923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915" calcext:value-type="float">
            <text:p>5915</text:p>
          </table:table-cell>
          <table:table-cell table:number-columns-repeated="3"/>
        </table:table-row>
        <table:table-row table:style-name="ro1">
          <table:table-cell office:value-type="float" office:value="8902409" calcext:value-type="float">
            <text:p>89024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8905449" calcext:value-type="float">
            <text:p>8905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8917506" calcext:value-type="float">
            <text:p>89175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695" calcext:value-type="float">
            <text:p>5695</text:p>
          </table:table-cell>
          <table:table-cell table:number-columns-repeated="3"/>
        </table:table-row>
        <table:table-row table:style-name="ro1">
          <table:table-cell office:value-type="float" office:value="8924553" calcext:value-type="float">
            <text:p>892455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13" calcext:value-type="float">
            <text:p>5713</text:p>
          </table:table-cell>
          <table:table-cell table:number-columns-repeated="3"/>
        </table:table-row>
        <table:table-row table:style-name="ro1">
          <table:table-cell office:value-type="float" office:value="8929931" calcext:value-type="float">
            <text:p>89299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8934473" calcext:value-type="float">
            <text:p>89344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30" calcext:value-type="float">
            <text:p>5730</text:p>
          </table:table-cell>
          <table:table-cell table:number-columns-repeated="3"/>
        </table:table-row>
        <table:table-row table:style-name="ro1">
          <table:table-cell office:value-type="float" office:value="8938515" calcext:value-type="float">
            <text:p>8938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8942222" calcext:value-type="float">
            <text:p>89422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8945696" calcext:value-type="float">
            <text:p>8945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827" calcext:value-type="float">
            <text:p>5827</text:p>
          </table:table-cell>
          <table:table-cell table:number-columns-repeated="3"/>
        </table:table-row>
        <table:table-row table:style-name="ro1">
          <table:table-cell office:value-type="float" office:value="8949002" calcext:value-type="float">
            <text:p>89490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735" calcext:value-type="float">
            <text:p>5735</text:p>
          </table:table-cell>
          <table:table-cell table:number-columns-repeated="3"/>
        </table:table-row>
        <table:table-row table:style-name="ro1">
          <table:table-cell office:value-type="float" office:value="8952175" calcext:value-type="float">
            <text:p>89521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8955215" calcext:value-type="float">
            <text:p>8955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8967272" calcext:value-type="float">
            <text:p>89672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8974286" calcext:value-type="float">
            <text:p>89742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653" calcext:value-type="float">
            <text:p>5653</text:p>
          </table:table-cell>
          <table:table-cell table:number-columns-repeated="3"/>
        </table:table-row>
        <table:table-row table:style-name="ro1">
          <table:table-cell office:value-type="float" office:value="8979630" calcext:value-type="float">
            <text:p>89796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8984172" calcext:value-type="float">
            <text:p>89841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8988214" calcext:value-type="float">
            <text:p>89882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8991921" calcext:value-type="float">
            <text:p>89919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8995395" calcext:value-type="float">
            <text:p>89953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861" calcext:value-type="float">
            <text:p>5861</text:p>
          </table:table-cell>
          <table:table-cell table:number-columns-repeated="3"/>
        </table:table-row>
        <table:table-row table:style-name="ro1">
          <table:table-cell office:value-type="float" office:value="8998701" calcext:value-type="float">
            <text:p>89987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9001874" calcext:value-type="float">
            <text:p>900187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9004914" calcext:value-type="float">
            <text:p>9004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9016971" calcext:value-type="float">
            <text:p>90169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9024019" calcext:value-type="float">
            <text:p>9024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9029396" calcext:value-type="float">
            <text:p>90293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9033938" calcext:value-type="float">
            <text:p>903393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04" calcext:value-type="float">
            <text:p>5804</text:p>
          </table:table-cell>
          <table:table-cell table:number-columns-repeated="3"/>
        </table:table-row>
        <table:table-row table:style-name="ro1">
          <table:table-cell office:value-type="float" office:value="9037980" calcext:value-type="float">
            <text:p>903798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37" calcext:value-type="float">
            <text:p>5837</text:p>
          </table:table-cell>
          <table:table-cell table:number-columns-repeated="3"/>
        </table:table-row>
        <table:table-row table:style-name="ro1">
          <table:table-cell office:value-type="float" office:value="9041687" calcext:value-type="float">
            <text:p>90416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9045161" calcext:value-type="float">
            <text:p>904516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729" calcext:value-type="float">
            <text:p>5729</text:p>
          </table:table-cell>
          <table:table-cell table:number-columns-repeated="3"/>
        </table:table-row>
        <table:table-row table:style-name="ro1">
          <table:table-cell office:value-type="float" office:value="9048467" calcext:value-type="float">
            <text:p>904846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9051640" calcext:value-type="float">
            <text:p>905164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877" calcext:value-type="float">
            <text:p>5877</text:p>
          </table:table-cell>
          <table:table-cell table:number-columns-repeated="3"/>
        </table:table-row>
        <table:table-row table:style-name="ro1">
          <table:table-cell office:value-type="float" office:value="9054680" calcext:value-type="float">
            <text:p>90546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9066737" calcext:value-type="float">
            <text:p>90667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25" calcext:value-type="float">
            <text:p>5725</text:p>
          </table:table-cell>
          <table:table-cell table:number-columns-repeated="3"/>
        </table:table-row>
        <table:table-row table:style-name="ro1">
          <table:table-cell office:value-type="float" office:value="9073785" calcext:value-type="float">
            <text:p>9073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9079162" calcext:value-type="float">
            <text:p>90791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9083704" calcext:value-type="float">
            <text:p>908370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21" calcext:value-type="float">
            <text:p>5821</text:p>
          </table:table-cell>
          <table:table-cell table:number-columns-repeated="3"/>
        </table:table-row>
        <table:table-row table:style-name="ro1">
          <table:table-cell office:value-type="float" office:value="9087746" calcext:value-type="float">
            <text:p>90877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67" calcext:value-type="float">
            <text:p>5867</text:p>
          </table:table-cell>
          <table:table-cell table:number-columns-repeated="3"/>
        </table:table-row>
        <table:table-row table:style-name="ro1">
          <table:table-cell office:value-type="float" office:value="9091453" calcext:value-type="float">
            <text:p>90914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09" calcext:value-type="float">
            <text:p>5909</text:p>
          </table:table-cell>
          <table:table-cell table:number-columns-repeated="3"/>
        </table:table-row>
        <table:table-row table:style-name="ro1">
          <table:table-cell office:value-type="float" office:value="9094927" calcext:value-type="float">
            <text:p>90949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9098233" calcext:value-type="float">
            <text:p>909823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9101406" calcext:value-type="float">
            <text:p>910140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55" calcext:value-type="float">
            <text:p>5955</text:p>
          </table:table-cell>
          <table:table-cell table:number-columns-repeated="3"/>
        </table:table-row>
        <table:table-row table:style-name="ro1">
          <table:table-cell office:value-type="float" office:value="9104446" calcext:value-type="float">
            <text:p>91044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179" calcext:value-type="float">
            <text:p>6179</text:p>
          </table:table-cell>
          <table:table-cell table:number-columns-repeated="3"/>
        </table:table-row>
        <table:table-row table:style-name="ro1">
          <table:table-cell office:value-type="float" office:value="9116503" calcext:value-type="float">
            <text:p>91165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15" calcext:value-type="float">
            <text:p>5715</text:p>
          </table:table-cell>
          <table:table-cell table:number-columns-repeated="3"/>
        </table:table-row>
        <table:table-row table:style-name="ro1">
          <table:table-cell office:value-type="float" office:value="9123551" calcext:value-type="float">
            <text:p>9123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9128928" calcext:value-type="float">
            <text:p>91289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9133470" calcext:value-type="float">
            <text:p>91334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9137512" calcext:value-type="float">
            <text:p>91375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57" calcext:value-type="float">
            <text:p>5957</text:p>
          </table:table-cell>
          <table:table-cell table:number-columns-repeated="3"/>
        </table:table-row>
        <table:table-row table:style-name="ro1">
          <table:table-cell office:value-type="float" office:value="9141219" calcext:value-type="float">
            <text:p>91412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9144693" calcext:value-type="float">
            <text:p>91446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793" calcext:value-type="float">
            <text:p>5793</text:p>
          </table:table-cell>
          <table:table-cell table:number-columns-repeated="3"/>
        </table:table-row>
        <table:table-row table:style-name="ro1">
          <table:table-cell office:value-type="float" office:value="9147999" calcext:value-type="float">
            <text:p>91479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49" calcext:value-type="float">
            <text:p>5649</text:p>
          </table:table-cell>
          <table:table-cell table:number-columns-repeated="3"/>
        </table:table-row>
        <table:table-row table:style-name="ro1">
          <table:table-cell office:value-type="float" office:value="9151172" calcext:value-type="float">
            <text:p>91511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9154212" calcext:value-type="float">
            <text:p>91542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9166269" calcext:value-type="float">
            <text:p>91662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99" calcext:value-type="float">
            <text:p>5799</text:p>
          </table:table-cell>
          <table:table-cell table:number-columns-repeated="3"/>
        </table:table-row>
        <table:table-row table:style-name="ro1">
          <table:table-cell office:value-type="float" office:value="9173283" calcext:value-type="float">
            <text:p>91732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03" calcext:value-type="float">
            <text:p>5803</text:p>
          </table:table-cell>
          <table:table-cell table:number-columns-repeated="3"/>
        </table:table-row>
        <table:table-row table:style-name="ro1">
          <table:table-cell office:value-type="float" office:value="9178627" calcext:value-type="float">
            <text:p>91786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37" calcext:value-type="float">
            <text:p>5737</text:p>
          </table:table-cell>
          <table:table-cell table:number-columns-repeated="3"/>
        </table:table-row>
        <table:table-row table:style-name="ro1">
          <table:table-cell office:value-type="float" office:value="9183170" calcext:value-type="float">
            <text:p>9183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932" calcext:value-type="float">
            <text:p>5932</text:p>
          </table:table-cell>
          <table:table-cell table:number-columns-repeated="3"/>
        </table:table-row>
        <table:table-row table:style-name="ro1">
          <table:table-cell office:value-type="float" office:value="9187211" calcext:value-type="float">
            <text:p>91872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71" calcext:value-type="float">
            <text:p>5971</text:p>
          </table:table-cell>
          <table:table-cell table:number-columns-repeated="3"/>
        </table:table-row>
        <table:table-row table:style-name="ro1">
          <table:table-cell office:value-type="float" office:value="9190918" calcext:value-type="float">
            <text:p>91909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73" calcext:value-type="float">
            <text:p>5773</text:p>
          </table:table-cell>
          <table:table-cell table:number-columns-repeated="3"/>
        </table:table-row>
        <table:table-row table:style-name="ro1">
          <table:table-cell office:value-type="float" office:value="9194392" calcext:value-type="float">
            <text:p>91943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9197699" calcext:value-type="float">
            <text:p>9197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641" calcext:value-type="float">
            <text:p>5641</text:p>
          </table:table-cell>
          <table:table-cell table:number-columns-repeated="3"/>
        </table:table-row>
        <table:table-row table:style-name="ro1">
          <table:table-cell office:value-type="float" office:value="9200872" calcext:value-type="float">
            <text:p>9200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9203911" calcext:value-type="float">
            <text:p>9203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9215968" calcext:value-type="float">
            <text:p>92159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9223016" calcext:value-type="float">
            <text:p>922301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11" calcext:value-type="float">
            <text:p>5811</text:p>
          </table:table-cell>
          <table:table-cell table:number-columns-repeated="3"/>
        </table:table-row>
        <table:table-row table:style-name="ro1">
          <table:table-cell office:value-type="float" office:value="9228393" calcext:value-type="float">
            <text:p>92283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9232936" calcext:value-type="float">
            <text:p>9232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81" calcext:value-type="float">
            <text:p>5781</text:p>
          </table:table-cell>
          <table:table-cell table:number-columns-repeated="3"/>
        </table:table-row>
        <table:table-row table:style-name="ro1">
          <table:table-cell office:value-type="float" office:value="9236977" calcext:value-type="float">
            <text:p>92369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9240684" calcext:value-type="float">
            <text:p>924068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48" calcext:value-type="float">
            <text:p>5748</text:p>
          </table:table-cell>
          <table:table-cell table:number-columns-repeated="3"/>
        </table:table-row>
        <table:table-row table:style-name="ro1">
          <table:table-cell office:value-type="float" office:value="9244158" calcext:value-type="float">
            <text:p>924415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859" calcext:value-type="float">
            <text:p>5859</text:p>
          </table:table-cell>
          <table:table-cell table:number-columns-repeated="3"/>
        </table:table-row>
        <table:table-row table:style-name="ro1">
          <table:table-cell office:value-type="float" office:value="9247465" calcext:value-type="float">
            <text:p>9247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9250638" calcext:value-type="float">
            <text:p>9250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9253677" calcext:value-type="float">
            <text:p>92536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95" calcext:value-type="float">
            <text:p>5995</text:p>
          </table:table-cell>
          <table:table-cell table:number-columns-repeated="3"/>
        </table:table-row>
        <table:table-row table:style-name="ro1">
          <table:table-cell office:value-type="float" office:value="9265734" calcext:value-type="float">
            <text:p>926573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9272782" calcext:value-type="float">
            <text:p>927278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69" calcext:value-type="float">
            <text:p>5769</text:p>
          </table:table-cell>
          <table:table-cell table:number-columns-repeated="3"/>
        </table:table-row>
        <table:table-row table:style-name="ro1">
          <table:table-cell office:value-type="float" office:value="9278159" calcext:value-type="float">
            <text:p>92781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97" calcext:value-type="float">
            <text:p>5797</text:p>
          </table:table-cell>
          <table:table-cell table:number-columns-repeated="3"/>
        </table:table-row>
        <table:table-row table:style-name="ro1">
          <table:table-cell office:value-type="float" office:value="9282702" calcext:value-type="float">
            <text:p>9282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05" calcext:value-type="float">
            <text:p>5705</text:p>
          </table:table-cell>
          <table:table-cell table:number-columns-repeated="3"/>
        </table:table-row>
        <table:table-row table:style-name="ro1">
          <table:table-cell office:value-type="float" office:value="9286743" calcext:value-type="float">
            <text:p>928674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53" calcext:value-type="float">
            <text:p>5853</text:p>
          </table:table-cell>
          <table:table-cell table:number-columns-repeated="3"/>
        </table:table-row>
        <table:table-row table:style-name="ro1">
          <table:table-cell office:value-type="float" office:value="9290450" calcext:value-type="float">
            <text:p>929045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9293924" calcext:value-type="float">
            <text:p>92939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43" calcext:value-type="float">
            <text:p>5643</text:p>
          </table:table-cell>
          <table:table-cell table:number-columns-repeated="3"/>
        </table:table-row>
        <table:table-row table:style-name="ro1">
          <table:table-cell office:value-type="float" office:value="9297231" calcext:value-type="float">
            <text:p>9297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9300404" calcext:value-type="float">
            <text:p>9300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19" calcext:value-type="float">
            <text:p>5919</text:p>
          </table:table-cell>
          <table:table-cell table:number-columns-repeated="3"/>
        </table:table-row>
        <table:table-row table:style-name="ro1">
          <table:table-cell office:value-type="float" office:value="9303443" calcext:value-type="float">
            <text:p>93034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9315500" calcext:value-type="float">
            <text:p>9315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76" calcext:value-type="float">
            <text:p>5776</text:p>
          </table:table-cell>
          <table:table-cell table:number-columns-repeated="3"/>
        </table:table-row>
        <table:table-row table:style-name="ro1">
          <table:table-cell office:value-type="float" office:value="9322548" calcext:value-type="float">
            <text:p>93225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697" calcext:value-type="float">
            <text:p>5697</text:p>
          </table:table-cell>
          <table:table-cell table:number-columns-repeated="3"/>
        </table:table-row>
        <table:table-row table:style-name="ro1">
          <table:table-cell office:value-type="float" office:value="9327925" calcext:value-type="float">
            <text:p>93279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33" calcext:value-type="float">
            <text:p>5833</text:p>
          </table:table-cell>
          <table:table-cell table:number-columns-repeated="3"/>
        </table:table-row>
        <table:table-row table:style-name="ro1">
          <table:table-cell office:value-type="float" office:value="9332468" calcext:value-type="float">
            <text:p>9332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9336509" calcext:value-type="float">
            <text:p>93365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29" calcext:value-type="float">
            <text:p>5929</text:p>
          </table:table-cell>
          <table:table-cell table:number-columns-repeated="3"/>
        </table:table-row>
        <table:table-row table:style-name="ro1">
          <table:table-cell office:value-type="float" office:value="9340216" calcext:value-type="float">
            <text:p>93402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765" calcext:value-type="float">
            <text:p>5765</text:p>
          </table:table-cell>
          <table:table-cell table:number-columns-repeated="3"/>
        </table:table-row>
        <table:table-row table:style-name="ro1">
          <table:table-cell office:value-type="float" office:value="9343690" calcext:value-type="float">
            <text:p>93436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931" calcext:value-type="float">
            <text:p>5931</text:p>
          </table:table-cell>
          <table:table-cell table:number-columns-repeated="3"/>
        </table:table-row>
        <table:table-row table:style-name="ro1">
          <table:table-cell office:value-type="float" office:value="9346997" calcext:value-type="float">
            <text:p>9346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873" calcext:value-type="float">
            <text:p>5873</text:p>
          </table:table-cell>
          <table:table-cell table:number-columns-repeated="3"/>
        </table:table-row>
        <table:table-row table:style-name="ro1">
          <table:table-cell office:value-type="float" office:value="9350170" calcext:value-type="float">
            <text:p>9350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761" calcext:value-type="float">
            <text:p>5761</text:p>
          </table:table-cell>
          <table:table-cell table:number-columns-repeated="3"/>
        </table:table-row>
        <table:table-row table:style-name="ro1">
          <table:table-cell office:value-type="float" office:value="9353209" calcext:value-type="float">
            <text:p>93532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9365266" calcext:value-type="float">
            <text:p>93652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29" calcext:value-type="float">
            <text:p>5729</text:p>
          </table:table-cell>
          <table:table-cell table:number-columns-repeated="3"/>
        </table:table-row>
        <table:table-row table:style-name="ro1">
          <table:table-cell office:value-type="float" office:value="9372314" calcext:value-type="float">
            <text:p>93723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21" calcext:value-type="float">
            <text:p>5821</text:p>
          </table:table-cell>
          <table:table-cell table:number-columns-repeated="3"/>
        </table:table-row>
        <table:table-row table:style-name="ro1">
          <table:table-cell office:value-type="float" office:value="9377691" calcext:value-type="float">
            <text:p>93776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81" calcext:value-type="float">
            <text:p>5781</text:p>
          </table:table-cell>
          <table:table-cell table:number-columns-repeated="3"/>
        </table:table-row>
        <table:table-row table:style-name="ro1">
          <table:table-cell office:value-type="float" office:value="9382234" calcext:value-type="float">
            <text:p>93822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9386275" calcext:value-type="float">
            <text:p>93862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69" calcext:value-type="float">
            <text:p>5869</text:p>
          </table:table-cell>
          <table:table-cell table:number-columns-repeated="3"/>
        </table:table-row>
        <table:table-row table:style-name="ro1">
          <table:table-cell office:value-type="float" office:value="9389949" calcext:value-type="float">
            <text:p>938994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93" calcext:value-type="float">
            <text:p>5793</text:p>
          </table:table-cell>
          <table:table-cell table:number-columns-repeated="3"/>
        </table:table-row>
        <table:table-row table:style-name="ro1">
          <table:table-cell office:value-type="float" office:value="9393423" calcext:value-type="float">
            <text:p>93934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73" calcext:value-type="float">
            <text:p>5673</text:p>
          </table:table-cell>
          <table:table-cell table:number-columns-repeated="3"/>
        </table:table-row>
        <table:table-row table:style-name="ro1">
          <table:table-cell office:value-type="float" office:value="9396729" calcext:value-type="float">
            <text:p>93967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9399902" calcext:value-type="float">
            <text:p>93999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923" calcext:value-type="float">
            <text:p>5923</text:p>
          </table:table-cell>
          <table:table-cell table:number-columns-repeated="3"/>
        </table:table-row>
        <table:table-row table:style-name="ro1">
          <table:table-cell office:value-type="float" office:value="9402942" calcext:value-type="float">
            <text:p>94029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9414999" calcext:value-type="float">
            <text:p>9414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803" calcext:value-type="float">
            <text:p>5803</text:p>
          </table:table-cell>
          <table:table-cell table:number-columns-repeated="3"/>
        </table:table-row>
        <table:table-row table:style-name="ro1">
          <table:table-cell office:value-type="float" office:value="9422080" calcext:value-type="float">
            <text:p>94220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11" calcext:value-type="float">
            <text:p>5711</text:p>
          </table:table-cell>
          <table:table-cell table:number-columns-repeated="3"/>
        </table:table-row>
        <table:table-row table:style-name="ro1">
          <table:table-cell office:value-type="float" office:value="9427457" calcext:value-type="float">
            <text:p>94274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11" calcext:value-type="float">
            <text:p>5811</text:p>
          </table:table-cell>
          <table:table-cell table:number-columns-repeated="3"/>
        </table:table-row>
        <table:table-row table:style-name="ro1">
          <table:table-cell office:value-type="float" office:value="9432000" calcext:value-type="float">
            <text:p>94320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9436041" calcext:value-type="float">
            <text:p>94360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9439748" calcext:value-type="float">
            <text:p>94397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87" calcext:value-type="float">
            <text:p>5887</text:p>
          </table:table-cell>
          <table:table-cell table:number-columns-repeated="3"/>
        </table:table-row>
        <table:table-row table:style-name="ro1">
          <table:table-cell office:value-type="float" office:value="9443222" calcext:value-type="float">
            <text:p>94432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39" calcext:value-type="float">
            <text:p>5739</text:p>
          </table:table-cell>
          <table:table-cell table:number-columns-repeated="3"/>
        </table:table-row>
        <table:table-row table:style-name="ro1">
          <table:table-cell office:value-type="float" office:value="9446529" calcext:value-type="float">
            <text:p>94465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9449702" calcext:value-type="float">
            <text:p>94497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665" calcext:value-type="float">
            <text:p>5665</text:p>
          </table:table-cell>
          <table:table-cell table:number-columns-repeated="3"/>
        </table:table-row>
        <table:table-row table:style-name="ro1">
          <table:table-cell office:value-type="float" office:value="9452741" calcext:value-type="float">
            <text:p>94527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9464798" calcext:value-type="float">
            <text:p>94647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659" calcext:value-type="float">
            <text:p>5659</text:p>
          </table:table-cell>
          <table:table-cell table:number-columns-repeated="3"/>
        </table:table-row>
        <table:table-row table:style-name="ro1">
          <table:table-cell office:value-type="float" office:value="9471846" calcext:value-type="float">
            <text:p>94718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9477223" calcext:value-type="float">
            <text:p>94772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9481766" calcext:value-type="float">
            <text:p>94817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49" calcext:value-type="float">
            <text:p>5749</text:p>
          </table:table-cell>
          <table:table-cell table:number-columns-repeated="3"/>
        </table:table-row>
        <table:table-row table:style-name="ro1">
          <table:table-cell office:value-type="float" office:value="9485807" calcext:value-type="float">
            <text:p>94858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723" calcext:value-type="float">
            <text:p>5723</text:p>
          </table:table-cell>
          <table:table-cell table:number-columns-repeated="3"/>
        </table:table-row>
        <table:table-row table:style-name="ro1">
          <table:table-cell office:value-type="float" office:value="9489514" calcext:value-type="float">
            <text:p>94895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29" calcext:value-type="float">
            <text:p>5829</text:p>
          </table:table-cell>
          <table:table-cell table:number-columns-repeated="3"/>
        </table:table-row>
        <table:table-row table:style-name="ro1">
          <table:table-cell office:value-type="float" office:value="9492988" calcext:value-type="float">
            <text:p>94929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9496295" calcext:value-type="float">
            <text:p>94962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9499434" calcext:value-type="float">
            <text:p>94994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9502474" calcext:value-type="float">
            <text:p>95024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9514531" calcext:value-type="float">
            <text:p>95145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731" calcext:value-type="float">
            <text:p>5731</text:p>
          </table:table-cell>
          <table:table-cell table:number-columns-repeated="3"/>
        </table:table-row>
        <table:table-row table:style-name="ro1">
          <table:table-cell office:value-type="float" office:value="9521578" calcext:value-type="float">
            <text:p>952157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747" calcext:value-type="float">
            <text:p>5747</text:p>
          </table:table-cell>
          <table:table-cell table:number-columns-repeated="3"/>
        </table:table-row>
        <table:table-row table:style-name="ro1">
          <table:table-cell office:value-type="float" office:value="9526956" calcext:value-type="float">
            <text:p>952695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95" calcext:value-type="float">
            <text:p>5795</text:p>
          </table:table-cell>
          <table:table-cell table:number-columns-repeated="3"/>
        </table:table-row>
        <table:table-row table:style-name="ro1">
          <table:table-cell office:value-type="float" office:value="9531498" calcext:value-type="float">
            <text:p>953149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9535540" calcext:value-type="float">
            <text:p>95355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9539247" calcext:value-type="float">
            <text:p>95392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9542721" calcext:value-type="float">
            <text:p>95427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37" calcext:value-type="float">
            <text:p>5737</text:p>
          </table:table-cell>
          <table:table-cell table:number-columns-repeated="3"/>
        </table:table-row>
        <table:table-row table:style-name="ro1">
          <table:table-cell office:value-type="float" office:value="9546027" calcext:value-type="float">
            <text:p>95460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9549200" calcext:value-type="float">
            <text:p>95492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844" calcext:value-type="float">
            <text:p>5844</text:p>
          </table:table-cell>
          <table:table-cell table:number-columns-repeated="3"/>
        </table:table-row>
        <table:table-row table:style-name="ro1">
          <table:table-cell office:value-type="float" office:value="9552240" calcext:value-type="float">
            <text:p>95522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 office:value-type="float" office:value="9564297" calcext:value-type="float">
            <text:p>95642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661" calcext:value-type="float">
            <text:p>5661</text:p>
          </table:table-cell>
          <table:table-cell table:number-columns-repeated="3"/>
        </table:table-row>
        <table:table-row table:style-name="ro1">
          <table:table-cell office:value-type="float" office:value="9571311" calcext:value-type="float">
            <text:p>95713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9576688" calcext:value-type="float">
            <text:p>95766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9581231" calcext:value-type="float">
            <text:p>95812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91" calcext:value-type="float">
            <text:p>5691</text:p>
          </table:table-cell>
          <table:table-cell table:number-columns-repeated="3"/>
        </table:table-row>
        <table:table-row table:style-name="ro1">
          <table:table-cell office:value-type="float" office:value="9585272" calcext:value-type="float">
            <text:p>95852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9588946" calcext:value-type="float">
            <text:p>958894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9592420" calcext:value-type="float">
            <text:p>959242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9595726" calcext:value-type="float">
            <text:p>959572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9598899" calcext:value-type="float">
            <text:p>959889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639" calcext:value-type="float">
            <text:p>5639</text:p>
          </table:table-cell>
          <table:table-cell table:number-columns-repeated="3"/>
        </table:table-row>
        <table:table-row table:style-name="ro1">
          <table:table-cell office:value-type="float" office:value="9601939" calcext:value-type="float">
            <text:p>96019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9613996" calcext:value-type="float">
            <text:p>96139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653" calcext:value-type="float">
            <text:p>5653</text:p>
          </table:table-cell>
          <table:table-cell table:number-columns-repeated="3"/>
        </table:table-row>
        <table:table-row table:style-name="ro1">
          <table:table-cell office:value-type="float" office:value="9621044" calcext:value-type="float">
            <text:p>96210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9626421" calcext:value-type="float">
            <text:p>962642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9630963" calcext:value-type="float">
            <text:p>96309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67" calcext:value-type="float">
            <text:p>5667</text:p>
          </table:table-cell>
          <table:table-cell table:number-columns-repeated="3"/>
        </table:table-row>
        <table:table-row table:style-name="ro1">
          <table:table-cell office:value-type="float" office:value="9635005" calcext:value-type="float">
            <text:p>96350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853" calcext:value-type="float">
            <text:p>5853</text:p>
          </table:table-cell>
          <table:table-cell table:number-columns-repeated="3"/>
        </table:table-row>
        <table:table-row table:style-name="ro1">
          <table:table-cell office:value-type="float" office:value="9638712" calcext:value-type="float">
            <text:p>96387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9642186" calcext:value-type="float">
            <text:p>964218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9645492" calcext:value-type="float">
            <text:p>96454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9648665" calcext:value-type="float">
            <text:p>96486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9651705" calcext:value-type="float">
            <text:p>96517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float" office:value="9663762" calcext:value-type="float">
            <text:p>96637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715" calcext:value-type="float">
            <text:p>5715</text:p>
          </table:table-cell>
          <table:table-cell table:number-columns-repeated="3"/>
        </table:table-row>
        <table:table-row table:style-name="ro1">
          <table:table-cell office:value-type="float" office:value="9670810" calcext:value-type="float">
            <text:p>96708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617" calcext:value-type="float">
            <text:p>5617</text:p>
          </table:table-cell>
          <table:table-cell table:number-columns-repeated="3"/>
        </table:table-row>
        <table:table-row table:style-name="ro1">
          <table:table-cell office:value-type="float" office:value="9676187" calcext:value-type="float">
            <text:p>96761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9680729" calcext:value-type="float">
            <text:p>96807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9684771" calcext:value-type="float">
            <text:p>968477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9688478" calcext:value-type="float">
            <text:p>96884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9691952" calcext:value-type="float">
            <text:p>969195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833" calcext:value-type="float">
            <text:p>5833</text:p>
          </table:table-cell>
          <table:table-cell table:number-columns-repeated="3"/>
        </table:table-row>
        <table:table-row table:style-name="ro1">
          <table:table-cell office:value-type="float" office:value="9695258" calcext:value-type="float">
            <text:p>96952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9698431" calcext:value-type="float">
            <text:p>96984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889" calcext:value-type="float">
            <text:p>5889</text:p>
          </table:table-cell>
          <table:table-cell table:number-columns-repeated="3"/>
        </table:table-row>
        <table:table-row table:style-name="ro1">
          <table:table-cell office:value-type="float" office:value="9701471" calcext:value-type="float">
            <text:p>97014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9713528" calcext:value-type="float">
            <text:p>97135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741" calcext:value-type="float">
            <text:p>5741</text:p>
          </table:table-cell>
          <table:table-cell table:number-columns-repeated="3"/>
        </table:table-row>
        <table:table-row table:style-name="ro1">
          <table:table-cell office:value-type="float" office:value="9720576" calcext:value-type="float">
            <text:p>97205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640" calcext:value-type="float">
            <text:p>5640</text:p>
          </table:table-cell>
          <table:table-cell table:number-columns-repeated="3"/>
        </table:table-row>
        <table:table-row table:style-name="ro1">
          <table:table-cell office:value-type="float" office:value="9725953" calcext:value-type="float">
            <text:p>97259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9730495" calcext:value-type="float">
            <text:p>97304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87" calcext:value-type="float">
            <text:p>5687</text:p>
          </table:table-cell>
          <table:table-cell table:number-columns-repeated="3"/>
        </table:table-row>
        <table:table-row table:style-name="ro1">
          <table:table-cell office:value-type="float" office:value="9734537" calcext:value-type="float">
            <text:p>97345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731" calcext:value-type="float">
            <text:p>5731</text:p>
          </table:table-cell>
          <table:table-cell table:number-columns-repeated="3"/>
        </table:table-row>
        <table:table-row table:style-name="ro1">
          <table:table-cell office:value-type="float" office:value="9738244" calcext:value-type="float">
            <text:p>97382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5743" calcext:value-type="float">
            <text:p>5743</text:p>
          </table:table-cell>
          <table:table-cell table:number-columns-repeated="3"/>
        </table:table-row>
        <table:table-row table:style-name="ro1">
          <table:table-cell office:value-type="float" office:value="9741718" calcext:value-type="float">
            <text:p>97417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5598" calcext:value-type="float">
            <text:p>5598</text:p>
          </table:table-cell>
          <table:table-cell table:number-columns-repeated="3"/>
        </table:table-row>
        <table:table-row table:style-name="ro1">
          <table:table-cell office:value-type="float" office:value="9745024" calcext:value-type="float">
            <text:p>97450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5735" calcext:value-type="float">
            <text:p>5735</text:p>
          </table:table-cell>
          <table:table-cell table:number-columns-repeated="3"/>
        </table:table-row>
        <table:table-row table:style-name="ro1">
          <table:table-cell office:value-type="float" office:value="9748197" calcext:value-type="float">
            <text:p>97481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5921" calcext:value-type="float">
            <text:p>5921</text:p>
          </table:table-cell>
          <table:table-cell table:number-columns-repeated="3"/>
        </table:table-row>
        <table:table-row table:style-name="ro1">
          <table:table-cell office:value-type="float" office:value="9751237" calcext:value-type="float">
            <text:p>97512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5991" calcext:value-type="float">
            <text:p>5991</text:p>
          </table:table-cell>
          <table:table-cell table:number-columns-repeated="3"/>
        </table:table-row>
        <table:table-row table:style-name="ro1">
          <table:table-cell office:value-type="float" office:value="9763294" calcext:value-type="float">
            <text:p>97632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9770308" calcext:value-type="float">
            <text:p>97703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9775686" calcext:value-type="float">
            <text:p>97756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5619" calcext:value-type="float">
            <text:p>5619</text:p>
          </table:table-cell>
          <table:table-cell table:number-columns-repeated="3"/>
        </table:table-row>
        <table:table-row table:style-name="ro1">
          <table:table-cell office:value-type="float" office:value="9780228" calcext:value-type="float">
            <text:p>978022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5673" calcext:value-type="float">
            <text:p>5673</text:p>
          </table:table-cell>
          <table:table-cell table:number-columns-repeated="3"/>
        </table:table-row>
        <table:table-row table:style-name="ro1">
          <table:table-cell office:value-type="float" office:value="9784269" calcext:value-type="float">
            <text:p>97842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9787943" calcext:value-type="float">
            <text:p>978794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9791417" calcext:value-type="float">
            <text:p>97914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5831" calcext:value-type="float">
            <text:p>5831</text:p>
          </table:table-cell>
          <table:table-cell table:number-columns-repeated="3"/>
        </table:table-row>
        <table:table-row table:style-name="ro1">
          <table:table-cell office:value-type="float" office:value="9794724" calcext:value-type="float">
            <text:p>97947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9797897" calcext:value-type="float">
            <text:p>97978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9800936" calcext:value-type="float">
            <text:p>98009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9812993" calcext:value-type="float">
            <text:p>981299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9820041" calcext:value-type="float">
            <text:p>98200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5598" calcext:value-type="float">
            <text:p>5598</text:p>
          </table:table-cell>
          <table:table-cell table:number-columns-repeated="3"/>
        </table:table-row>
        <table:table-row table:style-name="ro1">
          <table:table-cell office:value-type="float" office:value="9825418" calcext:value-type="float">
            <text:p>98254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5603" calcext:value-type="float">
            <text:p>5603</text:p>
          </table:table-cell>
          <table:table-cell table:number-columns-repeated="3"/>
        </table:table-row>
        <table:table-row table:style-name="ro1">
          <table:table-cell office:value-type="float" office:value="9829961" calcext:value-type="float">
            <text:p>98299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9834002" calcext:value-type="float">
            <text:p>98340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5695" calcext:value-type="float">
            <text:p>5695</text:p>
          </table:table-cell>
          <table:table-cell table:number-columns-repeated="3"/>
        </table:table-row>
        <table:table-row table:style-name="ro1">
          <table:table-cell office:value-type="float" office:value="9837709" calcext:value-type="float">
            <text:p>983770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9841183" calcext:value-type="float">
            <text:p>98411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5959" calcext:value-type="float">
            <text:p>5959</text:p>
          </table:table-cell>
          <table:table-cell table:number-columns-repeated="3"/>
        </table:table-row>
        <table:table-row table:style-name="ro1">
          <table:table-cell office:value-type="float" office:value="9844490" calcext:value-type="float">
            <text:p>98444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office:value-type="float" office:value="5636" calcext:value-type="float">
            <text:p>5636</text:p>
          </table:table-cell>
          <table:table-cell table:number-columns-repeated="3"/>
        </table:table-row>
        <table:table-row table:style-name="ro1">
          <table:table-cell office:value-type="float" office:value="9847663" calcext:value-type="float">
            <text:p>98476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7" calcext:value-type="float">
            <text:p>10.7</text:p>
          </table:table-cell>
          <table:table-cell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9850702" calcext:value-type="float">
            <text:p>98507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5857" calcext:value-type="float">
            <text:p>5857</text:p>
          </table:table-cell>
          <table:table-cell table:number-columns-repeated="3"/>
        </table:table-row>
        <table:table-row table:style-name="ro1">
          <table:table-cell office:value-type="float" office:value="9862759" calcext:value-type="float">
            <text:p>98627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7" calcext:value-type="float">
            <text:p>10.7</text:p>
          </table:table-cell>
          <table:table-cell office:value-type="float" office:value="5669" calcext:value-type="float">
            <text:p>5669</text:p>
          </table:table-cell>
          <table:table-cell table:number-columns-repeated="3"/>
        </table:table-row>
        <table:table-row table:style-name="ro1">
          <table:table-cell office:value-type="float" office:value="9869807" calcext:value-type="float">
            <text:p>98698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office:value-type="float" office:value="5501" calcext:value-type="float">
            <text:p>5501</text:p>
          </table:table-cell>
          <table:table-cell table:number-columns-repeated="3"/>
        </table:table-row>
        <table:table-row table:style-name="ro1">
          <table:table-cell office:value-type="float" office:value="9875184" calcext:value-type="float">
            <text:p>98751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7" calcext:value-type="float">
            <text:p>10.7</text:p>
          </table:table-cell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9879727" calcext:value-type="float">
            <text:p>98797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5637" calcext:value-type="float">
            <text:p>5637</text:p>
          </table:table-cell>
          <table:table-cell table:number-columns-repeated="3"/>
        </table:table-row>
        <table:table-row table:style-name="ro1">
          <table:table-cell office:value-type="float" office:value="9883768" calcext:value-type="float">
            <text:p>98837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5701" calcext:value-type="float">
            <text:p>5701</text:p>
          </table:table-cell>
          <table:table-cell table:number-columns-repeated="3"/>
        </table:table-row>
        <table:table-row table:style-name="ro1">
          <table:table-cell office:value-type="float" office:value="9887475" calcext:value-type="float">
            <text:p>98874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9890949" calcext:value-type="float">
            <text:p>98909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9894256" calcext:value-type="float">
            <text:p>98942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6" calcext:value-type="float">
            <text:p>10.6</text:p>
          </table:table-cell>
          <table:table-cell office:value-type="float" office:value="5618" calcext:value-type="float">
            <text:p>5618</text:p>
          </table:table-cell>
          <table:table-cell table:number-columns-repeated="3"/>
        </table:table-row>
        <table:table-row table:style-name="ro1">
          <table:table-cell office:value-type="float" office:value="9897429" calcext:value-type="float">
            <text:p>98974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5703" calcext:value-type="float">
            <text:p>5703</text:p>
          </table:table-cell>
          <table:table-cell table:number-columns-repeated="3"/>
        </table:table-row>
        <table:table-row table:style-name="ro1">
          <table:table-cell office:value-type="float" office:value="9900468" calcext:value-type="float">
            <text:p>99004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9912525" calcext:value-type="float">
            <text:p>99125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6" calcext:value-type="float">
            <text:p>10.6</text:p>
          </table:table-cell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9919573" calcext:value-type="float">
            <text:p>99195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6" calcext:value-type="float">
            <text:p>10.6</text:p>
          </table:table-cell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9924950" calcext:value-type="float">
            <text:p>99249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5673" calcext:value-type="float">
            <text:p>5673</text:p>
          </table:table-cell>
          <table:table-cell table:number-columns-repeated="3"/>
        </table:table-row>
        <table:table-row table:style-name="ro1">
          <table:table-cell office:value-type="float" office:value="9929493" calcext:value-type="float">
            <text:p>99294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9933534" calcext:value-type="float">
            <text:p>99335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 office:value-type="float" office:value="5627" calcext:value-type="float">
            <text:p>5627</text:p>
          </table:table-cell>
          <table:table-cell table:number-columns-repeated="3"/>
        </table:table-row>
        <table:table-row table:style-name="ro1">
          <table:table-cell office:value-type="float" office:value="9937241" calcext:value-type="float">
            <text:p>99372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 office:value-type="float" office:value="5660" calcext:value-type="float">
            <text:p>5660</text:p>
          </table:table-cell>
          <table:table-cell table:number-columns-repeated="3"/>
        </table:table-row>
        <table:table-row table:style-name="ro1">
          <table:table-cell office:value-type="float" office:value="9940715" calcext:value-type="float">
            <text:p>99407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5" calcext:value-type="float">
            <text:p>10.5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9944022" calcext:value-type="float">
            <text:p>99440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6" calcext:value-type="float">
            <text:p>10.6</text:p>
          </table:table-cell>
          <table:table-cell office:value-type="float" office:value="5513" calcext:value-type="float">
            <text:p>5513</text:p>
          </table:table-cell>
          <table:table-cell table:number-columns-repeated="3"/>
        </table:table-row>
        <table:table-row table:style-name="ro1">
          <table:table-cell office:value-type="float" office:value="9947195" calcext:value-type="float">
            <text:p>99471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5" calcext:value-type="float">
            <text:p>10.5</text:p>
          </table:table-cell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9950234" calcext:value-type="float">
            <text:p>99502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5956" calcext:value-type="float">
            <text:p>5956</text:p>
          </table:table-cell>
          <table:table-cell table:number-columns-repeated="3"/>
        </table:table-row>
      </table:table>
      <table:table table:name="Pivot Table_mpsVsBat_1" table:style-name="ta1">
        <table:shapes>
          <draw:frame draw:z-index="0" draw:style-name="gr1" draw:text-style-name="P1" svg:width="6.298in" svg:height="3.5449in" svg:x="3.7291in" svg:y="0.3138in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3"/>
        <table:table-column table:style-name="co6" table:default-cell-style-name="ce17"/>
        <table:table-column table:style-name="co6" table:default-cell-style-name="ce21"/>
        <table:table-column table:style-name="co6" table:default-cell-style-name="ce25"/>
        <table:table-column table:style-name="co6" table:default-cell-style-name="ce29"/>
        <table:table-row table:style-name="ro1">
          <table:table-cell table:style-name="ce11"/>
          <table:table-cell table:style-name="ce15"/>
          <table:table-cell table:style-name="ce19" office:value-type="string" calcext:value-type="string">
            <text:p>Data</text:p>
          </table:table-cell>
          <table:table-cell table:style-name="ce23"/>
          <table:table-cell table:style-name="ce27"/>
        </table:table-row>
        <table:table-row table:style-name="ro1">
          <table:table-cell table:style-name="ce12" office:value-type="string" calcext:value-type="string">
            <text:p><text:s/>MPS</text:p>
          </table:table-cell>
          <table:table-cell table:style-name="ce16" office:value-type="string" calcext:value-type="string">
            <text:p><text:s/>Vbat</text:p>
          </table:table-cell>
          <table:table-cell table:style-name="ce20" office:value-type="string" calcext:value-type="string">
            <text:p>Average - <text:s/>DeltaEnc</text:p>
          </table:table-cell>
          <table:table-cell table:style-name="ce24" office:value-type="string" calcext:value-type="string">
            <text:p>Min - <text:s/>DeltaEnc</text:p>
          </table:table-cell>
          <table:table-cell table:style-name="ce28" office:value-type="string" calcext:value-type="string">
            <text:p>Max - <text:s/>DeltaEnc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46.5" calcext:value-type="float">
            <text:p>6346.5</text:p>
          </table:table-cell>
          <table:table-cell office:value-type="float" office:value="6253" calcext:value-type="float">
            <text:p>6253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33.4" calcext:value-type="float">
            <text:p>6433.4</text:p>
          </table:table-cell>
          <table:table-cell office:value-type="float" office:value="6343" calcext:value-type="float">
            <text:p>6343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68" calcext:value-type="float">
            <text:p>6468</text:p>
          </table:table-cell>
          <table:table-cell office:value-type="float" office:value="6406" calcext:value-type="float">
            <text:p>6406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620.2" calcext:value-type="float">
            <text:p>6620.2</text:p>
          </table:table-cell>
          <table:table-cell office:value-type="float" office:value="6531" calcext:value-type="float">
            <text:p>6531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80.8" calcext:value-type="float">
            <text:p>6580.8</text:p>
          </table:table-cell>
          <table:table-cell office:value-type="float" office:value="6486" calcext:value-type="float">
            <text:p>6486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41.6" calcext:value-type="float">
            <text:p>6641.6</text:p>
          </table:table-cell>
          <table:table-cell office:value-type="float" office:value="6587" calcext:value-type="float">
            <text:p>6587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435.8" calcext:value-type="float">
            <text:p>6435.8</text:p>
          </table:table-cell>
          <table:table-cell office:value-type="float" office:value="6325" calcext:value-type="float">
            <text:p>6325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09.16666666667" calcext:value-type="float">
            <text:p>6709.16666666667</text:p>
          </table:table-cell>
          <table:table-cell office:value-type="float" office:value="6630" calcext:value-type="float">
            <text:p>6630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840" calcext:value-type="float">
            <text:p>6840</text:p>
          </table:table-cell>
          <table:table-cell office:value-type="float" office:value="6712" calcext:value-type="float">
            <text:p>6712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29.2" calcext:value-type="float">
            <text:p>6829.2</text:p>
          </table:table-cell>
          <table:table-cell office:value-type="float" office:value="6758" calcext:value-type="float">
            <text:p>6758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8"/>
          <table:table-cell table:style-name="ce22" office:value-type="float" office:value="6575.82352941177" calcext:value-type="float">
            <text:p>6575.82352941177</text:p>
          </table:table-cell>
          <table:table-cell table:style-name="ce26" office:value-type="float" office:value="6253" calcext:value-type="float">
            <text:p>6253</text:p>
          </table:table-cell>
          <table:table-cell table:style-name="ce30" office:value-type="float" office:value="6917" calcext:value-type="float">
            <text:p>6917</text:p>
          </table:table-cell>
        </table:table-row>
      </table:table>
      <table:named-expressions/>
      <table:data-pilot-tables>
        <table:data-pilot-table table:name="DataPilot1" table:application-data="" table:target-range-address="'Pivot Table_mpsVsBat_1'.A1:'Pivot Table_mpsVsBat_1'.E13" table:buttons="'Pivot Table_mpsVsBat_1'.A2 'Pivot Table_mpsVsBat_1'.B2 'Pivot Table_mpsVsBat_1'.C1" table:show-filter-button="false" table:drill-down-on-double-click="false">
          <table:source-cell-range table:cell-range-address="mpsVsBat.A1:mpsVsBat.E19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MPS" table:orientation="row" table:used-hierarchy="0" table:function="auto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 M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bat" table:orientation="row" table:used-hierarchy="0" table:function="auto">
            <table:data-pilot-level table:show-empty="false" calcext:repeat-item-labels="false">
              <table:data-pilot-members>
                <table:data-pilot-member table:name="10.5" table:display="false" table:show-details="true"/>
                <table:data-pilot-member table:name="10.6" table:display="false" table:show-details="true"/>
                <table:data-pilot-member table:name="10.7" table:display="false" table:show-details="true"/>
                <table:data-pilot-member table:name="10.8" table:display="false" table:show-details="true"/>
                <table:data-pilot-member table:name="10.9" table:display="false" table:show-details="true"/>
                <table:data-pilot-member table:name="11" table:display="false" table:show-details="true"/>
                <table:data-pilot-member table:name="11.1" table:display="false" table:show-details="true"/>
                <table:data-pilot-member table:name="11.2" table:display="false" table:show-details="true"/>
                <table:data-pilot-member table:name="11.3" table:display="false" table:show-details="true"/>
                <table:data-pilot-member table:name="11.4" table:display="false" table:show-details="true"/>
                <table:data-pilot-member table:name="11.5" table:display="false" table:show-details="true"/>
                <table:data-pilot-member table:name="11.6" table:display="false" table:show-details="true"/>
                <table:data-pilot-member table:name="11.7" table:display="false" table:show-details="true"/>
                <table:data-pilot-member table:name="11.8" table:display="false" table:show-details="true"/>
                <table:data-pilot-member table:name="11.9" table:display="false" table:show-details="true"/>
                <table:data-pilot-member table:name="12" table:display="false" table:show-details="true"/>
                <table:data-pilot-member table:name="12.1" table:display="false" table:show-details="true"/>
                <table:data-pilot-member table:name="12.2" table:display="false" table:show-details="true"/>
                <table:data-pilot-member table:name="12.3" table:display="false" table:show-details="true"/>
                <table:data-pilot-member table:name="12.4" table:display="true" table:show-details="true"/>
                <table:data-pilot-member table:name="12.5" table:display="false" table:show-details="true"/>
                <table:data-pilot-member table:name=" Vba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average">
            <table:data-pilot-level table:show-empty="false" calcext:repeat-item-labels="false">
              <table:data-pilot-members>
                <table:data-pilot-member table:name="5386" table:display="true" table:show-details="true"/>
                <table:data-pilot-member table:name="5501" table:display="true" table:show-details="true"/>
                <table:data-pilot-member table:name="5513" table:display="true" table:show-details="true"/>
                <table:data-pilot-member table:name="5524" table:display="true" table:show-details="true"/>
                <table:data-pilot-member table:name="5540" table:display="true" table:show-details="true"/>
                <table:data-pilot-member table:name="5570" table:display="true" table:show-details="true"/>
                <table:data-pilot-member table:name="5581" table:display="true" table:show-details="true"/>
                <table:data-pilot-member table:name="5582" table:display="true" table:show-details="true"/>
                <table:data-pilot-member table:name="5598" table:display="true" table:show-details="true"/>
                <table:data-pilot-member table:name="5603" table:display="true" table:show-details="true"/>
                <table:data-pilot-member table:name="5617" table:display="true" table:show-details="true"/>
                <table:data-pilot-member table:name="5618" table:display="true" table:show-details="true"/>
                <table:data-pilot-member table:name="5619" table:display="true" table:show-details="true"/>
                <table:data-pilot-member table:name="5627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39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2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4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8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5" table:display="true" table:show-details="true"/>
                <table:data-pilot-member table:name="5697" table:display="true" table:show-details="true"/>
                <table:data-pilot-member table:name="5699" table:display="true" table:show-details="true"/>
                <table:data-pilot-member table:name="5701" table:display="true" table:show-details="true"/>
                <table:data-pilot-member table:name="5702" table:display="true" table:show-details="true"/>
                <table:data-pilot-member table:name="5703" table:display="true" table:show-details="true"/>
                <table:data-pilot-member table:name="5704" table:display="true" table:show-details="true"/>
                <table:data-pilot-member table:name="5705" table:display="true" table:show-details="true"/>
                <table:data-pilot-member table:name="5706" table:display="true" table:show-details="true"/>
                <table:data-pilot-member table:name="5708" table:display="true" table:show-details="true"/>
                <table:data-pilot-member table:name="5710" table:display="true" table:show-details="true"/>
                <table:data-pilot-member table:name="5711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5" table:display="true" table:show-details="true"/>
                <table:data-pilot-member table:name="5716" table:display="true" table:show-details="true"/>
                <table:data-pilot-member table:name="5717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5" table:display="true" table:show-details="true"/>
                <table:data-pilot-member table:name="5726" table:display="true" table:show-details="true"/>
                <table:data-pilot-member table:name="5727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1" table:display="true" table:show-details="true"/>
                <table:data-pilot-member table:name="5733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7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1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4" table:display="true" table:show-details="true"/>
                <table:data-pilot-member table:name="5745" table:display="true" table:show-details="true"/>
                <table:data-pilot-member table:name="5747" table:display="true" table:show-details="true"/>
                <table:data-pilot-member table:name="5748" table:display="true" table:show-details="true"/>
                <table:data-pilot-member table:name="5749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2" table:display="true" table:show-details="true"/>
                <table:data-pilot-member table:name="5754" table:display="true" table:show-details="true"/>
                <table:data-pilot-member table:name="5756" table:display="true" table:show-details="true"/>
                <table:data-pilot-member table:name="5757" table:display="true" table:show-details="true"/>
                <table:data-pilot-member table:name="5758" table:display="true" table:show-details="true"/>
                <table:data-pilot-member table:name="5759" table:display="true" table:show-details="true"/>
                <table:data-pilot-member table:name="5760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4" table:display="true" table:show-details="true"/>
                <table:data-pilot-member table:name="5765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69" table:display="true" table:show-details="true"/>
                <table:data-pilot-member table:name="5771" table:display="true" table:show-details="true"/>
                <table:data-pilot-member table:name="5772" table:display="true" table:show-details="true"/>
                <table:data-pilot-member table:name="5773" table:display="true" table:show-details="true"/>
                <table:data-pilot-member table:name="5775" table:display="true" table:show-details="true"/>
                <table:data-pilot-member table:name="5776" table:display="true" table:show-details="true"/>
                <table:data-pilot-member table:name="5778" table:display="true" table:show-details="true"/>
                <table:data-pilot-member table:name="5780" table:display="true" table:show-details="true"/>
                <table:data-pilot-member table:name="5781" table:display="true" table:show-details="true"/>
                <table:data-pilot-member table:name="5782" table:display="true" table:show-details="true"/>
                <table:data-pilot-member table:name="5783" table:display="true" table:show-details="true"/>
                <table:data-pilot-member table:name="5784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7" table:display="true" table:show-details="true"/>
                <table:data-pilot-member table:name="5790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7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1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1" table:display="true" table:show-details="true"/>
                <table:data-pilot-member table:name="5822" table:display="true" table:show-details="true"/>
                <table:data-pilot-member table:name="5823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4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4" table:display="true" table:show-details="true"/>
                <table:data-pilot-member table:name="5845" table:display="true" table:show-details="true"/>
                <table:data-pilot-member table:name="5846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3" table:display="true" table:show-details="true"/>
                <table:data-pilot-member table:name="5854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59" table:display="true" table:show-details="true"/>
                <table:data-pilot-member table:name="5860" table:display="true" table:show-details="true"/>
                <table:data-pilot-member table:name="5861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7" table:display="true" table:show-details="true"/>
                <table:data-pilot-member table:name="5868" table:display="true" table:show-details="true"/>
                <table:data-pilot-member table:name="5869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2" table:display="true" table:show-details="true"/>
                <table:data-pilot-member table:name="5873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0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2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5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1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6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7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  <table:data-pilot-member table:name=" DeltaEn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min">
            <table:data-pilot-level table:show-empty="false" calcext:repeat-item-labels="false">
              <table:data-pilot-members>
                <table:data-pilot-member table:name="5386" table:display="true" table:show-details="true"/>
                <table:data-pilot-member table:name="5501" table:display="true" table:show-details="true"/>
                <table:data-pilot-member table:name="5513" table:display="true" table:show-details="true"/>
                <table:data-pilot-member table:name="5524" table:display="true" table:show-details="true"/>
                <table:data-pilot-member table:name="5540" table:display="true" table:show-details="true"/>
                <table:data-pilot-member table:name="5570" table:display="true" table:show-details="true"/>
                <table:data-pilot-member table:name="5581" table:display="true" table:show-details="true"/>
                <table:data-pilot-member table:name="5582" table:display="true" table:show-details="true"/>
                <table:data-pilot-member table:name="5598" table:display="true" table:show-details="true"/>
                <table:data-pilot-member table:name="5603" table:display="true" table:show-details="true"/>
                <table:data-pilot-member table:name="5617" table:display="true" table:show-details="true"/>
                <table:data-pilot-member table:name="5618" table:display="true" table:show-details="true"/>
                <table:data-pilot-member table:name="5619" table:display="true" table:show-details="true"/>
                <table:data-pilot-member table:name="5627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39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2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4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8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5" table:display="true" table:show-details="true"/>
                <table:data-pilot-member table:name="5697" table:display="true" table:show-details="true"/>
                <table:data-pilot-member table:name="5699" table:display="true" table:show-details="true"/>
                <table:data-pilot-member table:name="5701" table:display="true" table:show-details="true"/>
                <table:data-pilot-member table:name="5702" table:display="true" table:show-details="true"/>
                <table:data-pilot-member table:name="5703" table:display="true" table:show-details="true"/>
                <table:data-pilot-member table:name="5704" table:display="true" table:show-details="true"/>
                <table:data-pilot-member table:name="5705" table:display="true" table:show-details="true"/>
                <table:data-pilot-member table:name="5706" table:display="true" table:show-details="true"/>
                <table:data-pilot-member table:name="5708" table:display="true" table:show-details="true"/>
                <table:data-pilot-member table:name="5710" table:display="true" table:show-details="true"/>
                <table:data-pilot-member table:name="5711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5" table:display="true" table:show-details="true"/>
                <table:data-pilot-member table:name="5716" table:display="true" table:show-details="true"/>
                <table:data-pilot-member table:name="5717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5" table:display="true" table:show-details="true"/>
                <table:data-pilot-member table:name="5726" table:display="true" table:show-details="true"/>
                <table:data-pilot-member table:name="5727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1" table:display="true" table:show-details="true"/>
                <table:data-pilot-member table:name="5733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7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1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4" table:display="true" table:show-details="true"/>
                <table:data-pilot-member table:name="5745" table:display="true" table:show-details="true"/>
                <table:data-pilot-member table:name="5747" table:display="true" table:show-details="true"/>
                <table:data-pilot-member table:name="5748" table:display="true" table:show-details="true"/>
                <table:data-pilot-member table:name="5749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2" table:display="true" table:show-details="true"/>
                <table:data-pilot-member table:name="5754" table:display="true" table:show-details="true"/>
                <table:data-pilot-member table:name="5756" table:display="true" table:show-details="true"/>
                <table:data-pilot-member table:name="5757" table:display="true" table:show-details="true"/>
                <table:data-pilot-member table:name="5758" table:display="true" table:show-details="true"/>
                <table:data-pilot-member table:name="5759" table:display="true" table:show-details="true"/>
                <table:data-pilot-member table:name="5760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4" table:display="true" table:show-details="true"/>
                <table:data-pilot-member table:name="5765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69" table:display="true" table:show-details="true"/>
                <table:data-pilot-member table:name="5771" table:display="true" table:show-details="true"/>
                <table:data-pilot-member table:name="5772" table:display="true" table:show-details="true"/>
                <table:data-pilot-member table:name="5773" table:display="true" table:show-details="true"/>
                <table:data-pilot-member table:name="5775" table:display="true" table:show-details="true"/>
                <table:data-pilot-member table:name="5776" table:display="true" table:show-details="true"/>
                <table:data-pilot-member table:name="5778" table:display="true" table:show-details="true"/>
                <table:data-pilot-member table:name="5780" table:display="true" table:show-details="true"/>
                <table:data-pilot-member table:name="5781" table:display="true" table:show-details="true"/>
                <table:data-pilot-member table:name="5782" table:display="true" table:show-details="true"/>
                <table:data-pilot-member table:name="5783" table:display="true" table:show-details="true"/>
                <table:data-pilot-member table:name="5784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7" table:display="true" table:show-details="true"/>
                <table:data-pilot-member table:name="5790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7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1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1" table:display="true" table:show-details="true"/>
                <table:data-pilot-member table:name="5822" table:display="true" table:show-details="true"/>
                <table:data-pilot-member table:name="5823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4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4" table:display="true" table:show-details="true"/>
                <table:data-pilot-member table:name="5845" table:display="true" table:show-details="true"/>
                <table:data-pilot-member table:name="5846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3" table:display="true" table:show-details="true"/>
                <table:data-pilot-member table:name="5854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59" table:display="true" table:show-details="true"/>
                <table:data-pilot-member table:name="5860" table:display="true" table:show-details="true"/>
                <table:data-pilot-member table:name="5861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7" table:display="true" table:show-details="true"/>
                <table:data-pilot-member table:name="5868" table:display="true" table:show-details="true"/>
                <table:data-pilot-member table:name="5869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2" table:display="true" table:show-details="true"/>
                <table:data-pilot-member table:name="5873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0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2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5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1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6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7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  <table:data-pilot-member table:name=" DeltaEn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max">
            <table:data-pilot-level table:show-empty="false" calcext:repeat-item-labels="false">
              <table:data-pilot-members>
                <table:data-pilot-member table:name="5386" table:display="true" table:show-details="true"/>
                <table:data-pilot-member table:name="5501" table:display="true" table:show-details="true"/>
                <table:data-pilot-member table:name="5513" table:display="true" table:show-details="true"/>
                <table:data-pilot-member table:name="5524" table:display="true" table:show-details="true"/>
                <table:data-pilot-member table:name="5540" table:display="true" table:show-details="true"/>
                <table:data-pilot-member table:name="5570" table:display="true" table:show-details="true"/>
                <table:data-pilot-member table:name="5581" table:display="true" table:show-details="true"/>
                <table:data-pilot-member table:name="5582" table:display="true" table:show-details="true"/>
                <table:data-pilot-member table:name="5598" table:display="true" table:show-details="true"/>
                <table:data-pilot-member table:name="5603" table:display="true" table:show-details="true"/>
                <table:data-pilot-member table:name="5617" table:display="true" table:show-details="true"/>
                <table:data-pilot-member table:name="5618" table:display="true" table:show-details="true"/>
                <table:data-pilot-member table:name="5619" table:display="true" table:show-details="true"/>
                <table:data-pilot-member table:name="5627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39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2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4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8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5" table:display="true" table:show-details="true"/>
                <table:data-pilot-member table:name="5697" table:display="true" table:show-details="true"/>
                <table:data-pilot-member table:name="5699" table:display="true" table:show-details="true"/>
                <table:data-pilot-member table:name="5701" table:display="true" table:show-details="true"/>
                <table:data-pilot-member table:name="5702" table:display="true" table:show-details="true"/>
                <table:data-pilot-member table:name="5703" table:display="true" table:show-details="true"/>
                <table:data-pilot-member table:name="5704" table:display="true" table:show-details="true"/>
                <table:data-pilot-member table:name="5705" table:display="true" table:show-details="true"/>
                <table:data-pilot-member table:name="5706" table:display="true" table:show-details="true"/>
                <table:data-pilot-member table:name="5708" table:display="true" table:show-details="true"/>
                <table:data-pilot-member table:name="5710" table:display="true" table:show-details="true"/>
                <table:data-pilot-member table:name="5711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5" table:display="true" table:show-details="true"/>
                <table:data-pilot-member table:name="5716" table:display="true" table:show-details="true"/>
                <table:data-pilot-member table:name="5717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5" table:display="true" table:show-details="true"/>
                <table:data-pilot-member table:name="5726" table:display="true" table:show-details="true"/>
                <table:data-pilot-member table:name="5727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1" table:display="true" table:show-details="true"/>
                <table:data-pilot-member table:name="5733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7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1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4" table:display="true" table:show-details="true"/>
                <table:data-pilot-member table:name="5745" table:display="true" table:show-details="true"/>
                <table:data-pilot-member table:name="5747" table:display="true" table:show-details="true"/>
                <table:data-pilot-member table:name="5748" table:display="true" table:show-details="true"/>
                <table:data-pilot-member table:name="5749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2" table:display="true" table:show-details="true"/>
                <table:data-pilot-member table:name="5754" table:display="true" table:show-details="true"/>
                <table:data-pilot-member table:name="5756" table:display="true" table:show-details="true"/>
                <table:data-pilot-member table:name="5757" table:display="true" table:show-details="true"/>
                <table:data-pilot-member table:name="5758" table:display="true" table:show-details="true"/>
                <table:data-pilot-member table:name="5759" table:display="true" table:show-details="true"/>
                <table:data-pilot-member table:name="5760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4" table:display="true" table:show-details="true"/>
                <table:data-pilot-member table:name="5765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69" table:display="true" table:show-details="true"/>
                <table:data-pilot-member table:name="5771" table:display="true" table:show-details="true"/>
                <table:data-pilot-member table:name="5772" table:display="true" table:show-details="true"/>
                <table:data-pilot-member table:name="5773" table:display="true" table:show-details="true"/>
                <table:data-pilot-member table:name="5775" table:display="true" table:show-details="true"/>
                <table:data-pilot-member table:name="5776" table:display="true" table:show-details="true"/>
                <table:data-pilot-member table:name="5778" table:display="true" table:show-details="true"/>
                <table:data-pilot-member table:name="5780" table:display="true" table:show-details="true"/>
                <table:data-pilot-member table:name="5781" table:display="true" table:show-details="true"/>
                <table:data-pilot-member table:name="5782" table:display="true" table:show-details="true"/>
                <table:data-pilot-member table:name="5783" table:display="true" table:show-details="true"/>
                <table:data-pilot-member table:name="5784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7" table:display="true" table:show-details="true"/>
                <table:data-pilot-member table:name="5790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7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1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1" table:display="true" table:show-details="true"/>
                <table:data-pilot-member table:name="5822" table:display="true" table:show-details="true"/>
                <table:data-pilot-member table:name="5823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4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4" table:display="true" table:show-details="true"/>
                <table:data-pilot-member table:name="5845" table:display="true" table:show-details="true"/>
                <table:data-pilot-member table:name="5846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3" table:display="true" table:show-details="true"/>
                <table:data-pilot-member table:name="5854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59" table:display="true" table:show-details="true"/>
                <table:data-pilot-member table:name="5860" table:display="true" table:show-details="true"/>
                <table:data-pilot-member table:name="5861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7" table:display="true" table:show-details="true"/>
                <table:data-pilot-member table:name="5868" table:display="true" table:show-details="true"/>
                <table:data-pilot-member table:name="5869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2" table:display="true" table:show-details="true"/>
                <table:data-pilot-member table:name="5873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0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2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5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1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6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7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  <table:data-pilot-member table:name=" DeltaEn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4:30:42.342692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16:47:26.761357937</dc:date>
    <meta:editing-duration>PT1H49M58S</meta:editing-duration>
    <meta:editing-cycles>4</meta:editing-cycles>
    <meta:generator>LibreOffice/24.2.7.2$Linux_AARCH64 LibreOffice_project/420$Build-2</meta:generator>
    <meta:document-statistic meta:table-count="2" meta:cell-count="960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50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scatter" chart:style-name="ch1">
        <chart:legend chart:legend-position="end" svg:x="10.315cm" svg:y="2.951cm" style:legend-expansion="high" chart:style-name="ch2"/>
        <chart:plot-area chart:style-name="ch3" table:cell-range-address="PivotChart" chart:data-source-has-labels="column" svg:x="0.319cm" svg:y="0.18cm" svg:width="9.677cm" svg:height="7.745cm">
          <chart:coordinate-region svg:x="0.504cm" svg:y="0.18cm" svg:width="8.499cm" svg:height="7.098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scatter">
            <chart:regression-curve chart:style-name="ch8"/>
            <chart:data-point chart:repeated="10"/>
          </chart:series>
          <chart:series chart:style-name="ch9" chart:values-cell-range-address="PT@data 1" chart:label-cell-address="PT@label 1" chart:class="chart:scatter">
            <chart:data-point chart:repeated="10"/>
          </chart:series>
          <chart:series chart:style-name="ch10" chart:values-cell-range-address="PT@data 2" chart:label-cell-address="PT@label 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 DeltaEnc</text:p>
                <draw:g>
                  <svg:desc>PT@label 0</svg:desc>
                </draw:g>
              </table:table-cell>
              <table:table-cell office:value-type="string">
                <text:p>Min -  DeltaEnc</text:p>
                <draw:g>
                  <svg:desc>PT@label 1</svg:desc>
                </draw:g>
              </table:table-cell>
              <table:table-cell office:value-type="string">
                <text:p>Max -  DeltaEnc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12.4</text:p>
                <text:list>
                  <text:list-item>
                    <text:p>0.1</text:p>
                  </text:list-item>
                  <text:list-item>
                    <text:p>12.4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6346.5">
                <text:p>6346.5</text:p>
                <draw:g>
                  <svg:desc>PT@data 0</svg:desc>
                </draw:g>
              </table:table-cell>
              <table:table-cell office:value-type="float" office:value="6253">
                <text:p>6253</text:p>
                <draw:g>
                  <svg:desc>PT@data 1</svg:desc>
                </draw:g>
              </table:table-cell>
              <table:table-cell office:value-type="float" office:value="6400">
                <text:p>6400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0.2 12.4</text:p>
                <text:list>
                  <text:list-item>
                    <text:p>0.2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433.4">
                <text:p>6433.4</text:p>
              </table:table-cell>
              <table:table-cell office:value-type="float" office:value="6343">
                <text:p>6343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0.3 12.4</text:p>
                <text:list>
                  <text:list-item>
                    <text:p>0.3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468">
                <text:p>6468</text:p>
              </table:table-cell>
              <table:table-cell office:value-type="float" office:value="6406">
                <text:p>6406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0.4 12.4</text:p>
                <text:list>
                  <text:list-item>
                    <text:p>0.4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620.2">
                <text:p>6620.2</text:p>
              </table:table-cell>
              <table:table-cell office:value-type="float" office:value="6531">
                <text:p>6531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0.5 12.4</text:p>
                <text:list>
                  <text:list-item>
                    <text:p>0.5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580.8">
                <text:p>6580.8</text:p>
              </table:table-cell>
              <table:table-cell office:value-type="float" office:value="6486">
                <text:p>6486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0.6 12.4</text:p>
                <text:list>
                  <text:list-item>
                    <text:p>0.6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641.6">
                <text:p>6641.6</text:p>
              </table:table-cell>
              <table:table-cell office:value-type="float" office:value="6587">
                <text:p>6587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0.7 12.4</text:p>
                <text:list>
                  <text:list-item>
                    <text:p>0.7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435.8">
                <text:p>6435.8</text:p>
              </table:table-cell>
              <table:table-cell office:value-type="float" office:value="6325">
                <text:p>6325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0.8 12.4</text:p>
                <text:list>
                  <text:list-item>
                    <text:p>0.8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709.16666666667">
                <text:p>6709.16666666667</text:p>
              </table:table-cell>
              <table:table-cell office:value-type="float" office:value="6630">
                <text:p>6630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0.9 12.4</text:p>
                <text:list>
                  <text:list-item>
                    <text:p>0.9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840">
                <text:p>6840</text:p>
              </table:table-cell>
              <table:table-cell office:value-type="float" office:value="6712">
                <text:p>6712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1 12.4</text:p>
                <text:list>
                  <text:list-item>
                    <text:p>1</text:p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829.2">
                <text:p>6829.2</text:p>
              </table:table-cell>
              <table:table-cell office:value-type="float" office:value="6758">
                <text:p>6758</text:p>
              </table:table-cell>
              <table:table-cell office:value-type="float" office:value="6914">
                <text:p>6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.5" chart:maximum="1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legend chart:legend-position="end" svg:x="14.459cm" svg:y="4.204cm" style:legend-expansion="high" chart:style-name="ch2"/>
        <chart:plot-area chart:style-name="ch3" table:cell-range-address="mpsVsBat.A2:mpsVsBat.A1907 mpsVsBat.D1:mpsVsBat.D1907" chart:data-source-has-labels="row" svg:x="0.319cm" svg:y="0.18cm" svg:width="13.821cm" svg:height="8.646cm">
          <chart:coordinate-region svg:x="1.231cm" svg:y="0.379cm" svg:width="12.15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sVsBat.D2:mpsVsBat.D1907" chart:label-cell-address="mpsVsBat.D1:mpsVsBat.D1" chart:class="chart:scatter">
            <chart:domain table:cell-range-address="mpsVsBat.A2:mpsVsBat.A1907"/>
            <chart:data-point chart:repeated="19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</text:p>
                <draw:g>
                  <svg:desc>mpsVsBat.D1:mpsVsBa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023">
                <text:p>292023</text:p>
                <draw:g>
                  <svg:desc>mpsVsBat.A2:mpsVsBat.A1907</svg:desc>
                </draw:g>
              </table:table-cell>
              <table:table-cell office:value-type="float" office:value="12.5">
                <text:p>12.5</text:p>
                <draw:g>
                  <svg:desc>mpsVsBat.D2:mpsVsBat.D19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070">
                <text:p>29907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448">
                <text:p>30444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990">
                <text:p>30899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031">
                <text:p>3130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739">
                <text:p>31673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212">
                <text:p>32021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519">
                <text:p>32351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92">
                <text:p>32669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731">
                <text:p>3297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789">
                <text:p>34178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8836">
                <text:p>34883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4214">
                <text:p>35421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756">
                <text:p>35875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2797">
                <text:p>36279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6505">
                <text:p>36650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978">
                <text:p>36997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285">
                <text:p>37328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425">
                <text:p>3764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9464">
                <text:p>37946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521">
                <text:p>39152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569">
                <text:p>39856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3946">
                <text:p>40394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489">
                <text:p>40848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530">
                <text:p>41253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6237">
                <text:p>41623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9711">
                <text:p>41971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3018">
                <text:p>42301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6191">
                <text:p>42619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230">
                <text:p>42923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287">
                <text:p>44128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335">
                <text:p>44833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3712">
                <text:p>45371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255">
                <text:p>45825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296">
                <text:p>46229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003">
                <text:p>46600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9477">
                <text:p>46947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784">
                <text:p>47278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5957">
                <text:p>47595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8996">
                <text:p>47899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1053">
                <text:p>49105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101">
                <text:p>49810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3478">
                <text:p>50347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8021">
                <text:p>50802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2062">
                <text:p>51206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5769">
                <text:p>51576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9243">
                <text:p>51924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2550">
                <text:p>52255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723">
                <text:p>52572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8762">
                <text:p>52876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0819">
                <text:p>54081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7867">
                <text:p>54786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3244">
                <text:p>55324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7787">
                <text:p>55778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1828">
                <text:p>56182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5535">
                <text:p>56553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9009">
                <text:p>56900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2316">
                <text:p>57231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5489">
                <text:p>57548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8528">
                <text:p>57852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585">
                <text:p>59058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633">
                <text:p>59763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3010">
                <text:p>60301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7553">
                <text:p>60755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1594">
                <text:p>61159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5301">
                <text:p>61530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8775">
                <text:p>61877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2082">
                <text:p>62208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5288">
                <text:p>62528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8294">
                <text:p>62829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0318">
                <text:p>64031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7365">
                <text:p>6473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2743">
                <text:p>65274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7285">
                <text:p>65728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1293">
                <text:p>66129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4967">
                <text:p>66496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8441">
                <text:p>66844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1747">
                <text:p>67174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920">
                <text:p>674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7960">
                <text:p>67796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0017">
                <text:p>69001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7065">
                <text:p>6970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2442">
                <text:p>70244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6984">
                <text:p>70698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1026">
                <text:p>71102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4733">
                <text:p>71473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8207">
                <text:p>71820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1513">
                <text:p>72151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4686">
                <text:p>72468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7726">
                <text:p>72772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9783">
                <text:p>73978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6831">
                <text:p>74683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2208">
                <text:p>75220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6750">
                <text:p>75675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0792">
                <text:p>76079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4499">
                <text:p>76449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7973">
                <text:p>76797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1279">
                <text:p>77127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4419">
                <text:p>77441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7458">
                <text:p>77745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9516">
                <text:p>78951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6563">
                <text:p>79656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1941">
                <text:p>80194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6483">
                <text:p>80648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0524">
                <text:p>81052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4232">
                <text:p>81423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7705">
                <text:p>81770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1012">
                <text:p>8210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4185">
                <text:p>82418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7224">
                <text:p>82722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9282">
                <text:p>83928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6296">
                <text:p>84629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1673">
                <text:p>85167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6216">
                <text:p>85621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0257">
                <text:p>86025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3964">
                <text:p>86396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7438">
                <text:p>86743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0745">
                <text:p>87074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3918">
                <text:p>87391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6957">
                <text:p>87695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9014">
                <text:p>88901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6062">
                <text:p>89606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1439">
                <text:p>90143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5982">
                <text:p>90598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10023">
                <text:p>91002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3730">
                <text:p>91373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7204">
                <text:p>91720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0511">
                <text:p>92051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3684">
                <text:p>92368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6723">
                <text:p>92672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8814">
                <text:p>93881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5861">
                <text:p>94586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51239">
                <text:p>95123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781">
                <text:p>95578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9822">
                <text:p>95982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3530">
                <text:p>96353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7003">
                <text:p>96700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0310">
                <text:p>97031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3483">
                <text:p>97348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6522">
                <text:p>97652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8580">
                <text:p>98858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5627">
                <text:p>99562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1005">
                <text:p>100100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5547">
                <text:p>100554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9588">
                <text:p>100958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3296">
                <text:p>101329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6736">
                <text:p>101673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0043">
                <text:p>102004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3216">
                <text:p>102321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6255">
                <text:p>10262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8312">
                <text:p>10383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5360">
                <text:p>104536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0737">
                <text:p>105073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5280">
                <text:p>105528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9288">
                <text:p>105928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2962">
                <text:p>106296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6435">
                <text:p>106643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9742">
                <text:p>106974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72915">
                <text:p>10729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5954">
                <text:p>107595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88012">
                <text:p>10880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5059">
                <text:p>109505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00436">
                <text:p>110043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4979">
                <text:p>110497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9020">
                <text:p>110902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2728">
                <text:p>111272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16201">
                <text:p>111620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9508">
                <text:p>111950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2681">
                <text:p>112268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5720">
                <text:p>112572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37778">
                <text:p>113777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4825">
                <text:p>114482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50202">
                <text:p>115020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54745">
                <text:p>115474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8786">
                <text:p>115878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2494">
                <text:p>116249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5967">
                <text:p>116596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69274">
                <text:p>116927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2413">
                <text:p>11724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5453">
                <text:p>117545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87510">
                <text:p>118751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4558">
                <text:p>119455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9935">
                <text:p>119993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4477">
                <text:p>120447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8519">
                <text:p>120851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12226">
                <text:p>121222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15700">
                <text:p>121570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19006">
                <text:p>121900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22179">
                <text:p>122217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25219">
                <text:p>122521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37276">
                <text:p>123727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4290">
                <text:p>124429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9634">
                <text:p>124963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4177">
                <text:p>125417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8218">
                <text:p>125821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1925">
                <text:p>126192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5399">
                <text:p>126539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8706">
                <text:p>126870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1879">
                <text:p>127187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4918">
                <text:p>127491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6975">
                <text:p>128697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4023">
                <text:p>129402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9400">
                <text:p>129940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3943">
                <text:p>130394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7984">
                <text:p>130798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1691">
                <text:p>131169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5165">
                <text:p>131516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18472">
                <text:p>131847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21645">
                <text:p>132164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24684">
                <text:p>132468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36741">
                <text:p>133674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43789">
                <text:p>134378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49166">
                <text:p>134916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53709">
                <text:p>135370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57750">
                <text:p>13577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61457">
                <text:p>136145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64931">
                <text:p>136493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68238">
                <text:p>136823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71411">
                <text:p>137141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4450">
                <text:p>13744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86507">
                <text:p>138650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93555">
                <text:p>13935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98932">
                <text:p>139893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03475">
                <text:p>140347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7516">
                <text:p>14075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1223">
                <text:p>141122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14697">
                <text:p>141469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18004">
                <text:p>141800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21177">
                <text:p>142117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24216">
                <text:p>14242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6273">
                <text:p>143627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3287">
                <text:p>144328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48631">
                <text:p>144863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53174">
                <text:p>145317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57215">
                <text:p>145721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0923">
                <text:p>146092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4396">
                <text:p>146439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7703">
                <text:p>146770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0876">
                <text:p>147087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3915">
                <text:p>147391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85973">
                <text:p>148597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93020">
                <text:p>149302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98397">
                <text:p>149839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2940">
                <text:p>150294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06981">
                <text:p>150698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10689">
                <text:p>151068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14196">
                <text:p>151419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17502">
                <text:p>151750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20675">
                <text:p>152067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3715">
                <text:p>152371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35772">
                <text:p>153577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42819">
                <text:p>154281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8197">
                <text:p>154819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2739">
                <text:p>155273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6781">
                <text:p>155678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60488">
                <text:p>156048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63962">
                <text:p>156396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67268">
                <text:p>156726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0408">
                <text:p>157040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3447">
                <text:p>157344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85505">
                <text:p>158550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92552">
                <text:p>159255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7929">
                <text:p>159792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02472">
                <text:p>160247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06513">
                <text:p>160651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10221">
                <text:p>161022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13694">
                <text:p>161369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7001">
                <text:p>161700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20207">
                <text:p>162020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23247">
                <text:p>1623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35304">
                <text:p>163530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42385">
                <text:p>164238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47762">
                <text:p>164776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2305">
                <text:p>165230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6346">
                <text:p>165634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60053">
                <text:p>166005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3527">
                <text:p>166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6834">
                <text:p>166683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0007">
                <text:p>167000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73046">
                <text:p>167304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85103">
                <text:p>168510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2151">
                <text:p>169215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97528">
                <text:p>169752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02071">
                <text:p>170207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06112">
                <text:p>170611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9819">
                <text:p>1709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3293">
                <text:p>171329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6566">
                <text:p>17165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19739">
                <text:p>17197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22779">
                <text:p>17227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34836">
                <text:p>17348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41883">
                <text:p>17418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47261">
                <text:p>1747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51803">
                <text:p>17518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5845">
                <text:p>1755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59552">
                <text:p>17595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63026">
                <text:p>17630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6332">
                <text:p>17663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9505">
                <text:p>17695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72545">
                <text:p>17725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84602">
                <text:p>17846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91649">
                <text:p>17916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7027">
                <text:p>17970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1569">
                <text:p>18015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5611">
                <text:p>18056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09318">
                <text:p>1809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12792">
                <text:p>1812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16098">
                <text:p>1816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19271">
                <text:p>18192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22277">
                <text:p>182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34301">
                <text:p>18343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1349">
                <text:p>1841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46726">
                <text:p>1846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51268">
                <text:p>18512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5276">
                <text:p>18552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58950">
                <text:p>18589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62424">
                <text:p>18624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65731">
                <text:p>1865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68904">
                <text:p>18689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71943">
                <text:p>18719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84000">
                <text:p>1884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91048">
                <text:p>1891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96425">
                <text:p>18964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00968">
                <text:p>19009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5009">
                <text:p>19050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08716">
                <text:p>19087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12190">
                <text:p>191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15497">
                <text:p>191549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8670">
                <text:p>191867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21709">
                <text:p>19217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33766">
                <text:p>19337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40814">
                <text:p>19408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46191">
                <text:p>1946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50734">
                <text:p>195073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54775">
                <text:p>195477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58482">
                <text:p>19584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61956">
                <text:p>196195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65263">
                <text:p>19652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68436">
                <text:p>196843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71475">
                <text:p>197147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83532">
                <text:p>198353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0580">
                <text:p>199058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95957">
                <text:p>199595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500">
                <text:p>200050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4541">
                <text:p>200454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8248">
                <text:p>200824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11722">
                <text:p>201172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15029">
                <text:p>201502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8202">
                <text:p>201820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21241">
                <text:p>202124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33298">
                <text:p>203329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0312">
                <text:p>204031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45690">
                <text:p>204569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50232">
                <text:p>205023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54274">
                <text:p>205427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57948">
                <text:p>205794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61421">
                <text:p>20614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64728">
                <text:p>206472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67901">
                <text:p>206790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70940">
                <text:p>207094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82998">
                <text:p>208299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90045">
                <text:p>209004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95422">
                <text:p>209542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99965">
                <text:p>209996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04006">
                <text:p>210400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07714">
                <text:p>210771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11187">
                <text:p>211118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14494">
                <text:p>211449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17667">
                <text:p>211766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20706">
                <text:p>212070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32764">
                <text:p>213276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39811">
                <text:p>213981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45188">
                <text:p>214518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49731">
                <text:p>214973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53772">
                <text:p>215377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57480">
                <text:p>215748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60953">
                <text:p>216095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64260">
                <text:p>216426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67433">
                <text:p>216743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70472">
                <text:p>217047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82530">
                <text:p>218253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89577">
                <text:p>218957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94954">
                <text:p>219495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99497">
                <text:p>219949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03538">
                <text:p>220353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07246">
                <text:p>220724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10719">
                <text:p>221071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14026">
                <text:p>221402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17199">
                <text:p>221719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20238">
                <text:p>222023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32296">
                <text:p>223229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39343">
                <text:p>223934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44720">
                <text:p>224472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49263">
                <text:p>224926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53304">
                <text:p>225330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57012">
                <text:p>225701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60485">
                <text:p>226048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63792">
                <text:p>226379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66965">
                <text:p>226696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70004">
                <text:p>227000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82062">
                <text:p>228206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89109">
                <text:p>228910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94486">
                <text:p>229448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99029">
                <text:p>229902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03070">
                <text:p>230307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06778">
                <text:p>230677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10251">
                <text:p>231025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13558">
                <text:p>231355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16731">
                <text:p>231673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19770">
                <text:p>231977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31828">
                <text:p>233182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38875">
                <text:p>233887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44252">
                <text:p>234425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48795">
                <text:p>234879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52836">
                <text:p>235283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56544">
                <text:p>235654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60017">
                <text:p>236001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63324">
                <text:p>236332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66497">
                <text:p>236649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69536">
                <text:p>236953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81594">
                <text:p>238159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88641">
                <text:p>238864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94018">
                <text:p>239401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98561">
                <text:p>239856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02602">
                <text:p>240260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06310">
                <text:p>240631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09783">
                <text:p>240978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13090">
                <text:p>241309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16263">
                <text:p>241626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19302">
                <text:p>241930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31360">
                <text:p>243136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38407">
                <text:p>243840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43784">
                <text:p>244378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48327">
                <text:p>244832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52368">
                <text:p>245236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56076">
                <text:p>245607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59549">
                <text:p>245954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62889">
                <text:p>246288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66062">
                <text:p>246606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69102">
                <text:p>246910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81159">
                <text:p>248115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88206">
                <text:p>248820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93584">
                <text:p>249358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98126">
                <text:p>249812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02168">
                <text:p>250216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05875">
                <text:p>250587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09349">
                <text:p>250934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12655">
                <text:p>251265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15828">
                <text:p>251582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18868">
                <text:p>251886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30925">
                <text:p>253092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37972">
                <text:p>253797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43350">
                <text:p>254335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47892">
                <text:p>254789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51934">
                <text:p>255193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55641">
                <text:p>255564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59115">
                <text:p>255911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62421">
                <text:p>256242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65594">
                <text:p>256559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68634">
                <text:p>256863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80691">
                <text:p>258069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87738">
                <text:p>258773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93116">
                <text:p>259311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97658">
                <text:p>259765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01700">
                <text:p>260170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05407">
                <text:p>260540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08881">
                <text:p>260888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12187">
                <text:p>261218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15360">
                <text:p>261536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18400">
                <text:p>261840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30457">
                <text:p>263045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37504">
                <text:p>263750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42882">
                <text:p>264288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47424">
                <text:p>264742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51466">
                <text:p>265146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55173">
                <text:p>265517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58647">
                <text:p>265864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61953">
                <text:p>266195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65126">
                <text:p>266512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68166">
                <text:p>266816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80223">
                <text:p>268022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87270">
                <text:p>268727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92614">
                <text:p>269261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97157">
                <text:p>269715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01198">
                <text:p>270119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04906">
                <text:p>270490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08379">
                <text:p>270837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11686">
                <text:p>271168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14859">
                <text:p>271485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17898">
                <text:p>271789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29956">
                <text:p>272995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37003">
                <text:p>273700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42380">
                <text:p>274238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6923">
                <text:p>274692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50964">
                <text:p>275096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54672">
                <text:p>275467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58145">
                <text:p>275814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61452">
                <text:p>276145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64625">
                <text:p>276462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67664">
                <text:p>276766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79722">
                <text:p>277972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86769">
                <text:p>278676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92146">
                <text:p>279214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96689">
                <text:p>279668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00730">
                <text:p>280073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04438">
                <text:p>280443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07911">
                <text:p>280791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11218">
                <text:p>281121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14391">
                <text:p>281439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17430">
                <text:p>281743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29488">
                <text:p>282948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36535">
                <text:p>283653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41912">
                <text:p>284191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46455">
                <text:p>284645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50496">
                <text:p>285049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54204">
                <text:p>285420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57777">
                <text:p>285777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61084">
                <text:p>286108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64257">
                <text:p>286425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67296">
                <text:p>286729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79354">
                <text:p>287935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86401">
                <text:p>288640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91779">
                <text:p>289177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96321">
                <text:p>289632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00362">
                <text:p>290036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04070">
                <text:p>290407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07543">
                <text:p>290754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10850">
                <text:p>291085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14023">
                <text:p>291402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17062">
                <text:p>291706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29120">
                <text:p>292912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36167">
                <text:p>293616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41545">
                <text:p>294154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46087">
                <text:p>294608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50128">
                <text:p>295012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53836">
                <text:p>295383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57309">
                <text:p>295730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60616">
                <text:p>296061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63789">
                <text:p>296378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66828">
                <text:p>296682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78886">
                <text:p>297888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85933">
                <text:p>298593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91311">
                <text:p>299131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95853">
                <text:p>299585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99894">
                <text:p>299989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03602">
                <text:p>300360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07075">
                <text:p>300707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10382">
                <text:p>301038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13555">
                <text:p>301355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16594">
                <text:p>301659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28652">
                <text:p>302865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35699">
                <text:p>303569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41077">
                <text:p>304107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45619">
                <text:p>304561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49660">
                <text:p>304966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53368">
                <text:p>305336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56841">
                <text:p>305684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60148">
                <text:p>306014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63321">
                <text:p>306332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66360">
                <text:p>306636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78418">
                <text:p>307841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85465">
                <text:p>308546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90843">
                <text:p>309084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95385">
                <text:p>309538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99426">
                <text:p>309942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103134">
                <text:p>310313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06607">
                <text:p>310660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109914">
                <text:p>310991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113087">
                <text:p>311308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116126">
                <text:p>311612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128184">
                <text:p>312818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35231">
                <text:p>313523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140609">
                <text:p>314060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45151">
                <text:p>314515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49192">
                <text:p>314919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52900">
                <text:p>315290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56373">
                <text:p>315637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59680">
                <text:p>315968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162853">
                <text:p>316285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65892">
                <text:p>316589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77950">
                <text:p>317795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84997">
                <text:p>318499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90375">
                <text:p>319037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94917">
                <text:p>31949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98958">
                <text:p>319895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202666">
                <text:p>320266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06139">
                <text:p>320613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209446">
                <text:p>320944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212619">
                <text:p>321261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15658">
                <text:p>321565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227716">
                <text:p>322771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234763">
                <text:p>323476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40141">
                <text:p>324014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244683">
                <text:p>324468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248724">
                <text:p>324872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52432">
                <text:p>325243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255905">
                <text:p>325590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9212">
                <text:p>325921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262385">
                <text:p>326238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265424">
                <text:p>326542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77482">
                <text:p>327748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84529">
                <text:p>328452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289907">
                <text:p>328990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294449">
                <text:p>32944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298490">
                <text:p>329849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302198">
                <text:p>330219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05671">
                <text:p>330567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08978">
                <text:p>330897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312151">
                <text:p>331215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315190">
                <text:p>331519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327248">
                <text:p>332724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334295">
                <text:p>333429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339639">
                <text:p>333963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344182">
                <text:p>334418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48223">
                <text:p>334822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51930">
                <text:p>335193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355404">
                <text:p>335540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58711">
                <text:p>335871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61884">
                <text:p>336188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364923">
                <text:p>336492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376980">
                <text:p>337698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84028">
                <text:p>338402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389405">
                <text:p>338940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393948">
                <text:p>339394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97989">
                <text:p>339798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01696">
                <text:p>340169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05170">
                <text:p>340517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08477">
                <text:p>340847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11650">
                <text:p>341165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14689">
                <text:p>341468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426746">
                <text:p>342674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433794">
                <text:p>343379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439171">
                <text:p>343917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43747">
                <text:p>344374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447822">
                <text:p>344782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451529">
                <text:p>345152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455003">
                <text:p>345500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458309">
                <text:p>345830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61482">
                <text:p>346148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64522">
                <text:p>346452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76579">
                <text:p>347657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483627">
                <text:p>348362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89004">
                <text:p>348900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493546">
                <text:p>349354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497588">
                <text:p>349758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01295">
                <text:p>350129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04769">
                <text:p>350476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08075">
                <text:p>350807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11248">
                <text:p>351124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14288">
                <text:p>351428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26312">
                <text:p>352631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33359">
                <text:p>35333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538737">
                <text:p>353873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43279">
                <text:p>354327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47287">
                <text:p>354728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550961">
                <text:p>355096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554435">
                <text:p>355443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557741">
                <text:p>355774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560914">
                <text:p>356091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563954">
                <text:p>356395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576011">
                <text:p>357601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83058">
                <text:p>358305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588436">
                <text:p>358843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592978">
                <text:p>359297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597020">
                <text:p>359702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00727">
                <text:p>360072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604201">
                <text:p>360420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607507">
                <text:p>360750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10680">
                <text:p>361068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13720">
                <text:p>361372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25777">
                <text:p>362577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32824">
                <text:p>363282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638202">
                <text:p>363820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642744">
                <text:p>364274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46819">
                <text:p>364681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50526">
                <text:p>365052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54000">
                <text:p>36540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57307">
                <text:p>365730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60480">
                <text:p>366048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63519">
                <text:p>36635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75576">
                <text:p>367557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82624">
                <text:p>368262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88001">
                <text:p>368800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92544">
                <text:p>369254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96585">
                <text:p>369658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00292">
                <text:p>370029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03733">
                <text:p>37037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07039">
                <text:p>370703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10212">
                <text:p>371021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713252">
                <text:p>371325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725309">
                <text:p>372530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732356">
                <text:p>373235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737734">
                <text:p>37377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742276">
                <text:p>374227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46284">
                <text:p>374628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749958">
                <text:p>374995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53432">
                <text:p>375343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56738">
                <text:p>375673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59911">
                <text:p>375991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62951">
                <text:p>376295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75008">
                <text:p>377500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82056">
                <text:p>378205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87433">
                <text:p>378743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791975">
                <text:p>37919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796017">
                <text:p>379601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99724">
                <text:p>379972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03198">
                <text:p>380319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806504">
                <text:p>380650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809677">
                <text:p>380967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812717">
                <text:p>381271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824774">
                <text:p>382477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831822">
                <text:p>38318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837199">
                <text:p>383719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841741">
                <text:p>384174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845783">
                <text:p>384578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49490">
                <text:p>384949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52964">
                <text:p>385296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56270">
                <text:p>38562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59410">
                <text:p>385941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62449">
                <text:p>386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874507">
                <text:p>387450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881554">
                <text:p>38815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886932">
                <text:p>388693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891474">
                <text:p>389147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895515">
                <text:p>389551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899223">
                <text:p>389922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902696">
                <text:p>390269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906003">
                <text:p>390600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909176">
                <text:p>390917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912215">
                <text:p>391221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924273">
                <text:p>392427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31287">
                <text:p>393128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936631">
                <text:p>39366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941173">
                <text:p>394117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945215">
                <text:p>394521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948922">
                <text:p>39489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52396">
                <text:p>395239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55702">
                <text:p>395570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958875">
                <text:p>39588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961915">
                <text:p>396191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73972">
                <text:p>397397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981019">
                <text:p>39810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986397">
                <text:p>398639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90939">
                <text:p>399093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94981">
                <text:p>399498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98688">
                <text:p>399868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002162">
                <text:p>400216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05468">
                <text:p>400546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008641">
                <text:p>400864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011681">
                <text:p>401168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023738">
                <text:p>402373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030785">
                <text:p>4030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036163">
                <text:p>403616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040705">
                <text:p>404070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044747">
                <text:p>404474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048454">
                <text:p>40484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051928">
                <text:p>405192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055234">
                <text:p>405523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058407">
                <text:p>405840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061447">
                <text:p>406144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73504">
                <text:p>407350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80551">
                <text:p>408055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85929">
                <text:p>408592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90471">
                <text:p>409047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094513">
                <text:p>40945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98220">
                <text:p>409822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01694">
                <text:p>410169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105000">
                <text:p>4105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08173">
                <text:p>410817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11213">
                <text:p>411121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23270">
                <text:p>41232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30284">
                <text:p>413028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35628">
                <text:p>413562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40170">
                <text:p>41401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144212">
                <text:p>414421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147919">
                <text:p>41479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51393">
                <text:p>415139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154699">
                <text:p>41546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157872">
                <text:p>415787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160912">
                <text:p>416091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172969">
                <text:p>417296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180017">
                <text:p>418001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185394">
                <text:p>418539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189936">
                <text:p>418993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193978">
                <text:p>419397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97685">
                <text:p>41976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01159">
                <text:p>420115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204465">
                <text:p>420446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207638">
                <text:p>420763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10678">
                <text:p>421067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222735">
                <text:p>422273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229783">
                <text:p>422978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35160">
                <text:p>423516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39702">
                <text:p>423970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43744">
                <text:p>424374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47451">
                <text:p>424745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250925">
                <text:p>425092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254231">
                <text:p>425423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57404">
                <text:p>425740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260444">
                <text:p>426044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72501">
                <text:p>42725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79549">
                <text:p>42795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284926">
                <text:p>428492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289468">
                <text:p>428946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293510">
                <text:p>429351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297217">
                <text:p>429721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300691">
                <text:p>43006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303997">
                <text:p>430399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307170">
                <text:p>430717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310210">
                <text:p>431021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322267">
                <text:p>432226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329281">
                <text:p>432928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34625">
                <text:p>433462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339168">
                <text:p>433916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343209">
                <text:p>434320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346916">
                <text:p>434691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350390">
                <text:p>435039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353697">
                <text:p>435369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356870">
                <text:p>43568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359909">
                <text:p>435990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371966">
                <text:p>437196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379014">
                <text:p>437901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84391">
                <text:p>43843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388934">
                <text:p>438893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392975">
                <text:p>43929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396682">
                <text:p>439668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400156">
                <text:p>440015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403463">
                <text:p>440346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406636">
                <text:p>440663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409675">
                <text:p>440967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421732">
                <text:p>442173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428780">
                <text:p>442878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434157">
                <text:p>443415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438700">
                <text:p>44387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442741">
                <text:p>444274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446448">
                <text:p>444644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449922">
                <text:p>44499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453229">
                <text:p>445322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456402">
                <text:p>445640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459441">
                <text:p>445944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471498">
                <text:p>447149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478546">
                <text:p>447854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483923">
                <text:p>448392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88466">
                <text:p>448846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92507">
                <text:p>449250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496214">
                <text:p>449621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499688">
                <text:p>449968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502995">
                <text:p>450299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506168">
                <text:p>450616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509207">
                <text:p>450920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521264">
                <text:p>452126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28312">
                <text:p>452831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33689">
                <text:p>453368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538232">
                <text:p>453823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542273">
                <text:p>454227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545947">
                <text:p>454594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549421">
                <text:p>454942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552727">
                <text:p>455272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55900">
                <text:p>45559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558940">
                <text:p>455894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570997">
                <text:p>457099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78044">
                <text:p>45780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583422">
                <text:p>458342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587964">
                <text:p>458796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592006">
                <text:p>459200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595713">
                <text:p>459571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599187">
                <text:p>459918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602493">
                <text:p>460249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605666">
                <text:p>460566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608706">
                <text:p>460870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20763">
                <text:p>462076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627810">
                <text:p>462781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633188">
                <text:p>463318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637730">
                <text:p>463773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41772">
                <text:p>464177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45479">
                <text:p>464547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648953">
                <text:p>464895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652259">
                <text:p>465225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655432">
                <text:p>465543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658472">
                <text:p>465847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670529">
                <text:p>467052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77576">
                <text:p>467757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682954">
                <text:p>468295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687496">
                <text:p>468749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691538">
                <text:p>469153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95245">
                <text:p>469524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698719">
                <text:p>469871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702025">
                <text:p>470202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705198">
                <text:p>470519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708238">
                <text:p>470823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720295">
                <text:p>472029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727309">
                <text:p>472730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732686">
                <text:p>473268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737229">
                <text:p>473722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741270">
                <text:p>474127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744944">
                <text:p>47449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748418">
                <text:p>47484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751724">
                <text:p>475172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754897">
                <text:p>475489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757937">
                <text:p>475793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69994">
                <text:p>476999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777042">
                <text:p>477704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782419">
                <text:p>478241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786961">
                <text:p>478696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791003">
                <text:p>479100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794710">
                <text:p>479471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798184">
                <text:p>479818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801490">
                <text:p>480149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805031">
                <text:p>480503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808070">
                <text:p>480807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820128">
                <text:p>482012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827175">
                <text:p>482717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832552">
                <text:p>483255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37095">
                <text:p>483709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841136">
                <text:p>484113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844844">
                <text:p>48448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848317">
                <text:p>484831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851624">
                <text:p>485162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854797">
                <text:p>485479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857836">
                <text:p>48578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869894">
                <text:p>486989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876941">
                <text:p>487694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82318">
                <text:p>48823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886861">
                <text:p>488686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890902">
                <text:p>489090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894610">
                <text:p>489461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898083">
                <text:p>489808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901390">
                <text:p>490139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904563">
                <text:p>490456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907602">
                <text:p>490760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919660">
                <text:p>491966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926707">
                <text:p>492670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932084">
                <text:p>493208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936627">
                <text:p>493662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940668">
                <text:p>494066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944376">
                <text:p>494437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47849">
                <text:p>494784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951156">
                <text:p>495115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954329">
                <text:p>495432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957368">
                <text:p>495736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969426">
                <text:p>496942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976473">
                <text:p>497647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981850">
                <text:p>498185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986393">
                <text:p>498639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990434">
                <text:p>499043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994142">
                <text:p>499414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997615">
                <text:p>49976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000922">
                <text:p>500092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004095">
                <text:p>500409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007134">
                <text:p>500713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19192">
                <text:p>501919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026239">
                <text:p>502623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031616">
                <text:p>503161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036159">
                <text:p>503615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40200">
                <text:p>50402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043908">
                <text:p>504390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047381">
                <text:p>504738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050688">
                <text:p>505068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053861">
                <text:p>505386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056900">
                <text:p>505690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068958">
                <text:p>506895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076005">
                <text:p>507600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081382">
                <text:p>508138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085925">
                <text:p>508592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89966">
                <text:p>508996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093674">
                <text:p>509367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097147">
                <text:p>509714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100454">
                <text:p>510045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103627">
                <text:p>510362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106666">
                <text:p>510666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118724">
                <text:p>511872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125771">
                <text:p>512577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131148">
                <text:p>513114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135691">
                <text:p>513569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139732">
                <text:p>513973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143440">
                <text:p>514344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46913">
                <text:p>514691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150220">
                <text:p>515022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153393">
                <text:p>51533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156432">
                <text:p>515643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168490">
                <text:p>516849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175537">
                <text:p>517553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180914">
                <text:p>518091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185457">
                <text:p>518545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189498">
                <text:p>518949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193206">
                <text:p>519320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196679">
                <text:p>519667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199986">
                <text:p>519998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203159">
                <text:p>520315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206198">
                <text:p>520619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218256">
                <text:p>521825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225303">
                <text:p>522530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230680">
                <text:p>523068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235223">
                <text:p>523522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39264">
                <text:p>523926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42972">
                <text:p>524297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246445">
                <text:p>524644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249752">
                <text:p>524975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252925">
                <text:p>525292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255964">
                <text:p>525596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268022">
                <text:p>526802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275069">
                <text:p>527506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280446">
                <text:p>528044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284989">
                <text:p>528498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289030">
                <text:p>528903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292738">
                <text:p>529273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296211">
                <text:p>529621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299518">
                <text:p>529951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302691">
                <text:p>530269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305730">
                <text:p>530573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317788">
                <text:p>531778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324835">
                <text:p>532483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330212">
                <text:p>533021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334755">
                <text:p>533475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338796">
                <text:p>533879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342504">
                <text:p>534250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345977">
                <text:p>534597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349284">
                <text:p>534928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352423">
                <text:p>535242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355463">
                <text:p>535546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367520">
                <text:p>536752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374568">
                <text:p>537456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79945">
                <text:p>537994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384487">
                <text:p>538448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388529">
                <text:p>538852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392236">
                <text:p>53922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395710">
                <text:p>539571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399016">
                <text:p>539901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02189">
                <text:p>540218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405229">
                <text:p>540522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417286">
                <text:p>541728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424300">
                <text:p>542430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429678">
                <text:p>542967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434220">
                <text:p>543422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438261">
                <text:p>543826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441969">
                <text:p>544196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445442">
                <text:p>544544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448749">
                <text:p>54487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451922">
                <text:p>545192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454961">
                <text:p>545496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467019">
                <text:p>546701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474066">
                <text:p>547406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479444">
                <text:p>547944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483986">
                <text:p>548398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88027">
                <text:p>548802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491735">
                <text:p>549173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495208">
                <text:p>549520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498515">
                <text:p>54985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501688">
                <text:p>550168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504727">
                <text:p>550472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516785">
                <text:p>551678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523832">
                <text:p>552383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529210">
                <text:p>552921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533752">
                <text:p>553375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537793">
                <text:p>55377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541501">
                <text:p>554150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544974">
                <text:p>554497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548281">
                <text:p>554828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551421">
                <text:p>555142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554460">
                <text:p>555446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566517">
                <text:p>556651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573565">
                <text:p>557356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578942">
                <text:p>557894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583485">
                <text:p>558348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587526">
                <text:p>558752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591233">
                <text:p>559123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594707">
                <text:p>55947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598014">
                <text:p>559801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601187">
                <text:p>560118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604226">
                <text:p>560422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616283">
                <text:p>561628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623297">
                <text:p>562329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628641">
                <text:p>562864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633184">
                <text:p>563318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637225">
                <text:p>563722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640933">
                <text:p>564093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644406">
                <text:p>564440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647713">
                <text:p>564771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650886">
                <text:p>565088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653925">
                <text:p>565392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65983">
                <text:p>566598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673030">
                <text:p>567303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678407">
                <text:p>56784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682950">
                <text:p>568295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686991">
                <text:p>568699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690699">
                <text:p>569069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694172">
                <text:p>569417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697479">
                <text:p>569747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700652">
                <text:p>570065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703691">
                <text:p>570369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715749">
                <text:p>57157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722796">
                <text:p>572279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728173">
                <text:p>572817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732716">
                <text:p>573271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736757">
                <text:p>573675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740465">
                <text:p>574046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743938">
                <text:p>574393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747245">
                <text:p>574724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750418">
                <text:p>575041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753457">
                <text:p>575345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765515">
                <text:p>57655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772562">
                <text:p>577256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777939">
                <text:p>577793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782482">
                <text:p>578248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786523">
                <text:p>578652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790231">
                <text:p>579023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793704">
                <text:p>579370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797011">
                <text:p>579701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800184">
                <text:p>580018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803223">
                <text:p>580322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815281">
                <text:p>581528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822295">
                <text:p>582229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827639">
                <text:p>582763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832181">
                <text:p>583218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36222">
                <text:p>583622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839930">
                <text:p>583993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43403">
                <text:p>584340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846710">
                <text:p>584671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849883">
                <text:p>58498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852922">
                <text:p>585292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864980">
                <text:p>586498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872027">
                <text:p>587202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877405">
                <text:p>587740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881947">
                <text:p>588194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885988">
                <text:p>588598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889696">
                <text:p>588969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893169">
                <text:p>589316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896476">
                <text:p>589647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899649">
                <text:p>58996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902688">
                <text:p>590268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914746">
                <text:p>591474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921793">
                <text:p>59217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927171">
                <text:p>592717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931713">
                <text:p>593171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935754">
                <text:p>593575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939462">
                <text:p>593946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942935">
                <text:p>594293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946242">
                <text:p>59462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949415">
                <text:p>594941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952454">
                <text:p>595245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964512">
                <text:p>596451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971559">
                <text:p>597155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976937">
                <text:p>597693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981479">
                <text:p>598147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985520">
                <text:p>598552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989228">
                <text:p>598922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992701">
                <text:p>599270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996008">
                <text:p>599600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999181">
                <text:p>599918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002220">
                <text:p>600222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014278">
                <text:p>601427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021292">
                <text:p>602129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026636">
                <text:p>60266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031178">
                <text:p>603117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035220">
                <text:p>603522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038927">
                <text:p>603892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042401">
                <text:p>604240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045707">
                <text:p>60457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048880">
                <text:p>604888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051920">
                <text:p>605192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063977">
                <text:p>606397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071024">
                <text:p>607102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076402">
                <text:p>607640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080944">
                <text:p>608094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084986">
                <text:p>608498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088693">
                <text:p>60886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092167">
                <text:p>609216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095473">
                <text:p>609547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098646">
                <text:p>609864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101686">
                <text:p>610168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113743">
                <text:p>611374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120790">
                <text:p>612079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126168">
                <text:p>612616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130710">
                <text:p>613071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134752">
                <text:p>613475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138459">
                <text:p>613845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141933">
                <text:p>614193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145239">
                <text:p>614523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148412">
                <text:p>614841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151452">
                <text:p>615145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163509">
                <text:p>616350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170556">
                <text:p>617055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175934">
                <text:p>617593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80476">
                <text:p>618047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184518">
                <text:p>618451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188225">
                <text:p>618822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191699">
                <text:p>61916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195005">
                <text:p>619500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198178">
                <text:p>619817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201218">
                <text:p>620121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213275">
                <text:p>621327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220289">
                <text:p>622028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225633">
                <text:p>622563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230175">
                <text:p>623017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234217">
                <text:p>623421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237924">
                <text:p>623792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241398">
                <text:p>624139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244704">
                <text:p>624470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247877">
                <text:p>624787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250917">
                <text:p>625091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262974">
                <text:p>626297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270022">
                <text:p>627002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275399">
                <text:p>627539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279941">
                <text:p>627994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283983">
                <text:p>628398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287690">
                <text:p>628769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291164">
                <text:p>629116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294470">
                <text:p>62944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297643">
                <text:p>629764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300683">
                <text:p>630068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312740">
                <text:p>631274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319788">
                <text:p>631978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325165">
                <text:p>632516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329707">
                <text:p>63297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333749">
                <text:p>63337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337456">
                <text:p>633745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340930">
                <text:p>634093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344236">
                <text:p>63442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347409">
                <text:p>634740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350449">
                <text:p>63504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362506">
                <text:p>636250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369554">
                <text:p>636955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374931">
                <text:p>637493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379473">
                <text:p>637947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383515">
                <text:p>63835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387222">
                <text:p>638722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390696">
                <text:p>639069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394002">
                <text:p>639400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397175">
                <text:p>63971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400215">
                <text:p>64002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412272">
                <text:p>641227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419286">
                <text:p>641928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424630">
                <text:p>642463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429173">
                <text:p>642917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433214">
                <text:p>643321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436921">
                <text:p>643692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440395">
                <text:p>644039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443702">
                <text:p>644370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46875">
                <text:p>64468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449914">
                <text:p>644991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461971">
                <text:p>646197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469019">
                <text:p>646901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474396">
                <text:p>647439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478939">
                <text:p>647893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482980">
                <text:p>64829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486687">
                <text:p>64866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490161">
                <text:p>649016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493468">
                <text:p>649346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496641">
                <text:p>649664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499680">
                <text:p>649968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511737">
                <text:p>651173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518785">
                <text:p>651878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524162">
                <text:p>652416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528705">
                <text:p>652870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532746">
                <text:p>653274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536453">
                <text:p>653645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539927">
                <text:p>65399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543234">
                <text:p>654323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546407">
                <text:p>654640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549446">
                <text:p>654944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561503">
                <text:p>656150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68551">
                <text:p>656855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573928">
                <text:p>657392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578471">
                <text:p>657847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582512">
                <text:p>658251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586219">
                <text:p>658621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589693">
                <text:p>65896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593000">
                <text:p>65930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596173">
                <text:p>659617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599212">
                <text:p>659921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611269">
                <text:p>661126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618283">
                <text:p>66182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623627">
                <text:p>66236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628170">
                <text:p>662817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632211">
                <text:p>66322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635919">
                <text:p>663591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639392">
                <text:p>663939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642699">
                <text:p>66426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645872">
                <text:p>664587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648911">
                <text:p>66489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660969">
                <text:p>666096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668016">
                <text:p>666801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673393">
                <text:p>66733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677936">
                <text:p>66779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681977">
                <text:p>66819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685685">
                <text:p>668568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689158">
                <text:p>668915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692465">
                <text:p>669246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695638">
                <text:p>669563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698677">
                <text:p>66986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710735">
                <text:p>67107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717782">
                <text:p>671778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23159">
                <text:p>672315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727702">
                <text:p>672770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731743">
                <text:p>673174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735451">
                <text:p>673545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738924">
                <text:p>673892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742231">
                <text:p>674223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745404">
                <text:p>674540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748443">
                <text:p>674844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760501">
                <text:p>676050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767548">
                <text:p>676754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772925">
                <text:p>67729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777468">
                <text:p>677746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781509">
                <text:p>678150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785217">
                <text:p>678521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788690">
                <text:p>678869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791997">
                <text:p>679199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795170">
                <text:p>679517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798209">
                <text:p>679820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810267">
                <text:p>68102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817314">
                <text:p>681731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822691">
                <text:p>682269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827234">
                <text:p>682723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831275">
                <text:p>68312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834949">
                <text:p>683494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838423">
                <text:p>683842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841729">
                <text:p>684172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844902">
                <text:p>684490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47942">
                <text:p>68479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859999">
                <text:p>6859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867047">
                <text:p>686704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872424">
                <text:p>687242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876966">
                <text:p>687696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881008">
                <text:p>688100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884715">
                <text:p>688471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888189">
                <text:p>68881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891495">
                <text:p>68914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894668">
                <text:p>689466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897708">
                <text:p>689770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909765">
                <text:p>690976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916813">
                <text:p>691681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922190">
                <text:p>692219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926732">
                <text:p>692673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930774">
                <text:p>693077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34481">
                <text:p>693448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937955">
                <text:p>693795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941261">
                <text:p>694126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944434">
                <text:p>694443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947474">
                <text:p>694747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959531">
                <text:p>695953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66579">
                <text:p>696657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71956">
                <text:p>697195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76498">
                <text:p>697649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980540">
                <text:p>698054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984247">
                <text:p>698424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987721">
                <text:p>698772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991027">
                <text:p>69910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994200">
                <text:p>69942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997240">
                <text:p>699724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009297">
                <text:p>700929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16345">
                <text:p>701634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021722">
                <text:p>702172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026264">
                <text:p>702626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030306">
                <text:p>703030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034013">
                <text:p>703401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037487">
                <text:p>70374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040793">
                <text:p>70407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043966">
                <text:p>704396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047006">
                <text:p>704700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059063">
                <text:p>705906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066111">
                <text:p>70661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071488">
                <text:p>707148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076030">
                <text:p>707603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080072">
                <text:p>708007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083779">
                <text:p>708377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087253">
                <text:p>708725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090559">
                <text:p>709055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093732">
                <text:p>709373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096772">
                <text:p>709677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108829">
                <text:p>710882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115877">
                <text:p>71158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121254">
                <text:p>712125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125796">
                <text:p>712579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129838">
                <text:p>712983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133545">
                <text:p>713354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137019">
                <text:p>713701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140325">
                <text:p>71403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143498">
                <text:p>714349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146538">
                <text:p>714653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158595">
                <text:p>71585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165676">
                <text:p>716567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171053">
                <text:p>717105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175596">
                <text:p>717559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179637">
                <text:p>717963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183345">
                <text:p>718334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186818">
                <text:p>718681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190125">
                <text:p>71901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193298">
                <text:p>719329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196337">
                <text:p>719633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208395">
                <text:p>72083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215442">
                <text:p>72154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220819">
                <text:p>722081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225362">
                <text:p>722536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229403">
                <text:p>722940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233111">
                <text:p>72331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236584">
                <text:p>723658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239891">
                <text:p>723989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243064">
                <text:p>724306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246103">
                <text:p>724610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258161">
                <text:p>725816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265208">
                <text:p>726520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270585">
                <text:p>727058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275128">
                <text:p>727512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279169">
                <text:p>727916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474726">
                <text:p>747472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481774">
                <text:p>748177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487151">
                <text:p>748715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491693">
                <text:p>74916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495735">
                <text:p>74957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499442">
                <text:p>74994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502916">
                <text:p>750291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506222">
                <text:p>750622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509395">
                <text:p>75093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512435">
                <text:p>75124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524492">
                <text:p>752449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531540">
                <text:p>753154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536917">
                <text:p>753691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541459">
                <text:p>754145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545501">
                <text:p>754550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549208">
                <text:p>754920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552682">
                <text:p>755268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555988">
                <text:p>755598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559161">
                <text:p>755916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562201">
                <text:p>756220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574258">
                <text:p>757425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581306">
                <text:p>758130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586683">
                <text:p>75866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591225">
                <text:p>75912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595267">
                <text:p>75952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598974">
                <text:p>759897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602448">
                <text:p>760244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605754">
                <text:p>760575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608927">
                <text:p>76089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611967">
                <text:p>76119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624024">
                <text:p>762402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631072">
                <text:p>763107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636449">
                <text:p>763644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640991">
                <text:p>764099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645033">
                <text:p>764503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648740">
                <text:p>764874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652214">
                <text:p>765221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655520">
                <text:p>765552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658693">
                <text:p>765869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661733">
                <text:p>766173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673790">
                <text:p>767379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680838">
                <text:p>768083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686215">
                <text:p>768621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690757">
                <text:p>769075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694799">
                <text:p>76947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698506">
                <text:p>769850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701980">
                <text:p>77019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705286">
                <text:p>770528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708426">
                <text:p>770842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711465">
                <text:p>771146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723523">
                <text:p>772352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730570">
                <text:p>773057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735948">
                <text:p>773594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740490">
                <text:p>774049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744531">
                <text:p>774453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748239">
                <text:p>774823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751712">
                <text:p>775171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755019">
                <text:p>775501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758192">
                <text:p>775819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761231">
                <text:p>776123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773289">
                <text:p>77732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780303">
                <text:p>778030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785680">
                <text:p>77856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790223">
                <text:p>779022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794264">
                <text:p>779426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797971">
                <text:p>779797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801445">
                <text:p>780144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804752">
                <text:p>780475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807925">
                <text:p>78079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810964">
                <text:p>781096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823021">
                <text:p>782302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830069">
                <text:p>783006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835446">
                <text:p>783544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839989">
                <text:p>78399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844030">
                <text:p>784403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847737">
                <text:p>784773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851211">
                <text:p>785121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54518">
                <text:p>785451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857691">
                <text:p>785769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860730">
                <text:p>786073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872787">
                <text:p>78727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879835">
                <text:p>78798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885212">
                <text:p>788521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889755">
                <text:p>788975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893796">
                <text:p>789379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897503">
                <text:p>789750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900977">
                <text:p>79009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904284">
                <text:p>790428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907423">
                <text:p>790742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910463">
                <text:p>791046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922520">
                <text:p>792252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929567">
                <text:p>79295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934945">
                <text:p>793494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939487">
                <text:p>79394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943529">
                <text:p>794352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947236">
                <text:p>794723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950710">
                <text:p>795071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954016">
                <text:p>795401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957189">
                <text:p>79571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960229">
                <text:p>796022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972286">
                <text:p>797228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979300">
                <text:p>79793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984677">
                <text:p>79846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989220">
                <text:p>798922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993261">
                <text:p>799326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996969">
                <text:p>799696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000442">
                <text:p>80004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003749">
                <text:p>800374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006922">
                <text:p>800692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009961">
                <text:p>800996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022019">
                <text:p>802201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029066">
                <text:p>802906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034443">
                <text:p>803444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038986">
                <text:p>803898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043027">
                <text:p>804302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46735">
                <text:p>80467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050208">
                <text:p>805020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053515">
                <text:p>805351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056688">
                <text:p>805668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059727">
                <text:p>80597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071785">
                <text:p>807178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078832">
                <text:p>807883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084209">
                <text:p>808420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088752">
                <text:p>808875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092793">
                <text:p>809279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096501">
                <text:p>809650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099974">
                <text:p>809997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103281">
                <text:p>810328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106420">
                <text:p>810642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109460">
                <text:p>810946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121517">
                <text:p>812151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128565">
                <text:p>812856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133942">
                <text:p>813394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138484">
                <text:p>813848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142526">
                <text:p>814252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146233">
                <text:p>814623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149707">
                <text:p>814970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153013">
                <text:p>815301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156186">
                <text:p>815618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159226">
                <text:p>815922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171283">
                <text:p>817128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178297">
                <text:p>817829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183641">
                <text:p>818364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188184">
                <text:p>818818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192225">
                <text:p>819222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195932">
                <text:p>819593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199406">
                <text:p>819940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202713">
                <text:p>820271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205886">
                <text:p>820588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208925">
                <text:p>820892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220982">
                <text:p>822098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228030">
                <text:p>822803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233407">
                <text:p>823340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237950">
                <text:p>82379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241991">
                <text:p>824199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245698">
                <text:p>824569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249172">
                <text:p>824917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252479">
                <text:p>825247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255652">
                <text:p>825565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258691">
                <text:p>825869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270748">
                <text:p>827074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277796">
                <text:p>827779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283173">
                <text:p>828317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287716">
                <text:p>828771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291757">
                <text:p>829175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295464">
                <text:p>829546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298938">
                <text:p>829893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302245">
                <text:p>830224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305418">
                <text:p>830541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308457">
                <text:p>830845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320514">
                <text:p>832051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327562">
                <text:p>832756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332939">
                <text:p>833293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337482">
                <text:p>833748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341523">
                <text:p>834152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345230">
                <text:p>834523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348704">
                <text:p>834870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352011">
                <text:p>835201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355184">
                <text:p>835518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358223">
                <text:p>835822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370280">
                <text:p>837028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377294">
                <text:p>837729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382638">
                <text:p>838263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387181">
                <text:p>838718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391222">
                <text:p>839122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394930">
                <text:p>839493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398403">
                <text:p>839840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401710">
                <text:p>84017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404883">
                <text:p>840488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407922">
                <text:p>840792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419980">
                <text:p>841998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427027">
                <text:p>842702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432404">
                <text:p>843240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436947">
                <text:p>843694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440988">
                <text:p>844098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444696">
                <text:p>844469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448169">
                <text:p>844816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451476">
                <text:p>845147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454649">
                <text:p>845464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457688">
                <text:p>84576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469746">
                <text:p>846974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476793">
                <text:p>847679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482170">
                <text:p>848217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486713">
                <text:p>848671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490754">
                <text:p>849075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494462">
                <text:p>849446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497935">
                <text:p>849793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501275">
                <text:p>85012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504415">
                <text:p>850441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507454">
                <text:p>850745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519512">
                <text:p>851951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526559">
                <text:p>852655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531936">
                <text:p>853193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536479">
                <text:p>853647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540520">
                <text:p>854052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544228">
                <text:p>85442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547701">
                <text:p>854770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551008">
                <text:p>855100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554181">
                <text:p>855418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557220">
                <text:p>8557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569278">
                <text:p>856927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576292">
                <text:p>857629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581636">
                <text:p>858163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586178">
                <text:p>858617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590219">
                <text:p>859021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593927">
                <text:p>859392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597400">
                <text:p>8597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600707">
                <text:p>860070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603880">
                <text:p>860388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606919">
                <text:p>860691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618977">
                <text:p>861897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626024">
                <text:p>862602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631402">
                <text:p>863140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635944">
                <text:p>863594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639985">
                <text:p>863998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643693">
                <text:p>864369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647166">
                <text:p>864716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650473">
                <text:p>865047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653646">
                <text:p>86536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656685">
                <text:p>865668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668743">
                <text:p>866874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675790">
                <text:p>867579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681168">
                <text:p>868116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685710">
                <text:p>86857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689751">
                <text:p>8689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693459">
                <text:p>86934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696932">
                <text:p>8696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700239">
                <text:p>870023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703412">
                <text:p>870341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706451">
                <text:p>870645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718509">
                <text:p>871850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725556">
                <text:p>87255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730934">
                <text:p>873093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735476">
                <text:p>873547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739517">
                <text:p>873951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743225">
                <text:p>874322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746698">
                <text:p>874669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750005">
                <text:p>875000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753178">
                <text:p>875317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756217">
                <text:p>875621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768275">
                <text:p>87682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775289">
                <text:p>877528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780633">
                <text:p>878063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785175">
                <text:p>87851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789217">
                <text:p>87892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792924">
                <text:p>87929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796398">
                <text:p>87963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799704">
                <text:p>87997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802877">
                <text:p>8802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805917">
                <text:p>88059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817974">
                <text:p>8817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825021">
                <text:p>88250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830399">
                <text:p>8830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834941">
                <text:p>88349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838983">
                <text:p>8838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842690">
                <text:p>88426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846164">
                <text:p>88461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849470">
                <text:p>88494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852643">
                <text:p>88526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855683">
                <text:p>88556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867740">
                <text:p>88677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874787">
                <text:p>8874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880165">
                <text:p>8880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884707">
                <text:p>88847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888749">
                <text:p>88887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92456">
                <text:p>88924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895930">
                <text:p>8895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899236">
                <text:p>8899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902409">
                <text:p>89024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905449">
                <text:p>89054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917506">
                <text:p>89175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924553">
                <text:p>89245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929931">
                <text:p>8929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934473">
                <text:p>8934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938515">
                <text:p>89385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942222">
                <text:p>89422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945696">
                <text:p>89456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949002">
                <text:p>89490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952175">
                <text:p>8952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955215">
                <text:p>89552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967272">
                <text:p>89672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974286">
                <text:p>89742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979630">
                <text:p>89796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984172">
                <text:p>8984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988214">
                <text:p>89882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991921">
                <text:p>89919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995395">
                <text:p>8995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998701">
                <text:p>89987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9001874">
                <text:p>90018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004914">
                <text:p>9004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016971">
                <text:p>90169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9024019">
                <text:p>90240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9029396">
                <text:p>90293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9033938">
                <text:p>9033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037980">
                <text:p>90379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9041687">
                <text:p>90416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9045161">
                <text:p>9045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9048467">
                <text:p>904846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9051640">
                <text:p>905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9054680">
                <text:p>90546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066737">
                <text:p>90667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9073785">
                <text:p>90737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9079162">
                <text:p>9079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9083704">
                <text:p>90837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9087746">
                <text:p>90877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9091453">
                <text:p>90914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094927">
                <text:p>90949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098233">
                <text:p>9098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9101406">
                <text:p>91014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104446">
                <text:p>9104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116503">
                <text:p>9116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123551">
                <text:p>9123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128928">
                <text:p>912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133470">
                <text:p>91334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137512">
                <text:p>91375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141219">
                <text:p>9141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144693">
                <text:p>91446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147999">
                <text:p>9147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151172">
                <text:p>9151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154212">
                <text:p>91542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166269">
                <text:p>91662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173283">
                <text:p>91732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178627">
                <text:p>91786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183170">
                <text:p>9183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187211">
                <text:p>91872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190918">
                <text:p>91909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194392">
                <text:p>91943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197699">
                <text:p>919769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200872">
                <text:p>92008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203911">
                <text:p>92039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215968">
                <text:p>92159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223016">
                <text:p>92230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228393">
                <text:p>92283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232936">
                <text:p>92329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236977">
                <text:p>9236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240684">
                <text:p>9240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244158">
                <text:p>924415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247465">
                <text:p>92474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250638">
                <text:p>9250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253677">
                <text:p>92536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265734">
                <text:p>92657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272782">
                <text:p>9272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278159">
                <text:p>9278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282702">
                <text:p>92827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286743">
                <text:p>9286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290450">
                <text:p>92904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293924">
                <text:p>92939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297231">
                <text:p>92972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9300404">
                <text:p>93004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303443">
                <text:p>930344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315500">
                <text:p>9315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322548">
                <text:p>93225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327925">
                <text:p>93279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332468">
                <text:p>93324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336509">
                <text:p>9336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340216">
                <text:p>934021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343690">
                <text:p>934369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346997">
                <text:p>9346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350170">
                <text:p>9350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353209">
                <text:p>93532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365266">
                <text:p>93652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372314">
                <text:p>9372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377691">
                <text:p>93776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382234">
                <text:p>93822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386275">
                <text:p>9386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389949">
                <text:p>93899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393423">
                <text:p>9393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9396729">
                <text:p>9396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399902">
                <text:p>939990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402942">
                <text:p>940294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414999">
                <text:p>9414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422080">
                <text:p>94220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427457">
                <text:p>9427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432000">
                <text:p>943200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436041">
                <text:p>9436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439748">
                <text:p>943974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443222">
                <text:p>944322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446529">
                <text:p>9446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449702">
                <text:p>94497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452741">
                <text:p>9452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464798">
                <text:p>9464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471846">
                <text:p>94718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477223">
                <text:p>9477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481766">
                <text:p>9481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485807">
                <text:p>94858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489514">
                <text:p>948951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492988">
                <text:p>949298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496295">
                <text:p>949629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499434">
                <text:p>949943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502474">
                <text:p>950247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514531">
                <text:p>951453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521578">
                <text:p>952157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526956">
                <text:p>952695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531498">
                <text:p>953149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535540">
                <text:p>953554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539247">
                <text:p>953924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542721">
                <text:p>954272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546027">
                <text:p>954602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549200">
                <text:p>954920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552240">
                <text:p>955224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564297">
                <text:p>956429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571311">
                <text:p>957131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576688">
                <text:p>957668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581231">
                <text:p>958123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585272">
                <text:p>958527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588946">
                <text:p>958894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592420">
                <text:p>959242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595726">
                <text:p>959572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598899">
                <text:p>959889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601939">
                <text:p>960193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613996">
                <text:p>961399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621044">
                <text:p>962104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626421">
                <text:p>962642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630963">
                <text:p>963096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635005">
                <text:p>963500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638712">
                <text:p>963871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642186">
                <text:p>964218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645492">
                <text:p>964549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648665">
                <text:p>96486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651705">
                <text:p>965170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663762">
                <text:p>966376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670810">
                <text:p>967081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676187">
                <text:p>967618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680729">
                <text:p>968072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684771">
                <text:p>968477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688478">
                <text:p>968847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691952">
                <text:p>969195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695258">
                <text:p>969525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698431">
                <text:p>969843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701471">
                <text:p>970147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713528">
                <text:p>971352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720576">
                <text:p>972057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725953">
                <text:p>972595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730495">
                <text:p>973049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734537">
                <text:p>973453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738244">
                <text:p>973824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741718">
                <text:p>974171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745024">
                <text:p>974502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748197">
                <text:p>974819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751237">
                <text:p>975123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763294">
                <text:p>976329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770308">
                <text:p>977030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775686">
                <text:p>977568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780228">
                <text:p>978022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784269">
                <text:p>978426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787943">
                <text:p>978794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791417">
                <text:p>979141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794724">
                <text:p>979472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797897">
                <text:p>979789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800936">
                <text:p>980093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812993">
                <text:p>981299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820041">
                <text:p>982004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825418">
                <text:p>982541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829961">
                <text:p>982996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834002">
                <text:p>98340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837709">
                <text:p>98377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841183">
                <text:p>984118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844490">
                <text:p>984449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847663">
                <text:p>984766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850702">
                <text:p>98507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862759">
                <text:p>986275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869807">
                <text:p>986980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875184">
                <text:p>987518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879727">
                <text:p>987972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883768">
                <text:p>988376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887475">
                <text:p>98874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890949">
                <text:p>989094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894256">
                <text:p>989425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897429">
                <text:p>989742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900468">
                <text:p>990046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912525">
                <text:p>991252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919573">
                <text:p>991957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924950">
                <text:p>992495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929493">
                <text:p>992949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933534">
                <text:p>993353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937241">
                <text:p>993724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940715">
                <text:p>994071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944022">
                <text:p>994402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947195">
                <text:p>99471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950234">
                <text:p>9950234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